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2" svg:font-family="'Liberation Serif'" style:font-family-generic="roman"/>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sc_5f_command_5f_line_5f_options" style:display-name="sc_command_line_options" style:family="table">
      <style:table-properties style:width="6.9271in" fo:margin-left="0in" table:align="left" fo:keep-with-next="always"/>
    </style:style>
    <style:style style:name="sc_5f_command_5f_line_5f_options.A" style:display-name="sc_command_line_options.A" style:family="table-column">
      <style:table-column-properties style:column-width="1.625in"/>
    </style:style>
    <style:style style:name="sc_5f_command_5f_line_5f_options.B" style:display-name="sc_command_line_options.B" style:family="table-column">
      <style:table-column-properties style:column-width="5.3021in"/>
    </style:style>
    <style:style style:name="sc_5f_command_5f_line_5f_options.A1" style:display-name="sc_command_line_options.A1" style:family="table-cell">
      <style:table-cell-properties fo:padding="0.0382in" fo:border-left="0.05pt solid #000000" fo:border-right="none" fo:border-top="0.05pt solid #000000" fo:border-bottom="0.05pt solid #000000"/>
    </style:style>
    <style:style style:name="sc_5f_command_5f_line_5f_options.B1" style:display-name="sc_command_line_options.B1" style:family="table-cell">
      <style:table-cell-properties fo:padding="0.0382in" fo:border="0.05pt solid #000000"/>
    </style:style>
    <style:style style:name="sc_5f_command_5f_line_5f_options.A2" style:display-name="sc_command_line_options.A2" style:family="table-cell">
      <style:table-cell-properties fo:padding="0.0382in" fo:border-left="0.05pt solid #000000" fo:border-right="none" fo:border-top="none" fo:border-bottom="0.05pt solid #000000"/>
    </style:style>
    <style:style style:name="sc_5f_command_5f_line_5f_options.B2" style:display-name="sc_command_line_options.B2" style:family="table-cell">
      <style:table-cell-properties fo:padding="0.0382in" fo:border-left="0.05pt solid #000000" fo:border-right="0.05pt solid #000000" fo:border-top="none" fo:border-bottom="0.05pt solid #000000"/>
    </style:style>
    <style:style style:name="sc_5f_commands" style:display-name="sc_commands" style:family="table">
      <style:table-properties style:width="6.9271in" fo:margin-left="0in" table:align="left" fo:keep-with-next="always"/>
    </style:style>
    <style:style style:name="sc_5f_commands.A" style:display-name="sc_commands.A" style:family="table-column">
      <style:table-column-properties style:column-width="2.25in"/>
    </style:style>
    <style:style style:name="sc_5f_commands.B" style:display-name="sc_commands.B" style:family="table-column">
      <style:table-column-properties style:column-width="4.6771in"/>
    </style:style>
    <style:style style:name="sc_5f_commands.A1" style:display-name="sc_commands.A1" style:family="table-cell">
      <style:table-cell-properties fo:padding="0.0382in" fo:border-left="0.05pt solid #000000" fo:border-right="none" fo:border-top="0.05pt solid #000000" fo:border-bottom="0.05pt solid #000000"/>
    </style:style>
    <style:style style:name="sc_5f_commands.B1" style:display-name="sc_commands.B1" style:family="table-cell">
      <style:table-cell-properties fo:padding="0.0382in" fo:border="0.05pt solid #000000"/>
    </style:style>
    <style:style style:name="sc_5f_commands.A2" style:display-name="sc_commands.A2" style:family="table-cell">
      <style:table-cell-properties fo:padding="0.0382in" fo:border-left="0.05pt solid #000000" fo:border-right="none" fo:border-top="none" fo:border-bottom="0.05pt solid #000000"/>
    </style:style>
    <style:style style:name="sc_5f_commands.B2" style:display-name="sc_commands.B2" style:family="table-cell">
      <style:table-cell-properties fo:padding="0.0382in" fo:border-left="0.05pt solid #000000" fo:border-right="0.05pt solid #000000" fo:border-top="none" fo:border-bottom="0.05pt solid #000000"/>
    </style:style>
    <style:style style:name="Table1" style:family="table">
      <style:table-properties style:width="5.0625in" fo:margin-left="0.8375in" table:align="left"/>
    </style:style>
    <style:style style:name="Table1.A" style:family="table-column">
      <style:table-column-properties style:column-width="1.8125in"/>
    </style:style>
    <style:style style:name="Table1.B" style:family="table-column">
      <style:table-column-properties style:column-width="3.2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fo:keep-with-next="always"/>
    </style:style>
    <style:style style:name="Table4.A" style:family="table-column">
      <style:table-column-properties style:column-width="2.0604in" style:rel-column-width="19498*"/>
    </style:style>
    <style:style style:name="Table4.B" style:family="table-column">
      <style:table-column-properties style:column-width="4.8646in" style:rel-column-width="4603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keep-with-next="alway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fo:keep-with-next="always" style:may-break-between-rows="false"/>
    </style:style>
    <style:style style:name="Table5.A" style:family="table-column">
      <style:table-column-properties style:column-width="2.3083in"/>
    </style:style>
    <style:style style:name="Table5.B" style:family="table-column">
      <style:table-column-properties style:column-width="1.0667in"/>
    </style:style>
    <style:style style:name="Table5.C" style:family="table-column">
      <style:table-column-properties style:column-width="3.5521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keep-with-next="always" style:may-break-between-rows="false"/>
    </style:style>
    <style:style style:name="Table6.A" style:family="table-column">
      <style:table-column-properties style:column-width="2.3083in" style:rel-column-width="2184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C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keep-with-next="always" style:may-break-between-rows="false"/>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fo:keep-with-next="always" style:may-break-between-rows="false"/>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fo:keep-with-next="always" style:may-break-between-rows="false"/>
    </style:style>
    <style:style style:name="Table9.A" style:family="table-column">
      <style:table-column-properties style:column-width="2.25in"/>
    </style:style>
    <style:style style:name="Table9.B" style:family="table-column">
      <style:table-column-properties style:column-width="4.677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fo:keep-with-next="always" style:may-break-between-rows="false"/>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71in" fo:margin-left="0in" table:align="left" fo:keep-with-next="always" style:may-break-between-rows="false"/>
    </style:style>
    <style:style style:name="Table11.A" style:family="table-column">
      <style:table-column-properties style:column-width="2.375in"/>
    </style:style>
    <style:style style:name="Table11.B" style:family="table-column">
      <style:table-column-properties style:column-width="4.5521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4.125in" table:align="left" fo:keep-with-next="always" style:may-break-between-rows="false"/>
    </style:style>
    <style:style style:name="Table12.A" style:family="table-column">
      <style:table-column-properties style:column-width="1.3118in"/>
    </style:style>
    <style:style style:name="Table12.B" style:family="table-column">
      <style:table-column-properties style:column-width="2.8132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fo:keep-with-next="alway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 style:family="table">
      <style:table-properties style:width="6.9271in" fo:margin-left="0in" table:align="left" fo:keep-with-next="always" style:may-break-between-rows="false"/>
    </style:style>
    <style:style style:name="Table14.A" style:family="table-column">
      <style:table-column-properties style:column-width="1.5in"/>
    </style:style>
    <style:style style:name="Table14.B" style:family="table-column">
      <style:table-column-properties style:column-width="1.4375in"/>
    </style:style>
    <style:style style:name="Table14.C" style:family="table-column">
      <style:table-column-properties style:column-width="1.25in"/>
    </style:style>
    <style:style style:name="Table14.D" style:family="table-column">
      <style:table-column-properties style:column-width="1.2868in"/>
    </style:style>
    <style:style style:name="Table14.E" style:family="table-column">
      <style:table-column-properties style:column-width="1.4528in"/>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E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fo:keep-with-next="always"/>
    </style:style>
    <style:style style:name="Table15.A" style:family="table-column">
      <style:table-column-properties style:column-width="3in"/>
    </style:style>
    <style:style style:name="Table15.B" style:family="table-column">
      <style:table-column-properties style:column-width="3.9271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fo:keep-with-next="always"/>
    </style:style>
    <style:style style:name="Table16.A" style:family="table-column">
      <style:table-column-properties style:column-width="0.875in"/>
    </style:style>
    <style:style style:name="Table16.B" style:family="table-column">
      <style:table-column-properties style:column-width="6.0521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71in" fo:margin-left="0in" table:align="left" fo:keep-with-next="always"/>
    </style:style>
    <style:style style:name="Table17.A" style:family="table-column">
      <style:table-column-properties style:column-width="1.3125in"/>
    </style:style>
    <style:style style:name="Table17.B" style:family="table-column">
      <style:table-column-properties style:column-width="5.6146in"/>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925in" table:align="margins" fo:keep-with-next="always" style:may-break-between-rows="false"/>
    </style:style>
    <style:style style:name="Table18.A" style:family="table-column">
      <style:table-column-properties style:column-width="3.4625in" style:rel-column-width="32767*"/>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fo:keep-with-next="always"/>
    </style:style>
    <style:style style:name="Table19.A" style:family="table-column">
      <style:table-column-properties style:column-width="2.4375in"/>
    </style:style>
    <style:style style:name="Table19.B" style:family="table-column">
      <style:table-column-properties style:column-width="4.489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9271in" fo:margin-left="0in" table:align="left" fo:keep-with-next="always"/>
    </style:style>
    <style:style style:name="Table20.A" style:family="table-column">
      <style:table-column-properties style:column-width="1.8125in"/>
    </style:style>
    <style:style style:name="Table20.B" style:family="table-column">
      <style:table-column-properties style:column-width="5.1146in"/>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B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71in" fo:margin-left="0in" table:align="left" fo:keep-with-next="always"/>
    </style:style>
    <style:style style:name="Table21.A" style:family="table-column">
      <style:table-column-properties style:column-width="1.4375in"/>
    </style:style>
    <style:style style:name="Table21.B" style:family="table-column">
      <style:table-column-properties style:column-width="5.4896in"/>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B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2" style:family="table">
      <style:table-properties style:width="6.925in" table:align="margins" fo:keep-with-next="alway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 style:family="table">
      <style:table-properties style:width="6.925in" table:align="margins" style:may-break-between-rows="false"/>
    </style:style>
    <style:style style:name="Table23.A" style:family="table-column">
      <style:table-column-properties style:column-width="2.3083in" style:rel-column-width="21845*"/>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925in" table:align="margins" style:may-break-between-rows="false"/>
    </style:style>
    <style:style style:name="Table24.A" style:family="table-column">
      <style:table-column-properties style:column-width="2.308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9271in" fo:margin-left="0in" table:align="left" style:may-break-between-rows="false"/>
    </style:style>
    <style:style style:name="Table25.A" style:family="table-column">
      <style:table-column-properties style:column-width="2.75in"/>
    </style:style>
    <style:style style:name="Table25.B" style:family="table-column">
      <style:table-column-properties style:column-width="1.625in"/>
    </style:style>
    <style:style style:name="Table25.C" style:family="table-column">
      <style:table-column-properties style:column-width="2.5521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9271in" fo:margin-left="0in" table:align="left"/>
    </style:style>
    <style:style style:name="Table26.A" style:family="table-column">
      <style:table-column-properties style:column-width="2.8125in"/>
    </style:style>
    <style:style style:name="Table26.B" style:family="table-column">
      <style:table-column-properties style:column-width="1.8042in"/>
    </style:style>
    <style:style style:name="Table26.C" style:family="table-column">
      <style:table-column-properties style:column-width="2.3104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C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9271in" fo:margin-left="0in" table:align="left" fo:keep-with-next="always"/>
    </style:style>
    <style:style style:name="Table27.A" style:family="table-column">
      <style:table-column-properties style:column-width="1.4375in"/>
    </style:style>
    <style:style style:name="Table27.B" style:family="table-column">
      <style:table-column-properties style:column-width="5.4896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B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9271in" fo:margin-left="0in" table:align="left" fo:keep-with-next="always"/>
    </style:style>
    <style:style style:name="Table28.A" style:family="table-column">
      <style:table-column-properties style:column-width="1.3125in"/>
    </style:style>
    <style:style style:name="Table28.B" style:family="table-column">
      <style:table-column-properties style:column-width="5.6146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B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9" style:family="table">
      <style:table-properties style:width="6.925in" table:align="margins" fo:keep-with-next="always"/>
    </style:style>
    <style:style style:name="Table29.A" style:family="table-column">
      <style:table-column-properties style:column-width="2.308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0" style:family="table">
      <style:table-properties style:width="6.9271in" fo:margin-left="0in" table:align="left" fo:keep-with-next="always" style:may-break-between-rows="false"/>
    </style:style>
    <style:style style:name="Table30.A" style:family="table-column">
      <style:table-column-properties style:column-width="3in"/>
    </style:style>
    <style:style style:name="Table30.B" style:family="table-column">
      <style:table-column-properties style:column-width="3.9271in"/>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B1" style:family="table-cell">
      <style:table-cell-properties fo:background-color="transparent" fo:padding="0.0382in" fo:border="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925in" table:align="margins" style:may-break-between-rows="false"/>
    </style:style>
    <style:style style:name="Table31.A" style:family="table-column">
      <style:table-column-properties style:column-width="2.308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 style:family="table">
      <style:table-properties style:width="6.925in" table:align="margins" fo:keep-with-next="always" style:may-break-between-rows="false"/>
    </style:style>
    <style:style style:name="Table32.A" style:family="table-column">
      <style:table-column-properties style:column-width="2.308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6.925in" table:align="margins" fo:keep-with-next="always" style:may-break-between-rows="false"/>
    </style:style>
    <style:style style:name="Table33.A" style:family="table-column">
      <style:table-column-properties style:column-width="2.3083in" style:rel-column-width="21845*"/>
    </style:style>
    <style:style style:name="Table3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3.C1" style:family="table-cell">
      <style:table-cell-properties fo:background-color="transparent" fo:padding="0.0382in" fo:border="0.5pt solid #000000" style:writing-mode="page">
        <style:background-image/>
      </style:table-cell-properties>
    </style:style>
    <style:style style:name="Table3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 style:family="table">
      <style:table-properties style:width="6.925in" table:align="margins" style:may-break-between-rows="false"/>
    </style:style>
    <style:style style:name="Table34.A" style:family="table-column">
      <style:table-column-properties style:column-width="3.4625in" style:rel-column-width="32767*"/>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B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fo:font-size="14pt" officeooo:rsid="00437728" officeooo:paragraph-rsid="000d00e5" style:font-size-asian="14pt" style:font-size-complex="14pt"/>
    </style:style>
    <style:style style:name="P2" style:family="paragraph" style:parent-style-name="Standard">
      <style:paragraph-properties fo:text-align="center" style:justify-single-word="false"/>
      <style:text-properties officeooo:paragraph-rsid="000d00e5"/>
    </style:style>
    <style:style style:name="P3" style:family="paragraph" style:parent-style-name="Standard">
      <style:paragraph-properties fo:text-align="center" style:justify-single-word="false"/>
      <style:text-properties officeooo:rsid="0003e27a" officeooo:paragraph-rsid="000d00e5"/>
    </style:style>
    <style:style style:name="P4" style:family="paragraph" style:parent-style-name="Standard">
      <style:paragraph-properties fo:text-align="start" style:justify-single-word="false"/>
      <style:text-properties officeooo:rsid="0003e27a" officeooo:paragraph-rsid="000d00e5"/>
    </style:style>
    <style:style style:name="P5" style:family="paragraph" style:parent-style-name="Standard">
      <style:paragraph-properties fo:text-align="center" style:justify-single-word="false"/>
      <style:text-properties officeooo:rsid="001f25e7" officeooo:paragraph-rsid="000d00e5"/>
    </style:style>
    <style:style style:name="P6" style:family="paragraph" style:parent-style-name="Table_20_Contents">
      <style:text-properties style:font-name="FreeSans" officeooo:rsid="0007025e" officeooo:paragraph-rsid="000d00e5"/>
    </style:style>
    <style:style style:name="P7" style:family="paragraph" style:parent-style-name="Table_20_Contents">
      <style:text-properties style:font-name="FreeSans" officeooo:rsid="00080a90" officeooo:paragraph-rsid="000d00e5"/>
    </style:style>
    <style:style style:name="P8" style:family="paragraph" style:parent-style-name="Table_20_Contents">
      <style:text-properties style:font-name="FreeSans" officeooo:rsid="008ef2ac" officeooo:paragraph-rsid="000d00e5"/>
    </style:style>
    <style:style style:name="P9" style:family="paragraph" style:parent-style-name="Table_20_Contents">
      <style:text-properties style:font-name="FreeSans" officeooo:rsid="00096500" officeooo:paragraph-rsid="000d00e5"/>
    </style:style>
    <style:style style:name="P10" style:family="paragraph" style:parent-style-name="Table_20_Contents">
      <style:text-properties style:font-name="FreeSans" officeooo:rsid="000b35b9" officeooo:paragraph-rsid="000d00e5"/>
    </style:style>
    <style:style style:name="P11" style:family="paragraph" style:parent-style-name="Table_20_Contents">
      <style:text-properties style:font-name="FreeSans" officeooo:rsid="0090c445" officeooo:paragraph-rsid="000d00e5"/>
    </style:style>
    <style:style style:name="P12" style:family="paragraph" style:parent-style-name="Table_20_Contents">
      <style:text-properties style:font-name="FreeSans" officeooo:rsid="00924d4f" officeooo:paragraph-rsid="000d00e5"/>
    </style:style>
    <style:style style:name="P13" style:family="paragraph" style:parent-style-name="Table_20_Contents">
      <style:text-properties style:font-name="FreeSans" officeooo:rsid="000c41b4" officeooo:paragraph-rsid="000d00e5"/>
    </style:style>
    <style:style style:name="P14" style:family="paragraph" style:parent-style-name="Table_20_Contents">
      <style:text-properties style:font-name="FreeSans" officeooo:rsid="000df412" officeooo:paragraph-rsid="000d00e5"/>
    </style:style>
    <style:style style:name="P15" style:family="paragraph" style:parent-style-name="Table_20_Contents">
      <style:text-properties style:font-name="FreeSans" officeooo:rsid="000fc530" officeooo:paragraph-rsid="000d00e5"/>
    </style:style>
    <style:style style:name="P16" style:family="paragraph" style:parent-style-name="Table_20_Contents">
      <style:text-properties style:font-name="FreeSans" officeooo:paragraph-rsid="000d00e5"/>
    </style:style>
    <style:style style:name="P17" style:family="paragraph" style:parent-style-name="Table_20_Contents">
      <style:text-properties style:font-name="FreeMono" fo:font-size="11pt" officeooo:rsid="00080a90" officeooo:paragraph-rsid="000d00e5" style:font-size-asian="11pt" style:font-size-complex="11pt"/>
    </style:style>
    <style:style style:name="P18" style:family="paragraph" style:parent-style-name="Table_20_Contents">
      <style:text-properties style:font-name="FreeMono" fo:font-size="11pt" officeooo:rsid="005fc028" officeooo:paragraph-rsid="000d00e5" style:font-size-asian="11pt" style:font-size-complex="11pt"/>
    </style:style>
    <style:style style:name="P19" style:family="paragraph" style:parent-style-name="Table_20_Contents">
      <style:text-properties style:font-name="FreeMono" fo:font-size="11pt" officeooo:rsid="008002e7" officeooo:paragraph-rsid="000d00e5" style:font-size-asian="11pt" style:font-size-complex="11pt"/>
    </style:style>
    <style:style style:name="P20" style:family="paragraph" style:parent-style-name="Table_20_Contents">
      <style:text-properties style:font-name="FreeMono" fo:font-size="11pt" officeooo:rsid="0075593f" officeooo:paragraph-rsid="000d00e5" style:font-size-asian="11pt" style:font-size-complex="11pt"/>
    </style:style>
    <style:style style:name="P21" style:family="paragraph" style:parent-style-name="Table_20_Contents">
      <style:text-properties style:font-name="FreeMono" fo:font-size="11pt" officeooo:rsid="002d2a52" officeooo:paragraph-rsid="000d00e5" style:font-size-asian="11pt" style:font-size-complex="11pt"/>
    </style:style>
    <style:style style:name="P22" style:family="paragraph" style:parent-style-name="Table_20_Contents">
      <style:text-properties style:font-name="FreeMono" fo:font-size="11pt" fo:font-style="italic" officeooo:rsid="008002e7" officeooo:paragraph-rsid="000d00e5" style:font-size-asian="11pt" style:font-style-asian="italic" style:font-size-complex="11pt" style:font-style-complex="italic"/>
    </style:style>
    <style:style style:name="P23" style:family="paragraph" style:parent-style-name="Table_20_Contents">
      <style:text-properties style:font-name="FreeMono" fo:font-size="11pt" fo:font-weight="bold" officeooo:rsid="008002e7" officeooo:paragraph-rsid="000d00e5" style:font-size-asian="11pt" style:font-weight-asian="bold" style:font-size-complex="11pt" style:font-weight-complex="bold"/>
    </style:style>
    <style:style style:name="P24" style:family="paragraph" style:parent-style-name="Table_20_Contents">
      <style:text-properties style:font-name="FreeMono" fo:font-size="11pt" fo:font-weight="bold" officeooo:rsid="0080e022" officeooo:paragraph-rsid="000d00e5" style:font-size-asian="11pt" style:font-weight-asian="bold" style:font-size-complex="11pt" style:font-weight-complex="bold"/>
    </style:style>
    <style:style style:name="P25" style:family="paragraph" style:parent-style-name="Table_20_Contents">
      <style:text-properties style:font-name="FreeMono" officeooo:rsid="008e4a21" officeooo:paragraph-rsid="000d00e5"/>
    </style:style>
    <style:style style:name="P26" style:family="paragraph" style:parent-style-name="Table_20_Contents">
      <style:text-properties style:font-name="FreeMono" officeooo:rsid="00080a90" officeooo:paragraph-rsid="000d00e5"/>
    </style:style>
    <style:style style:name="P27" style:family="paragraph" style:parent-style-name="Table_20_Contents">
      <style:text-properties style:font-name="FreeMono" officeooo:rsid="00096500" officeooo:paragraph-rsid="000d00e5"/>
    </style:style>
    <style:style style:name="P28" style:family="paragraph" style:parent-style-name="Table_20_Contents">
      <style:text-properties style:font-name="FreeMono" officeooo:rsid="0090c445" officeooo:paragraph-rsid="000d00e5"/>
    </style:style>
    <style:style style:name="P29" style:family="paragraph" style:parent-style-name="Table_20_Contents">
      <style:text-properties style:font-name="FreeMono" officeooo:rsid="000b35b9" officeooo:paragraph-rsid="000d00e5"/>
    </style:style>
    <style:style style:name="P30" style:family="paragraph" style:parent-style-name="Table_20_Contents">
      <style:text-properties style:font-name="FreeMono" officeooo:rsid="00924d4f" officeooo:paragraph-rsid="000d00e5"/>
    </style:style>
    <style:style style:name="P31" style:family="paragraph" style:parent-style-name="Table_20_Contents">
      <style:text-properties style:font-name="FreeMono" officeooo:rsid="000c41b4" officeooo:paragraph-rsid="000d00e5"/>
    </style:style>
    <style:style style:name="P32" style:family="paragraph" style:parent-style-name="Table_20_Contents">
      <style:text-properties style:font-name="FreeMono" officeooo:rsid="000fc530" officeooo:paragraph-rsid="000d00e5"/>
    </style:style>
    <style:style style:name="P33" style:family="paragraph" style:parent-style-name="Table_20_Contents">
      <style:text-properties style:font-name="FreeMono" officeooo:rsid="00114cae" officeooo:paragraph-rsid="000d00e5"/>
    </style:style>
    <style:style style:name="P34" style:family="paragraph" style:parent-style-name="Table_20_Contents">
      <style:text-properties style:font-name="FreeMono" officeooo:rsid="00124170" officeooo:paragraph-rsid="000d00e5"/>
    </style:style>
    <style:style style:name="P35" style:family="paragraph" style:parent-style-name="Table_20_Contents">
      <style:text-properties style:font-name="FreeMono" officeooo:rsid="0015c9e2" officeooo:paragraph-rsid="000d00e5"/>
    </style:style>
    <style:style style:name="P36" style:family="paragraph" style:parent-style-name="Table_20_Contents">
      <style:text-properties style:font-name="FreeMono" officeooo:rsid="00168279" officeooo:paragraph-rsid="000d00e5"/>
    </style:style>
    <style:style style:name="P37" style:family="paragraph" style:parent-style-name="Table_20_Contents">
      <style:text-properties style:font-name="FreeMono" officeooo:rsid="0017aa80" officeooo:paragraph-rsid="000d00e5"/>
    </style:style>
    <style:style style:name="P38" style:family="paragraph" style:parent-style-name="Table_20_Contents">
      <style:text-properties style:font-name="FreeMono" officeooo:rsid="001839bf" officeooo:paragraph-rsid="000d00e5"/>
    </style:style>
    <style:style style:name="P39" style:family="paragraph" style:parent-style-name="Table_20_Contents">
      <style:text-properties style:font-name="FreeMono" officeooo:rsid="001ae933" officeooo:paragraph-rsid="000d00e5"/>
    </style:style>
    <style:style style:name="P40" style:family="paragraph" style:parent-style-name="Table_20_Contents">
      <style:text-properties style:font-name="FreeMono" officeooo:rsid="0044955a" officeooo:paragraph-rsid="000d00e5"/>
    </style:style>
    <style:style style:name="P41" style:family="paragraph" style:parent-style-name="Table_20_Contents">
      <style:text-properties style:font-name="FreeMono" officeooo:rsid="00489b22" officeooo:paragraph-rsid="000d00e5"/>
    </style:style>
    <style:style style:name="P42" style:family="paragraph" style:parent-style-name="Table_20_Contents">
      <style:text-properties style:font-name="FreeMono" officeooo:rsid="004a41ae" officeooo:paragraph-rsid="000d00e5"/>
    </style:style>
    <style:style style:name="P43" style:family="paragraph" style:parent-style-name="Table_20_Contents">
      <style:text-properties style:font-name="FreeMono" officeooo:rsid="004c0e06" officeooo:paragraph-rsid="000d00e5"/>
    </style:style>
    <style:style style:name="P44" style:family="paragraph" style:parent-style-name="Table_20_Contents">
      <style:text-properties style:font-name="FreeMono" officeooo:rsid="004ce85f" officeooo:paragraph-rsid="000d00e5"/>
    </style:style>
    <style:style style:name="P45" style:family="paragraph" style:parent-style-name="Table_20_Contents">
      <style:text-properties style:font-name="FreeMono" officeooo:rsid="004e9e42" officeooo:paragraph-rsid="000d00e5"/>
    </style:style>
    <style:style style:name="P46" style:family="paragraph" style:parent-style-name="Table_20_Contents">
      <style:text-properties style:font-name="FreeMono" officeooo:rsid="0050767f" officeooo:paragraph-rsid="000d00e5"/>
    </style:style>
    <style:style style:name="P47" style:family="paragraph" style:parent-style-name="Table_20_Contents">
      <style:text-properties style:font-name="FreeMono" officeooo:rsid="005106aa" officeooo:paragraph-rsid="000d00e5"/>
    </style:style>
    <style:style style:name="P48" style:family="paragraph" style:parent-style-name="Table_20_Contents">
      <style:text-properties style:font-name="FreeMono" officeooo:rsid="0058d63d" officeooo:paragraph-rsid="000d00e5"/>
    </style:style>
    <style:style style:name="P49" style:family="paragraph" style:parent-style-name="Table_20_Contents">
      <style:text-properties style:font-name="FreeMono" officeooo:rsid="005a24be" officeooo:paragraph-rsid="000d00e5"/>
    </style:style>
    <style:style style:name="P50" style:family="paragraph" style:parent-style-name="Table_20_Contents">
      <style:text-properties style:font-name="FreeMono" officeooo:rsid="005a4fcb" officeooo:paragraph-rsid="000d00e5"/>
    </style:style>
    <style:style style:name="P51" style:family="paragraph" style:parent-style-name="Table_20_Contents">
      <style:text-properties style:font-name="FreeMono" officeooo:rsid="005a503e" officeooo:paragraph-rsid="000d00e5"/>
    </style:style>
    <style:style style:name="P52" style:family="paragraph" style:parent-style-name="Table_20_Contents">
      <style:text-properties style:font-name="FreeMono" officeooo:rsid="005c1a8b" officeooo:paragraph-rsid="000d00e5"/>
    </style:style>
    <style:style style:name="P53" style:family="paragraph" style:parent-style-name="Table_20_Contents">
      <style:text-properties style:font-name="FreeMono" officeooo:rsid="005fc028" officeooo:paragraph-rsid="000d00e5"/>
    </style:style>
    <style:style style:name="P54" style:family="paragraph" style:parent-style-name="Table_20_Contents">
      <style:text-properties style:font-name="FreeMono" officeooo:rsid="00602c7e" officeooo:paragraph-rsid="000d00e5"/>
    </style:style>
    <style:style style:name="P55" style:family="paragraph" style:parent-style-name="Table_20_Contents">
      <style:text-properties style:font-name="FreeMono" officeooo:rsid="00678d99" officeooo:paragraph-rsid="000d00e5"/>
    </style:style>
    <style:style style:name="P56" style:family="paragraph" style:parent-style-name="Table_20_Contents">
      <style:text-properties style:font-name="FreeMono" officeooo:rsid="0065c2ee" officeooo:paragraph-rsid="000d00e5"/>
    </style:style>
    <style:style style:name="P57" style:family="paragraph" style:parent-style-name="Table_20_Contents">
      <style:text-properties style:font-name="FreeMono" officeooo:rsid="006219a8" officeooo:paragraph-rsid="000d00e5"/>
    </style:style>
    <style:style style:name="P58" style:family="paragraph" style:parent-style-name="Table_20_Contents">
      <style:text-properties style:font-name="FreeMono" officeooo:rsid="0067a148" officeooo:paragraph-rsid="000d00e5"/>
    </style:style>
    <style:style style:name="P59" style:family="paragraph" style:parent-style-name="Table_20_Contents">
      <style:text-properties style:font-name="FreeMono" officeooo:rsid="0062a655" officeooo:paragraph-rsid="000d00e5"/>
    </style:style>
    <style:style style:name="P60" style:family="paragraph" style:parent-style-name="Table_20_Contents">
      <style:text-properties style:font-name="FreeMono" officeooo:rsid="006572f8" officeooo:paragraph-rsid="000d00e5"/>
    </style:style>
    <style:style style:name="P61" style:family="paragraph" style:parent-style-name="Table_20_Contents">
      <style:text-properties style:font-name="FreeMono" officeooo:rsid="0078adb9" officeooo:paragraph-rsid="000d00e5"/>
    </style:style>
    <style:style style:name="P62" style:family="paragraph" style:parent-style-name="Table_20_Contents">
      <style:text-properties style:font-name="FreeMono" officeooo:rsid="0075593f" officeooo:paragraph-rsid="000d00e5"/>
    </style:style>
    <style:style style:name="P63" style:family="paragraph" style:parent-style-name="Table_20_Contents">
      <style:text-properties style:font-name="FreeMono" officeooo:rsid="0074c1ff" officeooo:paragraph-rsid="000d00e5"/>
    </style:style>
    <style:style style:name="P64" style:family="paragraph" style:parent-style-name="Table_20_Contents">
      <style:text-properties style:font-name="FreeMono" officeooo:rsid="0074265b" officeooo:paragraph-rsid="000d00e5"/>
    </style:style>
    <style:style style:name="P65" style:family="paragraph" style:parent-style-name="Table_20_Contents">
      <style:text-properties style:font-name="FreeMono" officeooo:rsid="007160ef" officeooo:paragraph-rsid="000d00e5"/>
    </style:style>
    <style:style style:name="P66" style:family="paragraph" style:parent-style-name="Table_20_Contents">
      <style:text-properties style:font-name="FreeMono" officeooo:rsid="006d921b" officeooo:paragraph-rsid="000d00e5"/>
    </style:style>
    <style:style style:name="P67" style:family="paragraph" style:parent-style-name="Table_20_Contents">
      <style:text-properties style:font-name="FreeMono" officeooo:rsid="006c980d" officeooo:paragraph-rsid="000d00e5"/>
    </style:style>
    <style:style style:name="P68" style:family="paragraph" style:parent-style-name="Table_20_Contents">
      <style:text-properties style:font-name="FreeMono" fo:font-size="10pt" officeooo:rsid="006c980d" officeooo:paragraph-rsid="000d00e5" style:font-size-asian="10pt" style:font-size-complex="10pt"/>
    </style:style>
    <style:style style:name="P69" style:family="paragraph" style:parent-style-name="Table_20_Contents">
      <style:text-properties style:font-name="FreeMono" officeooo:rsid="006a9b94" officeooo:paragraph-rsid="000d00e5"/>
    </style:style>
    <style:style style:name="P70" style:family="paragraph" style:parent-style-name="Table_20_Contents">
      <style:text-properties style:font-name="FreeMono" officeooo:rsid="002d2a52" officeooo:paragraph-rsid="000d00e5"/>
    </style:style>
    <style:style style:name="P71" style:family="paragraph" style:parent-style-name="Table_20_Contents">
      <style:text-properties style:font-name="FreeMono" officeooo:rsid="002da8a3" officeooo:paragraph-rsid="000d00e5"/>
    </style:style>
    <style:style style:name="P72" style:family="paragraph" style:parent-style-name="Table_20_Contents">
      <style:text-properties style:font-name="FreeMono" officeooo:rsid="002f6ba9" officeooo:paragraph-rsid="000d00e5"/>
    </style:style>
    <style:style style:name="P73" style:family="paragraph" style:parent-style-name="Table_20_Contents">
      <style:text-properties style:font-name="FreeMono" officeooo:rsid="002c2c5d" officeooo:paragraph-rsid="000d00e5"/>
    </style:style>
    <style:style style:name="P74" style:family="paragraph" style:parent-style-name="Table_20_Contents">
      <style:text-properties officeooo:rsid="00114cae" officeooo:paragraph-rsid="000d00e5"/>
    </style:style>
    <style:style style:name="P75" style:family="paragraph" style:parent-style-name="Table_20_Contents">
      <style:text-properties officeooo:rsid="00124170" officeooo:paragraph-rsid="000d00e5"/>
    </style:style>
    <style:style style:name="P76" style:family="paragraph" style:parent-style-name="Table_20_Contents">
      <style:text-properties officeooo:rsid="0015c9e2" officeooo:paragraph-rsid="000d00e5"/>
    </style:style>
    <style:style style:name="P77" style:family="paragraph" style:parent-style-name="Table_20_Contents">
      <style:text-properties officeooo:rsid="00168279" officeooo:paragraph-rsid="000d00e5"/>
    </style:style>
    <style:style style:name="P78" style:family="paragraph" style:parent-style-name="Table_20_Contents">
      <style:text-properties officeooo:rsid="0017aa80" officeooo:paragraph-rsid="000d00e5"/>
    </style:style>
    <style:style style:name="P79" style:family="paragraph" style:parent-style-name="Table_20_Contents">
      <style:text-properties officeooo:rsid="001839bf" officeooo:paragraph-rsid="000d00e5"/>
    </style:style>
    <style:style style:name="P80" style:family="paragraph" style:parent-style-name="Table_20_Contents">
      <style:text-properties officeooo:rsid="001ae933" officeooo:paragraph-rsid="000d00e5"/>
    </style:style>
    <style:style style:name="P81" style:family="paragraph" style:parent-style-name="Table_20_Contents">
      <style:text-properties officeooo:rsid="0044955a" officeooo:paragraph-rsid="000d00e5"/>
    </style:style>
    <style:style style:name="P82" style:family="paragraph" style:parent-style-name="Table_20_Contents">
      <style:text-properties style:font-name="Liberation Serif1" officeooo:rsid="00489b22" officeooo:paragraph-rsid="000d00e5"/>
    </style:style>
    <style:style style:name="P83" style:family="paragraph" style:parent-style-name="Table_20_Contents">
      <style:text-properties style:font-name="Liberation Serif1" officeooo:rsid="00602c7e" officeooo:paragraph-rsid="000d00e5"/>
    </style:style>
    <style:style style:name="P84" style:family="paragraph" style:parent-style-name="Table_20_Contents">
      <style:text-properties style:font-name="Liberation Serif1" officeooo:rsid="006572f8" officeooo:paragraph-rsid="000d00e5"/>
    </style:style>
    <style:style style:name="P85" style:family="paragraph" style:parent-style-name="Table_20_Contents">
      <style:text-properties style:font-name="Liberation Serif1" officeooo:rsid="00678d99" officeooo:paragraph-rsid="000d00e5"/>
    </style:style>
    <style:style style:name="P86" style:family="paragraph" style:parent-style-name="Table_20_Contents">
      <style:text-properties style:font-name="Liberation Serif1" officeooo:paragraph-rsid="000d00e5"/>
    </style:style>
    <style:style style:name="P87" style:family="paragraph" style:parent-style-name="Table_20_Contents">
      <style:text-properties officeooo:rsid="00489b22" officeooo:paragraph-rsid="000d00e5"/>
    </style:style>
    <style:style style:name="P88" style:family="paragraph" style:parent-style-name="Table_20_Contents">
      <style:text-properties officeooo:rsid="004a41ae" officeooo:paragraph-rsid="000d00e5"/>
    </style:style>
    <style:style style:name="P89" style:family="paragraph" style:parent-style-name="Table_20_Contents">
      <style:text-properties officeooo:rsid="004c0e06" officeooo:paragraph-rsid="000d00e5"/>
    </style:style>
    <style:style style:name="P90" style:family="paragraph" style:parent-style-name="Table_20_Contents">
      <style:text-properties officeooo:rsid="004ce85f" officeooo:paragraph-rsid="000d00e5"/>
    </style:style>
    <style:style style:name="P91" style:family="paragraph" style:parent-style-name="Table_20_Contents">
      <style:text-properties officeooo:rsid="004e9e42" officeooo:paragraph-rsid="000d00e5"/>
    </style:style>
    <style:style style:name="P92" style:family="paragraph" style:parent-style-name="Table_20_Contents">
      <style:text-properties officeooo:rsid="004f57b4" officeooo:paragraph-rsid="000d00e5"/>
    </style:style>
    <style:style style:name="P93" style:family="paragraph" style:parent-style-name="Table_20_Contents">
      <style:text-properties officeooo:rsid="0050767f" officeooo:paragraph-rsid="000d00e5"/>
    </style:style>
    <style:style style:name="P94" style:family="paragraph" style:parent-style-name="Table_20_Contents">
      <style:text-properties officeooo:rsid="0058d63d" officeooo:paragraph-rsid="000d00e5"/>
    </style:style>
    <style:style style:name="P95" style:family="paragraph" style:parent-style-name="Table_20_Contents">
      <style:text-properties officeooo:rsid="005a24be" officeooo:paragraph-rsid="000d00e5"/>
    </style:style>
    <style:style style:name="P96" style:family="paragraph" style:parent-style-name="Table_20_Contents">
      <style:text-properties officeooo:rsid="005a4fcb" officeooo:paragraph-rsid="000d00e5"/>
    </style:style>
    <style:style style:name="P97" style:family="paragraph" style:parent-style-name="Table_20_Contents">
      <style:text-properties officeooo:rsid="005a503e" officeooo:paragraph-rsid="000d00e5"/>
    </style:style>
    <style:style style:name="P98" style:family="paragraph" style:parent-style-name="Table_20_Contents">
      <style:text-properties officeooo:rsid="005c1a8b" officeooo:paragraph-rsid="000d00e5"/>
    </style:style>
    <style:style style:name="P99" style:family="paragraph" style:parent-style-name="Table_20_Contents">
      <style:text-properties officeooo:rsid="005e921b" officeooo:paragraph-rsid="000d00e5"/>
    </style:style>
    <style:style style:name="P100" style:family="paragraph" style:parent-style-name="Table_20_Contents">
      <style:text-properties officeooo:rsid="005fc028" officeooo:paragraph-rsid="000d00e5"/>
    </style:style>
    <style:style style:name="P101" style:family="paragraph" style:parent-style-name="Table_20_Contents">
      <style:text-properties officeooo:rsid="00602c7e" officeooo:paragraph-rsid="000d00e5"/>
    </style:style>
    <style:style style:name="P102" style:family="paragraph" style:parent-style-name="Table_20_Contents">
      <style:text-properties officeooo:rsid="006219a8" officeooo:paragraph-rsid="000d00e5"/>
    </style:style>
    <style:style style:name="P103" style:family="paragraph" style:parent-style-name="Table_20_Contents">
      <style:text-properties officeooo:rsid="0067a148" officeooo:paragraph-rsid="000d00e5"/>
    </style:style>
    <style:style style:name="P104" style:family="paragraph" style:parent-style-name="Table_20_Contents">
      <style:text-properties officeooo:rsid="0062a655" officeooo:paragraph-rsid="000d00e5"/>
    </style:style>
    <style:style style:name="P105" style:family="paragraph" style:parent-style-name="Table_20_Contents">
      <style:text-properties officeooo:rsid="006572f8" officeooo:paragraph-rsid="000d00e5"/>
    </style:style>
    <style:style style:name="P106" style:family="paragraph" style:parent-style-name="Table_20_Contents">
      <style:text-properties officeooo:rsid="0065c2ee" officeooo:paragraph-rsid="000d00e5"/>
    </style:style>
    <style:style style:name="P107" style:family="paragraph" style:parent-style-name="Table_20_Contents">
      <style:text-properties officeooo:rsid="006993e9" officeooo:paragraph-rsid="000d00e5"/>
    </style:style>
    <style:style style:name="P108" style:family="paragraph" style:parent-style-name="Table_20_Contents">
      <style:text-properties officeooo:rsid="0084a9d3" officeooo:paragraph-rsid="000d00e5"/>
    </style:style>
    <style:style style:name="P109" style:family="paragraph" style:parent-style-name="Table_20_Contents">
      <style:text-properties officeooo:rsid="0086a1e0" officeooo:paragraph-rsid="000d00e5"/>
    </style:style>
    <style:style style:name="P110" style:family="paragraph" style:parent-style-name="Table_20_Contents">
      <style:text-properties officeooo:rsid="0086d740" officeooo:paragraph-rsid="000d00e5"/>
    </style:style>
    <style:style style:name="P111" style:family="paragraph" style:parent-style-name="Table_20_Contents">
      <style:text-properties officeooo:rsid="00888d61" officeooo:paragraph-rsid="000d00e5"/>
    </style:style>
    <style:style style:name="P112" style:family="paragraph" style:parent-style-name="Table_20_Contents">
      <style:text-properties fo:color="#0000ff" style:font-name="FreeMono" fo:font-size="11pt" fo:font-weight="bold" officeooo:rsid="008002e7" officeooo:paragraph-rsid="000d00e5" style:font-size-asian="11pt" style:font-weight-asian="bold" style:font-size-complex="11pt" style:font-weight-complex="bold"/>
    </style:style>
    <style:style style:name="P113" style:family="paragraph" style:parent-style-name="Table_20_Contents">
      <style:text-properties officeooo:rsid="0078adb9" officeooo:paragraph-rsid="000d00e5"/>
    </style:style>
    <style:style style:name="P114" style:family="paragraph" style:parent-style-name="Table_20_Contents">
      <style:text-properties officeooo:rsid="0075593f" officeooo:paragraph-rsid="000d00e5"/>
    </style:style>
    <style:style style:name="P115" style:family="paragraph" style:parent-style-name="Table_20_Contents">
      <style:text-properties officeooo:rsid="0078576a" officeooo:paragraph-rsid="000d00e5"/>
    </style:style>
    <style:style style:name="P116" style:family="paragraph" style:parent-style-name="Table_20_Contents">
      <style:text-properties officeooo:rsid="0074c1ff" officeooo:paragraph-rsid="000d00e5"/>
    </style:style>
    <style:style style:name="P117" style:family="paragraph" style:parent-style-name="Table_20_Contents">
      <style:text-properties officeooo:rsid="0074265b" officeooo:paragraph-rsid="000d00e5"/>
    </style:style>
    <style:style style:name="P118" style:family="paragraph" style:parent-style-name="Table_20_Contents">
      <style:text-properties officeooo:rsid="007160ef" officeooo:paragraph-rsid="000d00e5"/>
    </style:style>
    <style:style style:name="P119" style:family="paragraph" style:parent-style-name="Table_20_Contents">
      <style:text-properties officeooo:rsid="006d921b" officeooo:paragraph-rsid="000d00e5"/>
    </style:style>
    <style:style style:name="P120" style:family="paragraph" style:parent-style-name="Table_20_Contents">
      <style:text-properties officeooo:rsid="006c980d" officeooo:paragraph-rsid="000d00e5"/>
    </style:style>
    <style:style style:name="P121" style:family="paragraph" style:parent-style-name="Table_20_Contents">
      <style:text-properties fo:font-style="italic" officeooo:rsid="006c980d" officeooo:paragraph-rsid="000d00e5" style:font-style-asian="italic" style:font-style-complex="italic"/>
    </style:style>
    <style:style style:name="P122" style:family="paragraph" style:parent-style-name="Table_20_Contents">
      <style:text-properties officeooo:rsid="006a9b94" officeooo:paragraph-rsid="000d00e5"/>
    </style:style>
    <style:style style:name="P123" style:family="paragraph" style:parent-style-name="Table_20_Contents">
      <style:text-properties officeooo:rsid="002d2a52" officeooo:paragraph-rsid="000d00e5"/>
    </style:style>
    <style:style style:name="P124" style:family="paragraph" style:parent-style-name="Table_20_Contents">
      <style:text-properties officeooo:rsid="002da8a3" officeooo:paragraph-rsid="000d00e5"/>
    </style:style>
    <style:style style:name="P125" style:family="paragraph" style:parent-style-name="Table_20_Contents">
      <style:text-properties officeooo:rsid="002f6ba9" officeooo:paragraph-rsid="000d00e5"/>
    </style:style>
    <style:style style:name="P126" style:family="paragraph" style:parent-style-name="Table_20_Contents">
      <style:text-properties officeooo:rsid="003060c4" officeooo:paragraph-rsid="000d00e5"/>
    </style:style>
    <style:style style:name="P127" style:family="paragraph" style:parent-style-name="Table_20_Contents">
      <style:text-properties officeooo:rsid="002c2c5d" officeooo:paragraph-rsid="000d00e5"/>
    </style:style>
    <style:style style:name="P128" style:family="paragraph" style:parent-style-name="Table_20_Contents">
      <style:text-properties officeooo:paragraph-rsid="000d00e5"/>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top="0in" fo:margin-bottom="0in" loext:contextual-spacing="false"/>
      <style:text-properties style:font-name="FreeMono" officeooo:rsid="00489b22" officeooo:paragraph-rsid="000d00e5"/>
    </style:style>
    <style:style style:name="P145" style:family="paragraph" style:parent-style-name="Text_20_body">
      <style:paragraph-properties fo:margin-top="0in" fo:margin-bottom="0in" loext:contextual-spacing="false"/>
      <style:text-properties style:font-name="FreeMono" officeooo:rsid="0035f817" officeooo:paragraph-rsid="000d00e5"/>
    </style:style>
    <style:style style:name="P146" style:family="paragraph" style:parent-style-name="Text_20_body">
      <style:paragraph-properties fo:margin-top="0in" fo:margin-bottom="0in" loext:contextual-spacing="false"/>
      <style:text-properties style:font-name="FreeMono" officeooo:rsid="009529ad" officeooo:paragraph-rsid="000d00e5"/>
    </style:style>
    <style:style style:name="P147" style:family="paragraph" style:parent-style-name="Text_20_body">
      <style:paragraph-properties fo:margin-top="0in" fo:margin-bottom="0in" loext:contextual-spacing="false"/>
      <style:text-properties style:font-name="FreeMono" officeooo:rsid="003d01ff" officeooo:paragraph-rsid="000d00e5"/>
    </style:style>
    <style:style style:name="P148" style:family="paragraph" style:parent-style-name="Text_20_body">
      <style:paragraph-properties fo:margin-top="0in" fo:margin-bottom="0in" loext:contextual-spacing="false"/>
      <style:text-properties style:font-name="FreeMono" officeooo:rsid="003e7798" officeooo:paragraph-rsid="000d00e5"/>
    </style:style>
    <style:style style:name="P149" style:family="paragraph" style:parent-style-name="Text_20_body">
      <style:paragraph-properties fo:margin-top="0in" fo:margin-bottom="0in" loext:contextual-spacing="false"/>
      <style:text-properties style:font-name="FreeMono" officeooo:rsid="0052359b" officeooo:paragraph-rsid="000d00e5"/>
    </style:style>
    <style:style style:name="P150" style:family="paragraph" style:parent-style-name="Text_20_body">
      <style:paragraph-properties fo:margin-top="0in" fo:margin-bottom="0in" loext:contextual-spacing="false"/>
      <style:text-properties style:font-name="FreeMono" officeooo:rsid="005377a8" officeooo:paragraph-rsid="000d00e5"/>
    </style:style>
    <style:style style:name="P151" style:family="paragraph" style:parent-style-name="Text_20_body">
      <style:paragraph-properties fo:margin-top="0in" fo:margin-bottom="0in" loext:contextual-spacing="false"/>
      <style:text-properties style:font-name="FreeMono" officeooo:rsid="00556423" officeooo:paragraph-rsid="000d00e5"/>
    </style:style>
    <style:style style:name="P152" style:family="paragraph" style:parent-style-name="Text_20_body">
      <style:paragraph-properties fo:margin-top="0in" fo:margin-bottom="0in" loext:contextual-spacing="false"/>
      <style:text-properties style:font-name="FreeMono" officeooo:rsid="00563f75" officeooo:paragraph-rsid="000d00e5"/>
    </style:style>
    <style:style style:name="P153" style:family="paragraph" style:parent-style-name="Text_20_body">
      <style:paragraph-properties fo:margin-top="0in" fo:margin-bottom="0in" loext:contextual-spacing="false"/>
      <style:text-properties style:font-name="FreeMono" officeooo:rsid="004ce85f" officeooo:paragraph-rsid="000d00e5"/>
    </style:style>
    <style:style style:name="P154" style:family="paragraph" style:parent-style-name="Text_20_body">
      <style:paragraph-properties fo:margin-top="0in" fo:margin-bottom="0in" loext:contextual-spacing="false"/>
      <style:text-properties style:font-name="FreeMono" officeooo:rsid="00589301" officeooo:paragraph-rsid="000d00e5"/>
    </style:style>
    <style:style style:name="P155" style:family="paragraph" style:parent-style-name="Text_20_body">
      <style:paragraph-properties fo:margin-top="0in" fo:margin-bottom="0in" loext:contextual-spacing="false"/>
      <style:text-properties style:font-name="FreeMono" officeooo:rsid="00579633" officeooo:paragraph-rsid="000d00e5"/>
    </style:style>
    <style:style style:name="P156" style:family="paragraph" style:parent-style-name="Text_20_body">
      <style:paragraph-properties fo:margin-top="0in" fo:margin-bottom="0in" loext:contextual-spacing="false"/>
      <style:text-properties officeooo:rsid="0035f817" officeooo:paragraph-rsid="000d00e5"/>
    </style:style>
    <style:style style:name="P157" style:family="paragraph" style:parent-style-name="Text_20_body">
      <style:paragraph-properties fo:margin-top="0in" fo:margin-bottom="0in" loext:contextual-spacing="false"/>
      <style:text-properties officeooo:rsid="003fd99b" officeooo:paragraph-rsid="000d00e5"/>
    </style:style>
    <style:style style:name="P158" style:family="paragraph" style:parent-style-name="Text_20_body">
      <style:paragraph-properties fo:margin-top="0in" fo:margin-bottom="0in" loext:contextual-spacing="false"/>
      <style:text-properties officeooo:rsid="004ce85f" officeooo:paragraph-rsid="000d00e5"/>
    </style:style>
    <style:style style:name="P159" style:family="paragraph" style:parent-style-name="Text_20_body">
      <style:paragraph-properties fo:margin-top="0in" fo:margin-bottom="0in" loext:contextual-spacing="false"/>
      <style:text-properties officeooo:rsid="005377a8" officeooo:paragraph-rsid="000d00e5"/>
    </style:style>
    <style:style style:name="P160" style:family="paragraph" style:parent-style-name="Text_20_body">
      <style:paragraph-properties fo:margin-top="0in" fo:margin-bottom="0in" loext:contextual-spacing="false"/>
      <style:text-properties officeooo:rsid="0053f723" officeooo:paragraph-rsid="000d00e5"/>
    </style:style>
    <style:style style:name="P161" style:family="paragraph" style:parent-style-name="Text_20_body">
      <style:paragraph-properties fo:margin-top="0in" fo:margin-bottom="0in" loext:contextual-spacing="false"/>
      <style:text-properties style:font-name="Liberation Serif1" officeooo:rsid="00556423" officeooo:paragraph-rsid="000d00e5"/>
    </style:style>
    <style:style style:name="P162" style:family="paragraph" style:parent-style-name="Text_20_body">
      <style:paragraph-properties fo:margin-top="0in" fo:margin-bottom="0in" loext:contextual-spacing="false"/>
      <style:text-properties style:font-name="Liberation Serif1" officeooo:rsid="005654b3" officeooo:paragraph-rsid="000d00e5"/>
    </style:style>
    <style:style style:name="P163" style:family="paragraph" style:parent-style-name="Text_20_body">
      <style:paragraph-properties fo:margin-top="0in" fo:margin-bottom="0in" loext:contextual-spacing="false"/>
      <style:text-properties style:font-name="Liberation Serif1" officeooo:rsid="00589301" officeooo:paragraph-rsid="000d00e5"/>
    </style:style>
    <style:style style:name="P164" style:family="paragraph" style:parent-style-name="Text_20_body">
      <style:paragraph-properties fo:margin-top="0in" fo:margin-bottom="0in" loext:contextual-spacing="false"/>
      <style:text-properties style:font-name="Liberation Serif1" officeooo:rsid="00579633" officeooo:paragraph-rsid="000d00e5"/>
    </style:style>
    <style:style style:name="P165" style:family="paragraph" style:parent-style-name="Text_20_body">
      <style:paragraph-properties fo:margin-top="0in" fo:margin-bottom="0in" loext:contextual-spacing="false"/>
      <style:text-properties officeooo:rsid="00563f75" officeooo:paragraph-rsid="000d00e5"/>
    </style:style>
    <style:style style:name="P166" style:family="paragraph" style:parent-style-name="Table_20_Contents">
      <style:paragraph-properties fo:margin-left="0.5in" fo:margin-right="0in" fo:text-indent="0in" style:auto-text-indent="false"/>
      <style:text-properties officeooo:rsid="00888d61" officeooo:paragraph-rsid="000d00e5"/>
    </style:style>
    <style:style style:name="P167" style:family="paragraph" style:parent-style-name="Table_20_Contents">
      <style:paragraph-properties fo:margin-left="0.5in" fo:margin-right="0in" fo:text-indent="0in" style:auto-text-indent="false"/>
      <style:text-properties officeooo:rsid="0078adb9" officeooo:paragraph-rsid="000d00e5"/>
    </style:style>
    <style:style style:name="P168" style:family="paragraph" style:parent-style-name="Text_20_body">
      <style:paragraph-properties fo:margin-left="0.5in" fo:margin-right="0in" fo:text-indent="0in" style:auto-text-indent="false"/>
      <style:text-properties fo:font-style="italic" officeooo:rsid="001a875a" officeooo:paragraph-rsid="000d00e5" style:font-style-asian="italic" style:font-style-complex="italic"/>
    </style:style>
    <style:style style:name="P169" style:family="paragraph" style:parent-style-name="Text_20_body">
      <style:paragraph-properties fo:margin-left="0.5in" fo:margin-right="0in" fo:text-indent="0in" style:auto-text-indent="false"/>
      <style:text-properties fo:font-style="italic" fo:font-weight="bold" officeooo:rsid="001a875a" officeooo:paragraph-rsid="000d00e5" style:font-style-asian="italic" style:font-weight-asian="bold" style:font-style-complex="italic" style:font-weight-complex="bold"/>
    </style:style>
    <style:style style:name="P170" style:family="paragraph" style:parent-style-name="Text_20_body">
      <style:paragraph-properties fo:margin-left="0.5in" fo:margin-right="0in" fo:text-indent="0in" style:auto-text-indent="false"/>
      <style:text-properties style:font-name="FreeMono" officeooo:rsid="001a875a" officeooo:paragraph-rsid="000d00e5"/>
    </style:style>
    <style:style style:name="P171" style:family="paragraph" style:parent-style-name="Text_20_body">
      <style:paragraph-properties fo:margin-left="0.5in" fo:margin-right="0in" fo:text-indent="0in" style:auto-text-indent="false"/>
      <style:text-properties style:font-name="FreeMono" fo:font-weight="bold" officeooo:rsid="001a875a" officeooo:paragraph-rsid="000d00e5" style:font-weight-asian="bold" style:font-weight-complex="bold"/>
    </style:style>
    <style:style style:name="P172" style:family="paragraph" style:parent-style-name="Text_20_body">
      <style:paragraph-properties fo:margin-left="0.5in" fo:margin-right="0in" fo:text-indent="0in" style:auto-text-indent="false"/>
      <style:text-properties style:font-name="FreeMono" officeooo:rsid="001ae933" officeooo:paragraph-rsid="000d00e5"/>
    </style:style>
    <style:style style:name="P173" style:family="paragraph" style:parent-style-name="Text_20_body">
      <style:paragraph-properties fo:margin-left="0.5in" fo:margin-right="0in" fo:text-indent="0in" style:auto-text-indent="false"/>
      <style:text-properties style:font-name="FreeMono" officeooo:rsid="001bbeff" officeooo:paragraph-rsid="000d00e5"/>
    </style:style>
    <style:style style:name="P174" style:family="paragraph" style:parent-style-name="Text_20_body">
      <style:paragraph-properties fo:margin-left="0.5in" fo:margin-right="0in" fo:text-indent="0in" style:auto-text-indent="false"/>
      <style:text-properties style:font-name="FreeMono" officeooo:rsid="001c9d73" officeooo:paragraph-rsid="000d00e5"/>
    </style:style>
    <style:style style:name="P175" style:family="paragraph" style:parent-style-name="Text_20_body">
      <style:paragraph-properties fo:margin-left="0.5in" fo:margin-right="0in" fo:text-indent="0in" style:auto-text-indent="false"/>
      <style:text-properties officeooo:rsid="001a875a" officeooo:paragraph-rsid="000d00e5"/>
    </style:style>
    <style:style style:name="P176" style:family="paragraph" style:parent-style-name="Text_20_body">
      <style:paragraph-properties fo:margin-left="0.5in" fo:margin-right="0in" fo:text-indent="0in" style:auto-text-indent="false"/>
      <style:text-properties fo:font-weight="bold" officeooo:rsid="001a875a" officeooo:paragraph-rsid="000d00e5" style:font-weight-asian="bold" style:font-weight-complex="bold"/>
    </style:style>
    <style:style style:name="P177" style:family="paragraph" style:parent-style-name="Text_20_body">
      <style:paragraph-properties fo:margin-left="0.5in" fo:margin-right="0in" fo:text-indent="0in" style:auto-text-indent="false"/>
      <style:text-properties officeooo:rsid="001ae933" officeooo:paragraph-rsid="000d00e5"/>
    </style:style>
    <style:style style:name="P178" style:family="paragraph" style:parent-style-name="Text_20_body">
      <style:paragraph-properties fo:margin-left="0.5in" fo:margin-right="0in" fo:text-indent="0in" style:auto-text-indent="false"/>
      <style:text-properties officeooo:rsid="001bbeff" officeooo:paragraph-rsid="000d00e5"/>
    </style:style>
    <style:style style:name="P179" style:family="paragraph" style:parent-style-name="Text_20_body">
      <style:paragraph-properties fo:margin-left="0.5in" fo:margin-right="0in" fo:margin-top="0in" fo:margin-bottom="0in" loext:contextual-spacing="false" fo:text-indent="0in" style:auto-text-indent="false"/>
      <style:text-properties style:font-name="FreeMono" officeooo:rsid="001ae933" officeooo:paragraph-rsid="000d00e5"/>
    </style:style>
    <style:style style:name="P180" style:family="paragraph" style:parent-style-name="Text_20_body">
      <style:paragraph-properties fo:margin-left="0.5in" fo:margin-right="0in" fo:margin-top="0in" fo:margin-bottom="0in" loext:contextual-spacing="false" fo:text-indent="0in" style:auto-text-indent="false"/>
      <style:text-properties style:font-name="FreeMono" officeooo:rsid="001bbeff" officeooo:paragraph-rsid="000d00e5"/>
    </style:style>
    <style:style style:name="P181" style:family="paragraph" style:parent-style-name="Text_20_body">
      <style:paragraph-properties fo:margin-left="0.5in" fo:margin-right="0in" fo:margin-top="0in" fo:margin-bottom="0in" loext:contextual-spacing="false" fo:text-indent="0in" style:auto-text-indent="false"/>
      <style:text-properties style:font-name="FreeMono" officeooo:rsid="001c9d73" officeooo:paragraph-rsid="000d00e5"/>
    </style:style>
    <style:style style:name="P182" style:family="paragraph" style:parent-style-name="Text_20_body">
      <style:paragraph-properties fo:margin-left="0.5in" fo:margin-right="0in" fo:margin-top="0in" fo:margin-bottom="0in" loext:contextual-spacing="false" fo:text-indent="0in" style:auto-text-indent="false"/>
      <style:text-properties style:font-name="FreeMono" fo:font-size="10pt" officeooo:rsid="001c9d73" officeooo:paragraph-rsid="000d00e5" style:font-size-asian="10pt" style:font-size-complex="10pt"/>
    </style:style>
    <style:style style:name="P183" style:family="paragraph" style:parent-style-name="Text_20_body">
      <style:paragraph-properties fo:margin-left="0.5in" fo:margin-right="0in" fo:margin-top="0in" fo:margin-bottom="0in" loext:contextual-spacing="false" fo:text-indent="0in" style:auto-text-indent="false"/>
      <style:text-properties style:font-name="FreeMono" officeooo:rsid="0035f817" officeooo:paragraph-rsid="000d00e5"/>
    </style:style>
    <style:style style:name="P184" style:family="paragraph" style:parent-style-name="Text_20_body">
      <style:paragraph-properties fo:margin-left="0.5in" fo:margin-right="0in" fo:margin-top="0in" fo:margin-bottom="0in" loext:contextual-spacing="false" fo:text-indent="0in" style:auto-text-indent="false"/>
      <style:text-properties style:font-name="FreeMono" fo:font-weight="bold" officeooo:rsid="00470f1e" officeooo:paragraph-rsid="000d00e5" style:font-weight-asian="bold" style:font-weight-complex="bold"/>
    </style:style>
    <style:style style:name="P185" style:family="paragraph" style:parent-style-name="Text_20_body">
      <style:paragraph-properties fo:margin-left="0.5in" fo:margin-right="0in" fo:margin-top="0in" fo:margin-bottom="0in" loext:contextual-spacing="false" fo:text-indent="0in" style:auto-text-indent="false"/>
      <style:text-properties style:font-name="FreeMono" officeooo:rsid="00470f1e" officeooo:paragraph-rsid="000d00e5"/>
    </style:style>
    <style:style style:name="P186" style:family="paragraph" style:parent-style-name="Text_20_body">
      <style:paragraph-properties fo:margin-left="0.5in" fo:margin-right="0in" fo:margin-top="0in" fo:margin-bottom="0in" loext:contextual-spacing="false" fo:text-indent="0in" style:auto-text-indent="false"/>
      <style:text-properties officeooo:rsid="001c9d73" officeooo:paragraph-rsid="000d00e5"/>
    </style:style>
    <style:style style:name="P187" style:family="paragraph" style:parent-style-name="Text_20_body">
      <style:paragraph-properties fo:margin-left="0.5in" fo:margin-right="0in" fo:margin-top="0in" fo:margin-bottom="0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88" style:family="paragraph" style:parent-style-name="Text_20_body">
      <style:paragraph-properties fo:margin-left="0.5in" fo:margin-right="0in" fo:margin-top="0in" fo:margin-bottom="0in" loext:contextual-spacing="false" fo:text-indent="0in" style:auto-text-indent="false"/>
      <style:text-properties fo:font-weight="bold" officeooo:rsid="001c9d73" officeooo:paragraph-rsid="000d00e5" style:font-weight-asian="bold" style:font-weight-complex="bold"/>
    </style:style>
    <style:style style:name="P189" style:family="paragraph" style:parent-style-name="Text_20_body">
      <style:paragraph-properties fo:margin-left="0.5in" fo:margin-right="0in" fo:margin-top="0in" fo:margin-bottom="0.0181in" loext:contextual-spacing="false" fo:text-indent="0in" style:auto-text-indent="false"/>
      <style:text-properties style:font-name="FreeMono" officeooo:rsid="001bbeff" officeooo:paragraph-rsid="000d00e5"/>
    </style:style>
    <style:style style:name="P190" style:family="paragraph" style:parent-style-name="Text_20_body">
      <style:paragraph-properties fo:margin-left="0.5in" fo:margin-right="0in" fo:margin-top="0in" fo:margin-bottom="0.0181in" loext:contextual-spacing="false" fo:text-indent="0in" style:auto-text-indent="false"/>
      <style:text-properties style:font-name="FreeMono" fo:font-weight="bold" officeooo:rsid="001c9d73" officeooo:paragraph-rsid="000d00e5" style:font-weight-asian="bold" style:font-weight-complex="bold"/>
    </style:style>
    <style:style style:name="P191" style:family="paragraph" style:parent-style-name="Text_20_body">
      <style:paragraph-properties fo:margin-left="0.5in" fo:margin-right="0in" fo:margin-top="0in" fo:margin-bottom="0.0181in" loext:contextual-spacing="false" fo:text-indent="0in" style:auto-text-indent="false"/>
      <style:text-properties fo:font-style="italic" fo:font-weight="bold" officeooo:rsid="001c9d73" officeooo:paragraph-rsid="000d00e5" style:font-style-asian="italic" style:font-weight-asian="bold" style:font-style-complex="italic" style:font-weight-complex="bold"/>
    </style:style>
    <style:style style:name="P192" style:family="paragraph" style:parent-style-name="Text_20_body">
      <style:paragraph-properties fo:margin-left="0.5in" fo:margin-right="0in" fo:margin-top="0in" fo:margin-bottom="0.0181in" loext:contextual-spacing="false" fo:text-indent="0in" style:auto-text-indent="false"/>
      <style:text-properties fo:font-style="italic" officeooo:rsid="001c9d73" officeooo:paragraph-rsid="000d00e5" style:font-style-asian="italic" style:font-style-complex="italic"/>
    </style:style>
    <style:style style:name="P193" style:family="paragraph" style:parent-style-name="Text_20_body">
      <style:paragraph-properties fo:margin-left="0.5in" fo:margin-right="0in" fo:margin-top="0in" fo:margin-bottom="0.0181in" loext:contextual-spacing="false" fo:text-indent="0in" style:auto-text-indent="false"/>
      <style:text-properties fo:font-weight="bold" officeooo:rsid="001c9d73" officeooo:paragraph-rsid="000d00e5" style:font-weight-asian="bold" style:font-weight-complex="bold"/>
    </style:style>
    <style:style style:name="P194" style:family="paragraph" style:parent-style-name="Table_20_Contents">
      <style:paragraph-properties fo:margin-left="0in" fo:margin-right="0in" fo:text-indent="0in" style:auto-text-indent="false"/>
      <style:text-properties officeooo:rsid="00888d61" officeooo:paragraph-rsid="000d00e5"/>
    </style:style>
    <style:style style:name="P195" style:family="paragraph" style:parent-style-name="Table_20_Heading">
      <style:text-properties style:font-name="FreeSans" officeooo:rsid="0007025e" officeooo:paragraph-rsid="000d00e5"/>
    </style:style>
    <style:style style:name="P196" style:family="paragraph" style:parent-style-name="Table_20_Heading">
      <style:text-properties officeooo:rsid="00113ffa" officeooo:paragraph-rsid="000d00e5"/>
    </style:style>
    <style:style style:name="P197" style:family="paragraph" style:parent-style-name="Table_20_Heading">
      <style:text-properties officeooo:rsid="001ae933" officeooo:paragraph-rsid="000d00e5"/>
    </style:style>
    <style:style style:name="P198" style:family="paragraph" style:parent-style-name="Table_20_Heading">
      <style:text-properties officeooo:rsid="0044955a" officeooo:paragraph-rsid="000d00e5"/>
    </style:style>
    <style:style style:name="P199" style:family="paragraph" style:parent-style-name="Table_20_Heading">
      <style:text-properties officeooo:rsid="002d2a52" officeooo:paragraph-rsid="000d00e5"/>
    </style:style>
    <style:style style:name="P200" style:family="paragraph" style:parent-style-name="Table_20_Heading">
      <style:text-properties officeooo:rsid="002c2c5d" officeooo:paragraph-rsid="000d00e5"/>
    </style:style>
    <style:style style:name="P20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2f5f1" officeooo:paragraph-rsid="0012f5f1"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6de3" officeooo:paragraph-rsid="00146de3"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593" officeooo:paragraph-rsid="00162593"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2d70" officeooo:paragraph-rsid="00162d70"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8c966" officeooo:paragraph-rsid="0018c966"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5be8" officeooo:paragraph-rsid="001c5be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71e6" officeooo:paragraph-rsid="001771e6" style:font-name-asian="Source Han Sans CN"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211" style:family="paragraph" style:parent-style-name="Heading_20_2">
      <style:text-properties officeooo:rsid="001a875a" officeooo:paragraph-rsid="000d00e5"/>
    </style:style>
    <style:style style:name="P212" style:family="paragraph" style:parent-style-name="Heading_20_2">
      <style:text-properties officeooo:rsid="001ae933" officeooo:paragraph-rsid="000d00e5"/>
    </style:style>
    <style:style style:name="P213" style:family="paragraph" style:parent-style-name="Heading_20_2">
      <style:text-properties officeooo:rsid="001bbeff" officeooo:paragraph-rsid="000d00e5"/>
    </style:style>
    <style:style style:name="P214" style:family="paragraph" style:parent-style-name="Heading_20_2">
      <style:text-properties officeooo:rsid="001c9d73" officeooo:paragraph-rsid="000d00e5"/>
    </style:style>
    <style:style style:name="P215" style:family="paragraph" style:parent-style-name="Heading_20_2">
      <style:text-properties officeooo:rsid="001c9d73" officeooo:paragraph-rsid="001ba49a"/>
    </style:style>
    <style:style style:name="P216" style:family="paragraph" style:parent-style-name="Heading_20_2">
      <style:text-properties officeooo:rsid="001e27f7" officeooo:paragraph-rsid="000d00e5"/>
    </style:style>
    <style:style style:name="P217" style:family="paragraph" style:parent-style-name="Heading_20_2">
      <style:text-properties officeooo:rsid="001e7ec5" officeooo:paragraph-rsid="000d00e5"/>
    </style:style>
    <style:style style:name="P218" style:family="paragraph" style:parent-style-name="Heading_20_2">
      <style:text-properties officeooo:rsid="0053f723" officeooo:paragraph-rsid="000d00e5"/>
    </style:style>
    <style:style style:name="P219" style:family="paragraph" style:parent-style-name="Heading_20_2">
      <style:text-properties officeooo:rsid="00727de9" officeooo:paragraph-rsid="000d00e5"/>
    </style:style>
    <style:style style:name="P220" style:family="paragraph" style:parent-style-name="Heading_20_2">
      <style:text-properties officeooo:rsid="006d921b" officeooo:paragraph-rsid="000d00e5"/>
    </style:style>
    <style:style style:name="P221" style:family="paragraph" style:parent-style-name="Heading_20_2">
      <style:text-properties officeooo:rsid="006c980d" officeooo:paragraph-rsid="000d00e5"/>
    </style:style>
    <style:style style:name="P222" style:family="paragraph" style:parent-style-name="Heading_20_2">
      <style:text-properties officeooo:paragraph-rsid="000d00e5"/>
    </style:style>
    <style:style style:name="P223" style:family="paragraph" style:parent-style-name="Default">
      <style:paragraph-properties fo:text-align="center" style:justify-single-word="false"/>
      <style:text-properties fo:color="#000000" style:font-name="Unknown" fo:font-size="25pt" fo:font-style="normal" fo:font-weight="normal" officeooo:paragraph-rsid="000d00e5" style:font-size-asian="25pt" style:font-style-asian="normal" style:font-weight-asian="normal"/>
    </style:style>
    <style:style style:name="P224" style:family="paragraph" style:parent-style-name="Default">
      <style:paragraph-properties fo:text-align="center" style:justify-single-word="false"/>
      <style:text-properties fo:color="#000000" style:font-name="Times" fo:font-size="25pt" fo:font-style="normal" fo:font-weight="normal" officeooo:paragraph-rsid="000d00e5" style:font-size-asian="25pt" style:font-style-asian="normal" style:font-weight-asian="normal"/>
    </style:style>
    <style:style style:name="P225" style:family="paragraph" style:parent-style-name="Heading_20_1">
      <style:paragraph-properties fo:text-align="start" style:justify-single-word="false"/>
      <style:text-properties style:font-name="FreeSans" fo:font-size="16pt" officeooo:rsid="001ee163" officeooo:paragraph-rsid="000d00e5" style:font-size-asian="16pt" style:font-size-complex="16pt"/>
    </style:style>
    <style:style style:name="P226" style:family="paragraph" style:parent-style-name="Heading_20_1">
      <style:text-properties style:font-name="FreeSans" fo:font-size="16pt" officeooo:rsid="008ccb6f" officeooo:paragraph-rsid="000eb7fa" style:font-size-asian="16pt" style:font-size-complex="16pt"/>
    </style:style>
    <style:style style:name="P227" style:family="paragraph" style:parent-style-name="Heading_20_1">
      <style:text-properties fo:font-size="16pt" officeooo:rsid="0005ab99" officeooo:paragraph-rsid="000d00e5" style:font-size-asian="16pt" style:font-size-complex="16pt"/>
    </style:style>
    <style:style style:name="P228" style:family="paragraph" style:parent-style-name="Heading_20_1">
      <style:text-properties fo:font-size="16pt" officeooo:rsid="00113ffa" officeooo:paragraph-rsid="000d00e5" style:font-size-asian="16pt" style:font-size-complex="16pt"/>
    </style:style>
    <style:style style:name="P229" style:family="paragraph" style:parent-style-name="Heading_20_1">
      <style:text-properties fo:font-size="16pt" officeooo:rsid="001907d9" officeooo:paragraph-rsid="000d00e5" style:font-size-asian="16pt" style:font-size-complex="16pt"/>
    </style:style>
    <style:style style:name="P230" style:family="paragraph" style:parent-style-name="Heading_20_1">
      <style:text-properties fo:font-size="16pt" officeooo:rsid="001c9d73" officeooo:paragraph-rsid="000d00e5" style:font-size-asian="16pt" style:font-size-complex="16pt"/>
    </style:style>
    <style:style style:name="P231" style:family="paragraph" style:parent-style-name="Heading_20_1">
      <style:text-properties fo:font-size="16pt" officeooo:rsid="001e7ec5" officeooo:paragraph-rsid="000d00e5" style:font-size-asian="16pt" style:font-size-complex="16pt"/>
    </style:style>
    <style:style style:name="P232" style:family="paragraph" style:parent-style-name="Heading_20_1">
      <style:text-properties officeooo:rsid="0052359b" officeooo:paragraph-rsid="000d00e5"/>
    </style:style>
    <style:style style:name="P233" style:family="paragraph" style:parent-style-name="Heading_20_1">
      <style:text-properties officeooo:rsid="001ee163" officeooo:paragraph-rsid="0010c750"/>
    </style:style>
    <style:style style:name="P234" style:family="paragraph" style:parent-style-name="Heading_20_1">
      <style:paragraph-properties fo:break-before="page"/>
      <style:text-properties style:font-name="FreeSans" fo:font-size="16pt" officeooo:rsid="0005ab99" officeooo:paragraph-rsid="000d00e5" style:font-size-asian="16pt" style:font-size-complex="16pt"/>
    </style:style>
    <style:style style:name="P235" style:family="paragraph" style:parent-style-name="Heading_20_1">
      <style:paragraph-properties fo:break-before="page"/>
      <style:text-properties officeooo:paragraph-rsid="000eb7fa"/>
    </style:style>
    <style:style style:name="P236" style:family="paragraph" style:parent-style-name="Text_20_body">
      <style:paragraph-properties fo:break-before="page"/>
      <style:text-properties officeooo:paragraph-rsid="000d00e5"/>
    </style:style>
    <style:style style:name="P237" style:family="paragraph" style:parent-style-name="Text_20_body">
      <style:text-properties officeooo:rsid="00727de9" officeooo:paragraph-rsid="000d00e5"/>
    </style:style>
    <style:style style:name="P238" style:family="paragraph" style:parent-style-name="Text_20_body">
      <style:paragraph-properties fo:text-align="center" style:justify-single-word="false"/>
      <style:text-properties officeooo:rsid="008ccb6f" officeooo:paragraph-rsid="000d00e5"/>
    </style:style>
    <style:style style:name="P239" style:family="paragraph" style:parent-style-name="Text_20_body">
      <style:text-properties fo:font-weight="bold" officeooo:rsid="001ee163" officeooo:paragraph-rsid="000d00e5" style:font-weight-asian="bold" style:font-weight-complex="bold"/>
    </style:style>
    <style:style style:name="P240" style:family="paragraph" style:parent-style-name="Text_20_body">
      <style:text-properties officeooo:rsid="001ee163" officeooo:paragraph-rsid="000d00e5"/>
    </style:style>
    <style:style style:name="P241" style:family="paragraph" style:parent-style-name="Text_20_body">
      <style:text-properties officeooo:rsid="0005ab99" officeooo:paragraph-rsid="000d00e5"/>
    </style:style>
    <style:style style:name="P242" style:family="paragraph" style:parent-style-name="Text_20_body">
      <style:text-properties style:font-name="FreeSans" officeooo:rsid="0005ab99" officeooo:paragraph-rsid="000d00e5"/>
    </style:style>
    <style:style style:name="P243" style:family="paragraph" style:parent-style-name="Text_20_body">
      <style:text-properties style:font-name="FreeSans" fo:font-weight="bold" officeooo:rsid="00067c10" officeooo:paragraph-rsid="000d00e5" style:font-weight-asian="bold" style:font-weight-complex="bold"/>
    </style:style>
    <style:style style:name="P244" style:family="paragraph" style:parent-style-name="Text_20_body">
      <style:text-properties style:font-name="FreeSans" officeooo:rsid="00067c10" officeooo:paragraph-rsid="000d00e5"/>
    </style:style>
    <style:style style:name="P245" style:family="paragraph" style:parent-style-name="Text_20_body">
      <style:text-properties style:font-name="FreeSans" officeooo:rsid="0007025e" officeooo:paragraph-rsid="000d00e5"/>
    </style:style>
    <style:style style:name="P246" style:family="paragraph" style:parent-style-name="Text_20_body">
      <style:text-properties officeooo:rsid="00113ffa" officeooo:paragraph-rsid="000d00e5"/>
    </style:style>
    <style:style style:name="P247" style:family="paragraph" style:parent-style-name="Text_20_body">
      <style:text-properties officeooo:rsid="001a875a" officeooo:paragraph-rsid="000d00e5"/>
    </style:style>
    <style:style style:name="P248" style:family="paragraph" style:parent-style-name="Text_20_body">
      <style:text-properties style:font-name="FreeMono" officeooo:rsid="001a875a" officeooo:paragraph-rsid="000d00e5"/>
    </style:style>
    <style:style style:name="P249" style:family="paragraph" style:parent-style-name="Text_20_body">
      <style:text-properties style:font-name="FreeMono" officeooo:rsid="003fd99b" officeooo:paragraph-rsid="000d00e5"/>
    </style:style>
    <style:style style:name="P250" style:family="paragraph" style:parent-style-name="Text_20_body">
      <style:text-properties officeooo:rsid="001ae933" officeooo:paragraph-rsid="000d00e5"/>
    </style:style>
    <style:style style:name="P251" style:family="paragraph" style:parent-style-name="Text_20_body">
      <style:text-properties officeooo:rsid="001bbeff" officeooo:paragraph-rsid="000d00e5"/>
    </style:style>
    <style:style style:name="P252" style:family="paragraph" style:parent-style-name="Text_20_body">
      <style:text-properties officeooo:rsid="001c9d73" officeooo:paragraph-rsid="000d00e5"/>
    </style:style>
    <style:style style:name="P253" style:family="paragraph" style:parent-style-name="Text_20_body">
      <style:text-properties officeooo:rsid="002d2a52" officeooo:paragraph-rsid="000d00e5"/>
    </style:style>
    <style:style style:name="P254" style:family="paragraph" style:parent-style-name="Text_20_body">
      <style:text-properties officeooo:rsid="002c2c5d" officeooo:paragraph-rsid="000d00e5"/>
    </style:style>
    <style:style style:name="P255" style:family="paragraph" style:parent-style-name="Text_20_body">
      <style:text-properties officeooo:rsid="0035f817" officeooo:paragraph-rsid="000d00e5"/>
    </style:style>
    <style:style style:name="P256" style:family="paragraph" style:parent-style-name="Text_20_body">
      <style:text-properties officeooo:rsid="003d01ff" officeooo:paragraph-rsid="000d00e5"/>
    </style:style>
    <style:style style:name="P257" style:family="paragraph" style:parent-style-name="Text_20_body">
      <style:text-properties officeooo:rsid="003e7798" officeooo:paragraph-rsid="000d00e5"/>
    </style:style>
    <style:style style:name="P258" style:family="paragraph" style:parent-style-name="Text_20_body">
      <style:text-properties officeooo:rsid="00398f0b" officeooo:paragraph-rsid="000d00e5"/>
    </style:style>
    <style:style style:name="P259" style:family="paragraph" style:parent-style-name="Text_20_body">
      <style:text-properties officeooo:rsid="003fd99b" officeooo:paragraph-rsid="000d00e5"/>
    </style:style>
    <style:style style:name="P260" style:family="paragraph" style:parent-style-name="Text_20_body">
      <style:text-properties officeooo:rsid="004ce85f" officeooo:paragraph-rsid="000d00e5"/>
    </style:style>
    <style:style style:name="P261" style:family="paragraph" style:parent-style-name="Text_20_body">
      <style:text-properties officeooo:rsid="0052359b" officeooo:paragraph-rsid="000d00e5"/>
    </style:style>
    <style:style style:name="P262" style:family="paragraph" style:parent-style-name="Text_20_body">
      <style:text-properties officeooo:rsid="00453f6f" officeooo:paragraph-rsid="000d00e5"/>
    </style:style>
    <style:style style:name="P263" style:family="paragraph" style:parent-style-name="Text_20_body">
      <style:text-properties officeooo:paragraph-rsid="000d00e5"/>
    </style:style>
    <style:style style:name="P264" style:family="paragraph" style:parent-style-name="Text_20_body">
      <style:paragraph-properties fo:text-align="center" style:justify-single-word="false"/>
      <style:text-properties style:font-name="FreeMono1" fo:font-size="11pt" officeooo:paragraph-rsid="000eb7fa" style:font-size-asian="11pt" style:font-size-complex="11pt"/>
    </style:style>
    <style:style style:name="P265" style:family="paragraph" style:parent-style-name="Text_20_body">
      <style:paragraph-properties fo:text-align="start" style:justify-single-word="false"/>
      <style:text-properties style:font-name="FreeMono1" fo:font-size="11pt" officeooo:paragraph-rsid="000eb7fa" style:font-size-asian="11pt" style:font-size-complex="11pt"/>
    </style:style>
    <style:style style:name="P266" style:family="paragraph" style:parent-style-name="Text_20_body">
      <style:text-properties style:font-name="FreeMono1" fo:font-size="11pt" officeooo:paragraph-rsid="000eb7fa" style:font-size-asian="11pt" style:font-size-complex="11pt"/>
    </style:style>
    <style:style style:name="P267" style:family="paragraph" style:parent-style-name="Text_20_body">
      <style:text-properties style:font-name="FreeMono1" fo:font-size="11pt" officeooo:paragraph-rsid="000f8e7f" style:font-size-asian="11pt" style:font-size-complex="11pt"/>
    </style:style>
    <style:style style:name="P268" style:family="paragraph" style:parent-style-name="Text_20_body">
      <style:text-properties style:font-name="FreeMono1" fo:font-size="10pt" officeooo:rsid="001ba49a" officeooo:paragraph-rsid="001ba49a" style:font-size-asian="10pt" style:font-size-complex="10pt"/>
    </style:style>
    <style:style style:name="P269" style:family="paragraph" style:parent-style-name="Text_20_body">
      <style:text-properties officeooo:paragraph-rsid="000eb7fa"/>
    </style:style>
    <style:style style:name="P270" style:family="paragraph" style:parent-style-name="Text_20_body">
      <style:text-properties officeooo:paragraph-rsid="0012f5f1"/>
    </style:style>
    <style:style style:name="P271" style:family="paragraph" style:parent-style-name="Text_20_body">
      <style:text-properties officeooo:paragraph-rsid="001771e6"/>
    </style:style>
    <style:style style:name="P272" style:family="paragraph" style:parent-style-name="Text_20_body">
      <style:paragraph-properties fo:margin-top="0in" fo:margin-bottom="0.0181in" loext:contextual-spacing="false"/>
      <style:text-properties style:font-name="FreeMono" fo:font-size="11pt" officeooo:rsid="003e7798" officeooo:paragraph-rsid="000d00e5" style:font-size-asian="11pt" style:font-size-complex="11pt"/>
    </style:style>
    <style:style style:name="P273" style:family="paragraph" style:parent-style-name="Text_20_body">
      <style:paragraph-properties fo:margin-top="0in" fo:margin-bottom="0.0181in" loext:contextual-spacing="false"/>
      <style:text-properties style:font-name="FreeMono" officeooo:rsid="003fd99b" officeooo:paragraph-rsid="000d00e5"/>
    </style:style>
    <style:style style:name="P274" style:family="paragraph" style:parent-style-name="Text_20_body">
      <style:paragraph-properties fo:margin-top="0in" fo:margin-bottom="0.0181in" loext:contextual-spacing="false"/>
      <style:text-properties style:font-name="FreeMono" fo:font-size="10pt" officeooo:rsid="003fd99b" officeooo:paragraph-rsid="000d00e5" style:font-size-asian="10pt" style:font-size-complex="10pt"/>
    </style:style>
    <style:style style:name="P275" style:family="paragraph" style:parent-style-name="Text_20_body">
      <style:paragraph-properties fo:margin-top="0in" fo:margin-bottom="0.0181in" loext:contextual-spacing="false"/>
      <style:text-properties style:font-name="FreeMono" fo:font-size="10pt" fo:font-weight="bold" officeooo:rsid="003fd99b" officeooo:paragraph-rsid="000d00e5" style:font-size-asian="10pt" style:font-weight-asian="bold" style:font-size-complex="10pt" style:font-weight-complex="bold"/>
    </style:style>
    <style:style style:name="P276" style:family="paragraph" style:parent-style-name="Heading_20_3">
      <style:text-properties officeooo:rsid="001e27f7" officeooo:paragraph-rsid="000d00e5"/>
    </style:style>
    <style:style style:name="P277" style:family="paragraph" style:parent-style-name="Heading_20_3">
      <style:text-properties officeooo:paragraph-rsid="000d00e5"/>
    </style:style>
    <style:style style:name="P278" style:family="paragraph" style:parent-style-name="Table">
      <style:text-properties officeooo:paragraph-rsid="000d00e5"/>
    </style:style>
    <style:style style:name="P279" style:family="paragraph" style:parent-style-name="Table_20_Contents">
      <style:paragraph-properties fo:margin-left="1.4772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9e3e7" officeooo:paragraph-rsid="0019e3e7"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Contents_20_1">
      <style:paragraph-properties>
        <style:tab-stops>
          <style:tab-stop style:position="6.9252in" style:type="right" style:leader-style="dotted" style:leader-text="."/>
        </style:tab-stops>
      </style:paragraph-properties>
    </style:style>
    <style:style style:name="P281" style:family="paragraph" style:parent-style-name="Contents_20_2">
      <style:paragraph-properties>
        <style:tab-stops>
          <style:tab-stop style:position="6.7283in" style:type="right" style:leader-style="dotted" style:leader-text="."/>
        </style:tab-stops>
      </style:paragraph-properties>
    </style:style>
    <style:style style:name="P282" style:family="paragraph" style:parent-style-name="Contents_20_3">
      <style:paragraph-properties>
        <style:tab-stops>
          <style:tab-stop style:position="6.5319in" style:type="right" style:leader-style="dotted" style:leader-text="."/>
        </style:tab-stops>
      </style:paragraph-properties>
    </style:style>
    <style:style style:name="P283" style:family="paragraph" style:parent-style-name="Standard" style:list-style-name="L17">
      <style:text-properties officeooo:rsid="0035f817" officeooo:paragraph-rsid="000d00e5"/>
    </style:style>
    <style:style style:name="P284" style:family="paragraph" style:parent-style-name="Standard" style:list-style-name="L18">
      <style:text-properties officeooo:rsid="003d01ff" officeooo:paragraph-rsid="000d00e5"/>
    </style:style>
    <style:style style:name="P285" style:family="paragraph" style:parent-style-name="Text_20_body" style:list-style-name="L1">
      <style:text-properties officeooo:rsid="001ee163" officeooo:paragraph-rsid="000d00e5"/>
    </style:style>
    <style:style style:name="P286" style:family="paragraph" style:parent-style-name="Text_20_body" style:list-style-name="L2">
      <style:text-properties officeooo:rsid="001ee163" officeooo:paragraph-rsid="000d00e5"/>
    </style:style>
    <style:style style:name="P287" style:family="paragraph" style:parent-style-name="Text_20_body" style:list-style-name="L3">
      <style:text-properties officeooo:rsid="001ee163" officeooo:paragraph-rsid="000d00e5"/>
    </style:style>
    <style:style style:name="P288" style:family="paragraph" style:parent-style-name="Text_20_body" style:list-style-name="L5">
      <style:text-properties officeooo:rsid="001ee163" officeooo:paragraph-rsid="000d00e5"/>
    </style:style>
    <style:style style:name="P289" style:family="paragraph" style:parent-style-name="Text_20_body" style:list-style-name="L6">
      <style:text-properties officeooo:rsid="001ee163" officeooo:paragraph-rsid="000d00e5"/>
    </style:style>
    <style:style style:name="P290" style:family="paragraph" style:parent-style-name="Text_20_body" style:list-style-name="L7">
      <style:text-properties officeooo:rsid="001ee163" officeooo:paragraph-rsid="000d00e5"/>
    </style:style>
    <style:style style:name="P291" style:family="paragraph" style:parent-style-name="Text_20_body" style:list-style-name="L8">
      <style:text-properties officeooo:rsid="001ee163" officeooo:paragraph-rsid="000d00e5"/>
    </style:style>
    <style:style style:name="P292" style:family="paragraph" style:parent-style-name="Text_20_body" style:list-style-name="L9">
      <style:text-properties officeooo:rsid="001ee163" officeooo:paragraph-rsid="000d00e5"/>
    </style:style>
    <style:style style:name="P293" style:family="paragraph" style:parent-style-name="Text_20_body" style:list-style-name="L10">
      <style:text-properties officeooo:rsid="001ee163" officeooo:paragraph-rsid="000d00e5"/>
    </style:style>
    <style:style style:name="P294" style:family="paragraph" style:parent-style-name="Text_20_body" style:list-style-name="L11">
      <style:text-properties officeooo:rsid="001ee163" officeooo:paragraph-rsid="000d00e5"/>
    </style:style>
    <style:style style:name="P295" style:family="paragraph" style:parent-style-name="Text_20_body" style:list-style-name="L12">
      <style:text-properties officeooo:rsid="001ee163" officeooo:paragraph-rsid="000d00e5"/>
    </style:style>
    <style:style style:name="P296" style:family="paragraph" style:parent-style-name="Text_20_body" style:list-style-name="L13">
      <style:text-properties officeooo:rsid="001ee163" officeooo:paragraph-rsid="000d00e5"/>
    </style:style>
    <style:style style:name="P297" style:family="paragraph" style:parent-style-name="Text_20_body" style:list-style-name="L1">
      <style:text-properties officeooo:rsid="000d00e5" officeooo:paragraph-rsid="000d00e5"/>
    </style:style>
    <style:style style:name="P298" style:family="paragraph" style:parent-style-name="Text_20_body" style:list-style-name="L4">
      <style:text-properties fo:font-weight="normal" officeooo:rsid="001ee163" officeooo:paragraph-rsid="000d00e5" style:font-weight-asian="normal" style:font-weight-complex="normal"/>
    </style:style>
    <style:style style:name="P299" style:family="paragraph" style:parent-style-name="Text_20_body" style:list-style-name="L14">
      <style:text-properties officeooo:rsid="001a875a" officeooo:paragraph-rsid="000d00e5"/>
    </style:style>
    <style:style style:name="P300" style:family="paragraph" style:parent-style-name="Text_20_body">
      <style:text-properties officeooo:paragraph-rsid="000eb7fa"/>
    </style:style>
    <style:style style:name="P301" style:family="paragraph" style:parent-style-name="Text_20_body">
      <style:text-properties officeooo:paragraph-rsid="000d00e5"/>
    </style:style>
    <style:style style:name="P302" style:family="paragraph" style:parent-style-name="Text_20_body">
      <style:text-properties officeooo:rsid="00293d9a" officeooo:paragraph-rsid="00293d9a"/>
    </style:style>
    <style:style style:name="P303" style:family="paragraph" style:parent-style-name="Text_20_body">
      <style:text-properties style:font-name="FreeMono1" officeooo:paragraph-rsid="000d00e5"/>
    </style:style>
    <style:style style:name="P304" style:family="paragraph" style:parent-style-name="Text_20_body">
      <style:text-properties style:font-name="FreeMono1" fo:font-size="10pt" officeooo:paragraph-rsid="000d00e5" style:font-size-asian="10pt" style:font-size-complex="10pt"/>
    </style:style>
    <style:style style:name="P305" style:family="paragraph" style:parent-style-name="Text_20_body">
      <style:text-properties style:font-name="FreeMono1" fo:font-size="10pt" officeooo:paragraph-rsid="0031cc9c" style:font-size-asian="10pt" style:font-size-complex="10pt"/>
    </style:style>
    <style:style style:name="P306" style:family="paragraph" style:parent-style-name="Text_20_body">
      <style:text-properties style:font-name="FreeMono1" fo:font-size="10pt" officeooo:rsid="003725b6" officeooo:paragraph-rsid="003725b6" style:font-size-asian="10pt" style:font-size-complex="10pt"/>
    </style:style>
    <style:style style:name="P307" style:family="paragraph" style:parent-style-name="Text_20_body">
      <style:text-properties style:font-name="FreeMono1" fo:font-size="10pt" officeooo:paragraph-rsid="003e6a51" style:font-size-asian="10pt" style:font-size-complex="10pt"/>
    </style:style>
    <style:style style:name="P308" style:family="paragraph" style:parent-style-name="Text_20_body">
      <style:text-properties style:font-name="FreeMono1" fo:font-size="10pt" officeooo:paragraph-rsid="003ed2f1" style:font-size-asian="10pt" style:font-size-complex="10pt"/>
    </style:style>
    <style:style style:name="P309" style:family="paragraph" style:parent-style-name="Text_20_body">
      <style:text-properties style:font-name="FreeMono1" fo:font-size="10pt" style:text-underline-style="none" fo:font-weight="normal" officeooo:rsid="0036b47e" officeooo:paragraph-rsid="0036b47e" style:font-size-asian="10pt" style:font-weight-asian="normal" style:font-size-complex="10pt" style:font-weight-complex="normal"/>
    </style:style>
    <style:style style:name="P310" style:family="paragraph" style:parent-style-name="Text_20_body">
      <style:text-properties style:font-name="FreeMono1" fo:font-size="10pt" officeooo:rsid="003725b6" officeooo:paragraph-rsid="003725b6" style:font-size-asian="8.75pt" style:font-size-complex="10pt"/>
    </style:style>
    <style:style style:name="P311" style:family="paragraph" style:parent-style-name="Text_20_body">
      <style:text-properties style:font-name="Liberation Serif" officeooo:paragraph-rsid="000d00e5"/>
    </style:style>
    <style:style style:name="P312" style:family="paragraph" style:parent-style-name="Text_20_body">
      <style:text-properties style:font-name="Liberation Serif" fo:font-size="12pt" officeooo:paragraph-rsid="000d00e5" style:font-size-asian="12pt" style:font-size-complex="12pt"/>
    </style:style>
    <style:style style:name="P313" style:family="paragraph" style:parent-style-name="Text_20_body">
      <style:text-properties style:font-name="Liberation Serif" fo:font-size="12pt" officeooo:rsid="003725b6" officeooo:paragraph-rsid="003725b6" style:font-size-asian="12pt" style:font-size-complex="12pt"/>
    </style:style>
    <style:style style:name="P314" style:family="paragraph" style:parent-style-name="Text_20_body">
      <style:text-properties style:font-name="Liberation Serif" fo:font-size="12pt" officeooo:paragraph-rsid="000d00e5" style:font-size-asian="10.5pt" style:font-size-complex="12pt"/>
    </style:style>
    <style:style style:name="P315" style:family="paragraph" style:parent-style-name="Text_20_body">
      <style:text-properties fo:font-weight="bold" officeooo:paragraph-rsid="000d00e5" style:font-weight-asian="bold" style:font-weight-complex="bold"/>
    </style:style>
    <style:style style:name="P316" style:family="paragraph" style:parent-style-name="Text_20_body">
      <style:text-properties style:text-underline-style="solid" style:text-underline-width="auto" style:text-underline-color="font-color" fo:font-weight="bold" officeooo:paragraph-rsid="000d00e5" style:font-weight-asian="bold" style:font-weight-complex="bold"/>
    </style:style>
    <style:style style:name="P317" style:family="paragraph" style:parent-style-name="Text_20_body">
      <style:text-properties style:text-underline-style="solid" style:text-underline-width="auto" style:text-underline-color="font-color" fo:font-weight="bold" officeooo:rsid="00336052" officeooo:paragraph-rsid="00336052" style:font-weight-asian="bold" style:font-weight-complex="bold"/>
    </style:style>
    <style:style style:name="P318" style:family="paragraph" style:parent-style-name="Text_20_body">
      <style:text-properties style:text-underline-style="solid" style:text-underline-width="auto" style:text-underline-color="font-color" fo:font-weight="bold" officeooo:rsid="0036b47e" officeooo:paragraph-rsid="0036b47e" style:font-weight-asian="bold" style:font-weight-complex="bold"/>
    </style:style>
    <style:style style:name="P319" style:family="paragraph" style:parent-style-name="Text_20_body">
      <style:text-properties officeooo:rsid="00336052" officeooo:paragraph-rsid="00336052"/>
    </style:style>
    <style:style style:name="P320" style:family="paragraph" style:parent-style-name="Text_20_body">
      <style:text-properties style:text-underline-style="none" fo:font-weight="normal" officeooo:rsid="0036b47e" officeooo:paragraph-rsid="0036b47e" style:font-weight-asian="normal" style:font-weight-complex="normal"/>
    </style:style>
    <style:style style:name="P321" style:family="paragraph" style:parent-style-name="Text_20_body">
      <style:text-properties style:text-underline-style="none" fo:font-weight="bold" officeooo:rsid="0036b47e" officeooo:paragraph-rsid="0036b47e" style:font-weight-asian="bold" style:font-weight-complex="bold"/>
    </style:style>
    <style:style style:name="P322" style:family="paragraph" style:parent-style-name="Text_20_body">
      <style:text-properties officeooo:rsid="001e27f7" officeooo:paragraph-rsid="000d00e5"/>
    </style:style>
    <style:style style:name="P323" style:family="paragraph" style:parent-style-name="Text_20_body">
      <style:text-properties officeooo:rsid="003725b6" officeooo:paragraph-rsid="003725b6"/>
    </style:style>
    <style:style style:name="P324" style:family="paragraph" style:parent-style-name="Table_20_Contents" style:list-style-name="L15">
      <style:text-properties officeooo:paragraph-rsid="000d00e5"/>
    </style:style>
    <style:style style:name="P325" style:family="paragraph" style:parent-style-name="Table_20_Contents" style:list-style-name="L16">
      <style:text-properties officeooo:rsid="0086d740" officeooo:paragraph-rsid="000d00e5"/>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bae3" officeooo:paragraph-rsid="002dbae3"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paragraph-rsid="002df314"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3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paragraph-rsid="00303fd7" style:font-size-asian="10pt" style:font-style-asian="normal" style:font-weight-asian="normal" style:font-size-complex="10pt" style:font-style-complex="normal" style:font-weight-complex="normal" style:text-overline-style="none" style:text-overline-color="font-color"/>
    </style:style>
    <style:style style:name="P339"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font-style="normal" fo:text-shadow="none" style:text-underline-style="none" fo:font-weight="normal" officeooo:rsid="00399d1b" officeooo:paragraph-rsid="00399d1b" style:font-size-asian="10pt" style:font-style-asian="normal" style:font-weight-asian="normal" style:font-size-complex="10pt" style:font-style-complex="normal" style:font-weight-complex="normal" style:text-overline-style="none" style:text-overline-color="font-color"/>
    </style:style>
    <style:style style:name="P340" style:family="paragraph" style:parent-style-name="Heading_20_1">
      <style:text-properties fo:font-size="16pt" officeooo:rsid="001c9d73" officeooo:paragraph-rsid="000d00e5" style:font-size-asian="16pt" style:font-size-complex="16pt"/>
    </style:style>
    <style:style style:name="P34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e84b" officeooo:paragraph-rsid="0022e84b"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edae" officeooo:paragraph-rsid="0028edae"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3d9a" officeooo:paragraph-rsid="00293d9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3c0a" officeooo:paragraph-rsid="002b3c0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dabc4" officeooo:paragraph-rsid="002dabc4"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8327" officeooo:paragraph-rsid="002e8327"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3b66" officeooo:paragraph-rsid="002f3b66"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6052" officeooo:paragraph-rsid="00336052"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b47e" officeooo:paragraph-rsid="0036b47e"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25b6" officeooo:paragraph-rsid="003725b6"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e237" officeooo:paragraph-rsid="0037e237"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6a51" officeooo:paragraph-rsid="003e6a51"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
      <style:paragraph-properties fo:keep-with-next="always"/>
    </style:style>
    <style:style style:name="P355" style:family="paragraph" style:parent-style-name="Footer">
      <style:paragraph-properties fo:text-align="center" style:justify-single-word="false"/>
      <style:text-properties officeooo:rsid="000d00e5" officeooo:paragraph-rsid="004028d8"/>
    </style:style>
    <style:style style:name="T1" style:family="text">
      <style:text-properties fo:font-weight="bold" style:font-weight-asian="bold" style:font-weight-complex="bold"/>
    </style:style>
    <style:style style:name="T2" style:family="text">
      <style:text-properties fo:font-weight="bold" officeooo:rsid="00470f1e" style:font-weight-asian="bold" style:font-weight-complex="bold"/>
    </style:style>
    <style:style style:name="T3" style:family="text">
      <style:text-properties officeooo:rsid="0073a308"/>
    </style:style>
    <style:style style:name="T4" style:family="text">
      <style:text-properties style:font-name="FreeMono"/>
    </style:style>
    <style:style style:name="T5" style:family="text">
      <style:text-properties style:font-name="FreeMono" officeooo:rsid="0073a308"/>
    </style:style>
    <style:style style:name="T6" style:family="text">
      <style:text-properties style:font-name="FreeMono" officeooo:rsid="00067c10"/>
    </style:style>
    <style:style style:name="T7" style:family="text">
      <style:text-properties style:font-name="FreeMono" officeooo:rsid="0007025e"/>
    </style:style>
    <style:style style:name="T8" style:family="text">
      <style:text-properties style:font-name="FreeMono" fo:font-size="11pt" style:font-size-asian="11pt" style:font-size-complex="11pt"/>
    </style:style>
    <style:style style:name="T9" style:family="text">
      <style:text-properties style:font-name="FreeMono" fo:font-size="11pt" officeooo:rsid="00080a90" style:font-size-asian="11pt" style:font-size-complex="11pt"/>
    </style:style>
    <style:style style:name="T10" style:family="text">
      <style:text-properties style:font-name="FreeMono" fo:font-size="11pt" officeooo:rsid="0017aa80" style:font-size-asian="11pt" style:font-size-complex="11pt"/>
    </style:style>
    <style:style style:name="T11" style:family="text">
      <style:text-properties style:font-name="FreeMono" officeooo:rsid="0017aa80"/>
    </style:style>
    <style:style style:name="T12" style:family="text">
      <style:text-properties style:font-name="FreeMono" officeooo:rsid="000b35b9"/>
    </style:style>
    <style:style style:name="T13" style:family="text">
      <style:text-properties style:font-name="FreeMono" officeooo:rsid="000c41b4"/>
    </style:style>
    <style:style style:name="T14" style:family="text">
      <style:text-properties style:font-name="FreeMono" officeooo:rsid="000df412"/>
    </style:style>
    <style:style style:name="T15" style:family="text">
      <style:text-properties style:font-name="FreeMono" officeooo:rsid="00124170"/>
    </style:style>
    <style:style style:name="T16" style:family="text">
      <style:text-properties style:font-name="FreeMono" officeooo:rsid="00137db6"/>
    </style:style>
    <style:style style:name="T17" style:family="text">
      <style:text-properties style:font-name="FreeMono" officeooo:rsid="0016c965"/>
    </style:style>
    <style:style style:name="T18" style:family="text">
      <style:text-properties style:font-name="FreeMono" officeooo:rsid="00202178"/>
    </style:style>
    <style:style style:name="T19" style:family="text">
      <style:text-properties style:font-name="FreeMono" fo:font-style="normal" style:font-style-asian="normal" style:font-style-complex="normal"/>
    </style:style>
    <style:style style:name="T20" style:family="text">
      <style:text-properties style:font-name="FreeMono" fo:font-style="italic" style:font-style-asian="italic" style:font-style-complex="italic"/>
    </style:style>
    <style:style style:name="T21" style:family="text">
      <style:text-properties style:font-name="FreeMono" fo:font-style="italic" style:text-underline-style="none" style:font-style-asian="italic" style:font-style-complex="italic"/>
    </style:style>
    <style:style style:name="T22" style:family="text">
      <style:text-properties style:font-name="FreeMono" officeooo:rsid="004e0e2f"/>
    </style:style>
    <style:style style:name="T23" style:family="text">
      <style:text-properties style:font-name="FreeMono" officeooo:rsid="00678d99"/>
    </style:style>
    <style:style style:name="T24" style:family="text">
      <style:text-properties style:font-name="FreeMono" officeooo:rsid="0086a1e0"/>
    </style:style>
    <style:style style:name="T25" style:family="text">
      <style:text-properties style:font-name="FreeMono" officeooo:rsid="002da8a3"/>
    </style:style>
    <style:style style:name="T26" style:family="text">
      <style:text-properties style:font-name="FreeMono" officeooo:rsid="00373a01"/>
    </style:style>
    <style:style style:name="T27" style:family="text">
      <style:text-properties style:font-name="FreeMono" officeooo:rsid="0053f723"/>
    </style:style>
    <style:style style:name="T28" style:family="text">
      <style:text-properties style:font-name="FreeMono" officeooo:rsid="00556423"/>
    </style:style>
    <style:style style:name="T29" style:family="text">
      <style:text-properties style:font-name="FreeMono" officeooo:rsid="00563f75"/>
    </style:style>
    <style:style style:name="T30" style:family="text">
      <style:text-properties officeooo:rsid="009c9d64"/>
    </style:style>
    <style:style style:name="T31" style:family="text">
      <style:text-properties officeooo:rsid="001f25e7"/>
    </style:style>
    <style:style style:name="T32" style:family="text">
      <style:text-properties officeooo:rsid="0005ab99"/>
    </style:style>
    <style:style style:name="T33" style:family="text">
      <style:text-properties fo:font-style="italic" style:font-style-asian="italic" style:font-style-complex="italic"/>
    </style:style>
    <style:style style:name="T34" style:family="text">
      <style:text-properties fo:font-style="italic" officeooo:rsid="00453f6f" style:font-style-asian="italic" style:font-style-complex="italic"/>
    </style:style>
    <style:style style:name="T35" style:family="text">
      <style:text-properties fo:font-style="italic" officeooo:rsid="00802b37" style:font-style-asian="italic" style:font-style-complex="italic"/>
    </style:style>
    <style:style style:name="T36" style:family="text">
      <style:text-properties fo:font-style="italic" officeooo:rsid="0080e022" style:font-style-asian="italic" style:font-style-complex="italic"/>
    </style:style>
    <style:style style:name="T37" style:family="text">
      <style:text-properties officeooo:rsid="0093b20d"/>
    </style:style>
    <style:style style:name="T38" style:family="text">
      <style:text-properties officeooo:rsid="0017aa80"/>
    </style:style>
    <style:style style:name="T39" style:family="text">
      <style:text-properties officeooo:rsid="00924d4f"/>
    </style:style>
    <style:style style:name="T40" style:family="text">
      <style:text-properties officeooo:rsid="000b35b9"/>
    </style:style>
    <style:style style:name="T41" style:family="text">
      <style:text-properties officeooo:rsid="000c41b4"/>
    </style:style>
    <style:style style:name="T42" style:family="text">
      <style:text-properties officeooo:rsid="0033d1e8"/>
    </style:style>
    <style:style style:name="T43" style:family="text">
      <style:text-properties style:font-name="FreeSans"/>
    </style:style>
    <style:style style:name="T44" style:family="text">
      <style:text-properties style:font-name="FreeSans" officeooo:rsid="00202178"/>
    </style:style>
    <style:style style:name="T45" style:family="text">
      <style:text-properties officeooo:rsid="00137db6"/>
    </style:style>
    <style:style style:name="T46" style:family="text">
      <style:text-properties style:text-position="0% 100%" officeooo:rsid="00153d19"/>
    </style:style>
    <style:style style:name="T47" style:family="text">
      <style:text-properties style:text-position="0% 100%" officeooo:rsid="0016c965"/>
    </style:style>
    <style:style style:name="T48" style:family="text">
      <style:text-properties officeooo:rsid="0016c965"/>
    </style:style>
    <style:style style:name="T49" style:family="text">
      <style:text-properties officeooo:rsid="00202178"/>
    </style:style>
    <style:style style:name="T50" style:family="text">
      <style:text-properties officeooo:rsid="0025ac84"/>
    </style:style>
    <style:style style:name="T51" style:family="text">
      <style:text-properties fo:font-size="12pt" style:font-size-asian="12pt" style:font-size-complex="12pt"/>
    </style:style>
    <style:style style:name="T52" style:family="text">
      <style:text-properties officeooo:rsid="00268879"/>
    </style:style>
    <style:style style:name="T53" style:family="text">
      <style:text-properties officeooo:rsid="00296837"/>
    </style:style>
    <style:style style:name="T54" style:family="text">
      <style:text-properties officeooo:rsid="0047e5ae"/>
    </style:style>
    <style:style style:name="T55" style:family="text">
      <style:text-properties officeooo:rsid="004a41ae"/>
    </style:style>
    <style:style style:name="T56" style:family="text">
      <style:text-properties officeooo:rsid="004e0e2f"/>
    </style:style>
    <style:style style:name="T57" style:family="text">
      <style:text-properties officeooo:rsid="004f57b4"/>
    </style:style>
    <style:style style:name="T58" style:family="text">
      <style:text-properties style:font-name="Liberation Serif1"/>
    </style:style>
    <style:style style:name="T59" style:family="text">
      <style:text-properties style:font-name="Liberation Serif1" officeooo:rsid="00579633"/>
    </style:style>
    <style:style style:name="T60" style:family="text">
      <style:text-properties style:font-name="Liberation Serif1" officeooo:rsid="00563f75"/>
    </style:style>
    <style:style style:name="T61" style:family="text">
      <style:text-properties officeooo:rsid="0065c2ee"/>
    </style:style>
    <style:style style:name="T62" style:family="text">
      <style:text-properties officeooo:rsid="00678d99"/>
    </style:style>
    <style:style style:name="T63" style:family="text">
      <style:text-properties officeooo:rsid="006993e9"/>
    </style:style>
    <style:style style:name="T64" style:family="text">
      <style:text-properties fo:font-style="normal" fo:font-weight="bold" officeooo:rsid="00802b37" style:font-style-asian="normal" style:font-weight-asian="bold"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80e022" style:font-style-asian="normal" style:font-style-complex="normal"/>
    </style:style>
    <style:style style:name="T67" style:family="text">
      <style:text-properties fo:color="#0000ff" fo:font-style="normal" fo:font-weight="bold" officeooo:rsid="00802b37" style:font-style-asian="normal" style:font-weight-asian="bold" style:font-style-complex="normal" style:font-weight-complex="bold"/>
    </style:style>
    <style:style style:name="T68" style:family="text">
      <style:text-properties fo:color="#0000ff" fo:font-style="italic" fo:font-weight="bold" officeooo:rsid="00802b37" style:font-style-asian="italic" style:font-weight-asian="bold" style:font-style-complex="italic" style:font-weight-complex="bold"/>
    </style:style>
    <style:style style:name="T69" style:family="text">
      <style:text-properties fo:color="#0000ff" style:font-name="FreeSans" fo:font-size="24pt" fo:font-weight="bold" style:font-size-asian="24pt" style:font-weight-asian="bold" style:font-size-complex="24pt" style:font-weight-complex="bold"/>
    </style:style>
    <style:style style:name="T70" style:family="text">
      <style:text-properties fo:color="#0000ff" style:font-name="FreeSans" fo:font-size="24pt" fo:font-weight="bold" officeooo:rsid="00373a01" style:font-size-asian="24pt" style:font-weight-asian="bold" style:font-size-complex="24pt" style:font-weight-complex="bold"/>
    </style:style>
    <style:style style:name="T71" style:family="text">
      <style:text-properties fo:color="#0000ff" style:font-name="FreeSans" fo:font-size="24pt" style:font-size-asian="24pt" style:font-size-complex="24pt"/>
    </style:style>
    <style:style style:name="T72" style:family="text">
      <style:text-properties fo:color="#0000ff" style:font-name="FreeSans" fo:font-size="24pt" officeooo:rsid="003e7798" style:font-size-asian="24pt" style:font-size-complex="24pt"/>
    </style:style>
    <style:style style:name="T73" style:family="text">
      <style:text-properties fo:color="#0000ff" fo:font-size="24pt" fo:font-weight="bold" officeooo:rsid="0038e954" style:font-size-asian="24pt" style:font-weight-asian="bold" style:font-size-complex="24pt" style:font-weight-complex="bold"/>
    </style:style>
    <style:style style:name="T74" style:family="text">
      <style:text-properties officeooo:rsid="0086a1e0"/>
    </style:style>
    <style:style style:name="T75" style:family="text">
      <style:text-properties officeooo:rsid="0086d740"/>
    </style:style>
    <style:style style:name="T76" style:family="text">
      <style:text-properties officeooo:rsid="00888d61"/>
    </style:style>
    <style:style style:name="T77" style:family="text">
      <style:text-properties officeooo:rsid="008b6dbb"/>
    </style:style>
    <style:style style:name="T78" style:family="text">
      <style:text-properties officeooo:rsid="0080e022"/>
    </style:style>
    <style:style style:name="T79" style:family="text">
      <style:text-properties officeooo:rsid="007b07e2"/>
    </style:style>
    <style:style style:name="T80" style:family="text">
      <style:text-properties officeooo:rsid="007ce92d"/>
    </style:style>
    <style:style style:name="T81" style:family="text">
      <style:text-properties officeooo:rsid="00798d88"/>
    </style:style>
    <style:style style:name="T82" style:family="text">
      <style:text-properties officeooo:rsid="006f6108"/>
    </style:style>
    <style:style style:name="T83" style:family="text">
      <style:text-properties officeooo:rsid="006d921b"/>
    </style:style>
    <style:style style:name="T84" style:family="text">
      <style:text-properties officeooo:rsid="006b7d3c"/>
    </style:style>
    <style:style style:name="T85" style:family="text">
      <style:text-properties officeooo:rsid="002da8a3"/>
    </style:style>
    <style:style style:name="T86" style:family="text">
      <style:text-properties officeooo:rsid="0034a983"/>
    </style:style>
    <style:style style:name="T87" style:family="text">
      <style:text-properties officeooo:rsid="003215d7"/>
    </style:style>
    <style:style style:name="T88" style:family="text">
      <style:text-properties officeooo:rsid="00373a01"/>
    </style:style>
    <style:style style:name="T89" style:family="text">
      <style:text-properties officeooo:rsid="003e7798"/>
    </style:style>
    <style:style style:name="T90" style:family="text">
      <style:text-properties officeooo:rsid="003e7a2c"/>
    </style:style>
    <style:style style:name="T91" style:family="text">
      <style:text-properties officeooo:rsid="0052359b"/>
    </style:style>
    <style:style style:name="T92" style:family="text">
      <style:text-properties officeooo:rsid="005377a8"/>
    </style:style>
    <style:style style:name="T93" style:family="text">
      <style:text-properties officeooo:rsid="0053f723"/>
    </style:style>
    <style:style style:name="T94" style:family="text">
      <style:text-properties officeooo:rsid="00556423"/>
    </style:style>
    <style:style style:name="T95" style:family="text">
      <style:text-properties officeooo:rsid="00579633"/>
    </style:style>
    <style:style style:name="T96" style:family="text">
      <style:text-properties officeooo:rsid="00563f75"/>
    </style:style>
    <style:style style:name="T97" style:family="text">
      <style:text-properties officeooo:rsid="005654b3"/>
    </style:style>
    <style:style style:name="T98" style:family="text">
      <style:text-properties officeooo:rsid="00470f1e"/>
    </style:style>
    <style:style style:name="T99" style:family="text">
      <style:text-properties officeooo:rsid="000d00e5"/>
    </style:style>
    <style:style style:name="T100" style:family="text">
      <style:text-properties style:font-name="FreeMono1"/>
    </style:style>
    <style:style style:name="T101" style:family="text">
      <style:text-properties style:font-name="FreeMono1" fo:font-size="11pt" style:font-size-asian="11pt" style:font-size-complex="11pt"/>
    </style:style>
    <style:style style:name="T102" style:family="text">
      <style:text-properties officeooo:rsid="001771e6"/>
    </style:style>
    <style:style style:name="T103" style:family="text">
      <style:text-properties officeooo:rsid="0018c966"/>
    </style:style>
    <style:style style:name="T104" style:family="text">
      <style:text-properties officeooo:rsid="0019e3e7"/>
    </style:style>
    <style:style style:name="T105" style:family="text">
      <style:text-properties officeooo:rsid="001c5be8"/>
    </style:style>
    <style:style style:name="T106" style:family="text">
      <style:text-properties officeooo:rsid="00209cd7"/>
    </style:style>
    <style:style style:name="T107" style:family="text">
      <style:text-properties officeooo:rsid="0025b7db"/>
    </style:style>
    <style:style style:name="T108" style:family="text">
      <style:text-properties officeooo:rsid="002609a5"/>
    </style:style>
    <style:style style:name="T109" style:family="text">
      <style:text-properties style:font-name="FreeMono1"/>
    </style:style>
    <style:style style:name="T110" style:family="text">
      <style:text-properties style:font-name="FreeMono1" fo:font-size="10pt" style:font-size-asian="10pt" style:font-size-complex="10pt"/>
    </style:style>
    <style:style style:name="T111" style:family="text">
      <style:text-properties style:font-name="FreeMono1" fo:font-size="10pt" fo:font-style="normal" style:font-size-asian="10pt" style:font-style-asian="normal" style:font-size-complex="10pt" style:font-style-complex="normal"/>
    </style:style>
    <style:style style:name="T112" style:family="text">
      <style:text-properties style:font-name="FreeMono1" fo:font-size="10pt" fo:font-weight="normal" style:font-size-asian="10pt" style:font-weight-asian="normal" style:font-size-complex="10pt" style:font-weight-complex="normal"/>
    </style:style>
    <style:style style:name="T113" style:family="text">
      <style:text-properties officeooo:rsid="0028edae"/>
    </style:style>
    <style:style style:name="T114" style:family="text">
      <style:text-properties officeooo:rsid="00293d9a"/>
    </style:style>
    <style:style style:name="T115" style:family="text">
      <style:text-properties style:font-name="Liberation Serif"/>
    </style:style>
    <style:style style:name="T116" style:family="text">
      <style:text-properties officeooo:rsid="002dabc4"/>
    </style:style>
    <style:style style:name="T117" style:family="text">
      <style:text-properties officeooo:rsid="002e8327"/>
    </style:style>
    <style:style style:name="T118" style:family="text">
      <style:text-properties officeooo:rsid="003725b6"/>
    </style:style>
    <style:style style:name="T119" style:family="text">
      <style:text-properties officeooo:rsid="0037e237"/>
    </style:style>
    <style:style style:name="T120" style:family="text">
      <style:text-properties officeooo:rsid="00399d1b"/>
    </style:style>
    <style:style style:name="T121" style:family="text">
      <style:text-properties officeooo:rsid="003e6a51"/>
    </style:style>
    <style:style style:name="T122" style:family="text">
      <style:text-properties officeooo:rsid="004028d8"/>
    </style:style>
    <style:style style:name="T123" style:family="text">
      <style:text-properties style:font-name="Liberation Serif2" officeooo:rsid="004028d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3"/>
      <text:p text:style-name="P223"/>
      <text:p text:style-name="P223"/>
      <text:p text:style-name="P223"/>
      <text:p text:style-name="P223">Edge Integration</text:p>
      <text:p text:style-name="P223"/>
      <text:p text:style-name="P224">Station Controller (sc) </text:p>
      <text:p text:style-name="P2"/>
      <text:p text:style-name="P2"/>
      <text:p text:style-name="P224">User’s Guide </text:p>
      <text:p text:style-name="P2"/>
      <text:p text:style-name="P2"/>
      <text:p text:style-name="P2"/>
      <text:p text:style-name="P2"/>
      <text:p text:style-name="P3"><text:line-break/><text:span text:style-name="T30">May</text:span> <text:span text:style-name="T30">1</text:span>, 201<text:span text:style-name="T30">9</text:span></text:p>
      <text:p text:style-name="P3">Version 2.<text:span text:style-name="T31">6</text:span></text:p>
      <text:p text:style-name="P2"/>
      <text:p text:style-name="P2"/>
      <text:p text:style-name="P2"/>
      <text:p text:style-name="P2"/>
      <text:p text:style-name="P2"/>
      <text:p text:style-name="P2"/>
      <text:p text:style-name="P2"/>
      <text:p text:style-name="P2"/>
      <text:p text:style-name="P2"/>
      <text:p text:style-name="P3">Copyright Edge Integration 2009</text:p>
      <text:p text:style-name="P5">Copyright Douglas Kaip 2017 - <text:span text:style-name="T30">2019</text:span></text:p>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225"/>
      <text:p text:style-name="P238"/>
      <text:p text:style-name="P238"/>
      <text:p text:style-name="P238"/>
      <text:p text:style-name="P238">This page left blank intentionally</text:p>
      <text:p text:style-name="P23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0">Forward<text:tab/>4</text:p>
          <text:p text:style-name="P280">Revision Notes<text:tab/>4</text:p>
          <text:p text:style-name="P281">Versions<text:tab/>4</text:p>
          <text:p text:style-name="P280">Introduction<text:tab/>7</text:p>
          <text:p text:style-name="P280">Getting Started<text:tab/>7</text:p>
          <text:p text:style-name="P280">sc Command Line Commands<text:tab/>9</text:p>
          <text:p text:style-name="P280">sc Program<text:tab/>12</text:p>
          <text:p text:style-name="P281">Hello World<text:tab/>12</text:p>
          <text:p text:style-name="P281">Program Structure<text:tab/>12</text:p>
          <text:p text:style-name="P281">Program Execution<text:tab/>14</text:p>
          <text:p text:style-name="P281">Handling Event and Reply Messages<text:tab/>16</text:p>
          <text:p text:style-name="P281">Parsing Rules<text:tab/>18</text:p>
          <text:p text:style-name="P281">Program Variables<text:tab/>19</text:p>
          <text:p text:style-name="P281">Dumping sc Variables<text:tab/>21</text:p>
          <text:p text:style-name="P282">Variable Context<text:tab/>21</text:p>
          <text:p text:style-name="P281">Using Timers<text:tab/>22</text:p>
          <text:p text:style-name="P281">Error Handling<text:tab/>23</text:p>
          <text:p text:style-name="P280">Reference<text:tab/>24</text:p>
          <text:p text:style-name="P281">Program Statements<text:tab/>24</text:p>
          <text:p text:style-name="P281">Preprocessor Directives<text:tab/>38</text:p>
          <text:p text:style-name="P281">Comments<text:tab/>39</text:p>
          <text:p text:style-name="P281">Expressions<text:tab/>39</text:p>
          <text:p text:style-name="P281">Math Operators<text:tab/>40</text:p>
          <text:p text:style-name="P281">Unary Operators<text:tab/>40</text:p>
          <text:p text:style-name="P281">Relational Operators<text:tab/>41</text:p>
          <text:p text:style-name="P282">Numeric<text:tab/>41</text:p>
          <text:p text:style-name="P282">String conditionals<text:tab/>41</text:p>
          <text:p text:style-name="P281">Boolean Operators<text:tab/>42</text:p>
          <text:p text:style-name="P281">Bitwise Operators<text:tab/>42</text:p>
          <text:p text:style-name="P281">Constants<text:tab/>42</text:p>
          <text:p text:style-name="P281">String Concatenation<text:tab/>43</text:p>
          <text:p text:style-name="P281">Keywords<text:tab/>43</text:p>
          <text:p text:style-name="P281">Functions<text:tab/>43</text:p>
          <text:p text:style-name="P280">Protocols<text:tab/>43</text:p>
          <text:p text:style-name="P281">Command Protocols<text:tab/>43</text:p>
          <text:p text:style-name="P281">Standard Protocols<text:tab/>44</text:p>
          <text:p text:style-name="P281">Example<text:tab/>44</text:p>
          <text:p text:style-name="P281">XML Protocol<text:tab/>44</text:p>
          <text:p text:style-name="P281">Port Options<text:tab/>44</text:p>
          <text:p text:style-name="P281">Variables in XML Replies and Unsolicited Messages<text:tab/>44</text:p>
          <text:p text:style-name="P281"><text:soft-page-break/>SECS Protocol<text:tab/>44</text:p>
          <text:p text:style-name="P282">SECSI<text:tab/>44</text:p>
          <text:p text:style-name="P282">HSMS<text:tab/>44</text:p>
          <text:p text:style-name="P282">Annotated SECSII Messages<text:tab/>44</text:p>
          <text:p text:style-name="P282">Variables in SECSII Replies and Unsolicited Messages<text:tab/>44</text:p>
          <text:p text:style-name="P281">For/Next Loops<text:tab/>44</text:p>
          <text:p text:style-name="P281">Handling SECS Events<text:tab/>45</text:p>
          <text:p text:style-name="P281">Dynamic SECS Body<text:tab/>45</text:p>
          <text:p text:style-name="P281">SECS Pass-Through<text:tab/>45</text:p>
          <text:p text:style-name="P280">Hints<text:tab/>45</text:p>
          <text:p text:style-name="P280">Examples<text:tab/>45</text:p>
          <text:p text:style-name="P281">Using sc as a semiconductor equipment simulator<text:tab/>45</text:p>
          <text:p text:style-name="P281">Using sc as a semiconductor host or Equipment Interface simulator<text:tab/>48</text:p>
          <text:p text:style-name="P281">Using sc to upload a binary recipe and compare it to a recipe in a file<text:tab/>50</text:p>
          <text:p text:style-name="P281">More sophisticated variable usage<text:tab/>51</text:p>
          <text:p text:style-name="P280">Maintenance<text:tab/>51</text:p>
          <text:p text:style-name="P281">Debugging sc<text:tab/>51</text:p>
          <text:p text:style-name="P280">Important Concepts You Need to Understand<text:tab/>53</text:p>
          <text:p text:style-name="P281">Arrays<text:tab/>53</text:p>
          <text:p text:style-name="P281">Labels<text:tab/>55</text:p>
          <text:p text:style-name="P281">Timers<text:tab/>56</text:p>
          <text:p text:style-name="P280">License<text:tab/>57</text:p>
        </text:index-body>
      </text:table-of-content>
      <text:p text:style-name="Text_20_body"/>
      <text:p text:style-name="P226"><text:alphabetical-index-mark-start text:id="IMark94370370408216"/><text:toc-mark-start text:id="IMark94370366678136" text:outline-level="1"/><text:alphabetical-index-mark-start text:id="IMark94370398357112"/>Forward<text:alphabetical-index-mark-end text:id="IMark94370398357112"/><text:toc-mark-end text:id="IMark94370366678136"/><text:alphabetical-index-mark-end text:id="IMark94370370408216"/></text:p>
      <text:p text:style-name="P269"/>
      <text:p text:style-name="Heading_20_1"><text:toc-mark-start text:id="IMark94370398357112" text:outline-level="1"/>Revision Notes<text:toc-mark-end text:id="IMark94370398357112"/></text:p>
      <text:p text:style-name="P233"><text:toc-mark-start text:id="IMark94370401101048" text:outline-level="2"/>Versions<text:toc-mark-end text:id="IMark94370401101048"/></text:p>
      <text:p text:style-name="P239">Version 2.<text:span text:style-name="T99">6</text:span> (reflected in version 2.<text:span text:style-name="T99">5</text:span>.0)</text:p>
      <text:list xml:id="list2754500416" text:style-name="L1">
        <text:list-item>
          <text:p text:style-name="P285">Worked through code and cleaned <text:span text:style-name="T106">it </text:span>up so that it would compile with the standard set to gnu18.</text:p>
        </text:list-item>
        <text:list-item>
          <text:p text:style-name="P297">Fixed various minor bugs.</text:p>
        </text:list-item>
      </text:list>
      <text:p text:style-name="P239">Version 2.5 (reflected in version 2.4.0)</text:p>
      <text:list xml:id="list183312483433680" text:continue-numbering="true" text:style-name="L1">
        <text:list-item>
          <text:p text:style-name="P285">Added a new function, file_orc(), for reading and returning a specified line within a file.</text:p>
        </text:list-item>
        <text:list-item>
          <text:p text:style-name="P285">For the “open port”, more options have been added parity, data bits and stop bits</text:p>
        </text:list-item>
        <text:list-item>
          <text:p text:style-name="P285">Allow variables on the left of the =’s to contain a “-“. Ex x=”abc-123’; let y[$x] = .…</text:p>
        </text:list-item>
      </text:list>
      <text:p text:style-name="P239"><text:soft-page-break/>Version 2.4.7 (reflected in sc version 2.3.18)</text:p>
      <text:list xml:id="list3884077544" text:style-name="L2">
        <text:list-item>
          <text:p text:style-name="P286">Added MORE_SECS_TMP_VARIABLES pragma, and new syntax for sending secs messages</text:p>
        </text:list-item>
        <text:list-item>
          <text:p text:style-name="P286">(see SECS Pass-Through)</text:p>
        </text:list-item>
        <text:list-item>
          <text:p text:style-name="P286">Added documentation for checksum()</text:p>
        </text:list-item>
        <text:list-item>
          <text:p text:style-name="P286">Added ALGEBRAIC_PRECEDENCE pragma</text:p>
        </text:list-item>
        <text:list-item>
          <text:p text:style-name="P286">Added new function, set_system_options(). Used by the system() and system_shell().</text:p>
        </text:list-item>
        <text:list-item>
          <text:p text:style-name="P286">Added documentation for ftoh() and htof()</text:p>
        </text:list-item>
      </text:list>
      <text:p text:style-name="P239">Version 2.4.6 (reflected in sc version 2.3.17)</text:p>
      <text:list xml:id="list2462045695" text:style-name="L3">
        <text:list-item>
          <text:p text:style-name="P287">Added new function is_number()</text:p>
        </text:list-item>
        <text:list-item>
          <text:p text:style-name="P287">Open statement allows for options=&lt;&gt; to be an expression.</text:p>
        </text:list-item>
      </text:list>
      <text:p text:style-name="P240">V<text:span text:style-name="T1">ersion 2.4.5 (reflected in sc version 2.3.16)</text:span></text:p>
      <text:list xml:id="list2579962404" text:style-name="L4">
        <text:list-item>
          <text:p text:style-name="P298">Added clarification for evaluating expressions.</text:p>
        </text:list-item>
        <text:list-item>
          <text:p text:style-name="P298">Modified the open command to allow a client connection to be closed by a server</text:p>
        </text:list-item>
        <text:list-item>
          <text:p text:style-name="P298">New option for the hsms protocol to handle client disconnect.</text:p>
        </text:list-item>
      </text:list>
      <text:p text:style-name="P239">Version 2.4.4 (reflected in sc version 2.3.14)</text:p>
      <text:list xml:id="list3119110051" text:style-name="L5">
        <text:list-item>
          <text:p text:style-name="P288">New random number function rand() / rand(seed)</text:p>
        </text:list-item>
        <text:list-item>
          <text:p text:style-name="P288">Mod so that you can use strings and constants for labels.</text:p>
        </text:list-item>
      </text:list>
      <text:p text:style-name="P239">Version 2.4.3 (reflected in sc version 2.3.13)</text:p>
      <text:list xml:id="list1526039947" text:style-name="L6">
        <text:list-item>
          <text:p text:style-name="P289">New function, is_timer() returns seconds remaining for a timer</text:p>
        </text:list-item>
        <text:list-item>
          <text:p text:style-name="P289">New function, save_tmp_var(), makes tmp variables permanent</text:p>
        </text:list-item>
        <text:list-item>
          <text:p text:style-name="P289">New feature to allow linking 'C' functions with the sc executable</text:p>
        </text:list-item>
      </text:list>
      <text:p text:style-name="P239">Version 2.4.2</text:p>
      <text:list xml:id="list3302082112" text:style-name="L7">
        <text:list-item>
          <text:p text:style-name="P290">Added the Boolean Not operator. Uses the “!” character.</text:p>
        </text:list-item>
        <text:list-item>
          <text:p text:style-name="P290">New function, htou(), to convert hex values to unsigned ints.</text:p>
        </text:list-item>
        <text:list-item>
          <text:p text:style-name="P290">Fixed the htoi() function to properly return negative values.</text:p>
        </text:list-item>
      </text:list>
      <text:p text:style-name="P239">Version 2.4.1</text:p>
      <text:list xml:id="list2712588996" text:style-name="L8">
        <text:list-item>
          <text:p text:style-name="P291"><text:soft-page-break/>Added some clarification with “Dynamic SECS Body” section. The “.” should not be included in the variable data.</text:p>
        </text:list-item>
      </text:list>
      <text:p text:style-name="P239">Version 2.4.0</text:p>
      <text:list xml:id="list1304395905" text:style-name="L9">
        <text:list-item>
          <text:p text:style-name="P292">Added clarifications and various edits submitted by Douglas Kaip... thanks Douglas</text:p>
        </text:list-item>
      </text:list>
      <text:p text:style-name="P239">Version 2.3.9</text:p>
      <text:list xml:id="list27932955" text:style-name="L10">
        <text:list-item>
          <text:p text:style-name="P293">New options to standard protocol, tmp_var=toupper or tmp_var=tolower. Converts tmp variable names to upper or lower case</text:p>
        </text:list-item>
        <text:list-item>
          <text:p text:style-name="P293">New function is_print(), returns true or false if a char is printable</text:p>
        </text:list-item>
        <text:list-item>
          <text:p text:style-name="P293">New function atoi(), returns the numeric value of a char</text:p>
        </text:list-item>
      </text:list>
      <text:p text:style-name="P239">Version 2.3.8</text:p>
      <text:list xml:id="list952170168" text:style-name="L11">
        <text:list-item>
          <text:p text:style-name="P294">New function, mkprint()</text:p>
        </text:list-item>
      </text:list>
      <text:p text:style-name="P239">Version 2.3.7</text:p>
      <text:list xml:id="list3870476312" text:style-name="L12">
        <text:list-item>
          <text:p text:style-name="P295">No changes to this document</text:p>
        </text:list-item>
      </text:list>
      <text:p text:style-name="P239">Version 2.3.6</text:p>
      <text:list xml:id="list4229178124" text:style-name="L13">
        <text:list-item>
          <text:p text:style-name="P296">Added the crlf option to the commands protocol.</text:p>
        </text:list-item>
      </text:list>
      <text:p text:style-name="P240"/>
      <text:p text:style-name="P240"/>
      <text:p text:style-name="P234"><text:toc-mark-start text:id="IMark94370402752232" text:outline-level="1"/>Introduction<text:toc-mark-end text:id="IMark94370402752232"/></text:p>
      <text:p text:style-name="P263">The purpose of this document is to show how to create program files using the Edge Integration sc Station Controller. <text:s/><text:span text:style-name="T32">This document explains how the sc functions and the program language syntax along with programming examples.</text:span></text:p>
      <text:p text:style-name="P263"/>
      <text:p text:style-name="P227"><text:toc-mark-start text:id="IMark94370401102120" text:outline-level="1"/>Getting Started<text:toc-mark-end text:id="IMark94370401102120"/></text:p>
      <text:p text:style-name="P241">In this section, we discuss how to install the sc, start the sc, stop the sc, and the sc command line options.</text:p>
      <text:p text:style-name="P241">To install the sc, copy the sc executable (sc) to the appropriate directory on your system. <text:s/>Make sure that your $PATH environment variable is properly set.</text:p>
      <text:p text:style-name="P241">To start the sc, at the system prompt type sc. <text:s/>You should see a greeting. <text:s/>Hist the <text:span text:style-name="T33">enter</text:span> key to get an sc prompt and a list of commands.</text:p>
      <text:p text:style-name="P241"><text:tab/><text:span text:style-name="T4">$ sc -i</text:span></text:p>
      <text:p text:style-name="P242">To terminate the sc, at the sc prompt, type <text:span text:style-name="T33">kill</text:span>.</text:p>
      <text:p text:style-name="P242"><text:tab/><text:span text:style-name="T4">$ sc&gt; kill</text:span></text:p>
      <text:p text:style-name="P242">To get a list of the sc options, type <text:span text:style-name="T33">sc -i</text:span> at the system prompt.</text:p>
      <text:p text:style-name="P242"><text:tab/><text:span text:style-name="T6">$ sc -h</text:span></text:p>
      <text:p text:style-name="P243">Always put a blank space between the <text:span text:style-name="T33">-option</text:span> and the argument.</text:p>
      <text:p text:style-name="P244"><text:tab/><text:span text:style-name="T4">$ sc -d 3 <text:s text:c="3"/></text:span>not <text:span text:style-name="T4">$ sc -d3</text:span></text:p>
      <text:p text:style-name="P244">A typical way of starting sc when being used as an Equipment Interface simulator during Equipment Interface development is:</text:p>
      <text:p text:style-name="P244"><text:tab/><text:span text:style-name="T7">$ sc -i -c “read my_program”</text:span></text:p>
      <text:p text:style-name="P245">Or if the preprocessor directives are used in “my_program” <text:s/><text:span text:style-name="T37">FIXME at the current time my_program must be in the default directory.</text:span></text:p>
      <text:p text:style-name="P245"><text:tab/><text:span text:style-name="T4">$ sc -i -c “read -P my_program”</text:span></text:p>
      <text:p text:style-name="P245">The following is a list of the sc command line options:</text:p>
      <table:table table:name="sc_command_line_options" table:style-name="sc_5f_command_5f_line_5f_options">
        <table:table-column table:style-name="sc_5f_command_5f_line_5f_options.A"/>
        <table:table-column table:style-name="sc_5f_command_5f_line_5f_options.B"/>
        <table:table-header-rows>
          <table:table-row>
            <table:table-cell table:style-name="sc_5f_command_5f_line_5f_options.A1" office:value-type="string">
              <text:p text:style-name="P195">sc option</text:p>
            </table:table-cell>
            <table:table-cell table:style-name="sc_5f_command_5f_line_5f_options.B1" office:value-type="string">
              <text:p text:style-name="P195">Description</text:p>
            </table:table-cell>
          </table:table-row>
        </table:table-header-rows>
        <table:table-row>
          <table:table-cell table:style-name="sc_5f_command_5f_line_5f_options.A2" office:value-type="string">
            <text:p text:style-name="P6"><text:span text:style-name="T4">-c </text:span>command</text:p>
          </table:table-cell>
          <table:table-cell table:style-name="sc_5f_command_5f_line_5f_options.B2" office:value-type="string">
            <text:p text:style-name="P6">Used to specify or execute an sc command when starting the sc. <text:s/>The specified command is any valid sc command.<text:line-break/><text:soft-page-break/><text:line-break/><text:span text:style-name="T9">$ sc –c “read my_program_</text:span><text:span text:style-name="T10">file</text:span><text:span text:style-name="T9">”</text:span></text:p>
            <text:p text:style-name="P17">$ sc -c “read \”./src/my_program_<text:span text:style-name="T38">file</text:span>\””</text:p>
            <text:p text:style-name="P7"/>
          </table:table-cell>
        </table:table-row>
        <table:table-row>
          <table:table-cell table:style-name="sc_5f_command_5f_line_5f_options.A2" office:value-type="string">
            <text:p text:style-name="P7"><text:span text:style-name="T4">-d </text:span>level</text:p>
          </table:table-cell>
          <table:table-cell table:style-name="sc_5f_command_5f_line_5f_options.B2" office:value-type="string">
            <text:p text:style-name="P7">Used to specify the debug or trace level. <text:s/>This is used to debug the sc application and your program file. <text:s/>The level ranges from 0 to 5. The default is 0. which turns off debugging.<text:line-break/><text:line-break/><text:span text:style-name="T4">$ sc -d 3 -c “read my_program_</text:span><text:span text:style-name="T11">file</text:span><text:span text:style-name="T4">”</text:span></text:p>
            <text:p text:style-name="P7"/>
          </table:table-cell>
        </table:table-row>
        <table:table-row>
          <table:table-cell table:style-name="sc_5f_command_5f_line_5f_options.A2" office:value-type="string">
            <text:p text:style-name="P25">-g</text:p>
          </table:table-cell>
          <table:table-cell table:style-name="sc_5f_command_5f_line_5f_options.B2" office:value-type="string">
            <text:p text:style-name="P8">Used to show the GNU GENERAL PUBLIC LICENSE that this program is licensed under.</text:p>
          </table:table-cell>
        </table:table-row>
        <table:table-row>
          <table:table-cell table:style-name="sc_5f_command_5f_line_5f_options.A2" office:value-type="string">
            <text:p text:style-name="P26">-h</text:p>
          </table:table-cell>
          <table:table-cell table:style-name="sc_5f_command_5f_line_5f_options.B2" office:value-type="string">
            <text:p text:style-name="P7">Used to show the options.<text:line-break/><text:line-break/><text:span text:style-name="T4">$ sc -h</text:span></text:p>
            <text:p text:style-name="P7"/>
          </table:table-cell>
        </table:table-row>
        <table:table-row>
          <table:table-cell table:style-name="sc_5f_command_5f_line_5f_options.A2" office:value-type="string">
            <text:p text:style-name="P27">-i</text:p>
          </table:table-cell>
          <table:table-cell table:style-name="sc_5f_command_5f_line_5f_options.B2" office:value-type="string">
            <text:p text:style-name="P9">Runs the sc in interactive mode. <text:s/>The sc prompts for commands.</text:p>
            <text:p text:style-name="P9"/>
            <text:p text:style-name="P27">$ sc -i</text:p>
            <text:p text:style-name="P9"/>
            <text:p text:style-name="P9">Note: While in the interactive mode, if you press a key sc will stop processing input on any open connections until the enter key is pressed. <text:s/>This is usually not an issue unless you are entering a command with a lot of characters. <text:s/>If this is the case consider using cut and paste from a different window.</text:p>
            <text:p text:style-name="P9"/>
          </table:table-cell>
        </table:table-row>
        <table:table-row>
          <table:table-cell table:style-name="sc_5f_command_5f_line_5f_options.A2" office:value-type="string">
            <text:p text:style-name="P10"><text:span text:style-name="T4">-n</text:span> name</text:p>
          </table:table-cell>
          <table:table-cell table:style-name="sc_5f_command_5f_line_5f_options.B2" office:value-type="string">
            <text:p text:style-name="P10">Assigns the name to the sc. <text:s/>The name is used in log messages. This is useful when running multiple sc’s and error messages are sent to a common error file.</text:p>
            <text:p text:style-name="P10"/>
          </table:table-cell>
        </table:table-row>
        <table:table-row>
          <table:table-cell table:style-name="sc_5f_command_5f_line_5f_options.A2" office:value-type="string">
            <text:p text:style-name="P28">-r</text:p>
          </table:table-cell>
          <table:table-cell table:style-name="sc_5f_command_5f_line_5f_options.B2" office:value-type="string">
            <text:p text:style-name="P11">Displays sc command reference <text:s/><text:span text:style-name="T39">information.</text:span></text:p>
          </table:table-cell>
        </table:table-row>
        <table:table-row>
          <table:table-cell table:style-name="sc_5f_command_5f_line_5f_options.A2" office:value-type="string">
            <text:p text:style-name="P10"><text:span text:style-name="T4">-s</text:span> service</text:p>
          </table:table-cell>
          <table:table-cell table:style-name="sc_5f_command_5f_line_5f_options.B2" office:value-type="string">
            <text:p text:style-name="P16"><text:s/><text:span text:style-name="T40">Used to specify an interface file socket, service when starting the sc. <text:s/>This socket is used to communicate with the running sc. <text:s/>This utility sc_talk is used to communicate with the running sc through this socket. <text:s/>(A good convention is to put the socket files in a sockets directory and prefix them with an “</text:span><text:span text:style-name="T12">s.</text:span><text:span text:style-name="T40">”)<text:line-break/><text:line-break/></text:span><text:span text:style-name="T12">$ sc -c “read my_program_</text:span><text:span text:style-name="T11">file</text:span><text:span text:style-name="T12">” -s sockets/s.sc_tool</text:span><text:span text:style-name="T40"><text:line-break/></text:span></text:p>
          </table:table-cell>
        </table:table-row>
        <text:soft-page-break/>
        <table:table-row>
          <table:table-cell table:style-name="sc_5f_command_5f_line_5f_options.A2" office:value-type="string">
            <text:p text:style-name="P29">-v</text:p>
          </table:table-cell>
          <table:table-cell table:style-name="sc_5f_command_5f_line_5f_options.B2" office:value-type="string">
            <text:p text:style-name="P10">Used to get the current version of the sc.<text:line-break/><text:line-break/><text:span text:style-name="T13">$ sc -v</text:span><text:span text:style-name="T41"><text:line-break/></text:span></text:p>
          </table:table-cell>
        </table:table-row>
        <table:table-row>
          <table:table-cell table:style-name="sc_5f_command_5f_line_5f_options.A2" office:value-type="string">
            <text:p text:style-name="P30">-w</text:p>
          </table:table-cell>
          <table:table-cell table:style-name="sc_5f_command_5f_line_5f_options.B2" office:value-type="string">
            <text:p text:style-name="P12">Displays program warranty information. <text:s/>In short, there is <text:span text:style-name="T1">no</text:span> warranty of any kind.</text:p>
          </table:table-cell>
        </table:table-row>
        <table:table-row>
          <table:table-cell table:style-name="sc_5f_command_5f_line_5f_options.A2" office:value-type="string">
            <text:p text:style-name="P31">-x my_program_<text:span text:style-name="T38">file</text:span></text:p>
          </table:table-cell>
          <table:table-cell table:style-name="sc_5f_command_5f_line_5f_options.B2" office:value-type="string">
            <text:p text:style-name="P13">Used to run the program syntax checker.<text:line-break/><text:line-break/><text:span text:style-name="T4">$ sc -x my_program_</text:span><text:span text:style-name="T11">file</text:span><text:line-break/></text:p>
          </table:table-cell>
        </table:table-row>
        <table:table-row>
          <table:table-cell table:style-name="sc_5f_command_5f_line_5f_options.A2" office:value-type="string">
            <text:p text:style-name="P13"><text:span text:style-name="T4">-I</text:span> path</text:p>
          </table:table-cell>
          <table:table-cell table:style-name="sc_5f_command_5f_line_5f_options.B2" office:value-type="string">
            <text:p text:style-name="P13">Define an include path to search for include files. <text:s/>See (<text:span text:style-name="T4">#include</text:span>).<text:line-break/></text:p>
          </table:table-cell>
        </table:table-row>
        <table:table-row>
          <table:table-cell table:style-name="sc_5f_command_5f_line_5f_options.A2" office:value-type="string">
            <text:p text:style-name="P13"><text:span text:style-name="T4">-D </text:span>name</text:p>
          </table:table-cell>
          <table:table-cell table:style-name="sc_5f_command_5f_line_5f_options.B2" office:value-type="string">
            <text:p text:style-name="P13">Define a name in a program. <text:s/>See (<text:span text:style-name="T4">#ifdef</text:span>).<text:line-break/><text:line-break/><text:span text:style-name="T14">$ sc -c “read -D DEBUG my_program_</text:span><text:span text:style-name="T11">file</text:span><text:span text:style-name="T14">”</text:span><text:line-break/></text:p>
          </table:table-cell>
        </table:table-row>
        <table:table-row>
          <table:table-cell table:style-name="sc_5f_command_5f_line_5f_options.A2" office:value-type="string">
            <text:p text:style-name="P14"><text:span text:style-name="T4">-D</text:span> name = value</text:p>
          </table:table-cell>
          <table:table-cell table:style-name="sc_5f_command_5f_line_5f_options.B2" office:value-type="string">
            <text:p text:style-name="P14">Substitute all occurrences of name with value in a program.<text:line-break/><text:line-break/><text:span text:style-name="T4">$ sc -c “read -D DEBUG -D TOOL=Nova my_program_</text:span><text:span text:style-name="T11">file</text:span><text:span text:style-name="T4">”</text:span></text:p>
          </table:table-cell>
        </table:table-row>
        <table:table-row>
          <table:table-cell table:style-name="sc_5f_command_5f_line_5f_options.A2" office:value-type="string">
            <text:p text:style-name="P32">-P</text:p>
          </table:table-cell>
          <table:table-cell table:style-name="sc_5f_command_5f_line_5f_options.B2" office:value-type="string">
            <text:p text:style-name="P15">Enable the preprocessor. <text:s/>By default it is disabled. <text:s/>It is automatically enabled if the -I or -D options are used.<text:line-break/><text:line-break/><text:span text:style-name="T4">$ sc -c “read -P my_program_</text:span><text:span text:style-name="T11">file</text:span><text:span text:style-name="T4">”</text:span><text:line-break/></text:p>
          </table:table-cell>
        </table:table-row>
      </table:table>
      <text:p text:style-name="P278">Table <text:sequence text:ref-name="refTable0" text:name="Table" text:formula="ooow:Table+1" style:num-format="1">1</text:sequence>: Startup Command Line Options</text:p>
      <text:p text:style-name="P244"/>
      <text:p text:style-name="P228"><text:toc-mark-start text:id="IMark94370401793000" text:outline-level="1"/><text:span text:style-name="T42">s</text:span>c Command <text:span text:style-name="T42">Line Commands</text:span><text:toc-mark-end text:id="IMark94370401793000"/></text:p>
      <text:p text:style-name="P246">In this section we discuss the sc commands.</text:p>
      <text:p text:style-name="P246">The following sc commands can be entered at the sc prompt:</text:p>
      <table:table table:name="sc_commands" table:style-name="sc_5f_commands">
        <table:table-column table:style-name="sc_5f_commands.A"/>
        <table:table-column table:style-name="sc_5f_commands.B"/>
        <table:table-header-rows>
          <table:table-row>
            <table:table-cell table:style-name="sc_5f_commands.A1" office:value-type="string">
              <text:p text:style-name="P196">sc Command</text:p>
            </table:table-cell>
            <table:table-cell table:style-name="sc_5f_commands.B1" office:value-type="string">
              <text:p text:style-name="P196">Description</text:p>
            </table:table-cell>
          </table:table-row>
        </table:table-header-rows>
        <table:table-row>
          <table:table-cell table:style-name="sc_5f_commands.A2" office:value-type="string">
            <text:p text:style-name="P33">help</text:p>
          </table:table-cell>
          <table:table-cell table:style-name="sc_5f_commands.B2" office:value-type="string">
            <text:p text:style-name="P74">Used to get a list of all of the commands.<text:line-break/><text:line-break/><text:span text:style-name="T4">sc&gt; help</text:span><text:line-break/></text:p>
          </table:table-cell>
        </table:table-row>
        <table:table-row>
          <table:table-cell table:style-name="sc_5f_commands.A2" office:value-type="string">
            <text:p text:style-name="P33">debug <text:span text:style-name="T33">level</text:span></text:p>
          </table:table-cell>
          <table:table-cell table:style-name="sc_5f_commands.B2" office:value-type="string">
            <text:p text:style-name="P74">Used to set the debugging level. <text:s/>The level ranges from 0 (turns debugging off) to 5.<text:line-break/><text:soft-page-break/><text:line-break/><text:span text:style-name="T4">sc&gt; debug 3</text:span><text:line-break/></text:p>
          </table:table-cell>
        </table:table-row>
        <table:table-row>
          <table:table-cell table:style-name="sc_5f_commands.A2" office:value-type="string">
            <text:p text:style-name="P33">dump</text:p>
          </table:table-cell>
          <table:table-cell table:style-name="sc_5f_commands.B2" office:value-type="string">
            <text:p text:style-name="P74">Used to dump variables and other internal information. <text:s/>All variables are dumped. <text:s/>The results are written to a file named “<text:span text:style-name="T4">dump.out</text:span>”.<text:line-break/><text:line-break/><text:span text:style-name="T15">sc&gt; dump</text:span><text:line-break/></text:p>
          </table:table-cell>
        </table:table-row>
        <table:table-row>
          <table:table-cell table:style-name="sc_5f_commands.A2" office:value-type="string">
            <text:p text:style-name="P33">dump <text:span text:style-name="T33">variable</text:span></text:p>
          </table:table-cell>
          <table:table-cell table:style-name="sc_5f_commands.B2" office:value-type="string">
            <text:p text:style-name="P74">Used to dump a variable and other internal information. <text:s/>The specified variable is dumped. <text:s/>The results are written to a file named “<text:span text:style-name="T4">dump.out</text:span>”.<text:line-break/><text:line-break/><text:span text:style-name="T15">sc&gt; dump my_program_variable</text:span><text:line-break/></text:p>
          </table:table-cell>
        </table:table-row>
        <table:table-row>
          <table:table-cell table:style-name="sc_5f_commands.A2" office:value-type="string">
            <text:p text:style-name="P34">event <text:span text:style-name="T33">label</text:span></text:p>
          </table:table-cell>
          <table:table-cell table:style-name="sc_5f_commands.B2" office:value-type="string">
            <text:p text:style-name="P75">Used to cause program execution to “jump” to the specified label in the running program. <text:line-break/><text:line-break/><text:span text:style-name="T4">sc&gt; event start_1<text:line-break/></text:span></text:p>
            <text:p text:style-name="P75"><text:span text:style-name="T43">Or in a shorter form:<text:line-break/></text:span><text:span text:style-name="T4"><text:line-break/>sc&gt; e start_1</text:span><text:line-break/><text:line-break/>In this example the running program will start executing at the label <text:span text:style-name="T4">start_1</text:span> defined in the running program. <text:line-break/></text:p>
          </table:table-cell>
        </table:table-row>
        <table:table-row>
          <table:table-cell table:style-name="sc_5f_commands.A2" office:value-type="string">
            <text:p text:style-name="P34">event <text:span text:style-name="T33">label arguments</text:span></text:p>
          </table:table-cell>
          <table:table-cell table:style-name="sc_5f_commands.B2" office:value-type="string">
            <text:p text:style-name="P75">Used to cause program execution to “jump” to the specified label in the running program <text:span text:style-name="T45">and allow the specified arguments to be accessed by the running program</text:span>. <text:line-break/><text:line-break/><text:span text:style-name="T4">sc&gt; event start_1 </text:span><text:span text:style-name="T16">recipe=bake_me</text:span><text:span text:style-name="T4"><text:line-break/></text:span></text:p>
            <text:p text:style-name="P75"><text:span text:style-name="T43">Or in a shorter form:<text:line-break/></text:span><text:span text:style-name="T4"><text:line-break/>sc&gt; e start_1 </text:span><text:span text:style-name="T16">recipe=bake_me</text:span><text:line-break/><text:line-break/>In this example the running program will start executing at the label <text:span text:style-name="T4">start_1</text:span> defined in the running program. <text:s/><text:span text:style-name="T45">The value “</text:span><text:span text:style-name="T16">bake_m</text:span><text:span text:style-name="T17">e</text:span><text:span text:style-name="T45">” will be assigned to a temporary variable</text:span><text:span text:style-name="T46"> (see </text:span><text:span text:style-name="T47">the section on </text:span><text:span text:style-name="T46">temporary variables)</text:span><text:span text:style-name="T45"> with the name of </text:span><text:span text:style-name="T16">recipe</text:span><text:span text:style-name="T45">.</text:span><text:line-break/></text:p>
          </table:table-cell>
        </table:table-row>
        <text:soft-page-break/>
        <table:table-row>
          <table:table-cell table:style-name="sc_5f_commands.A2" office:value-type="string">
            <text:p text:style-name="P35">kill</text:p>
          </table:table-cell>
          <table:table-cell table:style-name="sc_5f_commands.B2" office:value-type="string">
            <text:p text:style-name="P76">Use to terminate the program.<text:line-break/><text:line-break/><text:span text:style-name="T4">sc&gt; kill</text:span><text:line-break/></text:p>
          </table:table-cell>
        </table:table-row>
        <table:table-row>
          <table:table-cell table:style-name="sc_5f_commands.A2" office:value-type="string">
            <text:p text:style-name="P36">list</text:p>
          </table:table-cell>
          <table:table-cell table:style-name="sc_5f_commands.B2" office:value-type="string">
            <text:p text:style-name="P77">Used to dump a listing of the loaded program. <text:s/>The results are written to a file named “<text:span text:style-name="T4">program.list</text:span>”.<text:line-break/><text:line-break/><text:span text:style-name="T4">sc&gt; list</text:span></text:p>
            <text:p text:style-name="P77"/>
          </table:table-cell>
        </table:table-row>
        <table:table-row>
          <table:table-cell table:style-name="sc_5f_commands.A2" office:value-type="string">
            <text:p text:style-name="P36">logging</text:p>
          </table:table-cell>
          <table:table-cell table:style-name="sc_5f_commands.B2" office:value-type="string">
            <text:p text:style-name="P77">Used to view the current level of logging for the running program. <text:s/>A level of 0 (zero) indicates that logging is disabled.<text:line-break/><text:line-break/><text:span text:style-name="T4">sc&gt; logging</text:span><text:line-break/></text:p>
          </table:table-cell>
        </table:table-row>
        <table:table-row>
          <table:table-cell table:style-name="sc_5f_commands.A2" office:value-type="string">
            <text:p text:style-name="P36">logging name value</text:p>
          </table:table-cell>
          <table:table-cell table:style-name="sc_5f_commands.B2" office:value-type="string">
            <text:p text:style-name="P77">Used to change the current level of logging <text:span text:style-name="T48">for the “channel” identified with the value of the </text:span><text:span text:style-name="T17">name</text:span><text:span text:style-name="T48"> parameter.<text:line-break/><text:line-break/></text:span><text:span text:style-name="T17">sc&gt; logging host_connection 3</text:span><text:span text:style-name="T48"><text:line-break/><text:line-break/>In this example the value of the </text:span><text:span text:style-name="T17">name</text:span><text:span text:style-name="T48"> parameter is “host_connection”. <text:s/>If you look in the Examples section you will see an open (see the section on the open statement) statement that has as part of it “name=host_connection”. <text:s/>The communication logging for this connection/channel will be modified.</text:span></text:p>
            <text:p text:style-name="P77"/>
          </table:table-cell>
        </table:table-row>
        <table:table-row>
          <table:table-cell table:style-name="sc_5f_commands.A2" office:value-type="string">
            <text:p text:style-name="P37">ping</text:p>
          </table:table-cell>
          <table:table-cell table:style-name="sc_5f_commands.B2" office:value-type="string">
            <text:p text:style-name="P78">Used to determine whether the running program is responsive.<text:line-break/><text:line-break/><text:span text:style-name="T4">sc&gt; ping</text:span><text:line-break/></text:p>
          </table:table-cell>
        </table:table-row>
        <table:table-row>
          <table:table-cell table:style-name="sc_5f_commands.A2" office:value-type="string">
            <text:p text:style-name="P37">read <text:span text:style-name="T33">my_program_file</text:span><text:line-break/>load <text:span text:style-name="T33">my_program_file</text:span></text:p>
          </table:table-cell>
          <table:table-cell table:style-name="sc_5f_commands.B2" office:value-type="string">
            <text:p text:style-name="P78">Used to read, load, and start executing the specified program file. <text:s/>The <text:span text:style-name="T4">read</text:span> and <text:span text:style-name="T4">load</text:span> commands are synonymous.<text:line-break/><text:line-break/><text:span text:style-name="T4">sc&gt; read my_program_file</text:span><text:line-break/></text:p>
          </table:table-cell>
        </table:table-row>
        <text:soft-page-break/>
        <table:table-row>
          <table:table-cell table:style-name="sc_5f_commands.A2" office:value-type="string">
            <text:p text:style-name="P37">set <text:span text:style-name="T33">name value</text:span></text:p>
          </table:table-cell>
          <table:table-cell table:style-name="sc_5f_commands.B2" office:value-type="string">
            <text:p text:style-name="P78">Used to create or assign the global program variable <text:span text:style-name="T4">name</text:span> and give it the value specified by <text:span text:style-name="T4">value</text:span>.<text:line-break/><text:line-break/>sc&gt; set reset_flag 1<text:line-break/><text:line-break/>This is equivalent to the statement “<text:span text:style-name="T4">glet reset_flag=1</text:span>” in the program itself.</text:p>
          </table:table-cell>
        </table:table-row>
        <table:table-row>
          <table:table-cell table:style-name="sc_5f_commands.A2" office:value-type="string">
            <text:p text:style-name="P38">tokens</text:p>
          </table:table-cell>
          <table:table-cell table:style-name="sc_5f_commands.B2" office:value-type="string">
            <text:p text:style-name="P79">Used to dump the program file in internal token form. <text:s/>The results are written to a file named “<text:span text:style-name="T4">program.tokens</text:span>”.<text:line-break/><text:line-break/><text:span text:style-name="T4">sc&gt; tokens</text:span><text:line-break/></text:p>
          </table:table-cell>
        </table:table-row>
        <table:table-row>
          <table:table-cell table:style-name="sc_5f_commands.A2" office:value-type="string">
            <text:p text:style-name="P38">version</text:p>
          </table:table-cell>
          <table:table-cell table:style-name="sc_5f_commands.B2" office:value-type="string">
            <text:p text:style-name="P79">Used to get the version of the sc that is currently running.<text:line-break/><text:line-break/><text:span text:style-name="T4">sc&gt; version</text:span><text:line-break/></text:p>
          </table:table-cell>
        </table:table-row>
      </table:table>
      <text:p text:style-name="P278">Table <text:sequence text:ref-name="refTable1" text:name="Table" text:formula="ooow:Table+1" style:num-format="1">2</text:sequence>: <text:span text:style-name="T42">sc </text:span>Command Line <text:span text:style-name="T42">Prompt </text:span>Commands</text:p>
      <text:p text:style-name="P246"/>
      <text:p text:style-name="P229"><text:toc-mark-start text:id="IMark94370367040472" text:outline-level="1"/>sc Program<text:toc-mark-end text:id="IMark94370367040472"/></text:p>
      <text:p text:style-name="P211"><text:toc-mark-start text:id="IMark94370387859624" text:outline-level="2"/>Hello World<text:toc-mark-end text:id="IMark94370387859624"/></text:p>
      <text:p text:style-name="P247">In this section we will show how to create and run a simple program. This program will print the message “Hello World”.</text:p>
      <text:p text:style-name="P247">Use any text editor and create a file called “<text:span text:style-name="T4">hello</text:span>”, with the following program statement.</text:p>
      <text:p text:style-name="P248">print “Hello World”</text:p>
      <text:p text:style-name="P247">To run the new program, enter the following command:</text:p>
      <text:p text:style-name="P248">$ sc -c “read hello”</text:p>
      <text:p text:style-name="P247">Prints the message: <text:span text:style-name="T4">yyyy/mm/dd hh:mm:ss PRINT Hello World</text:span></text:p>
      <text:p text:style-name="P211"><text:toc-mark-start text:id="IMark94370401793000" text:outline-level="2"/>Program Structure<text:toc-mark-end text:id="IMark94370401793000"/></text:p>
      <text:p text:style-name="P247">This section discusses how to layout a program.</text:p>
      <text:p text:style-name="P247">A program contains statements.</text:p>
      <text:p text:style-name="P247"><text:soft-page-break/>For example:</text:p>
      <text:p text:style-name="P248">let a = 1</text:p>
      <text:p text:style-name="P248">let a = $a + 1</text:p>
      <text:p text:style-name="P247">etc.</text:p>
      <text:p text:style-name="P247">A program may also contain subprograms. Subprograms are defined with a <text:span text:style-name="T33">begin</text:span> and <text:span text:style-name="T33">end</text:span> statement. <text:s/>The <text:span text:style-name="T33">begin</text:span> may contain a name. <text:s/>A subprogram without a name is called the default subprogram. <text:s/>There can only be one default program.</text:p>
      <text:p text:style-name="P168">statements</text:p>
      <text:p text:style-name="P170">begin # Default subprogram</text:p>
      <text:p text:style-name="P168"><text:s text:c="4"/>statements</text:p>
      <text:p text:style-name="P175"><text:span text:style-name="T4">end</text:span> </text:p>
      <text:p text:style-name="P170">begin remote # Remote subprogram</text:p>
      <text:p text:style-name="P175"><text:s text:c="4"/><text:span text:style-name="T33">statements</text:span></text:p>
      <text:p text:style-name="P170">end </text:p>
      <text:p text:style-name="P170">begin local # Local subprogram</text:p>
      <text:p text:style-name="P175"><text:s text:c="3"/><text:span text:style-name="T33">statements</text:span></text:p>
      <text:p text:style-name="P175"><text:span text:style-name="T4">end</text:span> </text:p>
      <text:p text:style-name="P168">statements</text:p>
      <text:p text:style-name="P247">Only one subprogram is active at any time. <text:s/>The set_program statement is used to define the active subprogram. <text:s/>Only those statements within the active program can be executed. All other subprograms are temporarily ignored. <text:s/>However, the statements not part of any subprogram are also active. <text:s/>In the example below, the <text:span text:style-name="T1">bolded</text:span> statements are active when the program is first loaded.</text:p>
      <text:p text:style-name="P169">statements...</text:p>
      <text:p text:style-name="P170">set_program local</text:p>
      <text:p text:style-name="P175"/>
      <text:p text:style-name="P170">begin</text:p>
      <text:p text:style-name="P175"><text:s text:c="4"/><text:span text:style-name="T33">statements</text:span></text:p>
      <text:p text:style-name="P170">end</text:p>
      <text:p text:style-name="P171">begin local</text:p>
      <text:p text:style-name="P176"><text:soft-page-break/><text:s text:c="4"/><text:span text:style-name="T33">statements</text:span></text:p>
      <text:p text:style-name="P171">end</text:p>
      <text:p text:style-name="P168">statements</text:p>
      <text:p text:style-name="P175"/>
      <text:p text:style-name="P211"><text:toc-mark-start text:id="IMark94370401101048" text:outline-level="2"/>Program Execution<text:toc-mark-end text:id="IMark94370401101048"/></text:p>
      <text:p text:style-name="P247">This section discusses how a program’s statements are executed.</text:p>
      <text:p text:style-name="P247">When a program is first read, execution starts at the beginning. i.e. <text:s/>The first line of the file. <text:s/>Execution continues until any of the following statements are encountered: <text:span text:style-name="T4">begin</text:span>, <text:span text:style-name="T4">end</text:span>, <text:span text:style-name="T4">label</text:span>, <text:span text:style-name="T4">after</text:span>, or <text:span text:style-name="T4">break</text:span>. <text:s/>This rule holds true whenever the program is executing statements. i.e. <text:s/>If a message is received and being processed the message handler will run until one of the afore mentioned statements has been reached.</text:p>
      <text:p text:style-name="P247">When the following program is first read, the only the <text:span text:style-name="T1">bolded</text:span> lines are executed. No subprogram is active.</text:p>
      <text:p text:style-name="P169">statements...</text:p>
      <text:p text:style-name="P170"># set_program local <text:s text:c="2"/><text:span text:style-name="T44">Note: This line is commented out.</text:span></text:p>
      <text:p text:style-name="P170">begin</text:p>
      <text:p text:style-name="P168"><text:s text:c="4"/>statements</text:p>
      <text:p text:style-name="P170">end</text:p>
      <text:p text:style-name="P247">However, if we <text:span text:style-name="T49">remove the </text:span>comment <text:span text:style-name="T49">to end of line character(</text:span><text:span text:style-name="T18">#</text:span><text:span text:style-name="T49">) <text:s/></text:span>the <text:span text:style-name="T4">set_program</text:span> statement, execution looks as follows and the active subprogram is local.</text:p>
      <text:p text:style-name="P169">statements…</text:p>
      <text:p text:style-name="P170">set_program local</text:p>
      <text:p text:style-name="P170">begin</text:p>
      <text:p text:style-name="P175"><text:s text:c="4"/><text:span text:style-name="T33">statements</text:span></text:p>
      <text:p text:style-name="P170">end</text:p>
      <text:p text:style-name="P171">begin local</text:p>
      <text:p text:style-name="P169"><text:s text:c="4"/>statements...</text:p>
      <text:p text:style-name="P170">label start</text:p>
      <text:p text:style-name="P168"><text:s text:c="4"/>statements</text:p>
      <text:p text:style-name="P170"><text:soft-page-break/>end</text:p>
      <text:p text:style-name="P247">The <text:span text:style-name="T4">set_program</text:span> statement instructs the sc to:</text:p>
      <text:list xml:id="list439428485" text:style-name="L14">
        <text:list-item>
          <text:p text:style-name="P299">Make the subprogram “<text:span text:style-name="T4">local</text:span>“ the active program.</text:p>
        </text:list-item>
        <text:list-item>
          <text:p text:style-name="P299">Start executing the statements after the <text:span text:style-name="T4">begin local</text:span> statement. <text:s/>Execution stops when the <text:span text:style-name="T4">label start</text:span> statement is encountered.</text:p>
        </text:list-item>
      </text:list>
      <text:p text:style-name="P247"/>
      <text:p text:style-name="P247">In order to appreciate this, consider the following example:</text:p>
      <text:p text:style-name="P247">You have created an sc program that runs through a state machine. <text:s/>You have the processing for each state located just after a label for that state. <text:s/>Now consider that the state machine still transitions through the same states when the mode is in “<text:span text:style-name="T4">remote</text:span>” vs. “<text:span text:style-name="T4">local</text:span>”, however, the processing performed is different depending on the current value of <text:span text:style-name="T4">mode</text:span>. <text:s/>The following code snippet shows an example of what some of the code might look like without the set_program statement.</text:p>
      <text:p text:style-name="P170">goto newState_$mode</text:p>
      <text:p text:style-name="P170">label state_1_local</text:p>
      <text:p text:style-name="P168">statements</text:p>
      <text:p text:style-name="P170">label state_2_local</text:p>
      <text:p text:style-name="P168">statements</text:p>
      <text:p text:style-name="P170">label state_n_local</text:p>
      <text:p text:style-name="P168">statements</text:p>
      <text:p text:style-name="P170">label state_1_remote</text:p>
      <text:p text:style-name="P168">statements</text:p>
      <text:p text:style-name="P170">label state_2_remote</text:p>
      <text:p text:style-name="P168">statements</text:p>
      <text:p text:style-name="P168"><text:tab/>.</text:p>
      <text:p text:style-name="P168"><text:tab/>.</text:p>
      <text:p text:style-name="P168"><text:tab/>.</text:p>
      <text:p text:style-name="P170">label state_n_remote</text:p>
      <text:p text:style-name="P168"><text:soft-page-break/>statements</text:p>
      <text:p text:style-name="P247">Now if the <text:span text:style-name="T4">set_program</text:span> statement is used the code might look more like.</text:p>
      <text:p text:style-name="P170">set_program $mode</text:p>
      <text:p text:style-name="P170">begin local</text:p>
      <text:p text:style-name="P170">label state_1</text:p>
      <text:p text:style-name="P168">statements</text:p>
      <text:p text:style-name="P170">label state_2</text:p>
      <text:p text:style-name="P168">statements</text:p>
      <text:p text:style-name="P168"><text:tab/>.</text:p>
      <text:p text:style-name="P168"><text:tab/>.</text:p>
      <text:p text:style-name="P168"><text:tab/>.</text:p>
      <text:p text:style-name="P170">label state_n</text:p>
      <text:p text:style-name="P168">statements</text:p>
      <text:p text:style-name="P170">end</text:p>
      <text:p text:style-name="P170">begin remote</text:p>
      <text:p text:style-name="P170">label state_1</text:p>
      <text:p text:style-name="P168">statements</text:p>
      <text:p text:style-name="P170">label state_2</text:p>
      <text:p text:style-name="P168">statements</text:p>
      <text:p text:style-name="P168"><text:tab/>.</text:p>
      <text:p text:style-name="P168"><text:tab/>.</text:p>
      <text:p text:style-name="P168"><text:tab/>.</text:p>
      <text:p text:style-name="P170">label state_n</text:p>
      <text:p text:style-name="P168">statements</text:p>
      <text:p text:style-name="P170">end</text:p>
      <text:p text:style-name="P247"/>
      <text:p text:style-name="P247">This method has the potential for making the code easier to understand.</text:p>
      <text:p text:style-name="P247"><text:soft-page-break/></text:p>
      <text:p text:style-name="P212"><text:toc-mark-start text:id="IMark94370235255624" text:outline-level="2"/>Handling Event and Reply Messages<text:toc-mark-end text:id="IMark94370235255624"/></text:p>
      <text:p text:style-name="P250">This section discusses how events are handled.</text:p>
      <text:p text:style-name="P250">Unsolicited events and reply messages are handled by the sc in the same way. Here is how it works:</text:p>
      <text:p text:style-name="P250">The sc listens on each opened connection. <text:s/>When a message arrives, the sc knows the protocol to use via the proto syntax of the open statement. <text:s/>The sc creates a message from the event and jumps to a <text:span text:style-name="T4">label</text:span> statement with the same name as define by the name parameter in the open statement.</text:p>
      <text:p text:style-name="P250">For example:</text:p>
      <text:p text:style-name="P172">open socket_server name=host_1 proto=hsms ...</text:p>
      <text:p text:style-name="P172">open socket_server name=host_2 proto=hsms …</text:p>
      <text:p text:style-name="P172"/>
      <text:p text:style-name="P172"># All communications from the host_1 connection start here</text:p>
      <text:p text:style-name="P172">label host_1</text:p>
      <text:p text:style-name="P172">let conn = “Host 1”</text:p>
      <text:p text:style-name="P172">let sxfy= get_tmp_var(SXFY)</text:p>
      <text:p text:style-name="P172">goto $sxfy</text:p>
      <text:p text:style-name="P172"/>
      <text:p text:style-name="P172"># All communications from the host_2 connection start here</text:p>
      <text:p text:style-name="P172">label host_2</text:p>
      <text:p text:style-name="P172">let conn = “Host 2”</text:p>
      <text:p text:style-name="P172">let sxfy= get_tmp_var(SXFY)</text:p>
      <text:p text:style-name="P172">goto $sxfy</text:p>
      <text:p text:style-name="P250"/>
      <text:p text:style-name="P250">The sc creates temporary variables from the event message that are available to the program (using the <text:span text:style-name="T4">get_tmp_var ()</text:span> function). <text:s/>Temporary variable names are created by two rules: name/value pairs and ARGx.</text:p>
      <text:p text:style-name="P250">Note: The following only applies when the value of the <text:span text:style-name="T4">proto</text:span> option is something other that <text:span text:style-name="T4">hsms</text:span> or <text:span text:style-name="T4">secs</text:span>.</text:p>
      <text:p text:style-name="P250">Name/value pairs are created when the sc sees two items delimited by the “=“ sign.</text:p>
      <text:p text:style-name="P250"><text:soft-page-break/>Given an event message with: <text:span text:style-name="T1">color=red</text:span></text:p>
      <text:p text:style-name="P250">sc creates the temporary variable <text:span text:style-name="T4">color</text:span>.</text:p>
      <text:p text:style-name="P172">get_tmp_var (color) <text:s text:c="5"/># Returns red</text:p>
      <text:p text:style-name="P250">When the sc sees delimited values, it creates temporary variables starting with <text:span text:style-name="T4">ARG</text:span>x, where x starts at 0 and is incremented for each delimited value. <text:s/>A final variable, <text:span text:style-name="T4">NUM_ARG</text:span>, is created defining the total number of <text:span text:style-name="T4">ARG</text:span> variables.</text:p>
      <text:p text:style-name="P177">Given an event message with: <text:span text:style-name="T1">red white blue</text:span></text:p>
      <text:p text:style-name="P177">sc creates temporary variables: <text:span text:style-name="T4">ARG0</text:span>, <text:span text:style-name="T4">ARG1</text:span>, <text:span text:style-name="T4">ARG2</text:span>, <text:span text:style-name="T4">NUM_ARG</text:span>, and <text:span text:style-name="T4">ARGS</text:span></text:p>
      <text:p text:style-name="P179">get_tmp_var (ARG0)<text:tab/><text:tab/><text:tab/># Returns red</text:p>
      <text:p text:style-name="P179">get_tmp_var (ARG1)<text:tab/><text:tab/><text:tab/># Returns white</text:p>
      <text:p text:style-name="P179">get_tmp_var (ARG2)<text:tab/><text:tab/><text:tab/># Returns blue</text:p>
      <text:p text:style-name="P179">get_tmp_var (NUM_ARG)<text:tab/><text:tab/># Returns 3</text:p>
      <text:p text:style-name="P177"/>
      <text:p text:style-name="P177">Also, a variable <text:span text:style-name="T4">ARGS</text:span> is assigned to the entire message.</text:p>
      <text:p text:style-name="P172">get_tmp_var (ARGS)<text:tab/><text:tab/><text:tab/># Returns red white blue</text:p>
      <text:p text:style-name="P177">and remember</text:p>
      <text:p text:style-name="P172">get_tmp_var (“”)<text:tab/><text:tab/><text:tab/># Returns all temporary variables</text:p>
      <text:p text:style-name="P177"/>
      <text:p text:style-name="P250">Note: This is usually used in a print statement for debugging purposes. </text:p>
      <text:p text:style-name="P250"><text:s/>i.e. <text:span text:style-name="T4">print get_tmp_var(“”)</text:span></text:p>
      <text:p text:style-name="P250">Both types of variables may be created from the same message.</text:p>
      <text:p text:style-name="P212"/>
      <text:p text:style-name="P212"><text:toc-mark-start text:id="IMark94370401793000" text:outline-level="2"/>Parsing Rules<text:toc-mark-end text:id="IMark94370401793000"/></text:p>
      <text:p text:style-name="P250">Messages are parsed into token values using the sc rules for parsing. When a message is tokenized, it is broken down into individual tokens. Tokens are defined as follows:</text:p>
      <text:p text:style-name="P250">A <text:span text:style-name="T33">number token</text:span> starts with a digit, 0-9, and consists of the digits 0-9, and optionally may contain: “e”,</text:p>
      <text:p text:style-name="P250">“e+”, “E-“, and “E+”, and trailing digits 0-9. <text:s/>The token may not contain any blank spaces.</text:p>
      <text:p text:style-name="P172">100</text:p>
      <text:p text:style-name="P172"><text:soft-page-break/>1.0e+2</text:p>
      <text:p text:style-name="P250">A name token consists of alphanumeric characters (A-Z, a-z, 0-9), and the “$”, “_”, “.”, “{”, “}”, “<text:span text:style-name="T50">[“, </text:span>and “]” characters. <text:s/>The token may start with any of the above except the 0-9 digits.</text:p>
      <text:p text:style-name="P172">num_of_points</text:p>
      <text:p text:style-name="P172">point.1.value</text:p>
      <text:p text:style-name="P172">value[1]</text:p>
      <text:p text:style-name="P250">A name token may contain a “<text:span text:style-name="T4">-”</text:span>when referenced within a variable.</text:p>
      <text:p text:style-name="P172">let x = “abc-123”</text:p>
      <text:p text:style-name="P177"><text:span text:style-name="T4">let y[$x] = </text:span>....</text:p>
      <text:p text:style-name="P250">Other tokens include:</text:p>
      <table:table table:name="Table1" table:style-name="Table1">
        <table:table-column table:style-name="Table1.A"/>
        <table:table-column table:style-name="Table1.B"/>
        <table:table-header-rows>
          <table:table-row>
            <table:table-cell table:style-name="Table1.A1" office:value-type="string">
              <text:p text:style-name="P197">Token</text:p>
            </table:table-cell>
            <table:table-cell table:style-name="Table1.B1" office:value-type="string">
              <text:p text:style-name="P197">Description</text:p>
            </table:table-cell>
          </table:table-row>
        </table:table-header-rows>
        <table:table-row>
          <table:table-cell table:style-name="Table1.A2" office:value-type="string">
            <text:p text:style-name="P39">=</text:p>
          </table:table-cell>
          <table:table-cell table:style-name="Table1.B2" office:value-type="string">
            <text:p text:style-name="P80">Equal sign</text:p>
          </table:table-cell>
        </table:table-row>
        <table:table-row>
          <table:table-cell table:style-name="Table1.A2" office:value-type="string">
            <text:p text:style-name="P39">&lt;= <text:s/>&gt;= <text:s/>== <text:s/>!=</text:p>
          </table:table-cell>
          <table:table-cell table:style-name="Table1.B2" office:value-type="string">
            <text:p text:style-name="P80">Equality signs</text:p>
          </table:table-cell>
        </table:table-row>
        <table:table-row>
          <table:table-cell table:style-name="Table1.A2" office:value-type="string">
            <text:p text:style-name="P39">()</text:p>
          </table:table-cell>
          <table:table-cell table:style-name="Table1.B2" office:value-type="string">
            <text:p text:style-name="P80">Open and close parenthesis</text:p>
          </table:table-cell>
        </table:table-row>
        <table:table-row>
          <table:table-cell table:style-name="Table1.A2" office:value-type="string">
            <text:p text:style-name="P39">+ <text:s/>- <text:s/>* <text:s/>/</text:p>
          </table:table-cell>
          <table:table-cell table:style-name="Table1.B2" office:value-type="string">
            <text:p text:style-name="P80">Plus, minus, multiplication, and division signs</text:p>
          </table:table-cell>
        </table:table-row>
        <table:table-row>
          <table:table-cell table:style-name="Table1.A2" office:value-type="string">
            <text:p text:style-name="P39">&amp; |</text:p>
          </table:table-cell>
          <table:table-cell table:style-name="Table1.B2" office:value-type="string">
            <text:p text:style-name="P80">Bitwise ANDing and ORing signs</text:p>
          </table:table-cell>
        </table:table-row>
      </table:table>
      <text:p text:style-name="P250"/>
      <text:p text:style-name="P250">All other characters are considered to be delimiters. <text:s/>They are used to delimit tokens, but are discarded and not returned as a token or as part of a token.</text:p>
      <text:p text:style-name="P250">Any double or single quoted string becomes a single token.</text:p>
      <text:p text:style-name="P250"><text:span text:style-name="T1">Note: </text:span>Within double quotes, you can have <text:span text:style-name="T4">\n</text:span>, <text:span text:style-name="T4">\r</text:span> and <text:span text:style-name="T4">\xhh</text:span> and they will be translated to the appropriate characters. <text:s/>Within single quotes, data is what it is, no conversion.</text:p>
      <text:p text:style-name="P250"/>
      <text:p text:style-name="P213"><text:toc-mark-start text:id="IMark94370403379112" text:outline-level="2"/>Program Variables<text:toc-mark-end text:id="IMark94370403379112"/></text:p>
      <text:p text:style-name="P251">This section discusses how to define, reference and delete program variables.</text:p>
      <text:p text:style-name="P251">The program uses variables to store values.</text:p>
      <text:p text:style-name="P173">let x = 100 <text:tab/># Assigns the variable x to 100</text:p>
      <text:p text:style-name="P251">Program variables begin with the ‘<text:span text:style-name="T4">$</text:span>’ character.</text:p>
      <text:p text:style-name="P189"><text:soft-page-break/>let y = $x <text:s/><text:span text:style-name="T51"># <text:s/>Assigns the variable y to the value of x, y will <text:tab/><text:tab/><text:tab/>have a value of 100</text:span></text:p>
      <text:p text:style-name="P251">Program variables can be concatenated. Variables are evaluated from left to right.</text:p>
      <text:p text:style-name="P180">let first = “John_”</text:p>
      <text:p text:style-name="P180">let last = “Smith”</text:p>
      <text:p text:style-name="P180">let name = $first$last # The variable name is assigned to <text:tab/><text:tab/><text:tab/><text:tab/><text:tab/><text:tab/>“John_Smith”</text:p>
      <text:p text:style-name="P251">All variables in the sc are internally stored as character strings. <text:s/>The ‘<text:span text:style-name="T4">[]</text:span>’ are used to control the order in which variables are evaluated. <text:s/>There are <text:span text:style-name="T1">NO</text:span> arrays in the sc programming language, but arrays can be emulated using the “<text:span text:style-name="T4">[]</text:span>” characters. <text:s/>Program variables within the ‘<text:span text:style-name="T4">[]</text:span>’ are evaluated first, then the entire variable is re-evaluated until all variables have been evaluated.</text:p>
      <text:p text:style-name="P180">let color[1] = “Red”</text:p>
      <text:p text:style-name="P180">let color[2] = “White”</text:p>
      <text:p text:style-name="P180">let color[3] = “Blue”</text:p>
      <text:p text:style-name="P180">for i=1 to 3</text:p>
      <text:p text:style-name="P180"><text:s text:c="4"/>print $color[$i] # Prints “Red” “White” and “Blue”</text:p>
      <text:p text:style-name="P180">next i</text:p>
      <text:p text:style-name="P173"/>
      <text:p text:style-name="P251">In the above example three variables are created. <text:s/>The variable names are “<text:span text:style-name="T4">color[1]</text:span>”, “<text:span text:style-name="T4">color[2]</text:span>”, and “<text:span text:style-name="T4">color[3]</text:span>”. <text:s/>The square brackets are part of the name of the variable. <text:s/>The only thing the brackets do is control the order of evaluation. <text:s/>In the case of let <text:span text:style-name="T4">color[1] = “Red”</text:span> there is no evaluation necessary since “<text:span text:style-name="T4">color[1]</text:span>” is the variable name itself. <text:s/>In the case of say let <text:span text:style-name="T4">color[$i] = “Red”</text:span> <text:span text:style-name="T4">$i</text:span> would be evaluated in determining what variable the text string “Red” would be assigned to. <text:s/>If <text:span text:style-name="T4">$i</text:span> were to evaluate to the value “<text:span text:style-name="T4">eye</text:span>” the variable “<text:span text:style-name="T4">color[eye]</text:span>” would be assigned to have a value of “<text:span text:style-name="T4">Red</text:span>”. If it did not already exist it would be created. One feature of having arrays simulated as they are is that you can create a variable with a name like <text:span text:style-name="T4">color[1234567890123456789]</text:span> and not have to worry about some type of array out of bounds error. It is just a text string.</text:p>
      <text:p text:style-name="P251">The ‘<text:span text:style-name="T4">{}</text:span>’ work just like the ‘<text:span text:style-name="T4">[]</text:span>’, except they are invisible. They just control the order of evaluation.</text:p>
      <text:p text:style-name="P180">let color1 = “Red”</text:p>
      <text:p text:style-name="P180">let color2 = “White”</text:p>
      <text:p text:style-name="P180">let color3 = “Blue</text:p>
      <text:p text:style-name="P180">for i=1 to 3</text:p>
      <text:p text:style-name="P180"><text:s text:c="4"/>print $color{$i} # Prints “Red” “White” and “Blue”</text:p>
      <text:p text:style-name="P180">next i</text:p>
      <text:p text:style-name="P178"/>
      <text:p text:style-name="P251"><text:soft-page-break/>Note In the above example, you can’t have <text:span text:style-name="T4">print $color$i</text:span>. <text:s/>This is because <text:span text:style-name="T4">$color$i</text:span> is expecting two variables to be defined, <text:span text:style-name="T4">color</text:span>, and <text:span text:style-name="T4">i</text:span>. <text:s/>And only <text:span text:style-name="T4">i</text:span> exists. <text:s/>However, even if color existed you still can’t have “ <text:span text:style-name="T4">$color$i</text:span> ” unless you use the <text:span text:style-name="T4">{}</text:span>’s.</text:p>
      <text:p text:style-name="P251">Variables referenced but not defined have no value. <text:s/>A blank or empty value is returned and no error is generated.</text:p>
      <text:p text:style-name="P251">Nesting and mixing of the ‘<text:span text:style-name="T4">[]</text:span>’s and ‘<text:span text:style-name="T4">{}</text:span>’s is allowed.</text:p>
      <text:p text:style-name="P251">We can use multiple <text:span text:style-name="T4">$</text:span>’s for indirect variable addressing. <text:s/>When encountered, the right most <text:span text:style-name="T4">$variable</text:span> is evaluated first. See the following example:</text:p>
      <text:p text:style-name="P180">let x = “Hello”</text:p>
      <text:p text:style-name="P180">let y = “x”</text:p>
      <text:p text:style-name="P180">print $$y # prints Hello</text:p>
      <text:p text:style-name="P189"/>
      <text:p text:style-name="P251">First the variable <text:span text:style-name="T4">$y</text:span> is evaluated to “<text:span text:style-name="T4">x</text:span>”, and then the variable <text:span text:style-name="T4">$x</text:span> is evaluated to “<text:span text:style-name="T4">Hello</text:span>”.</text:p>
      <text:p text:style-name="P251">It is possible to delete variables. <text:s/>In the following example three variables will be created, <text:span text:style-name="T4">color[1]</text:span>, <text:span text:style-name="T4">color[2]</text:span>, and <text:span text:style-name="T4">color[3]</text:span>.</text:p>
      <text:p text:style-name="P180">let color1 = “Red”</text:p>
      <text:p text:style-name="P180">let color2 = “White”</text:p>
      <text:p text:style-name="P180">let color3 = “Blue</text:p>
      <text:p text:style-name="P251">In the case where you desire to delete sc’s knowledge of and allocated storage space for a variable you may use the delete command as follows.</text:p>
      <text:p text:style-name="P189">delete color3 # delete the variable and frees any allocated <text:tab/><text:tab/><text:tab/> storage space</text:p>
      <text:p text:style-name="P189">delete “color*” # this would cause the deletion of all three <text:tab/><text:tab/><text:tab/> <text:s text:c="2"/>variables</text:p>
      <text:p text:style-name="P251"/>
      <text:p text:style-name="P277"><text:toc-mark-start text:id="IMark94370386500424" text:outline-level="2"/>Dumping sc Variables<text:toc-mark-end text:id="IMark94370386500424"/></text:p>
      <text:p text:style-name="P252">This section discusses how to view variables stored in the sc.</text:p>
      <text:p text:style-name="P252">The sc has three kinds of variables: <text:span text:style-name="T33">User</text:span>, <text:span text:style-name="T33">Temporary</text:span>, and <text:span text:style-name="T33">Internal</text:span>.</text:p>
      <text:p text:style-name="P252"><text:span text:style-name="T33">User variables</text:span> are those variables created and used by the program. <text:s/>Once created a user variable is available (dependent on scope rules) for the duration program run.</text:p>
      <text:p text:style-name="P252"><text:span text:style-name="T33">Temporary variables</text:span> are created by the sc and are available to the program via the <text:span text:style-name="T4">get_tmp_var ()</text:span> function. <text:s/>A temporary variable’s lifetime is limited. <text:s/>Typically temporary variables are created when the sc receives an event and each subsequent event erases all previously created temporary variables.</text:p>
      <text:p text:style-name="P252"><text:soft-page-break/><text:span text:style-name="T33">Internal variables</text:span> are created and used by the sc and are not available to the program.</text:p>
      <text:p text:style-name="P252">The sc’s <text:span text:style-name="T4">dump</text:span> command is used to view all sc variables.</text:p>
      <text:p text:style-name="P252"/>
      <text:p text:style-name="P277"><text:toc-mark-start text:id="IMark94370401793000" text:outline-level="3"/>Variable Context<text:toc-mark-end text:id="IMark94370401793000"/></text:p>
      <text:p text:style-name="P252">This section discusses the context of program variables.</text:p>
      <text:p text:style-name="P252">Program variables are initially created using the <text:span text:style-name="T4">let</text:span> or <text:span text:style-name="T4">define</text:span> assignment statements. <text:s/>If a variable is created with the <text:span text:style-name="T4">define</text:span> statement, it cannot be modified later.</text:p>
      <text:p text:style-name="P252">Variables have context(scope). <text:s/>Variables created within a <text:span text:style-name="T4">begin </text:span>/ <text:span text:style-name="T4">end </text:span>pair are only know<text:span text:style-name="T52">n</text:span> to the statements within the same begin/end pair. <text:s/>Variables created external to any <text:span text:style-name="T4">begin </text:span>/ <text:span text:style-name="T4">end</text:span> pair, are global to all statements.</text:p>
      <text:p text:style-name="P252"/>
      <text:p text:style-name="P222"><text:toc-mark-start text:id="IMark94370385855016" text:outline-level="2"/>Using Timers<text:toc-mark-end text:id="IMark94370385855016"/></text:p>
      <text:p text:style-name="P252">This section discusses how to used timers in the program file.</text:p>
      <text:p text:style-name="P252">Timers are used to generate events to the program. <text:s/>There are six (6) timers available for program use.</text:p>
      <text:p text:style-name="P252">To start a timer, use the <text:span text:style-name="T4">start_timer</text:span> statement.</text:p>
      <text:p text:style-name="P174">start_timer timer=timer_id seconds=seconds handler=label</text:p>
      <text:p text:style-name="P252">To stop a timer, use the stop_timer statement.</text:p>
      <text:p text:style-name="P174">stop_timer timer=timer_id</text:p>
      <text:p text:style-name="P252">The timer_id identifies the timer. <text:s/>Valid entries are 0 to 5. <text:s/>The seconds are the number of seconds to delay before timing-out and jumping to the label. <text:s/>The label is where execution begins when the timer times-out.</text:p>
      <text:p text:style-name="P252">Once a timer expires, it is no longer active, and must be restarted if so desired.</text:p>
      <text:p text:style-name="P252">Here is a simple program that prints “<text:span text:style-name="T4">Hello</text:span>” every five seconds.</text:p>
      <text:p text:style-name="P181">start_timer timer=1 seconds=5 handler=timeout1</text:p>
      <text:p text:style-name="P181">label timeout1</text:p>
      <text:p text:style-name="P181">print “Hello”</text:p>
      <text:p text:style-name="P181">start_timer timer=1 seconds=5 handler=timeout1</text:p>
      <text:p text:style-name="P252"/>
      <text:p text:style-name="P252"><text:soft-page-break/>All timers are suspended while the sc is executing statements, and are only evaluated when the sc is idle. <text:s/>Be careful when using <text:span text:style-name="T4">sleep</text:span> and looping <text:span text:style-name="T4">goto</text:span> statements, since they may keep the sc busy for a long time. <text:s/>However, sc, once it is idle, will eventually process timers even if they are overdue.</text:p>
      <text:p text:style-name="P252">The sc uses real time (not idle time) to determine when a timer is due. <text:s/>In the example below, the addition of a 3 second sleep will not effect the “Hello” being printed every 5 seconds.</text:p>
      <text:p text:style-name="P181">start_timer timer=1 seconds=5 handler=timeout1</text:p>
      <text:p text:style-name="P181">sleep 3</text:p>
      <text:p text:style-name="P181">label timeout1</text:p>
      <text:p text:style-name="P181">print “Hello”</text:p>
      <text:p text:style-name="P181">start_timer timer=1 seconds=5 handler=timeout1</text:p>
      <text:p text:style-name="P181">sleep 3</text:p>
      <text:p text:style-name="P252"/>
      <text:p text:style-name="P252">It is OK to stop a timer that is not currently running.</text:p>
      <text:p text:style-name="P252">An optional <text:span text:style-name="T19">msg</text:span> parameter is used to define a string. <text:s/>When the timer times-out, the <text:span text:style-name="T19">msg</text:span> is evaluated and converted into <text:span text:style-name="T53">temporary</text:span> program variables prior to jumping to the <text:span text:style-name="T4">handler</text:span> <text:span text:style-name="T33">label</text:span>. These variables can be used in the program following the <text:span text:style-name="T4">handler</text:span> label.</text:p>
      <text:p text:style-name="P174">start_timer timer=timer_id seconds=seconds handler=label msg=msg</text:p>
      <text:p text:style-name="P252">In the example below: The <text:span text:style-name="T53">temporary</text:span> variable, <text:span text:style-name="T4">status</text:span>, is set to “<text:span text:style-name="T4">Error</text:span>” if the timer times-out.</text:p>
      <text:p text:style-name="P182">start_timer timer=1 seconds=5 handler=timeout1 msg=”Timeout status=Error”</text:p>
      <text:p text:style-name="P186">.</text:p>
      <text:p text:style-name="P186">.</text:p>
      <text:p text:style-name="P186">.</text:p>
      <text:p text:style-name="P182">label timeout1</text:p>
      <text:p text:style-name="P182"><text:s text:c="4"/>print “Status is &lt;” . get_tmp_var(status) . “&gt;” # Prints the value of <text:tab/><text:tab/><text:tab/><text:tab/><text:tab/><text:tab/><text:tab/><text:tab/><text:tab/>status</text:p>
      <text:p text:style-name="P252">The advantage to using <text:span text:style-name="T4">start_timer</text:span> instead of a sleep statement is that a <text:span text:style-name="T4">sleep</text:span> statement causes sc to basically stop functioning for the specified amount of time. <text:s/>In a simple application this may not be a problem, however, in a typical complex application is it not acceptable for sc to stop processing for a wh<text:span text:style-name="T53">i</text:span>le. <text:s/>In this situation timers would be used. Basically a timer with a timeout handler is set up. <text:s/>Like any other statement, after the <text:span text:style-name="T4">start_timer</text:span> command is used sc will continue processing until it runs into the next <text:span text:style-name="T4">label</text:span> statement. <text:s/>When it hits the next label it will stop processing and wait for the next event. <text:s/>The event may be from an incoming message or it may be do to a timer expiring.</text:p>
      <text:p text:style-name="P252"/>
      <text:p text:style-name="P214"><text:toc-mark-start text:id="IMark94370389429688" text:outline-level="2"/>Error Handling<text:toc-mark-end text:id="IMark94370389429688"/></text:p>
      <text:p text:style-name="P252">This section discusses how to handle program statement errors.</text:p>
      <text:p text:style-name="P252"><text:soft-page-break/>Most program statements support the error option.</text:p>
      <text:p text:style-name="P174">error=<text:span text:style-name="T33">label</text:span></text:p>
      <text:p text:style-name="P252">The error option must appear at the end of the statement. <text:s/>The label is the program label statement where program execution jumps should the given statement fail.</text:p>
      <text:p text:style-name="P252">If a statement fails, any statements following the failed statement are not executed. <text:s/>The following <text:span text:style-name="T1">bolded </text:span>statements are executed should <text:span text:style-name="T4">statement_2</text:span> fails.</text:p>
      <text:p text:style-name="P191">statements...</text:p>
      <text:p text:style-name="P193"><text:span text:style-name="T33">statement_2</text:span>... <text:span text:style-name="T4">error=err</text:span></text:p>
      <text:p text:style-name="P192">statements...</text:p>
      <text:p text:style-name="P190">label err</text:p>
      <text:p text:style-name="P191"><text:s text:c="4"/>statements...</text:p>
      <text:p text:style-name="P252"/>
      <text:p text:style-name="P252">In the case of sending messages, failures will be generated due to protocol failures. <text:s/>The program will need to handle any return error codes.</text:p>
      <text:p text:style-name="P252">The <text:span text:style-name="T4">no_error</text:span> option may be appended to any statement. <text:s/>In the event of an error, the error is logged, but execution continues with the subsequent statements. <text:s/>The features allows for statements to fail but to have program flow continue as normal.</text:p>
      <text:p text:style-name="P174">no_error</text:p>
      <text:p text:style-name="P252">If a statement fails, statements following the failed statement are executed. The following <text:span text:style-name="T1">bolded</text:span></text:p>
      <text:p text:style-name="P252">statements are executed should statement_2 fails.</text:p>
      <text:p text:style-name="P187">statements...</text:p>
      <text:p text:style-name="P188"><text:span text:style-name="T33">statement_2... </text:span><text:span text:style-name="T4">no_error</text:span></text:p>
      <text:p text:style-name="P187">statements…</text:p>
      <text:p text:style-name="P187"/>
      <text:p text:style-name="P181">label err</text:p>
      <text:p text:style-name="P186"><text:s text:c="4"/><text:span text:style-name="T33">statements…</text:span></text:p>
      <text:p text:style-name="P252"/>
      <text:p text:style-name="P230"><text:soft-page-break/><text:toc-mark-start text:id="IMark94370398366824" text:outline-level="1"/>Reference<text:toc-mark-end text:id="IMark94370398366824"/></text:p>
      <text:p text:style-name="P214"><text:toc-mark-start text:id="IMark94370394393304" text:outline-level="2"/>Program Statements<text:toc-mark-end text:id="IMark94370394393304"/></text:p>
      <table:table table:name="Table4" table:style-name="Table4">
        <table:table-column table:style-name="Table4.A"/>
        <table:table-column table:style-name="Table4.B"/>
        <table:table-header-rows>
          <table:table-row>
            <table:table-cell table:style-name="Table4.A1" office:value-type="string">
              <text:p text:style-name="P198">Program Statement (keyword)</text:p>
            </table:table-cell>
            <table:table-cell table:style-name="Table4.B1" office:value-type="string">
              <text:p text:style-name="P198">Description</text:p>
            </table:table-cell>
          </table:table-row>
        </table:table-header-rows>
        <table:table-row>
          <table:table-cell table:style-name="Table4.A2" office:value-type="string">
            <text:p text:style-name="P40">after <text:span text:style-name="T34">label</text:span></text:p>
          </table:table-cell>
          <table:table-cell table:style-name="Table4.B2" office:value-type="string">
            <text:p text:style-name="P81">This defines a program label and is synonymous with the <text:span text:style-name="T4">label</text:span> keyword. <text:s/><text:span text:style-name="T54">Labels behave in a unique manner in sc programs. <text:s/>Be sure and refer to FIXME for more information. <text:s/></text:span>The following two statements product an identical result:<text:line-break/><text:line-break/><text:span text:style-name="T4">after loop</text:span></text:p>
            <text:p text:style-name="P40">label loop<text:line-break/></text:p>
            <text:p text:style-name="P82">Note: You may include special characters line the “-” within the label by enclosing the value in single or double quotes.</text:p>
            <text:p text:style-name="P82"/>
            <text:p text:style-name="P41">label “remote_mode”</text:p>
            <text:p text:style-name="P82"/>
          </table:table-cell>
        </table:table-row>
        <table:table-row>
          <table:table-cell table:style-name="Table4.A2" office:value-type="string">
            <text:p text:style-name="P41">begin</text:p>
            <text:p text:style-name="P41">begin <text:span text:style-name="T33">name</text:span></text:p>
          </table:table-cell>
          <table:table-cell table:style-name="Table4.B2" office:value-type="string">
            <text:p text:style-name="P87">Used to define the beginning of a subprogram. The <text:span text:style-name="T4">begin</text:span> statement without a specified <text:span text:style-name="T33">name</text:span> identifies the beginning of the default program(FIXME). <text:s/>In the normal case this is not necessary.</text:p>
            <text:p text:style-name="P87"/>
            <text:p text:style-name="P41">begin sub_program_1</text:p>
            <text:p text:style-name="P41">end</text:p>
            <text:p text:style-name="P87"/>
          </table:table-cell>
        </table:table-row>
        <table:table-row>
          <table:table-cell table:style-name="Table4.A2" office:value-type="string">
            <text:p text:style-name="P41">break</text:p>
          </table:table-cell>
          <table:table-cell table:style-name="Table4.B2" office:value-type="string">
            <text:p text:style-name="P87">Use to halt program execution.</text:p>
            <text:p text:style-name="P87"/>
            <text:p text:style-name="P144">if ((return eq “error)</text:p>
            <text:p text:style-name="P144"><text:s text:c="4"/>print “Error detected”</text:p>
            <text:p text:style-name="P144"><text:s text:c="4"/>break <text:s text:c="3"/># <text:span text:style-name="T55">Stop, d</text:span>on’t continue</text:p>
            <text:p text:style-name="P144">else</text:p>
            <text:p text:style-name="P144"><text:s text:c="4"/>.</text:p>
            <text:p text:style-name="P144"><text:s text:c="4"/>.</text:p>
            <text:p text:style-name="P144"><text:s text:c="4"/>.</text:p>
            <text:p text:style-name="P144">end_if</text:p>
            <text:p text:style-name="P87"/>
            <text:p text:style-name="P87">The <text:span text:style-name="T4">break</text:span> statement does not cause the sc prog<text:span text:style-name="T55">r</text:span>am to “die”. <text:s/>It causes it to <text:span text:style-name="T55">stop its current execution an go back to waiting for incoming messages or timer expirations.</text:span></text:p>
          </table:table-cell>
        </table:table-row>
        <text:soft-page-break/>
        <table:table-row>
          <table:table-cell table:style-name="Table4.A2" office:value-type="string">
            <text:p text:style-name="P42">break_loop</text:p>
          </table:table-cell>
          <table:table-cell table:style-name="Table4.B2" office:value-type="string">
            <text:p text:style-name="P88">Used to exit a <text:span text:style-name="T4">for</text:span> or <text:span text:style-name="T4">while</text:span> loop.</text:p>
            <text:p text:style-name="P88"/>
            <text:p text:style-name="P42">for i = 1 to 10</text:p>
            <text:p text:style-name="P42"><text:s text:c="4"/>if ($i == 5)</text:p>
            <text:p text:style-name="P42"><text:s text:c="8"/>break_loop <text:s/># Exit loop and continues</text:p>
            <text:p text:style-name="P42"><text:s text:c="4"/>else</text:p>
            <text:p text:style-name="P42"><text:s text:c="8"/>.</text:p>
            <text:p text:style-name="P42"><text:s text:c="8"/>.</text:p>
            <text:p text:style-name="P42"><text:s text:c="8"/>.</text:p>
            <text:p text:style-name="P42"><text:s text:c="4"/>end_if</text:p>
            <text:p text:style-name="P42">next i </text:p>
            <text:p text:style-name="P42"/>
            <text:p text:style-name="P88">Program execution resumes at the statement immediately following (in this case) the <text:span text:style-name="T4">next i</text:span> statement.</text:p>
          </table:table-cell>
        </table:table-row>
        <table:table-row>
          <table:table-cell table:style-name="Table4.A2" office:value-type="string">
            <text:p text:style-name="P43">close name=<text:span text:style-name="T33">name</text:span></text:p>
          </table:table-cell>
          <table:table-cell table:style-name="Table4.B2" office:value-type="string">
            <text:p text:style-name="P89">Used to close a connection. <text:s/>The <text:span text:style-name="T20">name</text:span> is the name that was used in the open statement.</text:p>
            <text:p text:style-name="P89"/>
            <text:p text:style-name="P43">open socket_client name=equipment_sock …</text:p>
            <text:p text:style-name="P43">close name=equipment_socket</text:p>
            <text:p text:style-name="P89"/>
            <text:p text:style-name="P89"/>
          </table:table-cell>
        </table:table-row>
        <table:table-row>
          <table:table-cell table:style-name="Table4.A2" office:value-type="string">
            <text:p text:style-name="P43">close client=<text:span text:style-name="T33">client</text:span></text:p>
          </table:table-cell>
          <table:table-cell table:style-name="Table4.B2" office:value-type="string">
            <text:p text:style-name="P89">Used to close a connection on a channel that is acting as a server. <text:span text:style-name="T20">client</text:span> is the fd (file descriptor) of the connected client. FIXME</text:p>
            <text:p text:style-name="P89"/>
            <text:p text:style-name="P43">close client=$<text:span text:style-name="T33">client</text:span></text:p>
            <text:p text:style-name="P89"/>
          </table:table-cell>
        </table:table-row>
        <table:table-row>
          <table:table-cell table:style-name="Table4.A2" office:value-type="string">
            <text:p text:style-name="P44">continue</text:p>
          </table:table-cell>
          <table:table-cell table:style-name="Table4.B2" office:value-type="string">
            <text:p text:style-name="P90">Used to continue execution when executing within a <text:span text:style-name="T4">for</text:span> or <text:span text:style-name="T4">while</text:span> loop. </text:p>
            <text:p text:style-name="P90"/>
            <text:p text:style-name="P44">For i = 1 to 10</text:p>
            <text:p text:style-name="P44"><text:s text:c="4"/>if ($x[$i] eq “”)</text:p>
            <text:p text:style-name="P44"><text:s text:c="8"/>continue</text:p>
            <text:p text:style-name="P44"><text:s text:c="4"/>end_if</text:p>
            <text:p text:style-name="P44">next i</text:p>
            <text:p text:style-name="P44"/>
            <text:p text:style-name="P90">This operates in the same manner as most programming languages.</text:p>
          </table:table-cell>
        </table:table-row>
        <text:soft-page-break/>
        <table:table-row>
          <table:table-cell table:style-name="Table4.A2" office:value-type="string">
            <text:p text:style-name="P44">define <text:span text:style-name="T33">var</text:span></text:p>
            <text:p text:style-name="P44">define <text:span text:style-name="T33">var</text:span>=<text:span text:style-name="T33">expr</text:span></text:p>
          </table:table-cell>
          <table:table-cell table:style-name="Table4.B2" office:value-type="string">
            <text:p text:style-name="P90">Used to define a program variable and optionally assign a value to it. <text:s/><text:span text:style-name="T22">define</text:span><text:span text:style-name="T56">d variables are also used with preprocessor directives. <text:s/>Refer to the documentation for </text:span><text:span text:style-name="T22">#ifdef</text:span><text:span text:style-name="T56"> FIXME above.</text:span> <text:s/></text:p>
            <text:p text:style-name="P90"/>
            <text:p text:style-name="P44">define x</text:p>
            <text:p text:style-name="P44">define x = 100</text:p>
            <text:p text:style-name="P44">define x = 5 * 100</text:p>
            <text:p text:style-name="P90"/>
            <text:p text:style-name="P90">Note: Once a variable is <text:span text:style-name="T4">define</text:span>d, it cannot be modified. <text:s/>For “normal” variable creation refer to <text:span text:style-name="T4">glet</text:span> and <text:span text:style-name="T4">let</text:span> detailed below.</text:p>
          </table:table-cell>
        </table:table-row>
        <table:table-row>
          <table:table-cell table:style-name="Table4.A2" office:value-type="string">
            <text:p text:style-name="P45">define_array <text:span text:style-name="T33">var</text:span>= <text:span text:style-name="T33">expr1</text:span>, <text:span text:style-name="T33">expr2</text:span>, ...</text:p>
          </table:table-cell>
          <table:table-cell table:style-name="Table4.B2" office:value-type="string">
            <text:p text:style-name="P91">Used as a method of convenience to create an <text:span text:style-name="T1">emulation</text:span> of an array. FIXME <text:s/>The name of the array is <text:span text:style-name="T20">var</text:span>. <text:s/>Its values are what expr1, expr2, etc. resolve to. <text:s/>The array <text:span text:style-name="T20">var</text:span> is indexed as follows <text:span text:style-name="T20">var</text:span><text:span text:style-name="T4">[x]</text:span> where x starts at 1, and continues to increment by 1 for each <text:span text:style-name="T20">expr</text:span>x <text:span text:style-name="T57">provided</text:span>. <text:s/>The variable <text:span text:style-name="T20">var</text:span><text:span text:style-name="T4">[0]</text:span> contains the number of elements in the array. <text:s/>Consider the following:</text:p>
            <text:p text:style-name="P91"/>
            <text:p text:style-name="P45">define_array days = Mon, Tue, Wed, Thu, Fri</text:p>
            <text:p text:style-name="P91"/>
            <text:p text:style-name="P92">This would result in 6 variables being created. <text:s/>The variable names would be <text:span text:style-name="T4">days[0]</text:span>, <text:span text:style-name="T4">days[1]</text:span>, <text:span text:style-name="T4">days[2]</text:span>, <text:span text:style-name="T4">days[3]</text:span>, <text:span text:style-name="T4">days[4]</text:span>, <text:span text:style-name="T4">days[5]</text:span>. <text:s/>The values stored in the variables are shown below.</text:p>
            <text:p text:style-name="P92"/>
            <text:p text:style-name="P92">The value of the variable named <text:span text:style-name="T4">day[0]</text:span> is <text:span text:style-name="T4">5</text:span>.</text:p>
            <text:p text:style-name="P92">The value of the variable named <text:span text:style-name="T4">day[1]</text:span> is <text:span text:style-name="T4">Mon</text:span>.</text:p>
            <text:p text:style-name="P92">The value of the variable named <text:span text:style-name="T4">day[2]</text:span> is <text:span text:style-name="T4">Tue</text:span>.</text:p>
            <text:p text:style-name="P92">The value of the variable named <text:span text:style-name="T4">day[3]</text:span> is <text:span text:style-name="T4">Wed</text:span>.</text:p>
            <text:p text:style-name="P92">The value of the variable named <text:span text:style-name="T4">day[4]</text:span> is <text:span text:style-name="T4">Thu</text:span>.</text:p>
            <text:p text:style-name="P92">The value of the variable named <text:span text:style-name="T4">day[5]</text:span> is <text:span text:style-name="T4">Fri</text:span>.</text:p>
            <text:p text:style-name="P92"/>
            <text:p text:style-name="P93">Remember, in order to get the value of the variable you need to prepend a $ (dollar) sign to the beginning of the variable name. <text:s/>For example the statement:</text:p>
            <text:p text:style-name="P91"/>
            <text:p text:style-name="P46">print $day[3]</text:p>
            <text:p text:style-name="P91"/>
            <text:p text:style-name="P93">would print out <text:span text:style-name="T4">Wed</text:span>.</text:p>
          </table:table-cell>
        </table:table-row>
        <text:soft-page-break/>
        <table:table-row>
          <table:table-cell table:style-name="Table4.A2" office:value-type="string">
            <text:p text:style-name="P47">define_xref var = expr1, expr2, ...</text:p>
          </table:table-cell>
          <table:table-cell table:style-name="Table4.B2" office:value-type="string">
            <text:p text:style-name="P94">Used to create a cross reference variable. Multiple instances are</text:p>
            <text:p text:style-name="P94">used to create a cross reference table. When the <text:span text:style-name="T20">var</text:span> is index by</text:p>
            <text:p text:style-name="P94"><text:span text:style-name="T20">expr1</text:span>, <text:span text:style-name="T20">expr2</text:span> is returned, and when index by expr2, expr1 is returned.</text:p>
            <text:p text:style-name="P94"/>
            <text:p text:style-name="P48">define_xref color = red, FF0000</text:p>
            <text:p text:style-name="P48">define_xref color = white, FFFFFF</text:p>
            <text:p text:style-name="P48">define_xref color = blue, 0000FF</text:p>
            <text:p text:style-name="P48"/>
            <text:p text:style-name="P94">The variables below are assigned:</text:p>
            <text:p text:style-name="P94"/>
            <text:p text:style-name="P48"><text:span text:style-name="T58">The value of </text:span>color[red]<text:span text:style-name="T58"> is </text:span>FF0000</text:p>
            <text:p text:style-name="P48"><text:span text:style-name="T58">The value of </text:span>color[FF0000]<text:span text:style-name="T58"> is </text:span>red</text:p>
            <text:p text:style-name="P48"><text:span text:style-name="T58">The value of </text:span>color[white]<text:span text:style-name="T58"> is </text:span>FFFFFF</text:p>
            <text:p text:style-name="P48"><text:span text:style-name="T58">The value of </text:span>color[FFFFFF]<text:span text:style-name="T58"> is </text:span>white</text:p>
            <text:p text:style-name="P48"><text:span text:style-name="T58">The value of </text:span>color[blue]<text:span text:style-name="T58"> is </text:span>0000FF</text:p>
            <text:p text:style-name="P48"><text:span text:style-name="T58">The value of </text:span>color[0000FF]<text:span text:style-name="T58"> is </text:span>blue</text:p>
            <text:p text:style-name="P48"/>
            <text:p text:style-name="P94">This is a very handy feature. <text:s/>Say you have an incoming event that</text:p>
            <text:p text:style-name="P94">has the value <text:span text:style-name="T4">FF0000</text:span> in it. <text:s/>In the example above you could print the value of <text:span text:style-name="T4">color[FF0000]</text:span> (<text:span text:style-name="T4">$color[FF0000]</text:span>) and produce the much more user friendly value of red.</text:p>
          </table:table-cell>
        </table:table-row>
        <table:table-row>
          <table:table-cell table:style-name="Table4.A2" office:value-type="string">
            <text:p text:style-name="P49">delete “<text:span text:style-name="T33">var</text:span>”</text:p>
          </table:table-cell>
          <table:table-cell table:style-name="Table4.B2" office:value-type="string">
            <text:p text:style-name="P95">Used to delete program variable <text:span text:style-name="T20">var</text:span> and release any associated storage. <text:s/>This example deletes the program variable <text:span text:style-name="T4">x</text:span> and releases associated storage.</text:p>
            <text:p text:style-name="P95"/>
            <text:p text:style-name="P49">delete “x”</text:p>
            <text:p text:style-name="P95"/>
          </table:table-cell>
        </table:table-row>
        <table:table-row>
          <table:table-cell table:style-name="Table4.A2" office:value-type="string">
            <text:p text:style-name="P49">delete “var*”</text:p>
          </table:table-cell>
          <table:table-cell table:style-name="Table4.B2" office:value-type="string">
            <text:p text:style-name="P95">Used to delete <text:span text:style-name="T1">all</text:span> program variables that begin with the letters <text:span text:style-name="T20">var</text:span> and release any associated storage. <text:s/>This example deletes all of the program variables that begin with the characters <text:span text:style-name="T4">data[LOT1]</text:span> and releases their associated storage.</text:p>
            <text:p text:style-name="P95"/>
            <text:p text:style-name="P49">delete “data[LOT1]*”</text:p>
            <text:p text:style-name="P95"/>
            <text:p text:style-name="P95">Note: The asterisk may only appear at the end of the string.</text:p>
          </table:table-cell>
        </table:table-row>
        <text:soft-page-break/>
        <table:table-row>
          <table:table-cell table:style-name="Table4.A2" office:value-type="string">
            <text:p text:style-name="P50">end</text:p>
          </table:table-cell>
          <table:table-cell table:style-name="Table4.B2" office:value-type="string">
            <text:p text:style-name="P96">Used to define the end of a subprogram.</text:p>
            <text:p text:style-name="P96"/>
            <text:p text:style-name="P50">begin subprogram1</text:p>
            <text:p text:style-name="P50"><text:s text:c="4"/>.</text:p>
            <text:p text:style-name="P50"><text:s text:c="4"/>.</text:p>
            <text:p text:style-name="P50"><text:s text:c="4"/>.</text:p>
            <text:p text:style-name="P50">end</text:p>
            <text:p text:style-name="P96"/>
            <text:p text:style-name="P96"/>
          </table:table-cell>
        </table:table-row>
        <table:table-row>
          <table:table-cell table:style-name="Table4.A2" office:value-type="string">
            <text:p text:style-name="P51">exit</text:p>
          </table:table-cell>
          <table:table-cell table:style-name="Table4.B2" office:value-type="string">
            <text:p text:style-name="P97">Terminates the sc and stops it from running. Equivalent to the ‘C’</text:p>
            <text:p text:style-name="P97"><text:span text:style-name="T4">exit(0)</text:span>.</text:p>
          </table:table-cell>
        </table:table-row>
        <table:table-row>
          <table:table-cell table:style-name="Table4.A2" office:value-type="string">
            <text:p text:style-name="P98">for <text:s/>loop construct</text:p>
          </table:table-cell>
          <table:table-cell table:style-name="Table4.B2" office:value-type="string">
            <text:p text:style-name="P98">Used for looping. <text:s/>The <text:span text:style-name="T4">continue</text:span> and <text:span text:style-name="T4">break</text:span> commands are supported. <text:s/>There are two forms of the for-next loop construct. <text:s/>They are:</text:p>
            <text:p text:style-name="P98"/>
            <text:p text:style-name="P52">for x=1 to 10</text:p>
            <text:p text:style-name="P52"><text:s text:c="4"/>.</text:p>
            <text:p text:style-name="P52"><text:s text:c="4"/>.</text:p>
            <text:p text:style-name="P52"><text:s text:c="4"/>.<text:line-break/>next x</text:p>
            <text:p text:style-name="P98"/>
            <text:p text:style-name="P98">and</text:p>
            <text:p text:style-name="P98"/>
            <text:p text:style-name="P52">let max = 10</text:p>
            <text:p text:style-name="P52"/>
            <text:p text:style-name="P52">for x=1 to $max by 2 </text:p>
            <text:p text:style-name="P52"><text:s text:c="4"/>.</text:p>
            <text:p text:style-name="P52"><text:s text:c="4"/>.</text:p>
            <text:p text:style-name="P52"><text:s text:c="4"/>.<text:line-break/>next x</text:p>
            <text:p text:style-name="P98"/>
            <text:p text:style-name="P99">Note: The syntax for the <text:span text:style-name="T4">next</text:span> statement is <text:span text:style-name="T4">next </text:span><text:span text:style-name="T20">var</text:span><text:span text:style-name="T58"> (in this case </text:span><text:span text:style-name="T4">next x</text:span><text:span text:style-name="T58">)</text:span>, NOT <text:span text:style-name="T4">next $x</text:span>. <text:s/>Also, the for statement could look something like <text:span text:style-name="T4">for x=$start to $end by $step</text:span>.</text:p>
          </table:table-cell>
        </table:table-row>
        <text:soft-page-break/>
        <table:table-row>
          <table:table-cell table:style-name="Table4.A2" office:value-type="string">
            <text:p text:style-name="P53">glet var = expr</text:p>
          </table:table-cell>
          <table:table-cell table:style-name="Table4.B2" office:value-type="string">
            <text:p text:style-name="P100">FIXME (verify) <text:s/>Used to assign a global variable a value. <text:s/>A global variable is created outside any subprogram.</text:p>
            <text:p text:style-name="P100"/>
            <text:p text:style-name="P18">let x = 100</text:p>
            <text:p text:style-name="P18"/>
            <text:p text:style-name="P18">begin my_subprogram</text:p>
            <text:p text:style-name="P18"><text:s text:c="4"/># Change the global variable x’s value to 200</text:p>
            <text:p text:style-name="P18"><text:s text:c="5"/>glet x=200</text:p>
            <text:p text:style-name="P18">end</text:p>
            <text:p text:style-name="P100"/>
            <text:p text:style-name="P100">If a <text:span text:style-name="T4">let</text:span> was used instead of the <text:span text:style-name="T4">glet</text:span>, a new variable <text:span text:style-name="T4">x</text:span>, would be created that is only visible while program flow is within <text:span text:style-name="T8">my_subprogram</text:span>, and the global variable <text:span text:style-name="T4">x</text:span> would be unchanged. <text:s/>As an item of note sc will look 2 places for <text:span text:style-name="T4">x</text:span>, first within the context of the section bounded by the <text:span text:style-name="T4">begin</text:span>-<text:span text:style-name="T4">end</text:span><text:span text:style-name="T58"> pair </text:span>then outside the context of the the <text:span text:style-name="T4">begin</text:span>-<text:span text:style-name="T4">end</text:span><text:span text:style-name="T58"> pair, but, not within the context of another <text:s/></text:span><text:span text:style-name="T4">begin</text:span><text:span text:style-name="T58">-</text:span><text:span text:style-name="T4">end</text:span><text:span text:style-name="T58"> pair.</text:span></text:p>
          </table:table-cell>
        </table:table-row>
        <text:soft-page-break/>
        <table:table-row>
          <table:table-cell table:style-name="Table4.A2" office:value-type="string">
            <text:p text:style-name="P54">gosub <text:span text:style-name="T33">label</text:span></text:p>
            <text:p text:style-name="P54">gosub <text:span text:style-name="T33">label</text:span> <text:span text:style-name="T33">arg1</text:span>, <text:span text:style-name="T33">arg2</text:span>, <text:span text:style-name="T33">...</text:span></text:p>
          </table:table-cell>
          <table:table-cell table:style-name="Table4.B2" office:value-type="string">
            <text:p text:style-name="P101">Used to jump to (call) a subroutine. <text:s/>A return statement is expect at the end of the subroutine. <text:s/>When subroutine encounters a <text:span text:style-name="T4">return</text:span> statement control flow resumes at the first statement following the <text:span text:style-name="T4">gosub</text:span> statement.</text:p>
            <text:p text:style-name="P101"/>
            <text:p text:style-name="P54">gosub sub_func_1</text:p>
            <text:p text:style-name="P54"><text:s text:c="4"/>.</text:p>
            <text:p text:style-name="P54"><text:s text:c="4"/>.</text:p>
            <text:p text:style-name="P54"><text:s text:c="4"/>.</text:p>
            <text:p text:style-name="P54"/>
            <text:p text:style-name="P54">label sub_func_1</text:p>
            <text:p text:style-name="P54"><text:s text:c="4"/>.</text:p>
            <text:p text:style-name="P54"><text:s text:c="4"/>.</text:p>
            <text:p text:style-name="P54"><text:s text:c="4"/>.</text:p>
            <text:p text:style-name="P54"><text:s text:c="4"/>return</text:p>
            <text:p text:style-name="P101"/>
            <text:p text:style-name="P101">Arguments, <text:span text:style-name="T4">arg1</text:span>, <text:span text:style-name="T4">arg2</text:span>, <text:span text:style-name="T4">etc.</text:span> can be passed. <text:s/>Arguments may be passed by value, or by reference. <text:s/>In the following example, arg1 and arg2 are passed by value, while the variable <text:span text:style-name="T4">result</text:span> is passed by reference.</text:p>
            <text:p text:style-name="P101"/>
            <text:p text:style-name="P54">let result = 0 # Initialize the result</text:p>
            <text:p text:style-name="P54">let arg1 = 100</text:p>
            <text:p text:style-name="P54">let arg2 = 200</text:p>
            <text:p text:style-name="P54"/>
            <text:p text:style-name="P54">gosub add_<text:span text:style-name="T61">numbers</text:span> $arg1, $arg2, result</text:p>
            <text:p text:style-name="P55">print “The result is “. $result</text:p>
            <text:p text:style-name="P54"><text:s text:c="4"/>.</text:p>
            <text:p text:style-name="P54"><text:s text:c="4"/>.</text:p>
            <text:p text:style-name="P54"><text:s text:c="4"/>.</text:p>
            <text:p text:style-name="P54"/>
            <text:p text:style-name="P55"># Assign c the result of $a + $b</text:p>
            <text:p text:style-name="P56">label add_numbers <text:span text:style-name="T62">a, b, c</text:span></text:p>
            <text:p text:style-name="P83"><text:span text:style-name="T4"><text:s text:c="4"/></text:span><text:span text:style-name="T23">let c = $a + $b</text:span></text:p>
            <text:p text:style-name="P55"><text:s text:c="4"/>return</text:p>
            <text:p text:style-name="P101"/>
            <text:p text:style-name="P101">Note: <text:s/>The variable <text:span text:style-name="T4">result</text:span> must exist prior to the <text:span text:style-name="T4">gosub</text:span> statement.</text:p>
            <text:p text:style-name="P101"/>
            <text:p text:style-name="P101">FIXME I need an example of using the passed in arguments.</text:p>
          </table:table-cell>
        </table:table-row>
        <text:soft-page-break/>
        <table:table-row>
          <table:table-cell table:style-name="Table4.A2" office:value-type="string">
            <text:p text:style-name="P57">goto <text:span text:style-name="T33">label</text:span></text:p>
          </table:table-cell>
          <table:table-cell table:style-name="Table4.B2" office:value-type="string">
            <text:p text:style-name="P102">Use to cause the program execution to start executing the first statement following the label define in the program.</text:p>
            <text:p text:style-name="P102"/>
            <text:p text:style-name="P57">goto turn_on_blue_light</text:p>
            <text:p text:style-name="P57"><text:s text:c="4"/>.</text:p>
            <text:p text:style-name="P57"><text:s text:c="4"/>.</text:p>
            <text:p text:style-name="P57"><text:s text:c="4"/>.</text:p>
            <text:p text:style-name="P57"/>
            <text:p text:style-name="P57">label turn_on_blue_light</text:p>
            <text:p text:style-name="P57"><text:s text:c="4"/>.</text:p>
            <text:p text:style-name="P57"><text:s text:c="4"/>.</text:p>
            <text:p text:style-name="P57"><text:s text:c="4"/>.</text:p>
            <text:p text:style-name="P102"/>
            <text:p text:style-name="P102">FIXME reference the label explanation section</text:p>
          </table:table-cell>
        </table:table-row>
        <table:table-row>
          <table:table-cell table:style-name="Table4.A2" office:value-type="string">
            <text:p text:style-name="P58">Goto with arguments?</text:p>
          </table:table-cell>
          <table:table-cell table:style-name="Table4.B2" office:value-type="string">
            <text:p text:style-name="P103">FIXME</text:p>
          </table:table-cell>
        </table:table-row>
        <table:table-row>
          <table:table-cell table:style-name="Table4.A2" office:value-type="string">
            <text:p text:style-name="P102">if then statement</text:p>
          </table:table-cell>
          <table:table-cell table:style-name="Table4.B2" office:value-type="string">
            <text:p text:style-name="P102">Used for conditional program flow control.</text:p>
            <text:p text:style-name="P102"/>
            <text:p text:style-name="P57">if ($x == 100)</text:p>
            <text:p text:style-name="P57"><text:s text:c="4"/>.</text:p>
            <text:p text:style-name="P57"><text:s text:c="4"/>.</text:p>
            <text:p text:style-name="P57"><text:s text:c="4"/>.</text:p>
            <text:p text:style-name="P57">end_if</text:p>
            <text:p text:style-name="P102"/>
            <text:p text:style-name="P102">This reads as, if the value of the variable <text:span text:style-name="T4">x</text:span> is equal to <text:span text:style-name="T4">100</text:span> then execute the following statements up to the <text:span text:style-name="T4">end_if</text:span> statement.</text:p>
          </table:table-cell>
        </table:table-row>
        <table:table-row>
          <table:table-cell table:style-name="Table4.A2" office:value-type="string">
            <text:p text:style-name="P102">if then else statement</text:p>
          </table:table-cell>
          <table:table-cell table:style-name="Table4.B2" office:value-type="string">
            <text:p text:style-name="P102">Used for conditional program flow control.</text:p>
            <text:p text:style-name="P102"/>
            <text:p text:style-name="P59">if ($x &lt;= 100)</text:p>
            <text:p text:style-name="P59"><text:s text:c="4"/>.</text:p>
            <text:p text:style-name="P59"><text:s text:c="4"/>.</text:p>
            <text:p text:style-name="P59"><text:s text:c="4"/>.</text:p>
            <text:p text:style-name="P59">else</text:p>
            <text:p text:style-name="P59"><text:s text:c="4"/>.</text:p>
            <text:p text:style-name="P59"><text:s text:c="4"/>.</text:p>
            <text:p text:style-name="P59"><text:s text:c="4"/>.</text:p>
            <text:p text:style-name="P59">end_if</text:p>
            <text:p text:style-name="P104"/>
            <text:p text:style-name="P104">This reads as, if the value of <text:span text:style-name="T4">x</text:span> is less than or equal to <text:span text:style-name="T4">100</text:span> then execute the statements between the <text:span text:style-name="T4">if</text:span> statement and the <text:span text:style-name="T4">else</text:span> statement, otherwise, execute the statements between the <text:span text:style-name="T4">else</text:span> statement and the <text:span text:style-name="T4">end_if</text:span> statement.</text:p>
          </table:table-cell>
        </table:table-row>
        <text:soft-page-break/>
        <table:table-row>
          <table:table-cell table:style-name="Table4.A2" office:value-type="string">
            <text:p text:style-name="P102">if then else if statement</text:p>
          </table:table-cell>
          <table:table-cell table:style-name="Table4.B2" office:value-type="string">
            <text:p text:style-name="P102">Used for conditional program flow control.</text:p>
            <text:p text:style-name="P102"/>
            <text:p text:style-name="P59">if (($x == 100) or ($x == 200))</text:p>
            <text:p text:style-name="P59"><text:s text:c="4"/>.</text:p>
            <text:p text:style-name="P59"><text:s text:c="4"/>.</text:p>
            <text:p text:style-name="P59"><text:s text:c="4"/>.</text:p>
            <text:p text:style-name="P59">else_if ($x == 300)</text:p>
            <text:p text:style-name="P59"><text:s text:c="4"/>.</text:p>
            <text:p text:style-name="P59"><text:s text:c="4"/>.</text:p>
            <text:p text:style-name="P59"><text:s text:c="4"/>.</text:p>
            <text:p text:style-name="P59">else</text:p>
            <text:p text:style-name="P59"><text:s text:c="4"/>.</text:p>
            <text:p text:style-name="P59"><text:s text:c="4"/>.</text:p>
            <text:p text:style-name="P59"><text:s text:c="4"/>.</text:p>
            <text:p text:style-name="P59">end_if</text:p>
            <text:p text:style-name="P59"/>
            <text:p text:style-name="P104">This reads as, if the value of <text:span text:style-name="T4">x</text:span> is 100 or 200 then execute the statements between the <text:span text:style-name="T4">if</text:span> statement and the <text:span text:style-name="T4">else_if</text:span> statement, if the value of x is 300 then execute the statements between the <text:span text:style-name="T4">else_if</text:span> statement and the <text:span text:style-name="T4">else</text:span> statement, otherwise, execute the statements between the <text:span text:style-name="T4">else</text:span> statement and the <text:span text:style-name="T4">end_if</text:span> statement.</text:p>
          </table:table-cell>
        </table:table-row>
        <table:table-row>
          <table:table-cell table:style-name="Table4.A2" office:value-type="string">
            <text:p text:style-name="P60">label <text:span text:style-name="T33">label</text:span></text:p>
          </table:table-cell>
          <table:table-cell table:style-name="Table4.B2" office:value-type="string">
            <text:p text:style-name="P105">Define a named point (label) within a program where control flow may be directed; usually as the result of a <text:span text:style-name="T4">goto</text:span> or <text:span text:style-name="T4">gosub</text:span> statement.</text:p>
            <text:p text:style-name="P105"/>
            <text:p text:style-name="P60">goto “my first label”</text:p>
            <text:p text:style-name="P60"><text:s text:c="4"/>.</text:p>
            <text:p text:style-name="P60"><text:s text:c="4"/>.</text:p>
            <text:p text:style-name="P60"><text:s text:c="4"/>.</text:p>
            <text:p text:style-name="P60">label “my first label”</text:p>
            <text:p text:style-name="P60"><text:s text:c="4"/>.</text:p>
            <text:p text:style-name="P60"><text:s text:c="4"/>.</text:p>
            <text:p text:style-name="P60"><text:s text:c="4"/>.</text:p>
            <text:p text:style-name="P105"/>
            <text:p text:style-name="P105">Note: If control flow is transferred to the label by a <text:span text:style-name="T4">gosub</text:span> statement there needs to be a <text:span text:style-name="T4">return</text:span> statement somewhere in the control flow after the label.</text:p>
            <text:p text:style-name="P105"/>
            <text:p text:style-name="P105">FIXME reference the detailed explanation of labels</text:p>
            <text:p text:style-name="P106">l</text:p>
          </table:table-cell>
        </table:table-row>
        <text:soft-page-break/>
        <table:table-row>
          <table:table-cell table:style-name="Table4.A2" office:value-type="string">
            <text:p text:style-name="P56">label <text:span text:style-name="T33">label</text:span> <text:span text:style-name="T33">arg1</text:span>, <text:span text:style-name="T33">arg2</text:span>, <text:span text:style-name="T33">...</text:span></text:p>
          </table:table-cell>
          <table:table-cell table:style-name="Table4.B2" office:value-type="string">
            <text:p text:style-name="P84">Define a named point (label) within a program where control flow may be directed. <text:s/><text:span text:style-name="T62">It the label is the target </text:span>of a goto or gosub statement <text:span text:style-name="T62">arguments may be passed</text:span>.</text:p>
            <text:p text:style-name="P86"/>
            <text:p text:style-name="P86"/>
            <text:p text:style-name="P54">let result = 0 # Initialize the result</text:p>
            <text:p text:style-name="P54">let arg1 = 100</text:p>
            <text:p text:style-name="P54">let arg2 = 200</text:p>
            <text:p text:style-name="P54"/>
            <text:p text:style-name="P54">gosub add_<text:span text:style-name="T61">numbers</text:span> $arg1, $arg2, result</text:p>
            <text:p text:style-name="P55">print “The result is “. $result</text:p>
            <text:p text:style-name="P54"><text:s text:c="4"/>.</text:p>
            <text:p text:style-name="P54"><text:s text:c="4"/>.</text:p>
            <text:p text:style-name="P54"><text:s text:c="4"/>.</text:p>
            <text:p text:style-name="P54"/>
            <text:p text:style-name="P55"># Assign c the result of $a + $b</text:p>
            <text:p text:style-name="P56">label add_numbers <text:span text:style-name="T62">a, b, c</text:span></text:p>
            <text:p text:style-name="P83"><text:span text:style-name="T4"><text:s text:c="4"/></text:span><text:span text:style-name="T23">let c = $a + $b</text:span></text:p>
            <text:p text:style-name="P55"><text:s text:c="4"/>return</text:p>
            <text:p text:style-name="P83"/>
            <text:p text:style-name="P85">Local variables a and b will be assigned to the values of arg1 and arg2. The variable c is assigned to the reference to result. <text:s/>FIXME what are a and b local to?</text:p>
            <text:p text:style-name="P85"/>
            <text:p text:style-name="P84">Note: If control flow is transferred to the label by a gosub statement there needs to be a return statement somewhere in the control flow after the label.</text:p>
            <text:p text:style-name="P83"/>
          </table:table-cell>
        </table:table-row>
        <table:table-row>
          <table:table-cell table:style-name="Table4.A2" office:value-type="string">
            <text:p text:style-name="P58">let <text:span text:style-name="T33">var</text:span>=<text:span text:style-name="T33">expr</text:span></text:p>
          </table:table-cell>
          <table:table-cell table:style-name="Table4.B2" office:value-type="string">
            <text:p text:style-name="P103">Used to assign a variable to the value of an expression. <text:s/>If the variable does not already exist, it is created.</text:p>
            <text:p text:style-name="P103"/>
            <text:p text:style-name="P58">let x = 100</text:p>
            <text:p text:style-name="P103"/>
          </table:table-cell>
        </table:table-row>
        <text:soft-page-break/>
        <table:table-row>
          <table:table-cell table:style-name="Table4.A2" office:value-type="string">
            <text:p text:style-name="P58">local_var <text:span text:style-name="T33">var</text:span></text:p>
            <text:p text:style-name="P58">local_var <text:span text:style-name="T33">var</text:span>=<text:span text:style-name="T33">expr</text:span></text:p>
          </table:table-cell>
          <table:table-cell table:style-name="Table4.B2" office:value-type="string">
            <text:p text:style-name="P103">Creates / defines a variable local to a label <text:span text:style-name="T63">and optionally assigns it to the value of an expression</text:span>. <text:s/>It only makes sense to use this within a label. <text:s/>By default, the variable is initialized to blank. <text:span text:style-name="T63">FIXME (empty string?) <text:s/></text:span>In the example below, the variable <text:span text:style-name="T4">i</text:span> inside the label and the variable <text:span text:style-name="T4">i</text:span> <text:span text:style-name="T63">before / </text:span>outside the label are different:</text:p>
            <text:p text:style-name="P103"/>
            <text:p text:style-name="P58">let i = 200 # Assign i to a value of 200</text:p>
            <text:p text:style-name="P58">gosub do_it</text:p>
            <text:p text:style-name="P58"><text:s text:c="4"/>.</text:p>
            <text:p text:style-name="P58"><text:s text:c="4"/>.</text:p>
            <text:p text:style-name="P58"><text:s text:c="4"/>.</text:p>
            <text:p text:style-name="P58"/>
            <text:p text:style-name="P58">label do_it</text:p>
            <text:p text:style-name="P58"><text:s text:c="4"/>local_var i # Define a local variable i</text:p>
            <text:p text:style-name="P58"><text:s text:c="4"/>let i = 300 # Assign the local i to 300</text:p>
            <text:p text:style-name="P58"><text:s text:c="4"/>.</text:p>
            <text:p text:style-name="P58"><text:s text:c="4"/>.</text:p>
            <text:p text:style-name="P58"><text:s text:c="4"/>.</text:p>
            <text:p text:style-name="P103"/>
            <text:p text:style-name="P107">FIXME can the outside variable be referenced at all in this case?</text:p>
          </table:table-cell>
        </table:table-row>
        <text:soft-page-break/>
        <table:table-row>
          <table:table-cell table:style-name="Table4.A2" office:value-type="string">
            <text:p text:style-name="P19">open <text:span text:style-name="T64">port</text:span><text:span text:style-name="T35"> </text:span><text:span text:style-name="T67">device</text:span><text:span text:style-name="T68">=device</text:span><text:span text:style-name="T35"> </text:span>name=<text:span text:style-name="T33">name</text:span> </text:p>
            <text:p text:style-name="P19">proto=<text:span text:style-name="T33">proto</text:span> logfile=<text:span text:style-name="T33">logfile</text:span> logging=<text:span text:style-name="T33">logging</text:span> options=<text:span text:style-name="T33">options</text:span></text:p>
            <text:p text:style-name="P22"/>
          </table:table-cell>
          <table:table-cell table:style-name="Table4.B2" office:value-type="string">
            <text:p text:style-name="P108">Open a connection for sending and receiving messages. <text:s/><text:span text:style-name="T74">In this form of the </text:span><text:span text:style-name="T24">open</text:span><text:span text:style-name="T74"> statement </text:span><text:span text:style-name="T4">device</text:span> needs to be a a system file device such as “<text:span text:style-name="T4">/</text:span><text:span text:style-name="T24">dev/tty01</text:span><text:span text:style-name="T74">” (a serial port).</text:span></text:p>
            <text:p text:style-name="P108"/>
            <text:p text:style-name="P109"><text:span text:style-name="T4">name</text:span> is the name of the connection or channel. <text:s/>This name is use for <text:span text:style-name="T75">a couple of</text:span> things:</text:p>
            <text:list xml:id="list83710782" text:style-name="L15">
              <text:list-item>
                <text:p text:style-name="P324"><text:span text:style-name="T74">The value assign to </text:span><text:span text:style-name="T24">name</text:span><text:span text:style-name="T74"> needs to correspond with a </text:span><text:span text:style-name="T24">label</text:span><text:span text:style-name="T74"> in the running program. <text:s/>Whenever a message is received on this connection or channel, program flow will start at the first line after the </text:span><text:span text:style-name="T24">label</text:span><text:span text:style-name="T74"> statement that has the same value as what was entered for the value of the </text:span><text:span text:style-name="T24">name</text:span><text:span text:style-name="T74"> argument. <text:s/></text:span></text:p>
              </text:list-item>
              <text:list-item>
                <text:p text:style-name="P324"><text:span text:style-name="T75">Any time the program needs to use any </text:span><text:span text:style-name="T24">send</text:span><text:span text:style-name="T74"> statements it must use the value of the </text:span><text:span text:style-name="T24">name</text:span><text:span text:style-name="T74"> argument for the connection or channel that the message needs to go out on.</text:span></text:p>
              </text:list-item>
            </text:list>
            <text:p text:style-name="P108"/>
            <text:p text:style-name="P110"><text:span text:style-name="T4">proto</text:span><text:span text:style-name="T58"> – The protocol to be used. <text:s/></text:span>The value of this argument must be one of 4 values:</text:p>
            <text:list xml:id="list2334061264" text:style-name="L16">
              <text:list-item>
                <text:p text:style-name="P325"><text:span text:style-name="T4">commands</text:span> – sc commands</text:p>
              </text:list-item>
              <text:list-item>
                <text:p text:style-name="P325"><text:span text:style-name="T4">standard</text:span> – Simple text messages</text:p>
              </text:list-item>
              <text:list-item>
                <text:p text:style-name="P325"><text:span text:style-name="T4">SECS</text:span> – Semiconductor Equipment Communication Standard SECSII messages transported over a SECSI layer.</text:p>
              </text:list-item>
              <text:list-item>
                <text:p text:style-name="P325"><text:span text:style-name="T4">HSMS</text:span> - <text:s/>Semiconductor Equipment Communication Standard SECSII messages transported over a HSMS layer</text:p>
              </text:list-item>
            </text:list>
            <text:p text:style-name="P108"/>
            <text:p text:style-name="P110"><text:span text:style-name="T4">logfile</text:span> – This provides the file <text:span text:style-name="T76">path for a log file that will be used in writing out logging related messages for this connection.</text:span></text:p>
            <text:p text:style-name="P110"/>
            <text:p text:style-name="P111"><text:span text:style-name="T4">logging</text:span> – This sets the logging level for this connection. <text:s/>The acceptable values for this argument are as follows:</text:p>
            <text:p text:style-name="P111"/>
            <text:p text:style-name="P166">0 - Turns off logging</text:p>
            <text:p text:style-name="P166">1 - Prints out a one line message summary.</text:p>
            <text:p text:style-name="P166">2 - Prints out the complete message content (default)</text:p>
            <text:p text:style-name="P166">3 – Includes protocol details with the complete messages</text:p>
            <text:p text:style-name="P166"/>
            <text:p text:style-name="P166">This argument is optional and defaults to 2 if not specified.</text:p>
            <text:p text:style-name="P194"/>
            <text:p text:style-name="P194"><text:span text:style-name="T4">options</text:span> - <text:span text:style-name="T77">zzzzzzzzzzzzzz</text:span></text:p>
          </table:table-cell>
        </table:table-row>
        <text:soft-page-break/>
        <table:table-row>
          <table:table-cell table:style-name="Table4.A2" office:value-type="string">
            <text:p text:style-name="P19"><text:span text:style-name="T65">open</text:span><text:span text:style-name="T33"> </text:span><text:span text:style-name="T64">pipe</text:span><text:span text:style-name="T35"> </text:span><text:span text:style-name="T67">device</text:span><text:span text:style-name="T68">=device</text:span><text:span text:style-name="T35"> </text:span><text:span text:style-name="T65">name</text:span><text:span text:style-name="T33">=name </text:span></text:p>
            <text:p text:style-name="P19"><text:span text:style-name="T33">proto=proto </text:span><text:span text:style-name="T65">logfile</text:span><text:span text:style-name="T33">=logfile </text:span><text:span text:style-name="T65">logging</text:span><text:span text:style-name="T33">=logging </text:span><text:span text:style-name="T65">options</text:span><text:span text:style-name="T33">=options</text:span></text:p>
          </table:table-cell>
          <table:table-cell table:style-name="Table4.B2" office:value-type="string">
            <text:p text:style-name="P108">Open a connection for sending and receiving messages.</text:p>
          </table:table-cell>
        </table:table-row>
        <table:table-row>
          <table:table-cell table:style-name="Table4.A2" office:value-type="string">
            <text:p text:style-name="P19">open <text:span text:style-name="T64">socket_client</text:span><text:span text:style-name="T35"> </text:span>name=<text:span text:style-name="T33">name</text:span> </text:p>
            <text:p text:style-name="P112"><text:span text:style-name="T78">host=</text:span><text:span text:style-name="T36">host</text:span><text:span text:style-name="T78"> service=</text:span><text:span text:style-name="T36">service</text:span></text:p>
            <text:p text:style-name="P19">proto=<text:span text:style-name="T33">proto</text:span> logfile=<text:span text:style-name="T33">logfile</text:span> logging=<text:span text:style-name="T33">logging</text:span> options=<text:span text:style-name="T33">options</text:span></text:p>
          </table:table-cell>
          <table:table-cell table:style-name="Table4.B2" office:value-type="string">
            <text:p text:style-name="P108">Open a connection for sending and receiving messages.</text:p>
          </table:table-cell>
        </table:table-row>
        <table:table-row>
          <table:table-cell table:style-name="Table4.A2" office:value-type="string">
            <text:p text:style-name="P19">open <text:span text:style-name="T64">socket_client</text:span><text:span text:style-name="T35"> </text:span>name=<text:span text:style-name="T33">name</text:span> </text:p>
            <text:p text:style-name="P112"><text:span text:style-name="T78">local_name=</text:span><text:span text:style-name="T36">local_name</text:span></text:p>
            <text:p text:style-name="P19">proto=<text:span text:style-name="T33">proto</text:span> logfile=<text:span text:style-name="T33">logfile</text:span> logging=<text:span text:style-name="T33">logging</text:span> options=<text:span text:style-name="T33">options</text:span></text:p>
          </table:table-cell>
          <table:table-cell table:style-name="Table4.B2" office:value-type="string">
            <text:p text:style-name="P108">Open a connection for sending and receiving messages.</text:p>
          </table:table-cell>
        </table:table-row>
        <table:table-row>
          <table:table-cell table:style-name="Table4.A2" office:value-type="string">
            <text:p text:style-name="P19"><text:span text:style-name="T65">open</text:span><text:span text:style-name="T33"> </text:span><text:span text:style-name="T64">socket_server</text:span><text:span text:style-name="T35"> </text:span><text:span text:style-name="T65">name</text:span><text:span text:style-name="T33">=name </text:span></text:p>
            <text:p text:style-name="P23"><text:span text:style-name="T66">host</text:span><text:span text:style-name="T36">=host </text:span><text:span text:style-name="T66">service</text:span><text:span text:style-name="T36">=service</text:span></text:p>
            <text:p text:style-name="P19"><text:span text:style-name="T65">proto</text:span><text:span text:style-name="T33">=proto </text:span><text:span text:style-name="T65">logfile</text:span><text:span text:style-name="T33">=logfile </text:span><text:span text:style-name="T65">logging</text:span><text:span text:style-name="T33">=logging </text:span><text:span text:style-name="T65">options</text:span><text:span text:style-name="T33">=options</text:span></text:p>
            <text:p text:style-name="P22"/>
          </table:table-cell>
          <table:table-cell table:style-name="Table4.B2" office:value-type="string">
            <text:p text:style-name="P108">Open a connection for sending and receiving messages.</text:p>
          </table:table-cell>
        </table:table-row>
        <table:table-row>
          <table:table-cell table:style-name="Table4.A2" office:value-type="string">
            <text:p text:style-name="P19"><text:span text:style-name="T65">open</text:span><text:span text:style-name="T33"> </text:span><text:span text:style-name="T64">socket_server</text:span><text:span text:style-name="T35"> </text:span><text:span text:style-name="T65">name</text:span><text:span text:style-name="T33">=name </text:span></text:p>
            <text:p text:style-name="P24"><text:span text:style-name="T65">local_name</text:span><text:span text:style-name="T33">=</text:span><text:span text:style-name="T65">local_name</text:span></text:p>
            <text:p text:style-name="P19"><text:span text:style-name="T65">proto</text:span><text:span text:style-name="T33">=proto </text:span><text:span text:style-name="T65">logfile</text:span><text:span text:style-name="T33">=logfile </text:span><text:span text:style-name="T65">logging</text:span><text:span text:style-name="T33">=logging </text:span><text:span text:style-name="T65">options</text:span><text:span text:style-name="T33">=options</text:span></text:p>
          </table:table-cell>
          <table:table-cell table:style-name="Table4.B2" office:value-type="string">
            <text:p text:style-name="P108">Open a connection for sending and receiving messages.</text:p>
          </table:table-cell>
        </table:table-row>
        <text:soft-page-break/>
        <table:table-row>
          <table:table-cell table:style-name="Table4.A2" office:value-type="string">
            <text:p text:style-name="P61">pragma <text:span text:style-name="T33">pragma</text:span></text:p>
          </table:table-cell>
          <table:table-cell table:style-name="Table4.B2" office:value-type="string">
            <text:p text:style-name="P113">Pragmas are used to control the operation of sc. Current pragmas</text:p>
            <text:p text:style-name="P113">include:</text:p>
            <text:p text:style-name="P167"><text:span text:style-name="T4">LOG_CPU_USAGE</text:span> – Logs a cpu usage message when sc runs. Default, no message is logged.</text:p>
            <text:p text:style-name="P167"/>
            <text:p text:style-name="P167"><text:span text:style-name="T4">SHOW_NON_PRINTING_CHARS_IN_BRACES</text:span> – Prints non-printing char<text:span text:style-name="T79">acters</text:span> as {hh}. <text:s/>This applies to the <text:span text:style-name="T4">print</text:span> statement and <text:span text:style-name="T4">dump</text:span> <text:span text:style-name="T79">statement</text:span>. <text:s/>By default, non-printing <text:span text:style-name="T79">characters</text:span> are printed as \xhh.</text:p>
            <text:p text:style-name="P167"/>
            <text:p text:style-name="P167"><text:span text:style-name="T4">NO_BLOCK_ON_SLEEP</text:span> – Modifies the <text:span text:style-name="T4">sleep</text:span> command so that it will not block sc processing while sleeping. <text:s/>This means that sc uses an internal timer for the “sleep” and does not block. When the timer expires, execution <text:span text:style-name="T80">resumes</text:span> just as before.</text:p>
            <text:p text:style-name="P167"/>
            <text:p text:style-name="P167"><text:span text:style-name="T4">NO_SOURCE_CODE_LINE_NUMBERS</text:span> – Source code filenames and line numbers are not shown when an error or warning is detected.</text:p>
            <text:p text:style-name="P167"/>
            <text:p text:style-name="P167"><text:span text:style-name="T4">ALGEGRAIC_PRECEDENDE</text:span> – Enables algebraic precedence when solving equations.</text:p>
            <text:p text:style-name="P167"/>
            <text:p text:style-name="P167"><text:span text:style-name="T4">MORE_SECS_TMP_VARIABLES</text:span> – Creates <text:span text:style-name="T4">.HEADER</text:span>, <text:span text:style-name="T4">.BODY</text:span>, and .<text:span text:style-name="T4">SYSTEM_BYTES</text:span> t<text:span text:style-name="T81">emporary</text:span> variables from received secs messages.</text:p>
          </table:table-cell>
        </table:table-row>
        <table:table-row>
          <table:table-cell table:style-name="Table4.A2" office:value-type="string">
            <text:p text:style-name="P62">print <text:span text:style-name="T33">string</text:span></text:p>
          </table:table-cell>
          <table:table-cell table:style-name="Table4.B2" office:value-type="string">
            <text:p text:style-name="P114">Used to output text. <text:s/>String concatenation may be used in the construction of the <text:span text:style-name="T20">string</text:span>.</text:p>
            <text:p text:style-name="P114"/>
            <text:p text:style-name="P20">print “The value of i is ” . $i . “ at the moment.”</text:p>
            <text:p text:style-name="P114"/>
            <text:p text:style-name="P115">Notice that the “<text:span text:style-name="T4">.</text:span>” outside of the quoted strings is used as a concatenation operator.</text:p>
          </table:table-cell>
        </table:table-row>
        <table:table-row>
          <table:table-cell table:style-name="Table4.A2" office:value-type="string">
            <text:p text:style-name="P63">return</text:p>
          </table:table-cell>
          <table:table-cell table:style-name="Table4.B2" office:value-type="string">
            <text:p text:style-name="P116">Used to return execution flow to just after the prior <text:span text:style-name="T4">gosub</text:span> statement.</text:p>
          </table:table-cell>
        </table:table-row>
        <table:table-row>
          <table:table-cell table:style-name="Table4.A2" office:value-type="string">
            <text:p text:style-name="P64">send name=<text:span text:style-name="T33">name</text:span> <text:span text:style-name="T33">message</text:span></text:p>
          </table:table-cell>
          <table:table-cell table:style-name="Table4.B2" office:value-type="string">
            <text:p text:style-name="P117">Used to send a message to an opened connection. The name is the</text:p>
            <text:p text:style-name="P117">name defined in the open statement. The message data is protocol specific.</text:p>
            <text:p text:style-name="P117"/>
            <text:p text:style-name="P64">send name=equipment_connection message</text:p>
            <text:p text:style-name="P117"/>
          </table:table-cell>
        </table:table-row>
        <text:soft-page-break/>
        <table:table-row>
          <table:table-cell table:style-name="Table4.A2" office:value-type="string">
            <text:p text:style-name="P64">send name=<text:span text:style-name="T33">name</text:span> options=<text:span text:style-name="T33">options</text:span> <text:span text:style-name="T33">message</text:span></text:p>
          </table:table-cell>
          <table:table-cell table:style-name="Table4.B2" office:value-type="string">
            <text:p text:style-name="P128"/>
          </table:table-cell>
        </table:table-row>
        <table:table-row>
          <table:table-cell table:style-name="Table4.A2" office:value-type="string">
            <text:p text:style-name="P64">send name=<text:span text:style-name="T33">name</text:span> client=<text:span text:style-name="T33">client</text:span> options=<text:span text:style-name="T33">options</text:span> <text:span text:style-name="T33">message</text:span></text:p>
          </table:table-cell>
          <table:table-cell table:style-name="Table4.B2" office:value-type="string">
            <text:p text:style-name="P117">The <text:span text:style-name="T20">options</text:span> defined in the open command can be temporarily overridden with the values defined by the <text:s/><text:span text:style-name="T20">options</text:span> in this format of the send statement. <text:s/></text:p>
            <text:p text:style-name="P117"/>
            <text:p text:style-name="P117">The destination of the message can be to a connected client defined by the client. <text:s/>When you are a “server”, “clients” connect to you. <text:s/>But suppose you wanted to send them a message (not a reply). <text:s/>To whom do you send the message? <text:s/>There may be several connected. <text:s/>You first need to get the client’s id (<text:span text:style-name="T4">get_client()</text:span><text:span text:style-name="T58">)</text:span>. <text:s/>Then you can use that returned name (id value) to send a message. <text:s/>All of this is necessary because you could have multiple clients connected.</text:p>
          </table:table-cell>
        </table:table-row>
        <table:table-row>
          <table:table-cell table:style-name="Table4.A2" office:value-type="string">
            <text:p text:style-name="P64">send_ reply name=<text:span text:style-name="T33">name</text:span> <text:span text:style-name="T33">message</text:span></text:p>
          </table:table-cell>
          <table:table-cell table:style-name="Table4.B2" office:value-type="string">
            <text:p text:style-name="P117">Used to send a reply message. <text:s/>The reply message is sent to the client connected to the connection. The message data is protocol specific.</text:p>
            <text:p text:style-name="P117"/>
            <text:p text:style-name="P64">send_reply name=name message <text:s text:c="2"/>FIXME ident name</text:p>
            <text:p text:style-name="P117"/>
            <text:p text:style-name="P117"/>
          </table:table-cell>
        </table:table-row>
        <table:table-row>
          <table:table-cell table:style-name="Table4.A2" office:value-type="string">
            <text:p text:style-name="P65">set_program <text:span text:style-name="T33">name</text:span></text:p>
          </table:table-cell>
          <table:table-cell table:style-name="Table4.B2" office:value-type="string">
            <text:p text:style-name="P118">Used to activate a subprogram. <text:s/>The subprogram name becomes the active program.</text:p>
            <text:p text:style-name="P118"/>
            <text:p text:style-name="P65">set_program alternate_main</text:p>
            <text:p text:style-name="P118"/>
            <text:p text:style-name="P118">Note: Use <text:span text:style-name="T4">set_program default</text:span> to return to the default program. <text:s/>See the <text:span text:style-name="T4">begin</text:span> statement.</text:p>
          </table:table-cell>
        </table:table-row>
        <table:table-row>
          <table:table-cell table:style-name="Table4.A2" office:value-type="string">
            <text:p text:style-name="P66">sleep <text:span text:style-name="T33">seconds</text:span></text:p>
          </table:table-cell>
          <table:table-cell table:style-name="Table4.B2" office:value-type="string">
            <text:p text:style-name="P119">Used to sleep for a <text:span text:style-name="T82">specified </text:span>number of seconds. <text:s/>The sleep is an inline sleep. <text:s/>All sc processing is suspended. <text:s/><text:span text:style-name="T82">This is e</text:span>quivalent to a ‘C’ sleep().</text:p>
            <text:p text:style-name="P119"/>
            <text:p text:style-name="P66">sleep 20 # Sleep for 20 seconds</text:p>
            <text:p text:style-name="P66"/>
            <text:p text:style-name="P119">The pragma, “<text:span text:style-name="T4">NO_BLOCK_ON_SLEEP</text:span>”, can be used to have sc not</text:p>
            <text:p text:style-name="P119">block or suspend processing while sleeping. <text:s/>FIXME...what does this mean? <text:s text:c="2"/>Refer to sleep down below</text:p>
            <text:p text:style-name="P119"/>
          </table:table-cell>
        </table:table-row>
        <text:soft-page-break/>
        <table:table-row>
          <table:table-cell table:style-name="Table4.A2" office:value-type="string">
            <text:p text:style-name="P67">start_timer timer=<text:span text:style-name="T33">timer_id</text:span> seconds=<text:span text:style-name="T33">seconds</text:span> handler=<text:span text:style-name="T33">label</text:span> msg=<text:span text:style-name="T33">msg</text:span></text:p>
          </table:table-cell>
          <table:table-cell table:style-name="Table4.B2" office:value-type="string">
            <text:p text:style-name="P120">Used to start a timer. <text:s/>There can be up to 6 timers running at the same time. <text:s/>The <text:span text:style-name="T21">timer_id </text:span>identifies the timer. <text:s/>The <text:span text:style-name="T20">seconds</text:span> are the number of seconds (whole seconds) to wait, and the <text:span text:style-name="T20">label</text:span> is where execution will start when the timer expires. <text:s/>The <text:span text:style-name="T20">msg</text:span> is converted to a program temporary variable when the timer times-out. <text:s text:c="2"/><text:span text:style-name="T83">FIXME what does this msg look like and how is it used?</text:span></text:p>
            <text:p text:style-name="P120"/>
            <text:p text:style-name="P68">start_timer timer=1 seconds=5 handler=timer_1_timeout</text:p>
            <text:p text:style-name="P68"><text:s text:c="4"/>.</text:p>
            <text:p text:style-name="P68"><text:s text:c="4"/>.</text:p>
            <text:p text:style-name="P68"><text:s text:c="4"/>.</text:p>
            <text:p text:style-name="P68"/>
            <text:p text:style-name="P68">label timer_1_timeout</text:p>
            <text:p text:style-name="P68"><text:s text:c="4"/>.</text:p>
            <text:p text:style-name="P68"><text:s text:c="4"/>.</text:p>
            <text:p text:style-name="P68"><text:s text:c="4"/>.</text:p>
            <text:p text:style-name="P120"/>
            <text:p text:style-name="P128"/>
            <text:p text:style-name="P120">Note: Valid timer IDs are 0, 1, 2, 3, 4, 5.</text:p>
            <text:p text:style-name="P119">FIXME refer to the detailed explanation of timers</text:p>
          </table:table-cell>
        </table:table-row>
        <table:table-row>
          <table:table-cell table:style-name="Table4.A2" office:value-type="string">
            <text:p text:style-name="P67">stop_timer timer=<text:span text:style-name="T33">timer_id</text:span></text:p>
          </table:table-cell>
          <table:table-cell table:style-name="Table4.B2" office:value-type="string">
            <text:p text:style-name="P120">Used to stop a timer. <text:s/>The <text:span text:style-name="T20">timer_id</text:span> identifies the timer to stop. <text:s/>No error is produced if timer that is not running is stopped.</text:p>
            <text:p text:style-name="P120"/>
            <text:p text:style-name="P121">stop_timer timer = 1</text:p>
            <text:p text:style-name="P120"/>
            <text:p text:style-name="P120">Note: Valid timer IDs are 0, 1, 2, 3, 4, 5.</text:p>
          </table:table-cell>
        </table:table-row>
        <text:soft-page-break/>
        <table:table-row>
          <table:table-cell table:style-name="Table4.A2" office:value-type="string">
            <text:p text:style-name="P69">while(<text:span text:style-name="T33">expr</text:span>)</text:p>
            <text:p text:style-name="P69"><text:s text:c="4"/>.</text:p>
            <text:p text:style-name="P69"><text:s text:c="4"/>.</text:p>
            <text:p text:style-name="P69"><text:s text:c="4"/>.</text:p>
            <text:p text:style-name="P69">end_while</text:p>
          </table:table-cell>
          <table:table-cell table:style-name="Table4.B2" office:value-type="string">
            <text:p text:style-name="P122">Your basic while loop. <text:s/>Executes the commands between the while and the end_while statements as long as the expression(<text:span text:style-name="T20">expr</text:span>) evaluates to true (non-zero). <text:s/>The while loop construct supports the <text:span text:style-name="T4">continue</text:span> and <text:span text:style-name="T4">break</text:span> statements.</text:p>
            <text:p text:style-name="P122"/>
            <text:p text:style-name="P69">let i = 1</text:p>
            <text:p text:style-name="P69">while($i &lt;<text:span text:style-name="T84">=</text:span> 100)</text:p>
            <text:p text:style-name="P69"><text:s text:c="4"/>if ($x[$i] eq “”)</text:p>
            <text:p text:style-name="P69"><text:s text:c="8"/>continue</text:p>
            <text:p text:style-name="P69"><text:s text:c="4"/>else <text:span text:style-name="T84">if ($x[$i] eq “stop”)</text:span></text:p>
            <text:p text:style-name="P69"><text:s text:c="8"/>break</text:p>
            <text:p text:style-name="P69"><text:s text:c="4"/><text:span text:style-name="T84">else</text:span></text:p>
            <text:p text:style-name="P69"><text:s text:c="8"/><text:span text:style-name="T84">print “x[“ . $i . “] is “ . $x[$i]</text:span></text:p>
            <text:p text:style-name="P69"><text:s text:c="4"/>e<text:span text:style-name="T84">nd_if</text:span></text:p>
            <text:p text:style-name="P69"/>
            <text:p text:style-name="P69"><text:s text:c="4"/><text:span text:style-name="T84">let i = $i + 1</text:span></text:p>
            <text:p text:style-name="P69">end_while</text:p>
            <text:p text:style-name="P122"/>
            <text:p text:style-name="P122"/>
          </table:table-cell>
        </table:table-row>
      </table:table>
      <text:p text:style-name="Table">Table <text:sequence text:ref-name="refTable14" text:name="Table" text:formula="ooow:Table+1" style:num-format="1">3</text:sequence>: Program Statements</text:p>
      <text:p text:style-name="P263"/>
      <text:p text:style-name="P222"><text:toc-mark-start text:id="IMark94370398159544" text:outline-level="2"/>Preprocessor Directives<text:toc-mark-end text:id="IMark94370398159544"/></text:p>
      <text:p text:style-name="P253">Preprocessor commands are resolved when the sc program is initially read and loaded. <text:s/>The <text:span text:style-name="T4">#</text:span> char must appear in the first column. <text:s/>One of the following sc command line options: <text:span text:style-name="T4">–P</text:span>, <text:span text:style-name="T4">-D</text:span>, or <text:span text:style-name="T4">–I</text:span> must be included.</text:p>
      <table:table table:name="Table3" table:style-name="Table3">
        <table:table-column table:style-name="Table3.A"/>
        <table:table-column table:style-name="Table3.B"/>
        <table:table-header-rows>
          <table:table-row>
            <table:table-cell table:style-name="Table3.A1" office:value-type="string">
              <text:p text:style-name="P199">Preprocessor Directive</text:p>
            </table:table-cell>
            <table:table-cell table:style-name="Table3.B1" office:value-type="string">
              <text:p text:style-name="P199">Description</text:p>
            </table:table-cell>
          </table:table-row>
        </table:table-header-rows>
        <table:table-row>
          <table:table-cell table:style-name="Table3.A2" office:value-type="string">
            <text:p text:style-name="P70">#define <text:span text:style-name="T33">aname</text:span></text:p>
          </table:table-cell>
          <table:table-cell table:style-name="Table3.B2" office:value-type="string">
            <text:p text:style-name="P123">Define “<text:span text:style-name="T20">aname</text:span>” within the program. <text:s/>See the <text:span text:style-name="T4">#ifdef </text:span>description below.</text:p>
          </table:table-cell>
        </table:table-row>
        <table:table-row>
          <table:table-cell table:style-name="Table3.A2" office:value-type="string">
            <text:p text:style-name="P70">#define <text:span text:style-name="T33">aname</text:span>=<text:span text:style-name="T33">value</text:span></text:p>
          </table:table-cell>
          <table:table-cell table:style-name="Table3.B2" office:value-type="string">
            <text:p text:style-name="P123">Creates an unchangeable variable with the name of <text:span text:style-name="T20">aname</text:span> and assigns it the specified value.<text:line-break/><text:line-break/><text:span text:style-name="T8">#define SIRNAME=Jones</text:span></text:p>
            <text:p text:style-name="P21">print “My last name is “ . SIRNAME</text:p>
            <text:p text:style-name="P123"/>
            <text:p text:style-name="P123">This <text:span text:style-name="T85">will</text:span> print out the following:</text:p>
            <text:p text:style-name="P123"/>
            <text:p text:style-name="P123">“<text:span text:style-name="T4">My last name is Jones</text:span>”<text:line-break/><text:soft-page-break/><text:line-break/><text:span text:style-name="T85">Note: It will be printed out without the double quotes. <text:s/>Also, the “</text:span><text:span text:style-name="T25">.</text:span><text:span text:style-name="T85">” in the </text:span><text:span text:style-name="T25">print</text:span><text:span text:style-name="T85"> statement is <text:s/>a string concatenation operator.</text:span></text:p>
          </table:table-cell>
        </table:table-row>
        <table:table-row>
          <table:table-cell table:style-name="Table3.A2" office:value-type="string">
            <text:p text:style-name="P71">#include <text:span text:style-name="T33">filename</text:span></text:p>
          </table:table-cell>
          <table:table-cell table:style-name="Table3.B2" office:value-type="string">
            <text:p text:style-name="P124">Include another program or parts of a program into the current program.</text:p>
            <text:p text:style-name="P124"/>
            <text:p text:style-name="P71">#include local_values.sc</text:p>
            <text:p text:style-name="P124"/>
            <text:p text:style-name="P124">The location of <text:span text:style-name="T4">local_values.sc</text:span> can be defined by the <text:span text:style-name="T4">-I</text:span> sc command line option.</text:p>
            <text:p text:style-name="P124"/>
            <text:p text:style-name="P124">Note: The file extension specified (“<text:span text:style-name="T4">.sc</text:span>”) is neither required, nor expected, nor assumed. </text:p>
            <text:p text:style-name="P124"/>
          </table:table-cell>
        </table:table-row>
        <table:table-row>
          <table:table-cell table:style-name="Table3.A2" office:value-type="string">
            <text:p text:style-name="P72">#ifdef <text:span text:style-name="T33">aname</text:span></text:p>
            <text:p text:style-name="P72"><text:s text:c="4"/>.</text:p>
            <text:p text:style-name="P72"><text:s text:c="4"/>.</text:p>
            <text:p text:style-name="P72"><text:s text:c="4"/>.</text:p>
            <text:p text:style-name="P72">#endif</text:p>
          </table:table-cell>
          <table:table-cell table:style-name="Table3.B2" office:value-type="string">
            <text:p text:style-name="P125">If “<text:span text:style-name="T20">aname</text:span>” has been previously defined then all of the program’s statements between the <text:span text:style-name="T4">#ifdef</text:span> and the corresponding <text:span text:style-name="T4">#endif</text:span> statement are considered part of the program and are executable.</text:p>
            <text:p text:style-name="P125"/>
            <text:p text:style-name="P125">“<text:span text:style-name="T20">aname</text:span>” may be defined with a <text:span text:style-name="T4">#define</text:span> statement as documented above or with the <text:span text:style-name="T4">-D</text:span> command line option when sc is started. <text:s/><text:span text:style-name="T86">Refer to table </text:span><text:span text:style-name="T86"><text:sequence-ref text:reference-format="text" text:ref-name="refTable0">Table 1: Startup Command Line Options</text:sequence-ref></text:span><text:span text:style-name="T86"><text:s/>on page <text:s/></text:span><text:span text:style-name="T86"><text:sequence-ref text:reference-format="page" text:ref-name="refTable0">9</text:sequence-ref></text:span><text:span text:style-name="T86">.</text:span></text:p>
          </table:table-cell>
        </table:table-row>
        <table:table-row>
          <table:table-cell table:style-name="Table3.A2" office:value-type="string">
            <text:p text:style-name="P72">#ifdef <text:span text:style-name="T33">aname</text:span></text:p>
            <text:p text:style-name="P72"><text:s text:c="4"/>.</text:p>
            <text:p text:style-name="P72"><text:s text:c="4"/>.</text:p>
            <text:p text:style-name="P72"><text:s text:c="4"/>.</text:p>
            <text:p text:style-name="P72">#else</text:p>
            <text:p text:style-name="P72"><text:s text:c="4"/>.</text:p>
            <text:p text:style-name="P72"><text:s text:c="4"/>.</text:p>
            <text:p text:style-name="P72"><text:s text:c="4"/>.</text:p>
            <text:p text:style-name="P72">#endif</text:p>
            <text:p text:style-name="P128"/>
          </table:table-cell>
          <table:table-cell table:style-name="Table3.B2" office:value-type="string">
            <text:p text:style-name="P126">This is an if-then-else form of the <text:span text:style-name="T4">#ifdef</text:span> statement documented above.</text:p>
          </table:table-cell>
        </table:table-row>
      </table:table>
      <text:p text:style-name="P278">Table <text:sequence text:ref-name="refTable2" text:name="Table" text:formula="ooow:Table+1" style:num-format="1">4</text:sequence>: Preprocessor Directive<text:span text:style-name="T87">s</text:span></text:p>
      <text:p text:style-name="P253"/>
      <text:p text:style-name="P214"><text:toc-mark-start text:id="IMark94370387859624" text:outline-level="2"/>Comments<text:toc-mark-end text:id="IMark94370387859624"/></text:p>
      <text:p text:style-name="P254">Comments are allowed by the methods below.</text:p>
      <table:table table:name="Table2" table:style-name="Table2">
        <table:table-column table:style-name="Table2.A"/>
        <table:table-column table:style-name="Table2.B"/>
        <table:table-header-rows>
          <text:soft-page-break/>
          <table:table-row>
            <table:table-cell table:style-name="Table2.A1" office:value-type="string">
              <text:p text:style-name="P200">Comments</text:p>
            </table:table-cell>
            <table:table-cell table:style-name="Table2.B1" office:value-type="string">
              <text:p text:style-name="P200">Description</text:p>
            </table:table-cell>
          </table:table-row>
        </table:table-header-rows>
        <table:table-row>
          <table:table-cell table:style-name="Table2.A2" office:value-type="string">
            <text:p text:style-name="P73">#</text:p>
          </table:table-cell>
          <table:table-cell table:style-name="Table2.B2" office:value-type="string">
            <text:p text:style-name="P127">Single line...to end of line</text:p>
          </table:table-cell>
        </table:table-row>
        <table:table-row>
          <table:table-cell table:style-name="Table2.A2" office:value-type="string">
            <text:p text:style-name="P128"><text:span text:style-name="T4">/*</text:span> … <text:span text:style-name="T4">*/</text:span></text:p>
          </table:table-cell>
          <table:table-cell table:style-name="Table2.B2" office:value-type="string">
            <text:p text:style-name="P127">Block ... everything between the <text:span text:style-name="T4">/*</text:span> and the <text:span text:style-name="T4">*/</text:span> are considered to be a comment and thus not executable. <text:s/>This comment form may span multiple lines.</text:p>
          </table:table-cell>
        </table:table-row>
      </table:table>
      <text:p text:style-name="P278">Table <text:sequence text:ref-name="refTable3" text:name="Table" text:formula="ooow:Table+1" style:num-format="1">5</text:sequence>: Comment Characters</text:p>
      <text:p text:style-name="P254"/>
      <text:p text:style-name="P214"><text:toc-mark-start text:id="IMark94370367089400" text:outline-level="2"/>Expressions<text:toc-mark-end text:id="IMark94370367089400"/></text:p>
      <text:p text:style-name="P263">sc uses infix notation for expression evaluation. This is where the operator is place between 2 operands. <text:s/>In sc, all operators have equal precedence (there is no implied order of precedence). During expression evaluations, expressions are evaluated from right to left.</text:p>
      <text:p text:style-name="P263">Always use parentheses for precedence. The table below shows this by examp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02">Expression to Solve</text:p>
            </table:table-cell>
            <table:table-cell table:style-name="Table5.A1" office:value-type="string">
              <text:p text:style-name="P202">Result</text:p>
            </table:table-cell>
            <table:table-cell table:style-name="Table5.C1" office:value-type="string">
              <text:p text:style-name="P202">Implied Parentheses</text:p>
            </table:table-cell>
          </table:table-row>
        </table:table-header-rows>
        <table:table-row>
          <table:table-cell table:style-name="Table5.A2" office:value-type="string">
            <text:p text:style-name="P138">5-4+1</text:p>
          </table:table-cell>
          <table:table-cell table:style-name="Table5.A2" office:value-type="string">
            <text:p text:style-name="P138">0 (not 2)</text:p>
          </table:table-cell>
          <table:table-cell table:style-name="Table5.C2" office:value-type="string">
            <text:p text:style-name="P138">5-(4+1)</text:p>
          </table:table-cell>
        </table:table-row>
        <table:table-row>
          <table:table-cell table:style-name="Table5.A2" office:value-type="string">
            <text:p text:style-name="P138">6/2+1</text:p>
          </table:table-cell>
          <table:table-cell table:style-name="Table5.A2" office:value-type="string">
            <text:p text:style-name="P138">2 (not 4)</text:p>
          </table:table-cell>
          <table:table-cell table:style-name="Table5.C2" office:value-type="string">
            <text:p text:style-name="P138">6/(2+1)</text:p>
          </table:table-cell>
        </table:table-row>
      </table:table>
      <text:p text:style-name="Table">Table <text:sequence text:ref-name="refTable4" text:name="Table" text:formula="ooow:Table+1" style:num-format="1">6</text:sequence>: Expressions</text:p>
      <text:p text:style-name="P263"/>
      <text:p text:style-name="P270">However, if the <text:span text:style-name="T100">pragma ALGEBRAIC_PRECEDENCE</text:span> is defined, expressions are solved using the precedence defined in the table below:</text:p>
      <table:table table:name="Table6" table:style-name="Table6">
        <table:table-column table:style-name="Table6.A" table:number-columns-repeated="3"/>
        <table:table-header-rows>
          <text:soft-page-break/>
          <table:table-row>
            <table:table-cell table:style-name="Table6.A1" office:value-type="string">
              <text:p text:style-name="P203">Precedence</text:p>
            </table:table-cell>
            <table:table-cell table:style-name="Table6.A1" office:value-type="string">
              <text:p text:style-name="P203">Operator</text:p>
            </table:table-cell>
            <table:table-cell table:style-name="Table6.C1" office:value-type="string">
              <text:p text:style-name="P201"/>
            </table:table-cell>
          </table:table-row>
        </table:table-header-rows>
        <table:table-row>
          <table:table-cell table:style-name="Table6.A2" office:value-type="string">
            <text:p text:style-name="P140">1</text:p>
          </table:table-cell>
          <table:table-cell table:style-name="Table6.A2" office:value-type="string">
            <text:p text:style-name="P137">* /</text:p>
          </table:table-cell>
          <table:table-cell table:style-name="Table6.C2" office:value-type="string">
            <text:p text:style-name="P130">Multiplication and division</text:p>
          </table:table-cell>
        </table:table-row>
        <table:table-row>
          <table:table-cell table:style-name="Table6.A2" office:value-type="string">
            <text:p text:style-name="P140">2</text:p>
          </table:table-cell>
          <table:table-cell table:style-name="Table6.A2" office:value-type="string">
            <text:p text:style-name="P140">+ -</text:p>
          </table:table-cell>
          <table:table-cell table:style-name="Table6.C2" office:value-type="string">
            <text:p text:style-name="P130">Addition and subtraction</text:p>
          </table:table-cell>
        </table:table-row>
        <table:table-row>
          <table:table-cell table:style-name="Table6.A2" office:value-type="string">
            <text:p text:style-name="P140">3</text:p>
          </table:table-cell>
          <table:table-cell table:style-name="Table6.A2" office:value-type="string">
            <text:p text:style-name="P140">&lt; &lt;= &lt; &lt;=</text:p>
          </table:table-cell>
          <table:table-cell table:style-name="Table6.C2" office:value-type="string">
            <text:p text:style-name="P130">Comparisons</text:p>
          </table:table-cell>
        </table:table-row>
        <table:table-row>
          <table:table-cell table:style-name="Table6.A2" office:value-type="string">
            <text:p text:style-name="P140">4</text:p>
          </table:table-cell>
          <table:table-cell table:style-name="Table6.A2" office:value-type="string">
            <text:p text:style-name="P139">== !=</text:p>
          </table:table-cell>
          <table:table-cell table:style-name="Table6.C2" office:value-type="string">
            <text:p text:style-name="P130">Equality and non-Equality</text:p>
          </table:table-cell>
        </table:table-row>
        <table:table-row>
          <table:table-cell table:style-name="Table6.A2" office:value-type="string">
            <text:p text:style-name="P140">5</text:p>
          </table:table-cell>
          <table:table-cell table:style-name="Table6.A2" office:value-type="string">
            <text:p text:style-name="P140">&amp;</text:p>
          </table:table-cell>
          <table:table-cell table:style-name="Table6.C2" office:value-type="string">
            <text:p text:style-name="P130">BitWise AND</text:p>
          </table:table-cell>
        </table:table-row>
        <table:table-row>
          <table:table-cell table:style-name="Table6.A2" office:value-type="string">
            <text:p text:style-name="P140">6</text:p>
          </table:table-cell>
          <table:table-cell table:style-name="Table6.A2" office:value-type="string">
            <text:p text:style-name="P140">|</text:p>
          </table:table-cell>
          <table:table-cell table:style-name="Table6.C2" office:value-type="string">
            <text:p text:style-name="P130">Bitwise OR</text:p>
          </table:table-cell>
        </table:table-row>
        <table:table-row>
          <table:table-cell table:style-name="Table6.A2" office:value-type="string">
            <text:p text:style-name="P140">7</text:p>
          </table:table-cell>
          <table:table-cell table:style-name="Table6.A2" office:value-type="string">
            <text:p text:style-name="P140">^</text:p>
          </table:table-cell>
          <table:table-cell table:style-name="Table6.C2" office:value-type="string">
            <text:p text:style-name="P130">Bitwise exclusive OR</text:p>
          </table:table-cell>
        </table:table-row>
        <table:table-row>
          <table:table-cell table:style-name="Table6.A2" office:value-type="string">
            <text:p text:style-name="P140">8</text:p>
          </table:table-cell>
          <table:table-cell table:style-name="Table6.A2" office:value-type="string">
            <text:p text:style-name="P140">and</text:p>
          </table:table-cell>
          <table:table-cell table:style-name="Table6.C2" office:value-type="string">
            <text:p text:style-name="P130">Logical AND</text:p>
          </table:table-cell>
        </table:table-row>
        <table:table-row>
          <table:table-cell table:style-name="Table6.A2" office:value-type="string">
            <text:p text:style-name="P140">9</text:p>
          </table:table-cell>
          <table:table-cell table:style-name="Table6.A2" office:value-type="string">
            <text:p text:style-name="P140">or</text:p>
          </table:table-cell>
          <table:table-cell table:style-name="Table6.C2" office:value-type="string">
            <text:p text:style-name="P130">Logical OR</text:p>
          </table:table-cell>
        </table:table-row>
      </table:table>
      <text:p text:style-name="Table">Table <text:sequence text:ref-name="refTable5" text:name="Table" text:formula="ooow:Table+1" style:num-format="1">7</text:sequence>: Precedences</text:p>
      <text:p text:style-name="P270"/>
      <text:p text:style-name="P214"><text:toc-mark-start text:id="IMark94370387859624" text:outline-level="2"/>Math Operators<text:toc-mark-end text:id="IMark94370387859624"/></text:p>
      <text:p text:style-name="P263">Math operations are used to perform simple arithmetic, add subtract, multiply, and divide. There is no operator precedence during evaluation of equations. All Operators have equal precedence.</text:p>
      <table:table table:name="Table7" table:style-name="Table7">
        <table:table-column table:style-name="Table7.A"/>
        <table:table-column table:style-name="Table7.B"/>
        <table:table-header-rows>
          <table:table-row>
            <table:table-cell table:style-name="Table7.A1" office:value-type="string">
              <text:p text:style-name="P204">Math Operator</text:p>
            </table:table-cell>
            <table:table-cell table:style-name="Table7.B1" office:value-type="string">
              <text:p text:style-name="P204">Description</text:p>
            </table:table-cell>
          </table:table-row>
        </table:table-header-rows>
        <table:table-row>
          <table:table-cell table:style-name="Table7.A2" office:value-type="string">
            <text:p text:style-name="P141">+</text:p>
          </table:table-cell>
          <table:table-cell table:style-name="Table7.B2" office:value-type="string">
            <text:p text:style-name="P131">Addition</text:p>
          </table:table-cell>
        </table:table-row>
        <table:table-row>
          <table:table-cell table:style-name="Table7.A2" office:value-type="string">
            <text:p text:style-name="P137">-</text:p>
          </table:table-cell>
          <table:table-cell table:style-name="Table7.B2" office:value-type="string">
            <text:p text:style-name="P131">Subtraction</text:p>
          </table:table-cell>
        </table:table-row>
        <table:table-row>
          <table:table-cell table:style-name="Table7.A2" office:value-type="string">
            <text:p text:style-name="P137">*</text:p>
          </table:table-cell>
          <table:table-cell table:style-name="Table7.B2" office:value-type="string">
            <text:p text:style-name="P131">Multiplication</text:p>
          </table:table-cell>
        </table:table-row>
        <table:table-row>
          <table:table-cell table:style-name="Table7.A2" office:value-type="string">
            <text:p text:style-name="P137">/</text:p>
          </table:table-cell>
          <table:table-cell table:style-name="Table7.B2" office:value-type="string">
            <text:p text:style-name="P131">Division</text:p>
          </table:table-cell>
        </table:table-row>
      </table:table>
      <text:p text:style-name="Table">Table <text:sequence text:ref-name="refTable6" text:name="Table" text:formula="ooow:Table+1" style:num-format="1">8</text:sequence>: Math Operators</text:p>
      <text:p text:style-name="P263"/>
      <text:p text:style-name="P214"><text:toc-mark-start text:id="IMark94370402242728" text:outline-level="2"/>Unary Operators<text:toc-mark-end text:id="IMark94370402242728"/></text:p>
      <text:p text:style-name="P263">Unary operations are used to modify a value prior to evaluation.</text:p>
      <table:table table:name="Table8" table:style-name="Table8">
        <table:table-column table:style-name="Table8.A"/>
        <table:table-column table:style-name="Table8.B"/>
        <table:table-header-rows>
          <text:soft-page-break/>
          <table:table-row>
            <table:table-cell table:style-name="Table8.A1" office:value-type="string">
              <text:p text:style-name="P205">Math operator</text:p>
            </table:table-cell>
            <table:table-cell table:style-name="Table8.B1" office:value-type="string">
              <text:p text:style-name="P205">Description</text:p>
            </table:table-cell>
          </table:table-row>
        </table:table-header-rows>
        <table:table-row>
          <table:table-cell table:style-name="Table8.A2" office:value-type="string">
            <text:p text:style-name="P142">+</text:p>
          </table:table-cell>
          <table:table-cell table:style-name="Table8.B2" office:value-type="string">
            <text:p text:style-name="P132">Plus</text:p>
          </table:table-cell>
        </table:table-row>
        <table:table-row>
          <table:table-cell table:style-name="Table8.A2" office:value-type="string">
            <text:p text:style-name="P137">-</text:p>
          </table:table-cell>
          <table:table-cell table:style-name="Table8.B2" office:value-type="string">
            <text:p text:style-name="P132">Minus</text:p>
          </table:table-cell>
        </table:table-row>
        <table:table-row>
          <table:table-cell table:style-name="Table8.A2" office:value-type="string">
            <text:p text:style-name="P142">~</text:p>
          </table:table-cell>
          <table:table-cell table:style-name="Table8.B2" office:value-type="string">
            <text:p text:style-name="P132">One’s complement</text:p>
          </table:table-cell>
        </table:table-row>
      </table:table>
      <text:p text:style-name="Table">Table <text:sequence text:ref-name="refTable7" text:name="Table" text:formula="ooow:Table+1" style:num-format="1">9</text:sequence>: Unary Operators</text:p>
      <text:p text:style-name="P263"/>
      <text:p text:style-name="P214"><text:toc-mark-start text:id="IMark94370352164552" text:outline-level="2"/>Relational Operators<text:toc-mark-end text:id="IMark94370352164552"/></text:p>
      <text:p text:style-name="Text_20_body">Relational operators are used in expressions (if, else_if). Relational operations return either true or false. <text:s/>True is non-zero, and false is zero.</text:p>
      <text:p text:style-name="Heading_20_3"><text:toc-mark-start text:id="IMark94370394393304" text:outline-level="3"/><text:alphabetical-index-mark-start text:id="IMark94370401760104"/><text:alphabetical-index-mark-start text:id="IMark94370402242728"/>Numeric<text:alphabetical-index-mark-end text:id="IMark94370402242728"/><text:alphabetical-index-mark-end text:id="IMark94370401760104"/><text:toc-mark-end text:id="IMark94370394393304"/></text:p>
      <text:p text:style-name="P271">Used with number values</text:p>
      <table:table table:name="Table9" table:style-name="Table9">
        <table:table-column table:style-name="Table9.A"/>
        <table:table-column table:style-name="Table9.B"/>
        <table:table-header-rows>
          <table:table-row>
            <table:table-cell table:style-name="Table9.A1" office:value-type="string">
              <text:p text:style-name="P210">Numeric relational operator</text:p>
            </table:table-cell>
            <table:table-cell table:style-name="Table9.B1" office:value-type="string">
              <text:p text:style-name="P210">Description</text:p>
            </table:table-cell>
          </table:table-row>
        </table:table-header-rows>
        <table:table-row>
          <table:table-cell table:style-name="Table9.A2" office:value-type="string">
            <text:p text:style-name="P136">expression1 <text:span text:style-name="T100">==</text:span> expression2</text:p>
          </table:table-cell>
          <table:table-cell table:style-name="Table9.B2" office:value-type="string">
            <text:p text:style-name="P135">Returns true if expression1 is equal to expression2</text:p>
          </table:table-cell>
        </table:table-row>
        <table:table-row>
          <table:table-cell table:style-name="Table9.A2" office:value-type="string">
            <text:p text:style-name="P135">expression1 <text:span text:style-name="T100">!=</text:span> expression2</text:p>
          </table:table-cell>
          <table:table-cell table:style-name="Table9.B2" office:value-type="string">
            <text:p text:style-name="P135">Returns true if expression1 is not equal to expression2</text:p>
          </table:table-cell>
        </table:table-row>
        <table:table-row>
          <table:table-cell table:style-name="Table9.A2" office:value-type="string">
            <text:p text:style-name="P135">expression1 <text:span text:style-name="T100">&gt;</text:span> expression2</text:p>
          </table:table-cell>
          <table:table-cell table:style-name="Table9.B2" office:value-type="string">
            <text:p text:style-name="P135">Returns true if expression1 is greater than expression2</text:p>
          </table:table-cell>
        </table:table-row>
        <table:table-row>
          <table:table-cell table:style-name="Table9.A2" office:value-type="string">
            <text:p text:style-name="P135">expression1 <text:span text:style-name="T100">&lt; </text:span>expression2</text:p>
          </table:table-cell>
          <table:table-cell table:style-name="Table9.B2" office:value-type="string">
            <text:p text:style-name="P135">Returns true if expression1 is less than expression2</text:p>
          </table:table-cell>
        </table:table-row>
        <table:table-row>
          <table:table-cell table:style-name="Table9.A2" office:value-type="string">
            <text:p text:style-name="P135"><text:span text:style-name="T102">e</text:span>xpression1 <text:span text:style-name="T100">&gt;=</text:span> expression2</text:p>
          </table:table-cell>
          <table:table-cell table:style-name="Table9.B2" office:value-type="string">
            <text:p text:style-name="P135">Returns true if expression1 is greater than or equal to expression2</text:p>
          </table:table-cell>
        </table:table-row>
        <table:table-row>
          <table:table-cell table:style-name="Table9.A2" office:value-type="string">
            <text:p text:style-name="P135">expression1 <text:span text:style-name="T100">&lt;=</text:span> expression2</text:p>
          </table:table-cell>
          <table:table-cell table:style-name="Table9.B2" office:value-type="string">
            <text:p text:style-name="P135">Returns true if expression1 is less than or equal to expression2</text:p>
          </table:table-cell>
        </table:table-row>
      </table:table>
      <text:p text:style-name="Table">Table <text:sequence text:ref-name="refTable8" text:name="Table" text:formula="ooow:Table+1" style:num-format="1">10</text:sequence>: Numeric Relational Operators</text:p>
      <text:p text:style-name="Heading_20_3"><text:alphabetical-index-mark-start text:id="IMark94370387934904"/><text:toc-mark-start text:id="IMark94370367089400" text:outline-level="3"/>String conditionals<text:toc-mark-end text:id="IMark94370367089400"/><text:alphabetical-index-mark-end text:id="IMark94370387934904"/></text:p>
      <text:p text:style-name="Text_20_body">Used with string variables</text:p>
      <table:table table:name="Table10" table:style-name="Table10">
        <table:table-column table:style-name="Table10.A"/>
        <table:table-column table:style-name="Table10.B"/>
        <table:table-header-rows>
          <table:table-row>
            <table:table-cell table:style-name="Table10.A1" office:value-type="string">
              <text:p text:style-name="P206">String relational operator</text:p>
            </table:table-cell>
            <table:table-cell table:style-name="Table10.B1" office:value-type="string">
              <text:p text:style-name="P206">Description</text:p>
            </table:table-cell>
          </table:table-row>
        </table:table-header-rows>
        <table:table-row>
          <table:table-cell table:style-name="Table10.A2" office:value-type="string">
            <text:p text:style-name="P129"><text:span text:style-name="T102">s</text:span>tring1 <text:span text:style-name="T100">eq</text:span> string2</text:p>
          </table:table-cell>
          <table:table-cell table:style-name="Table10.B2" office:value-type="string">
            <text:p text:style-name="P129">Returns true if string1 is identical to string2</text:p>
          </table:table-cell>
        </table:table-row>
        <table:table-row>
          <table:table-cell table:style-name="Table10.A2" office:value-type="string">
            <text:p text:style-name="P129"><text:span text:style-name="T102">s</text:span>tring1 <text:span text:style-name="T100">ne</text:span> string2</text:p>
          </table:table-cell>
          <table:table-cell table:style-name="Table10.B2" office:value-type="string">
            <text:p text:style-name="P129">Returns true if string1 is not identical to string2</text:p>
          </table:table-cell>
        </table:table-row>
      </table:table>
      <text:p text:style-name="Table">Table <text:sequence text:ref-name="refTable9" text:name="Table" text:formula="ooow:Table+1" style:num-format="1">11</text:sequence>: String conditionals</text:p>
      <text:p text:style-name="Text_20_body"/>
      <text:p text:style-name="Heading_20_2"><text:soft-page-break/><text:toc-mark-start text:id="IMark94370403240104" text:outline-level="2"/>Boolean Operators<text:toc-mark-end text:id="IMark94370403240104"/></text:p>
      <text:p text:style-name="P263">Boolean operators are used to test for either true for false. True is non-zero and false is zero.</text:p>
      <table:table table:name="Table11" table:style-name="Table11">
        <table:table-column table:style-name="Table11.A"/>
        <table:table-column table:style-name="Table11.B"/>
        <table:table-header-rows>
          <table:table-row>
            <table:table-cell table:style-name="Table11.A1" office:value-type="string">
              <text:p text:style-name="P207">Boolean operator</text:p>
            </table:table-cell>
            <table:table-cell table:style-name="Table11.B1" office:value-type="string">
              <text:p text:style-name="P207">Description</text:p>
            </table:table-cell>
          </table:table-row>
        </table:table-header-rows>
        <table:table-row>
          <table:table-cell table:style-name="Table11.A2" office:value-type="string">
            <text:p text:style-name="P133">expression1 <text:span text:style-name="T100">and</text:span> expression2</text:p>
          </table:table-cell>
          <table:table-cell table:style-name="Table11.B2" office:value-type="string">
            <text:p text:style-name="P129">Returns true if expression1 and expression2 are true.</text:p>
          </table:table-cell>
        </table:table-row>
        <table:table-row>
          <table:table-cell table:style-name="Table11.A2" office:value-type="string">
            <text:p text:style-name="P133">expression1 <text:span text:style-name="T100">or</text:span> expression2</text:p>
          </table:table-cell>
          <table:table-cell table:style-name="Table11.B2" office:value-type="string">
            <text:p text:style-name="P129">Returns true if either expression1 or expression2 are true.</text:p>
          </table:table-cell>
        </table:table-row>
        <table:table-row>
          <table:table-cell table:style-name="Table11.A2" office:value-type="string">
            <text:p text:style-name="P129"><text:span text:style-name="T100">!</text:span><text:span text:style-name="T103">expression</text:span></text:p>
          </table:table-cell>
          <table:table-cell table:style-name="Table11.B2" office:value-type="string">
            <text:p text:style-name="P129">Returns true if expression is false, or false if expression is true.</text:p>
          </table:table-cell>
        </table:table-row>
      </table:table>
      <text:p text:style-name="Table">Table <text:sequence text:ref-name="refTable10" text:name="Table" text:formula="ooow:Table+1" style:num-format="1">12</text:sequence>: Boolean operators</text:p>
      <text:p text:style-name="P263"/>
      <text:p text:style-name="Heading_20_2"><text:toc-mark-start text:id="IMark94370367089400" text:outline-level="2"/>Bitwise Operators<text:toc-mark-end text:id="IMark94370367089400"/></text:p>
      <text:p text:style-name="P263">Bitwise operators perform bitwise operations on the arguments.</text:p>
      <table:table table:name="Table12" table:style-name="Table12">
        <table:table-column table:style-name="Table12.A"/>
        <table:table-column table:style-name="Table12.B"/>
        <table:table-header-rows>
          <table:table-row>
            <table:table-cell table:style-name="Table12.A1" office:value-type="string">
              <text:p text:style-name="P207">Bitwise operator</text:p>
            </table:table-cell>
            <table:table-cell table:style-name="Table12.B1" office:value-type="string">
              <text:p text:style-name="P207">Description</text:p>
            </table:table-cell>
          </table:table-row>
        </table:table-header-rows>
        <table:table-row>
          <table:table-cell table:style-name="Table12.A2" office:value-type="string">
            <text:p text:style-name="P129">value1 <text:span text:style-name="T100">&amp;</text:span> value2</text:p>
          </table:table-cell>
          <table:table-cell table:style-name="Table12.B2" office:value-type="string">
            <text:p text:style-name="P129">Bitwise and- ing of value1 and value2</text:p>
          </table:table-cell>
        </table:table-row>
        <table:table-row>
          <table:table-cell table:style-name="Table12.A2" office:value-type="string">
            <text:p text:style-name="P129">value1 <text:span text:style-name="T100">|</text:span> value2</text:p>
          </table:table-cell>
          <table:table-cell table:style-name="Table12.B2" office:value-type="string">
            <text:p text:style-name="P129">Bitwise or- ing of value1 and value2</text:p>
          </table:table-cell>
        </table:table-row>
        <table:table-row>
          <table:table-cell table:style-name="Table12.A2" office:value-type="string">
            <text:p text:style-name="P129">value1 <text:span text:style-name="T100">^</text:span> value2</text:p>
          </table:table-cell>
          <table:table-cell table:style-name="Table12.B2" office:value-type="string">
            <text:p text:style-name="P129">Bitwise xor- ing of value1 and value2</text:p>
          </table:table-cell>
        </table:table-row>
      </table:table>
      <text:p text:style-name="Table">Table <text:sequence text:ref-name="refTable11" text:name="Table" text:formula="ooow:Table+1" style:num-format="1">13</text:sequence>: Bitwise operators</text:p>
      <text:p text:style-name="P214"><text:toc-mark-start text:id="IMark94370387859624" text:outline-level="2"/>Constants<text:toc-mark-end text:id="IMark94370387859624"/></text:p>
      <text:p text:style-name="P263">Valid constants for <text:span text:style-name="T104">assignment to </text:span>variables:</text:p>
      <table:table table:name="Table13" table:style-name="Table13">
        <table:table-column table:style-name="Table13.A"/>
        <table:table-header-rows>
          <table:table-row>
            <table:table-cell table:style-name="Table13.A1" office:value-type="string">
              <text:p text:style-name="P208">Example constants</text:p>
            </table:table-cell>
          </table:table-row>
        </table:table-header-rows>
        <table:table-row>
          <table:table-cell table:style-name="Table13.A2" office:value-type="string">
            <text:p text:style-name="P134">Integer numbers: 100, 500, -6, etc.</text:p>
          </table:table-cell>
        </table:table-row>
        <table:table-row>
          <table:table-cell table:style-name="Table13.A2" office:value-type="string">
            <text:p text:style-name="P134">Floating point numbers: 1.2, 5.1, etc.</text:p>
          </table:table-cell>
        </table:table-row>
        <table:table-row>
          <table:table-cell table:style-name="Table13.A2" office:value-type="string">
            <text:p text:style-name="P134">Strings: “This is a string.”</text:p>
          </table:table-cell>
        </table:table-row>
        <table:table-row>
          <table:table-cell table:style-name="Table13.A2" office:value-type="string">
            <text:p text:style-name="P134">String characters: </text:p>
          </table:table-cell>
        </table:table-row>
        <table:table-row>
          <table:table-cell table:style-name="Table13.A2" office:value-type="string">
            <text:p text:style-name="P279">\xhh – Hexidecimal value from 00 through FF </text:p>
          </table:table-cell>
        </table:table-row>
        <table:table-row>
          <table:table-cell table:style-name="Table13.A2" office:value-type="string">
            <text:p text:style-name="P279">\n – new line character</text:p>
          </table:table-cell>
        </table:table-row>
        <table:table-row>
          <table:table-cell table:style-name="Table13.A2" office:value-type="string">
            <text:p text:style-name="P279">\r – carriage return character</text:p>
          </table:table-cell>
        </table:table-row>
      </table:table>
      <text:p text:style-name="Table">Table <text:sequence text:ref-name="refTable12" text:name="Table" text:formula="ooow:Table+1" style:num-format="1">14</text:sequence>: Examples of constants</text:p>
      <text:p text:style-name="P263"/>
      <text:p text:style-name="P214"><text:soft-page-break/><text:toc-mark-start text:id="IMark94370367089400" text:outline-level="2"/>String Concatenation<text:toc-mark-end text:id="IMark94370367089400"/></text:p>
      <text:p text:style-name="P263">Strings may be concatenated using the ‘.’ and ‘:’ characters. The ‘.’ appends the strings, while the ‘:’ appends with a single white space between the strings. The following are equivalent.</text:p>
      <text:p text:style-name="P268">let name = “John” . “ “ . “Smith” <text:s/># Assigns “John Smith” as the value of name<text:line-break/>let name = “John” : “Smith” <text:s text:c="7"/># Assigns “John Smith” as the value of name</text:p>
      <text:p text:style-name="P215"><text:toc-mark-start text:id="IMark94370394153544" text:outline-level="2"/>Keywords<text:toc-mark-end text:id="IMark94370394153544"/></text:p>
      <text:p text:style-name="P263">The following is a list of keywords that are reserved and should not be used in the sc program <text:span text:style-name="T105">as variable names, etc</text:span>. <text:s/>However, they can be used in double quoted strings.</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P209">Keywords</text:p>
            </table:table-cell>
            <table:table-cell table:style-name="Table14.A1" office:value-type="string">
              <text:p text:style-name="P201"/>
            </table:table-cell>
            <table:table-cell table:style-name="Table14.A1" office:value-type="string">
              <text:p text:style-name="P201"/>
            </table:table-cell>
            <table:table-cell table:style-name="Table14.A1" office:value-type="string">
              <text:p text:style-name="P201"/>
            </table:table-cell>
            <table:table-cell table:style-name="Table14.E1" office:value-type="string">
              <text:p text:style-name="P201"/>
            </table:table-cell>
          </table:table-row>
        </table:table-header-rows>
        <table:table-row>
          <table:table-cell table:style-name="Table14.A2" office:value-type="string">
            <text:p text:style-name="P143">after</text:p>
          </table:table-cell>
          <table:table-cell table:style-name="Table14.A2" office:value-type="string">
            <text:p text:style-name="P143">else</text:p>
          </table:table-cell>
          <table:table-cell table:style-name="Table14.A2" office:value-type="string">
            <text:p text:style-name="P143">format</text:p>
          </table:table-cell>
          <table:table-cell table:style-name="Table14.A2" office:value-type="string">
            <text:p text:style-name="P143">ne</text:p>
          </table:table-cell>
          <table:table-cell table:style-name="Table14.E2" office:value-type="string">
            <text:p text:style-name="P143">set_program</text:p>
          </table:table-cell>
        </table:table-row>
        <table:table-row>
          <table:table-cell table:style-name="Table14.A2" office:value-type="string">
            <text:p text:style-name="P143">and</text:p>
          </table:table-cell>
          <table:table-cell table:style-name="Table14.A2" office:value-type="string">
            <text:p text:style-name="P143">else_if</text:p>
          </table:table-cell>
          <table:table-cell table:style-name="Table14.A2" office:value-type="string">
            <text:p text:style-name="P143">glet</text:p>
          </table:table-cell>
          <table:table-cell table:style-name="Table14.A2" office:value-type="string">
            <text:p text:style-name="P143">next</text:p>
          </table:table-cell>
          <table:table-cell table:style-name="Table14.E2" office:value-type="string">
            <text:p text:style-name="P143">sleep</text:p>
          </table:table-cell>
        </table:table-row>
        <table:table-row>
          <table:table-cell table:style-name="Table14.A2" office:value-type="string">
            <text:p text:style-name="P143">begin</text:p>
          </table:table-cell>
          <table:table-cell table:style-name="Table14.A2" office:value-type="string">
            <text:p text:style-name="P143">end</text:p>
          </table:table-cell>
          <table:table-cell table:style-name="Table14.A2" office:value-type="string">
            <text:p text:style-name="P143">gosub</text:p>
          </table:table-cell>
          <table:table-cell table:style-name="Table14.A2" office:value-type="string">
            <text:p text:style-name="P143">open</text:p>
          </table:table-cell>
          <table:table-cell table:style-name="Table14.E2" office:value-type="string">
            <text:p text:style-name="P143">start_timer</text:p>
          </table:table-cell>
        </table:table-row>
        <table:table-row>
          <table:table-cell table:style-name="Table14.A2" office:value-type="string">
            <text:p text:style-name="P143">break</text:p>
          </table:table-cell>
          <table:table-cell table:style-name="Table14.A2" office:value-type="string">
            <text:p text:style-name="P143">end_if</text:p>
          </table:table-cell>
          <table:table-cell table:style-name="Table14.A2" office:value-type="string">
            <text:p text:style-name="P143">goto</text:p>
          </table:table-cell>
          <table:table-cell table:style-name="Table14.A2" office:value-type="string">
            <text:p text:style-name="P143">or</text:p>
          </table:table-cell>
          <table:table-cell table:style-name="Table14.E2" office:value-type="string">
            <text:p text:style-name="P143">step</text:p>
          </table:table-cell>
        </table:table-row>
        <table:table-row>
          <table:table-cell table:style-name="Table14.A2" office:value-type="string">
            <text:p text:style-name="P143">break_loop</text:p>
          </table:table-cell>
          <table:table-cell table:style-name="Table14.A2" office:value-type="string">
            <text:p text:style-name="P143">end_while</text:p>
          </table:table-cell>
          <table:table-cell table:style-name="Table14.A2" office:value-type="string">
            <text:p text:style-name="P143">if</text:p>
          </table:table-cell>
          <table:table-cell table:style-name="Table14.A2" office:value-type="string">
            <text:p text:style-name="P143">pragma</text:p>
          </table:table-cell>
          <table:table-cell table:style-name="Table14.E2" office:value-type="string">
            <text:p text:style-name="P143">stop_timer</text:p>
          </table:table-cell>
        </table:table-row>
        <table:table-row>
          <table:table-cell table:style-name="Table14.A2" office:value-type="string">
            <text:p text:style-name="P143">close</text:p>
          </table:table-cell>
          <table:table-cell table:style-name="Table14.A2" office:value-type="string">
            <text:p text:style-name="P143">eq</text:p>
          </table:table-cell>
          <table:table-cell table:style-name="Table14.A2" office:value-type="string">
            <text:p text:style-name="P143">import</text:p>
          </table:table-cell>
          <table:table-cell table:style-name="Table14.A2" office:value-type="string">
            <text:p text:style-name="P143">print</text:p>
          </table:table-cell>
          <table:table-cell table:style-name="Table14.E2" office:value-type="string">
            <text:p text:style-name="P143">system</text:p>
          </table:table-cell>
        </table:table-row>
        <table:table-row>
          <table:table-cell table:style-name="Table14.A2" office:value-type="string">
            <text:p text:style-name="P143">continue</text:p>
          </table:table-cell>
          <table:table-cell table:style-name="Table14.A2" office:value-type="string">
            <text:p text:style-name="P143">error</text:p>
          </table:table-cell>
          <table:table-cell table:style-name="Table14.A2" office:value-type="string">
            <text:p text:style-name="P143">is_label</text:p>
          </table:table-cell>
          <table:table-cell table:style-name="Table14.A2" office:value-type="string">
            <text:p text:style-name="P143">proto</text:p>
          </table:table-cell>
          <table:table-cell table:style-name="Table14.E2" office:value-type="string">
            <text:p text:style-name="P143">then</text:p>
          </table:table-cell>
        </table:table-row>
        <table:table-row>
          <table:table-cell table:style-name="Table14.A2" office:value-type="string">
            <text:p text:style-name="P143">define</text:p>
          </table:table-cell>
          <table:table-cell table:style-name="Table14.A2" office:value-type="string">
            <text:p text:style-name="P143">exit</text:p>
          </table:table-cell>
          <table:table-cell table:style-name="Table14.A2" office:value-type="string">
            <text:p text:style-name="P143">ltoi</text:p>
          </table:table-cell>
          <table:table-cell table:style-name="Table14.A2" office:value-type="string">
            <text:p text:style-name="P143">return</text:p>
          </table:table-cell>
          <table:table-cell table:style-name="Table14.E2" office:value-type="string">
            <text:p text:style-name="P143">to</text:p>
          </table:table-cell>
        </table:table-row>
        <table:table-row>
          <table:table-cell table:style-name="Table14.A2" office:value-type="string">
            <text:p text:style-name="P143">define_array</text:p>
          </table:table-cell>
          <table:table-cell table:style-name="Table14.A2" office:value-type="string">
            <text:p text:style-name="P143">export</text:p>
          </table:table-cell>
          <table:table-cell table:style-name="Table14.A2" office:value-type="string">
            <text:p text:style-name="P143">label</text:p>
          </table:table-cell>
          <table:table-cell table:style-name="Table14.A2" office:value-type="string">
            <text:p text:style-name="P143">send</text:p>
          </table:table-cell>
          <table:table-cell table:style-name="Table14.E2" office:value-type="string">
            <text:p text:style-name="P143">while</text:p>
          </table:table-cell>
        </table:table-row>
        <table:table-row>
          <table:table-cell table:style-name="Table14.A2" office:value-type="string">
            <text:p text:style-name="P143">define_xfer</text:p>
          </table:table-cell>
          <table:table-cell table:style-name="Table14.A2" office:value-type="string">
            <text:p text:style-name="P143">for</text:p>
          </table:table-cell>
          <table:table-cell table:style-name="Table14.A2" office:value-type="string">
            <text:p text:style-name="P143">let</text:p>
          </table:table-cell>
          <table:table-cell table:style-name="Table14.A2" office:value-type="string">
            <text:p text:style-name="P143">send_reply</text:p>
          </table:table-cell>
          <table:table-cell table:style-name="Table14.E2" office:value-type="string">
            <text:p text:style-name="P137"/>
          </table:table-cell>
        </table:table-row>
        <table:table-row>
          <table:table-cell table:style-name="Table14.A2" office:value-type="string">
            <text:p text:style-name="P143">delete</text:p>
          </table:table-cell>
          <table:table-cell table:style-name="Table14.A2" office:value-type="string">
            <text:p text:style-name="P137"/>
          </table:table-cell>
          <table:table-cell table:style-name="Table14.A2" office:value-type="string">
            <text:p text:style-name="P143">local_var</text:p>
          </table:table-cell>
          <table:table-cell table:style-name="Table14.A2" office:value-type="string">
            <text:p text:style-name="P137"/>
          </table:table-cell>
          <table:table-cell table:style-name="Table14.E2" office:value-type="string">
            <text:p text:style-name="P137"/>
          </table:table-cell>
        </table:table-row>
      </table:table>
      <text:p text:style-name="Table">Table <text:sequence text:ref-name="refTable13" text:name="Table" text:formula="ooow:Table+1" style:num-format="1">15</text:sequence>: Language Reserved Words</text:p>
      <text:p text:style-name="P263"/>
      <text:p text:style-name="P214"><text:toc-mark-start text:id="IMark94370234134696" text:outline-level="2"/>Functions<text:toc-mark-end text:id="IMark94370234134696"/></text:p>
      <text:p text:style-name="P263">The following functions can be used in any expression:</text:p>
      <table:table table:name="Table15" table:style-name="Table15">
        <table:table-column table:style-name="Table15.A"/>
        <table:table-column table:style-name="Table15.B"/>
        <table:table-header-rows>
          <table:table-row>
            <table:table-cell table:style-name="Table15.A1" office:value-type="string">
              <text:p text:style-name="P342">Function</text:p>
            </table:table-cell>
            <table:table-cell table:style-name="Table15.B1" office:value-type="string">
              <text:p text:style-name="P342">Description</text:p>
            </table:table-cell>
          </table:table-row>
        </table:table-header-rows>
        <table:table-row>
          <table:table-cell table:style-name="Table15.A2" office:value-type="string">
            <text:p text:style-name="P137">abs(value)</text:p>
          </table:table-cell>
          <table:table-cell table:style-name="Table15.B2" office:value-type="string">
            <text:p text:style-name="P129">Absolute value. Returns the absolute value for value. (Build on the ‘C’ abs() function)</text:p>
          </table:table-cell>
        </table:table-row>
        <table:table-row>
          <table:table-cell table:style-name="Table15.A2" office:value-type="string">
            <text:p text:style-name="P137">atoi(char)</text:p>
          </table:table-cell>
          <table:table-cell table:style-name="Table15.B2" office:value-type="string">
            <text:p text:style-name="P129">Converts the char to its integer equivalent. If a string is passed, only the first char is</text:p>
            <text:p text:style-name="P129">converted.</text:p>
            <text:p text:style-name="P129">let x = atoi(“A”) # Assigns x to 65</text:p>
          </table:table-cell>
        </table:table-row>
        <text:soft-page-break/>
        <table:table-row>
          <table:table-cell table:style-name="Table15.A2" office:value-type="string">
            <text:p text:style-name="P137">btoi(value)</text:p>
          </table:table-cell>
          <table:table-cell table:style-name="Table15.B2" office:value-type="string">
            <text:p text:style-name="P129">Binary to integer conversion. Returns the binary value as an integer. (Built on the ‘C’ strtol() function)</text:p>
            <text:p text:style-name="P129">let i = btoi (000101) # Assigns i to 5</text:p>
          </table:table-cell>
        </table:table-row>
        <table:table-row>
          <table:table-cell table:style-name="Table15.A2" office:value-type="string">
            <text:p text:style-name="P137">checksum(type, data)</text:p>
          </table:table-cell>
          <table:table-cell table:style-name="Table15.B2" office:value-type="string">
            <text:p text:style-name="P129">Returns a checksum for the passed data. Allowed types are:</text:p>
            <text:p text:style-name="P129">ADD – Sums all the bytes in data</text:p>
            <text:p text:style-name="P129">ADD1 – Sums all the bytes in data. Returns a one byte value.</text:p>
            <text:p text:style-name="P129">ADD2 – Sums all the bytes in data. Returns a two byte value.</text:p>
            <text:p text:style-name="P129">ADD4 – Sums all the bytes in data. Returns a four byte value.</text:p>
            <text:p text:style-name="P129">XOR – Exclusive OR of all the byes in data</text:p>
            <text:p text:style-name="P129">CRC – Calculates the CRC checksum for data</text:p>
            <text:p text:style-name="P129">let x = checksum (ADD, $data)</text:p>
            <text:p text:style-name="P129">let x = checksum (XOR, $data)</text:p>
          </table:table-cell>
        </table:table-row>
        <table:table-row>
          <table:table-cell table:style-name="Table15.A2" office:value-type="string">
            <text:p text:style-name="P137">dump()</text:p>
          </table:table-cell>
          <table:table-cell table:style-name="Table15.B2" office:value-type="string">
            <text:p text:style-name="P129">Works like the dump command.</text:p>
            <text:p text:style-name="P129">dump()</text:p>
            <text:p text:style-name="P129">dump(x)</text:p>
          </table:table-cell>
        </table:table-row>
        <table:table-row>
          <table:table-cell table:style-name="Table15.A2" office:value-type="string">
            <text:p text:style-name="P137">export (file, mode, data)</text:p>
          </table:table-cell>
          <table:table-cell table:style-name="Table15.B2" office:value-type="string">
            <text:p text:style-name="P129">Writes the data to the file. The file is open with the mode options. Modes are defined</text:p>
            <text:p text:style-name="P129">below. If the mode contains a ‘b’, the data is assumed to be hexadecimal and is</text:p>
            <text:p text:style-name="P129">converted back to binary when written.</text:p>
            <text:p text:style-name="P129">export(“recipe”, “wb+”, $buf)</text:p>
          </table:table-cell>
        </table:table-row>
        <table:table-row>
          <table:table-cell table:style-name="Table15.A2" office:value-type="string">
            <text:p text:style-name="P137">file_close(fd)</text:p>
          </table:table-cell>
          <table:table-cell table:style-name="Table15.B2" office:value-type="string">
            <text:p text:style-name="P129">Closes the previously opened file referenced by fd. Fd was returned by a file_open()</text:p>
            <text:p text:style-name="P129">statement.</text:p>
            <text:p text:style-name="P129">let fd = file_open (“data”, “r”)</text:p>
            <text:p text:style-name="P129">file_close ($fd)</text:p>
          </table:table-cell>
        </table:table-row>
        <table:table-row>
          <table:table-cell table:style-name="Table15.A2" office:value-type="string">
            <text:p text:style-name="P137">file_open(file, mode)</text:p>
          </table:table-cell>
          <table:table-cell table:style-name="Table15.B2" office:value-type="string">
            <text:p text:style-name="P129">Opens the file, file, with the mode, and returns a file handle. See the table of valid</text:p>
            <text:p text:style-name="P129">modes below.</text:p>
            <text:p text:style-name="P129">let fd = file_open (“data”, “r”)</text:p>
            <text:p text:style-name="P129"># Open the file “data” as read only, and assigns fd to the file handle</text:p>
          </table:table-cell>
        </table:table-row>
        <text:soft-page-break/>
        <table:table-row>
          <table:table-cell table:style-name="Table15.A2" office:value-type="string">
            <text:p text:style-name="P137">file_orc(file, mode)</text:p>
            <text:p text:style-name="P137">file_orc(file, mode, string)</text:p>
          </table:table-cell>
          <table:table-cell table:style-name="Table15.B2" office:value-type="string">
            <text:p text:style-name="P129">Opens the file and reads and returns the desired line. Mode specifies the line to read,</text:p>
            <text:p text:style-name="P129">1 to x. If mode is –1, then the last line is returned. If the line can’t be found, a EOF is</text:p>
            <text:p text:style-name="P129">returned</text:p>
            <text:p text:style-name="P129">If a string is specified, the line containing the string is returned. If mode is 1, then the</text:p>
            <text:p text:style-name="P129">first occurrence is returned. If mode is –1, then the last occurrence is returned. If no</text:p>
            <text:p text:style-name="P129">line is found, an EOF is returned.</text:p>
            <text:p text:style-name="P129">let line = file_orc(“file”, 1) # Return the first line</text:p>
            <text:p text:style-name="P129">let line = file_orc(“file”, 3) # Return the third line</text:p>
            <text:p text:style-name="P129">let line = file_orc(“file, -1) # Return the last line</text:p>
            <text:p text:style-name="P129">let line = file_orc(“file”, 1, “hello”) # Return the first line containing “hello”</text:p>
            <text:p text:style-name="P129">let line = file_orc(“file, -1, “hello”) # Return the last line containing “hello”</text:p>
          </table:table-cell>
        </table:table-row>
        <table:table-row>
          <table:table-cell table:style-name="Table15.A2" office:value-type="string">
            <text:p text:style-name="P137">file_owc(file, mode, data)</text:p>
          </table:table-cell>
          <table:table-cell table:style-name="Table15.B2" office:value-type="string">
            <text:p text:style-name="P129">Opens the file with the mode, writes the data, and closes the file. See the table of</text:p>
            <text:p text:style-name="P129">valid modes below. A new line character is added to the end of the data.</text:p>
            <text:p text:style-name="P129">file_owc (“data”, “w+”, “Hello to you”)</text:p>
            <text:p text:style-name="P129"># Writes “Hello to you” to a “data” file.</text:p>
          </table:table-cell>
        </table:table-row>
        <table:table-row>
          <table:table-cell table:style-name="Table15.A2" office:value-type="string">
            <text:p text:style-name="P137">file_read(fd)</text:p>
          </table:table-cell>
          <table:table-cell table:style-name="Table15.B2" office:value-type="string">
            <text:p text:style-name="P129">Read from a previously opened file referenced by the fd. File_read() returns the</text:p>
            <text:p text:style-name="P129">string “EOF” when an end of file is encountered.</text:p>
            <text:p text:style-name="P129">let line = file_read ($fd) # Assigns line to the value read.</text:p>
          </table:table-cell>
        </table:table-row>
        <table:table-row>
          <table:table-cell table:style-name="Table15.A2" office:value-type="string">
            <text:p text:style-name="P137">file_write(fd, data)</text:p>
          </table:table-cell>
          <table:table-cell table:style-name="Table15.B2" office:value-type="string">
            <text:p text:style-name="P129">Writes the data, data, to a previously opened file referenced by the fd.</text:p>
            <text:p text:style-name="P129">let fd = file_open (“data”, “w”)</text:p>
            <text:p text:style-name="P129">file_write ($fd, “This is a test”)</text:p>
          </table:table-cell>
        </table:table-row>
        <text:soft-page-break/>
        <table:table-row>
          <table:table-cell table:style-name="Table15.A2" office:value-type="string">
            <text:p text:style-name="P137">format(str, fmt)</text:p>
          </table:table-cell>
          <table:table-cell table:style-name="Table15.B2" office:value-type="string">
            <text:p text:style-name="P129">Format a string. Used to format the str using the specified fmt. Equivalent to the ‘C’</text:p>
            <text:p text:style-name="P129">sprintf(buf, %fmts, str) or sprintf(buf, %fmtg, str) depending upon the data type of str.</text:p>
            <text:p text:style-name="P129">If it is a number, %fmtg is used, otherwise %fmts is used. Format() returns the</text:p>
            <text:p text:style-name="P129">formatted string (the value of buf).</text:p>
            <text:p text:style-name="P129">let x = format (“123”, “05”) # Assigns “00123” to x</text:p>
            <text:p text:style-name="P129">let x = format (“1.23”, “8.3”) # Assigns “ 1.23” to x</text:p>
            <text:p text:style-name="P129">If the fmt string contains a “%” character, the fmt is used as defined. This is</text:p>
            <text:p text:style-name="P129">equivalent to the ‘C’ sprintf(buf, fmt, str), and buf is returned.</text:p>
            <text:p text:style-name="P129">Let x = format(2.2345678”, “%2.3f”) # Assigns 2.235 to x</text:p>
            <text:p text:style-name="P129">Let x = format(2.3456e-03”, %3.3f”) # Assigns 0.002 to x</text:p>
            <text:p text:style-name="P129">Let x = format(“John”, “Hello %s”) # Assigns “Hello John” to x</text:p>
          </table:table-cell>
        </table:table-row>
        <table:table-row>
          <table:table-cell table:style-name="Table15.A2" office:value-type="string">
            <text:p text:style-name="P137">ftoh(value)</text:p>
          </table:table-cell>
          <table:table-cell table:style-name="Table15.B2" office:value-type="string">
            <text:p text:style-name="P129">Returns the float value as hex.</text:p>
            <text:p text:style-name="P337">let i = ftoh(1.1) # Assigns 3F8CCCCD to i</text:p>
          </table:table-cell>
        </table:table-row>
        <table:table-row>
          <table:table-cell table:style-name="Table15.A2" office:value-type="string">
            <text:p text:style-name="P137">get_client(name)</text:p>
          </table:table-cell>
          <table:table-cell table:style-name="Table15.B2" office:value-type="string">
            <text:p text:style-name="P129">Returns the client connected to name. If multiple clients are connected, the last client</text:p>
            <text:p text:style-name="P129">to send a message is returned.</text:p>
          </table:table-cell>
        </table:table-row>
        <table:table-row>
          <table:table-cell table:style-name="Table15.A2" office:value-type="string">
            <text:p text:style-name="P137">get_env(variable)</text:p>
          </table:table-cell>
          <table:table-cell table:style-name="Table15.B2" office:value-type="string">
            <text:p text:style-name="P129">Get an environment variable. Returns the environmental variable's value of variable.</text:p>
            <text:p text:style-name="P129">If the variable is not defined, a blank value is returned.</text:p>
            <text:p text:style-name="P129">let x = get_env (TERM)</text:p>
            <text:p text:style-name="P129"># Assigns x to “hpterm”, or whatever TERM has been</text:p>
            <text:p text:style-name="P129"># assigned to by the shell.</text:p>
          </table:table-cell>
        </table:table-row>
        <text:soft-page-break/>
        <table:table-row>
          <table:table-cell table:style-name="Table15.A2" office:value-type="string">
            <text:p text:style-name="P137">get_tmp_var(variable)</text:p>
            <text:p text:style-name="P137">get_tmp_var("")</text:p>
            <text:p text:style-name="P137">get_tmp_var(variable, default)</text:p>
          </table:table-cell>
          <table:table-cell table:style-name="Table15.B2" office:value-type="string">
            <text:p text:style-name="P129">Get a temporary variable. Returns the value of the temporary variable. If the</text:p>
            <text:p text:style-name="P129">variable is “” or blank, all temporary variables are returned. If the tmp variable does not exist, a blank value is returned. However, if the optional default value is included,</text:p>
            <text:p text:style-name="P129">that value will be returned.</text:p>
            <text:p text:style-name="P129">let x = get_tmp_var (ARG0)</text:p>
            <text:p text:style-name="P129">or</text:p>
            <text:p text:style-name="P129">let x = get_tmp_var (“ARG0”) # Assigns x to the value of ARG0</text:p>
            <text:p text:style-name="P129">print get_tmp_var (“”) # Prints all of the temporary variable</text:p>
            <text:p text:style-name="P129">let x = get_tmp_var(num_wafers, 24)</text:p>
            <text:p text:style-name="P129"># Assigns x to the tmp variable num_wafers or 24 if it does not exist</text:p>
          </table:table-cell>
        </table:table-row>
        <table:table-row>
          <table:table-cell table:style-name="Table15.A2" office:value-type="string">
            <text:p text:style-name="P137">get_tmp_var_type(variable)</text:p>
            <text:p text:style-name="P137">get_tmp_var_type("")</text:p>
          </table:table-cell>
          <table:table-cell table:style-name="Table15.B2" office:value-type="string">
            <text:p text:style-name="P129">Get the data type of a temporary variable. Returns the data type of a SECS</text:p>
            <text:p text:style-name="P129">temporary variable. For all other (non SECS) temporary variables, nothing is</text:p>
            <text:p text:style-name="P129">returned.</text:p>
            <text:p text:style-name="P129">let x = get_tmp_var_type(S1F4.1.2)</text:p>
          </table:table-cell>
        </table:table-row>
        <table:table-row>
          <table:table-cell table:style-name="Table15.A2" office:value-type="string">
            <text:p text:style-name="P137">get_version()</text:p>
          </table:table-cell>
          <table:table-cell table:style-name="Table15.B2" office:value-type="string">
            <text:p text:style-name="P129">Get the current version of sc.</text:p>
            <text:p text:style-name="P129">let version = get_version()</text:p>
          </table:table-cell>
        </table:table-row>
        <table:table-row>
          <table:table-cell table:style-name="Table15.A2" office:value-type="string">
            <text:p text:style-name="P137">htof(value)</text:p>
            <text:p text:style-name="P137">htof(value, fmt)</text:p>
          </table:table-cell>
          <table:table-cell table:style-name="Table15.B2" office:value-type="string">
            <text:p text:style-name="P129">Hex to float conversion. Returns the hex value as a float. If a fmt is supplied, the</text:p>
            <text:p text:style-name="P129">returned float if formatted.</text:p>
            <text:p text:style-name="P129">let f = htof(3F8CCCCD) # Assigns 1.100000 to f</text:p>
            <text:p text:style-name="P129">let f = htof(3F8CCCCD, %4.3f) # Assigns 1.100 to f</text:p>
          </table:table-cell>
        </table:table-row>
        <table:table-row>
          <table:table-cell table:style-name="Table15.A2" office:value-type="string">
            <text:p text:style-name="P137">htoi(value)</text:p>
          </table:table-cell>
          <table:table-cell table:style-name="Table15.B2" office:value-type="string">
            <text:p text:style-name="P129">Hex to integer conversion. Returns the hex value as an integer. (Built on the ‘C’ strtol() function)</text:p>
            <text:p text:style-name="P129">let i = htoi (FF) # Assigns 255 to i</text:p>
            <text:p text:style-name="P129">let i = htoi (7FF) # Assigns 2047 to i</text:p>
            <text:p text:style-name="P129">let i = htoi(80000000) # Assigns –2147483648 to i</text:p>
          </table:table-cell>
        </table:table-row>
        <table:table-row>
          <table:table-cell table:style-name="Table15.A2" office:value-type="string">
            <text:p text:style-name="P137">htou(value)</text:p>
          </table:table-cell>
          <table:table-cell table:style-name="Table15.B2" office:value-type="string">
            <text:p text:style-name="P129">Hex to unsigned integer conversion. Returns the hex value as an <text:span text:style-name="T107">unsigned </text:span>integer. (Built on the ‘C’ strtol() function)</text:p>
            <text:p text:style-name="P129">let i = htou(FFFF) # Assigns 65535 to i</text:p>
            <text:p text:style-name="P129">let i = htou(FFFFFFFF) # Assigns 4294967295 to i</text:p>
          </table:table-cell>
        </table:table-row>
        <text:soft-page-break/>
        <table:table-row>
          <table:table-cell table:style-name="Table15.A2" office:value-type="string">
            <text:p text:style-name="P137"><text:span text:style-name="T107">i</text:span>s_number(value)</text:p>
          </table:table-cell>
          <table:table-cell table:style-name="Table15.B2" office:value-type="string">
            <text:p text:style-name="P129">Returns 1 (true) is the value is a valid number. Otherwise it returns 0 (false).</text:p>
            <text:p text:style-name="P129">if (is_number($x)) # Continue only if x is a valid number that can be used</text:p>
            <text:p text:style-name="P129">in an expression.</text:p>
          </table:table-cell>
        </table:table-row>
        <table:table-row>
          <table:table-cell table:style-name="Table15.A2" office:value-type="string">
            <text:p text:style-name="P137">is_print(char)</text:p>
          </table:table-cell>
          <table:table-cell table:style-name="Table15.B2" office:value-type="string">
            <text:p text:style-name="P129">Returns 1 (true) if the char is printable, otherwise returns 0 (false).</text:p>
            <text:p text:style-name="P129">if (is_print(“\x00”)) # is_print would return 0 (false)</text:p>
          </table:table-cell>
        </table:table-row>
        <table:table-row>
          <table:table-cell table:style-name="Table15.A2" office:value-type="string">
            <text:p text:style-name="P137">import (file, mode, var)</text:p>
          </table:table-cell>
          <table:table-cell table:style-name="Table15.B2" office:value-type="string">
            <text:p text:style-name="P129">Reads the file into var. The file is open with the mode options. Modes are defined</text:p>
            <text:p text:style-name="P129">below. If the mode contains a ‘b’, the data is assumed to be binary and is converted</text:p>
            <text:p text:style-name="P129">to hexadecimal when read. Import returns the number of bytes read.</text:p>
            <text:p text:style-name="P129">cnt = import(“recipe”, “rb+”, buf)</text:p>
          </table:table-cell>
        </table:table-row>
        <table:table-row>
          <table:table-cell table:style-name="Table15.A2" office:value-type="string">
            <text:p text:style-name="P137"><text:span text:style-name="T107">i</text:span>nstring (str1, str2)</text:p>
          </table:table-cell>
          <table:table-cell table:style-name="Table15.B2" office:value-type="string">
            <text:p text:style-name="P129">String within a string. This is used to determine if string str2 is contained within string</text:p>
            <text:p text:style-name="P129">str1. If found, instring () returns the index in str1 where str2 is found (starting at</text:p>
            <text:p text:style-name="P129">position 1). Instring() returns 0 if str2 is not contained within str1.</text:p>
            <text:p text:style-name="P129">let x = instring (“my name is john”, “name”) # Assigns x to 4</text:p>
            <text:p text:style-name="P129">let x = instring (“my name is john”, “bill”) # Assigns x to 0</text:p>
          </table:table-cell>
        </table:table-row>
        <table:table-row>
          <table:table-cell table:style-name="Table15.A2" office:value-type="string">
            <text:p text:style-name="P137">is_label(label)</text:p>
          </table:table-cell>
          <table:table-cell table:style-name="Table15.B2" office:value-type="string">
            <text:p text:style-name="P129">Used to determine if a label exists. Returns 1 if the label exists in the program,</text:p>
            <text:p text:style-name="P129">otherwise, returns 0.</text:p>
            <text:p text:style-name="P129">if (is_label (xxx))</text:p>
            <text:p text:style-name="P129">goto xxx # Jumps to the label xxx only if it exists.</text:p>
            <text:p text:style-name="P129">end_if</text:p>
          </table:table-cell>
        </table:table-row>
        <table:table-row>
          <table:table-cell table:style-name="Table15.A2" office:value-type="string">
            <text:p text:style-name="P137">is_timer(timer)</text:p>
          </table:table-cell>
          <table:table-cell table:style-name="Table15.B2" office:value-type="string">
            <text:p text:style-name="P129">Returns the time remaining (in seconds) for the given timer or 0 if the timer has expired.</text:p>
            <text:p text:style-name="P129"/>
            <text:p text:style-name="P129"># Get the time remaining for timer 2</text:p>
            <text:p text:style-name="P129">let time_remain = is_timer(2)</text:p>
          </table:table-cell>
        </table:table-row>
        <text:soft-page-break/>
        <table:table-row>
          <table:table-cell table:style-name="Table15.A2" office:value-type="string">
            <text:p text:style-name="P137">is_tmp_var(variable)</text:p>
          </table:table-cell>
          <table:table-cell table:style-name="Table15.B2" office:value-type="string">
            <text:p text:style-name="P129">Used to determine if the temporary variable exists. Returns 1 if the temporary</text:p>
            <text:p text:style-name="P129">variable exists in the program, otherwise, returns 0.</text:p>
            <text:p text:style-name="P137">if (is_tmp_var(num_wafers))</text:p>
            <text:p text:style-name="P137">....</text:p>
            <text:p text:style-name="P137">end_if</text:p>
            <text:p text:style-name="P129">Remember to use the variable name, not its value (num_wafers, not $num_wafers)</text:p>
          </table:table-cell>
        </table:table-row>
        <table:table-row>
          <table:table-cell table:style-name="Table15.A2" office:value-type="string">
            <text:p text:style-name="P137">is_var(variable)</text:p>
          </table:table-cell>
          <table:table-cell table:style-name="Table15.B2" office:value-type="string">
            <text:p text:style-name="P129">Used to determine if the variable exists. Returns 1 if the variable exists in the</text:p>
            <text:p text:style-name="P129">program, otherwise, returns 0.</text:p>
            <text:p text:style-name="P137">if (is_var(lot_id))</text:p>
            <text:p text:style-name="P137">....</text:p>
            <text:p text:style-name="P137">end_if</text:p>
            <text:p text:style-name="P129">Remember to use the variable name, not its value (lot_id, not $lot_id)</text:p>
          </table:table-cell>
        </table:table-row>
        <table:table-row>
          <table:table-cell table:style-name="Table15.A2" office:value-type="string">
            <text:p text:style-name="P137">itoa(value)</text:p>
          </table:table-cell>
          <table:table-cell table:style-name="Table15.B2" office:value-type="string">
            <text:p text:style-name="P129">Integer to ascii conversion. Returns the printable ascii character equivalent of value.</text:p>
            <text:p text:style-name="P129">If there is no printable equivalent, a “?” is returned.</text:p>
            <text:p text:style-name="P129">let c = itoa(65) # Assigns ‘A’ to c</text:p>
            <text:p text:style-name="P129">let c = itoa(20) # Assigns ‘?’ to c</text:p>
          </table:table-cell>
        </table:table-row>
        <table:table-row>
          <table:table-cell table:style-name="Table15.A2" office:value-type="string">
            <text:p text:style-name="P137">itob(value, fmt)</text:p>
          </table:table-cell>
          <table:table-cell table:style-name="Table15.B2" office:value-type="string">
            <text:p text:style-name="P129">Integer to binary conversion. Returns the integer value as a binary number.</text:p>
            <text:p text:style-name="P129">Internally, the value is first converted to a hex value, and then converted to a binary</text:p>
            <text:p text:style-name="P129">value. The conversion is specified using the fmt value. This is equivalent to the ‘C’</text:p>
            <text:p text:style-name="P129">sprintf(str, “%fmtX”, value). The hex str is next converted to a binary str (four binary</text:p>
            <text:p text:style-name="P129">characters for each hex character) and then returned.</text:p>
            <text:p text:style-name="P129">let x = itob (255, 4.4) # Assigns “0000000011111111” to x</text:p>
          </table:table-cell>
        </table:table-row>
        <text:soft-page-break/>
        <table:table-row>
          <table:table-cell table:style-name="Table15.A2" office:value-type="string">
            <text:p text:style-name="P137">itoh(value, fmt)</text:p>
          </table:table-cell>
          <table:table-cell table:style-name="Table15.B2" office:value-type="string">
            <text:p text:style-name="P129">Integer to binary conversion. Returns the integer value as a binary number.</text:p>
            <text:p text:style-name="P129">Internally, the value is first converted to a hex value, and then converted to a binary</text:p>
            <text:p text:style-name="P129">value. The conversion is specified using the fmt value. This is equivalent to the ‘C’</text:p>
            <text:p text:style-name="P129">sprintf(str, “%fmtX”, value). The hex str is next converted to a binary str (four binary</text:p>
            <text:p text:style-name="P129">characters for each hex character) and then returned.</text:p>
            <text:p text:style-name="P129">let x = itob (255, 4.4) # Assigns “0000000011111111” to x</text:p>
          </table:table-cell>
        </table:table-row>
        <table:table-row>
          <table:table-cell table:style-name="Table15.A2" office:value-type="string">
            <text:p text:style-name="P137"><text:span text:style-name="T108">i</text:span>too(value, fmt)</text:p>
          </table:table-cell>
          <table:table-cell table:style-name="Table15.B2" office:value-type="string">
            <text:p text:style-name="P129">Integer to octal conversion. Returns the integer value as an octal number. The</text:p>
            <text:p text:style-name="P129">conversion is specified using the fmt value. This is equivalent to the ‘C’ sprintf(str,</text:p>
            <text:p text:style-name="P129">“%fmto”, value). The str value is returned.</text:p>
            <text:p text:style-name="P129">let i = itoo(12, 3) # Assigns 014 to i</text:p>
          </table:table-cell>
        </table:table-row>
        <table:table-row>
          <table:table-cell table:style-name="Table15.A2" office:value-type="string">
            <text:p text:style-name="P137">mkprint(data)</text:p>
          </table:table-cell>
          <table:table-cell table:style-name="Table15.B2" office:value-type="string">
            <text:p text:style-name="P129">Converts the <text:span text:style-name="T100">data</text:span> to printable characters.</text:p>
          </table:table-cell>
        </table:table-row>
        <table:table-row>
          <table:table-cell table:style-name="Table15.A2" office:value-type="string">
            <text:p text:style-name="P137">otoi(value)</text:p>
          </table:table-cell>
          <table:table-cell table:style-name="Table15.B2" office:value-type="string">
            <text:p text:style-name="P129">Octal to integer conversion. Returns the octal value as an integer. (Built on the ‘C’ strtol() function)</text:p>
            <text:p text:style-name="P129">let i = otoi(77) # Assigns 63 to i</text:p>
          </table:table-cell>
        </table:table-row>
        <table:table-row>
          <table:table-cell table:style-name="Table15.A2" office:value-type="string">
            <text:p text:style-name="P137">parse(str, delimiters, data)</text:p>
            <text:p text:style-name="P137">parse(str, delimiters)</text:p>
          </table:table-cell>
          <table:table-cell table:style-name="Table15.B2" office:value-type="string">
            <text:p text:style-name="P129">Parse a string into tokens. Assigns to the variable data[], the tokens parsed from the</text:p>
            <text:p text:style-name="P129">str delimitated by any of the characters contained within delimiters. Parse() returns</text:p>
            <text:p text:style-name="P129">the number of data variables assigned. The array starts with the index 1. If the data</text:p>
            <text:p text:style-name="P129">is omitted, no variables are assigned. This similar to the define_array command, but</text:p>
            <text:p text:style-name="P129">populated by a parsing effort and is typically used to break up something like a csv</text:p>
            <text:p text:style-name="P129">file.</text:p>
            <text:p text:style-name="P129">let cnt = parse (“aaa.bbb.ccc”, “.”, “data”)</text:p>
            <text:p text:style-name="P129"># Assigns data[1] to “aaa”</text:p>
            <text:p text:style-name="P129"># Assigns data[2] to “bbb”</text:p>
            <text:p text:style-name="P129"># Assigns data[3] to “ccc”</text:p>
            <text:p text:style-name="P129"># Assigns cnt to 3</text:p>
          </table:table-cell>
        </table:table-row>
        <table:table-row>
          <table:table-cell table:style-name="Table15.A2" office:value-type="string">
            <text:p text:style-name="P137">pow(x, y)</text:p>
          </table:table-cell>
          <table:table-cell table:style-name="Table15.B2" office:value-type="string">
            <text:p text:style-name="P129">Returns the value of x raised to the power of y.</text:p>
            <text:p text:style-name="P129">let x = pow (2,3) # Assigns x to 8</text:p>
          </table:table-cell>
        </table:table-row>
        <text:soft-page-break/>
        <table:table-row>
          <table:table-cell table:style-name="Table15.A2" office:value-type="string">
            <text:p text:style-name="P137">rand([seed])</text:p>
          </table:table-cell>
          <table:table-cell table:style-name="Table15.B2" office:value-type="string">
            <text:p text:style-name="P129">Returns a random number between 0 and 65535. The optional seed is used to initialize the list or random numbers. Rand() is based on the ‘C’ srand() and rand() functions.</text:p>
          </table:table-cell>
        </table:table-row>
        <table:table-row>
          <table:table-cell table:style-name="Table15.A2" office:value-type="string">
            <text:p text:style-name="P137">save_tmp_var(data)</text:p>
          </table:table-cell>
          <table:table-cell table:style-name="Table15.B2" office:value-type="string">
            <text:p text:style-name="P129">Saves all the tmp variables to the variable data. Any variables previously saved as</text:p>
            <text:p text:style-name="P129">data, will be remove.</text:p>
            <text:p text:style-name="P129">If “3 colors first=red second=white third=blue" is received, the following variables are</text:p>
            <text:p text:style-name="P129">created with the values shown:</text:p>
            <text:p text:style-name="P129">my_data[ARGS] = “3 colors first=red second=white third=blue”</text:p>
            <text:p text:style-name="P129">my_data[ARG1] = “3”</text:p>
            <text:p text:style-name="P129">my_data[ARG2] = “colors”</text:p>
            <text:p text:style-name="P129">my_data[first] = “red”</text:p>
            <text:p text:style-name="P129">my_data[second] = “white”</text:p>
            <text:p text:style-name="P129">my_data[third] = “blue”</text:p>
            <text:p text:style-name="P129">Also, the variable “my_data” is created. This contains a comma-separated list of all</text:p>
            <text:p text:style-name="P129">the names of the variables created. DO NOT alter this. Sc first removes this list of</text:p>
            <text:p text:style-name="P129">variables before creating new ones.</text:p>
            <text:p text:style-name="P129">my_data =”my_data[second],my_data[ARG1],my_data[ARG2],my_data[ARGS],...”</text:p>
          </table:table-cell>
        </table:table-row>
        <table:table-row>
          <table:table-cell table:style-name="Table15.A2" office:value-type="string">
            <text:p text:style-name="P137">scan(str, fmt)</text:p>
          </table:table-cell>
          <table:table-cell table:style-name="Table15.B2" office:value-type="string">
            <text:p text:style-name="P129">Scan a string. Used to scan a string, str, for text using the supplied fmt. Equivalent to</text:p>
            <text:p text:style-name="P129">a ‘C’ sscanf(str, fmt%s, buf). The value of buf is returned.</text:p>
            <text:p text:style-name="P129">In the example below, we want to get the data following "bobo t:"</text:p>
            <text:p text:style-name="P129">let x = scan (“bobo t:99”, “t:”) # Assigns “99” to x</text:p>
          </table:table-cell>
        </table:table-row>
        <text:soft-page-break/>
        <table:table-row>
          <table:table-cell table:style-name="Table15.A2" office:value-type="string">
            <text:p text:style-name="P137">set_system_options(options)</text:p>
          </table:table-cell>
          <table:table-cell table:style-name="Table15.B2" office:value-type="string">
            <text:p text:style-name="P129">Sets options for the system() and system_shell() functions. These options allow for a</text:p>
            <text:p text:style-name="P129">timeout period, a message returned upon a timeout, and characters not to parse from</text:p>
            <text:p text:style-name="P129">the returned value. Allowed options are listed below (in the form &lt;name&gt;=&lt;value&gt;):</text:p>
            <text:p text:style-name="P129">timeout - Seconds to wait for a reply</text:p>
            <text:p text:style-name="P129">no_parse – Don’t parse these characters from the returned value</text:p>
            <text:p text:style-name="P129">timeout_msg - Message to return upon a timeout</text:p>
            <text:p text:style-name="P129">set_system_options(“timeout=30 no_parse=\”,\”</text:p>
            <text:p text:style-name="P129">timeout_msg=TIMEOUT”)</text:p>
            <text:p text:style-name="P129">(see system() and system_shell())</text:p>
          </table:table-cell>
        </table:table-row>
        <table:table-row>
          <table:table-cell table:style-name="Table15.A2" office:value-type="string">
            <text:p text:style-name="P137">set_tmp_var(variable, value)</text:p>
          </table:table-cell>
          <table:table-cell table:style-name="Table15.B2" office:value-type="string">
            <text:p text:style-name="P129">Create and assign a temporary variable to value. This temporary variable is valid until</text:p>
            <text:p text:style-name="P129">the next message is received.</text:p>
            <text:p text:style-name="P129">set_tmp_var(num_wafers, 25)</text:p>
          </table:table-cell>
        </table:table-row>
        <table:table-row>
          <table:table-cell table:style-name="Table15.A2" office:value-type="string">
            <text:p text:style-name="P137">sqrt(value)</text:p>
          </table:table-cell>
          <table:table-cell table:style-name="Table15.B2" office:value-type="string">
            <text:p text:style-name="P129">Get the square root. Returns the square root of value.</text:p>
            <text:p text:style-name="P129">let x = sqrt (16) # Assigns 4 to x</text:p>
            <text:p text:style-name="P129">let x = sqrt (15) # Assigns 3.87298 to x</text:p>
          </table:table-cell>
        </table:table-row>
        <table:table-row>
          <table:table-cell table:style-name="Table15.A2" office:value-type="string">
            <text:p text:style-name="P137">strftime (fmt)</text:p>
            <text:p text:style-name="P137">strftime(fmt, value)</text:p>
          </table:table-cell>
          <table:table-cell table:style-name="Table15.B2" office:value-type="string">
            <text:p text:style-name="P129">Format time. Return a formatted time string using the format defined by fmt. The</text:p>
            <text:p text:style-name="P129">strftime function is build upon the ‘C’ strftime() function. See the table of valid fmts</text:p>
            <text:p text:style-name="P129">below. The value is optional. If supplied, the strftime function uses the value instead</text:p>
            <text:p text:style-name="P129">of the system time. The value can be initially generated with the time() function.</text:p>
            <text:p text:style-name="P129">let x = strftime (“%D %T”)</text:p>
            <text:p text:style-name="P129"># Assigns x the date and time formatted as: “mm/dd/yy hh:mm:ss”</text:p>
            <text:p text:style-name="P129"># using current time</text:p>
            <text:p text:style-name="P129">let t = time()</text:p>
            <text:p text:style-name="P129">let x = trftime(“”D %T”, $t)</text:p>
            <text:p text:style-name="P129"># Assigns x the date and time formatted</text:p>
            <text:p text:style-name="P129"># as: “mm/dd/yy hh:mm:ss” using the value of t for time</text:p>
          </table:table-cell>
        </table:table-row>
        <table:table-row>
          <table:table-cell table:style-name="Table15.A2" office:value-type="string">
            <text:p text:style-name="P137">strlen(str)</text:p>
          </table:table-cell>
          <table:table-cell table:style-name="Table15.B2" office:value-type="string">
            <text:p text:style-name="P129">Get the length of a string. Returns the length of str.</text:p>
            <text:p text:style-name="P129">let x = strlen (“ABCDEFG”) # Assigns x to 7</text:p>
          </table:table-cell>
        </table:table-row>
        <text:soft-page-break/>
        <table:table-row>
          <table:table-cell table:style-name="Table15.A2" office:value-type="string">
            <text:p text:style-name="P137">substr(str, index, cnt)</text:p>
          </table:table-cell>
          <table:table-cell table:style-name="Table15.B2" office:value-type="string">
            <text:p text:style-name="P129">Get a substring. Returns cnt number of characters from the string, str, starting with</text:p>
            <text:p text:style-name="P129">the character at index (index starts a 1).</text:p>
            <text:p text:style-name="P129">let x = substr (“Hello to you”, 7, 2) # Assigns x to “to”</text:p>
          </table:table-cell>
        </table:table-row>
        <table:table-row>
          <table:table-cell table:style-name="Table15.A2" office:value-type="string">
            <text:p text:style-name="P137">system (command)</text:p>
            <text:p text:style-name="P137">system (command, no_parse)</text:p>
          </table:table-cell>
          <table:table-cell table:style-name="Table15.B2" office:value-type="string">
            <text:p text:style-name="P129">Executes a shell command. The system() function is built upon the ‘C’ popen() and</text:p>
            <text:p text:style-name="P129">pclose() functions. The command is executed as a shell command. Stderr is re-</text:p>
            <text:p text:style-name="P129">directed to stdout. Both stderr and stdout are received by the sc and that data is</text:p>
            <text:p text:style-name="P129">converted into sc temporary program variables.</text:p>
            <text:p text:style-name="P129">let x = system (“echo name=john”)</text:p>
            <text:p text:style-name="P129"># Assigns 0 to x, and creates a temporary variable, “name”,</text:p>
            <text:p text:style-name="P129"># assigned to “john”</text:p>
            <text:p text:style-name="P129">If the optional no_parse string is include, sc will not parse those characters using the</text:p>
            <text:p text:style-name="P129">parsing rules. (see set_system_options())</text:p>
          </table:table-cell>
        </table:table-row>
        <table:table-row>
          <table:table-cell table:style-name="Table15.A2" office:value-type="string">
            <text:p text:style-name="P137">system_shell (command)</text:p>
          </table:table-cell>
          <table:table-cell table:style-name="Table15.B2" office:value-type="string">
            <text:p text:style-name="P129">Executes a shell command. This is implemented using the ‘C’ system() function. The</text:p>
            <text:p text:style-name="P129">exit status of the command is returned. The system_shell() differs from the system()</text:p>
            <text:p text:style-name="P129">in that the system() is build upon the ‘C’ popen() function while the system_shell() is</text:p>
            <text:p text:style-name="P129">build upon the ‘C’ system() function. No temporary variables are created. . (see</text:p>
            <text:p text:style-name="P129">set_system_options())</text:p>
            <text:p text:style-name="P129">let cmd = “my_shell”. arg1 : arg2</text:p>
            <text:p text:style-name="P129">let x = system ($cmd)</text:p>
            <text:p text:style-name="P129"># Arg1 and arg2 are passed to the my_shell script.</text:p>
            <text:p text:style-name="P129"># The exit status of my_shell is assigned to x</text:p>
            <text:p text:style-name="P129">let x = system_shell (“xxx”) # Assigns 127 to x if the script xxx does not</text:p>
            <text:p text:style-name="P129">exist</text:p>
            <text:p text:style-name="P129">let x = system_shell (“exit 10”) # Assigns 10 to x</text:p>
            <text:p text:style-name="P129"># Note that the system_shell() is better suited for those cases where</text:p>
            <text:p text:style-name="P129">commands are executed in the background.</text:p>
          </table:table-cell>
        </table:table-row>
        <text:soft-page-break/>
        <table:table-row>
          <table:table-cell table:style-name="Table15.A2" office:value-type="string">
            <text:p text:style-name="P137">test(str)</text:p>
          </table:table-cell>
          <table:table-cell table:style-name="Table15.B2" office:value-type="string">
            <text:p text:style-name="P129">Tests and evaluates the str. Build on the Unix “test” command. Returns either True</text:p>
            <text:p text:style-name="P129">or False (0).</text:p>
            <text:p text:style-name="P129">if (test(“-r my_file”)) # Returns true if my_file exists and is readable.</text:p>
          </table:table-cell>
        </table:table-row>
        <table:table-row>
          <table:table-cell table:style-name="Table15.A2" office:value-type="string">
            <text:p text:style-name="P137">time()</text:p>
          </table:table-cell>
          <table:table-cell table:style-name="Table15.B2" office:value-type="string">
            <text:p text:style-name="P129">Get the current time. Returns the system time as an integer. Uses the ‘C’ time()</text:p>
            <text:p text:style-name="P129">function.</text:p>
            <text:p text:style-name="P129">let t = time()</text:p>
          </table:table-cell>
        </table:table-row>
        <table:table-row>
          <table:table-cell table:style-name="Table15.A2" office:value-type="string">
            <text:p text:style-name="P137">tolower(str)</text:p>
          </table:table-cell>
          <table:table-cell table:style-name="Table15.B2" office:value-type="string">
            <text:p text:style-name="P129">String conversion. Converts str to lower case. Returns the converted string.</text:p>
            <text:p text:style-name="P129">let x = tolower (“AbCdEfG”) # Assigns x to “abcdefg”</text:p>
          </table:table-cell>
        </table:table-row>
        <table:table-row>
          <table:table-cell table:style-name="Table15.A2" office:value-type="string">
            <text:p text:style-name="P137">toupper(str)</text:p>
          </table:table-cell>
          <table:table-cell table:style-name="Table15.B2" office:value-type="string">
            <text:p text:style-name="P129">String conversion. Converts str to upper case. Returns the converted string.</text:p>
            <text:p text:style-name="P129">let x = toupper (“AbCdEfG”) # Assigns x to “ABCDEFG”</text:p>
          </table:table-cell>
        </table:table-row>
        <table:table-row>
          <table:table-cell table:style-name="Table15.A2" office:value-type="string">
            <text:p text:style-name="P137">trace(0|1)</text:p>
          </table:table-cell>
          <table:table-cell table:style-name="Table15.B2" office:value-type="string">
            <text:p text:style-name="P129">Turn on and off tracing while the program is running.</text:p>
            <text:p text:style-name="P129">trace(0) # Turns off tracing</text:p>
            <text:p text:style-name="P129">trace(1) # Turns on tracing</text:p>
          </table:table-cell>
        </table:table-row>
        <table:table-row>
          <table:table-cell table:style-name="Table15.A2" office:value-type="string">
            <text:p text:style-name="P137">t_parse(str, delimiters, data)</text:p>
          </table:table-cell>
          <table:table-cell table:style-name="Table15.B2" office:value-type="string">
            <text:p text:style-name="P129">Parse a string into tokens. Works like parse(), except temporary variables are</text:p>
            <text:p text:style-name="P129">assigned. Note: All temporary variables are valid until the next message is received,</text:p>
            <text:p text:style-name="P129">so be sure and copy them off as soon as possible.</text:p>
          </table:table-cell>
        </table:table-row>
      </table:table>
      <text:p text:style-name="Table">Table <text:sequence text:ref-name="refTable15" text:name="Table" text:formula="ooow:Table+1" style:num-format="1">16</text:sequence>: Functions</text:p>
      <text:p text:style-name="P263"/>
      <text:p text:style-name="P263">Valid <text:span text:style-name="T114">values</text:span> for <text:span text:style-name="T100">fmt</text:span>:</text:p>
      <text:p text:style-name="P354">Table <text:sequence text:ref-name="refTable18" text:name="Table" text:formula="ooow:Table+1" style:num-format="1">17</text:sequence>: Valid values for fmt</text:p>
      <table:table table:name="Table16" table:style-name="Table16">
        <table:table-column table:style-name="Table16.A"/>
        <table:table-column table:style-name="Table16.B"/>
        <table:table-header-rows>
          <table:table-row>
            <table:table-cell table:style-name="Table16.A1" office:value-type="string">
              <text:p text:style-name="P343">Format</text:p>
            </table:table-cell>
            <table:table-cell table:style-name="Table16.B1" office:value-type="string">
              <text:p text:style-name="P343">Description</text:p>
            </table:table-cell>
          </table:table-row>
        </table:table-header-rows>
        <table:table-row>
          <table:table-cell table:style-name="Table16.A2" office:value-type="string">
            <text:p text:style-name="P129">%<text:span text:style-name="T113">a</text:span></text:p>
          </table:table-cell>
          <table:table-cell table:style-name="Table16.B2" office:value-type="string">
            <text:p text:style-name="P129">Locale's abbreviated weekday name.</text:p>
          </table:table-cell>
        </table:table-row>
        <table:table-row>
          <table:table-cell table:style-name="Table16.A2" office:value-type="string">
            <text:p text:style-name="P129">%<text:span text:style-name="T113">A</text:span></text:p>
          </table:table-cell>
          <table:table-cell table:style-name="Table16.B2" office:value-type="string">
            <text:p text:style-name="P129">Locale’s full weekday name.</text:p>
          </table:table-cell>
        </table:table-row>
        <table:table-row>
          <table:table-cell table:style-name="Table16.A2" office:value-type="string">
            <text:p text:style-name="P129">%<text:span text:style-name="T113">b</text:span></text:p>
          </table:table-cell>
          <table:table-cell table:style-name="Table16.B2" office:value-type="string">
            <text:p text:style-name="P129">Locale's abbreviated month name.</text:p>
          </table:table-cell>
        </table:table-row>
        <table:table-row>
          <table:table-cell table:style-name="Table16.A2" office:value-type="string">
            <text:p text:style-name="P129">%<text:span text:style-name="T113">B</text:span></text:p>
          </table:table-cell>
          <table:table-cell table:style-name="Table16.B2" office:value-type="string">
            <text:p text:style-name="P129">Locale’s full month name.</text:p>
          </table:table-cell>
        </table:table-row>
        <table:table-row>
          <table:table-cell table:style-name="Table16.A2" office:value-type="string">
            <text:p text:style-name="P129">%<text:span text:style-name="T113">c</text:span></text:p>
          </table:table-cell>
          <table:table-cell table:style-name="Table16.B2" office:value-type="string">
            <text:p text:style-name="P129">Locale’s appropriate date and time representation</text:p>
          </table:table-cell>
        </table:table-row>
        <text:soft-page-break/>
        <table:table-row>
          <table:table-cell table:style-name="Table16.A2" office:value-type="string">
            <text:p text:style-name="P129">%<text:span text:style-name="T113">C</text:span></text:p>
          </table:table-cell>
          <table:table-cell table:style-name="Table16.B2" office:value-type="string">
            <text:p text:style-name="P129">The century number (the year divided by 100 and truncated to an integer) as decimal number</text:p>
            <text:p text:style-name="P129">[00-99].</text:p>
          </table:table-cell>
        </table:table-row>
        <table:table-row>
          <table:table-cell table:style-name="Table16.A2" office:value-type="string">
            <text:p text:style-name="P129">%<text:span text:style-name="T113">d</text:span></text:p>
          </table:table-cell>
          <table:table-cell table:style-name="Table16.B2" office:value-type="string">
            <text:p text:style-name="P129">Day of the month as a decimal number [01,31].</text:p>
          </table:table-cell>
        </table:table-row>
        <table:table-row>
          <table:table-cell table:style-name="Table16.A2" office:value-type="string">
            <text:p text:style-name="P129">%<text:span text:style-name="T113">D</text:span></text:p>
          </table:table-cell>
          <table:table-cell table:style-name="Table16.B2" office:value-type="string">
            <text:p text:style-name="P129">Equivalent to the directive string %m/%d/%y.</text:p>
          </table:table-cell>
        </table:table-row>
        <table:table-row>
          <table:table-cell table:style-name="Table16.A2" office:value-type="string">
            <text:p text:style-name="P129">%<text:span text:style-name="T113">e</text:span></text:p>
          </table:table-cell>
          <table:table-cell table:style-name="Table16.B2" office:value-type="string">
            <text:p text:style-name="P129">Day of the month as a decimal [1,31]; a single digit is preceded by a space.</text:p>
          </table:table-cell>
        </table:table-row>
        <table:table-row>
          <table:table-cell table:style-name="Table16.A2" office:value-type="string">
            <text:p text:style-name="P129">%<text:span text:style-name="T113">h</text:span></text:p>
          </table:table-cell>
          <table:table-cell table:style-name="Table16.B2" office:value-type="string">
            <text:p text:style-name="P129">Equivalent to %b.</text:p>
          </table:table-cell>
        </table:table-row>
        <table:table-row>
          <table:table-cell table:style-name="Table16.A2" office:value-type="string">
            <text:p text:style-name="P129">%<text:span text:style-name="T113">H</text:span></text:p>
          </table:table-cell>
          <table:table-cell table:style-name="Table16.B2" office:value-type="string">
            <text:p text:style-name="P129">Hour (24-hour clock) as a decimal number [00,23].</text:p>
          </table:table-cell>
        </table:table-row>
        <table:table-row>
          <table:table-cell table:style-name="Table16.A2" office:value-type="string">
            <text:p text:style-name="P129">%<text:span text:style-name="T113">I</text:span></text:p>
          </table:table-cell>
          <table:table-cell table:style-name="Table16.B2" office:value-type="string">
            <text:p text:style-name="P129">Hour (12-hour clock) as a decimal number [01,12].</text:p>
          </table:table-cell>
        </table:table-row>
        <table:table-row>
          <table:table-cell table:style-name="Table16.A2" office:value-type="string">
            <text:p text:style-name="P129">%<text:span text:style-name="T113">j</text:span></text:p>
          </table:table-cell>
          <table:table-cell table:style-name="Table16.B2" office:value-type="string">
            <text:p text:style-name="P129">Day of the year as a decimal number [001,<text:span text:style-name="T113">366?].</text:span></text:p>
          </table:table-cell>
        </table:table-row>
        <table:table-row>
          <table:table-cell table:style-name="Table16.A2" office:value-type="string">
            <text:p text:style-name="P129">%<text:span text:style-name="T113">m</text:span></text:p>
          </table:table-cell>
          <table:table-cell table:style-name="Table16.B2" office:value-type="string">
            <text:p text:style-name="P129">Month as a decimal number [01,12].</text:p>
          </table:table-cell>
        </table:table-row>
        <table:table-row>
          <table:table-cell table:style-name="Table16.A2" office:value-type="string">
            <text:p text:style-name="P129">%<text:span text:style-name="T113">M</text:span></text:p>
          </table:table-cell>
          <table:table-cell table:style-name="Table16.B2" office:value-type="string">
            <text:p text:style-name="P129">Minute as a decimal number [00,59].</text:p>
          </table:table-cell>
        </table:table-row>
        <table:table-row>
          <table:table-cell table:style-name="Table16.A2" office:value-type="string">
            <text:p text:style-name="P129">%<text:span text:style-name="T113">n</text:span></text:p>
          </table:table-cell>
          <table:table-cell table:style-name="Table16.B2" office:value-type="string">
            <text:p text:style-name="P129">The New-line character.</text:p>
          </table:table-cell>
        </table:table-row>
        <table:table-row>
          <table:table-cell table:style-name="Table16.A2" office:value-type="string">
            <text:p text:style-name="P129">%<text:span text:style-name="T113">p</text:span></text:p>
          </table:table-cell>
          <table:table-cell table:style-name="Table16.B2" office:value-type="string">
            <text:p text:style-name="P129">Locale’s equivalent of either AM or PM.</text:p>
          </table:table-cell>
        </table:table-row>
        <table:table-row>
          <table:table-cell table:style-name="Table16.A2" office:value-type="string">
            <text:p text:style-name="P129">%<text:span text:style-name="T113">r</text:span></text:p>
          </table:table-cell>
          <table:table-cell table:style-name="Table16.B2" office:value-type="string">
            <text:p text:style-name="P129">The time in AM and PM notation; in the POSIX locale this is equivalent to %I:%M:%S:%p.</text:p>
          </table:table-cell>
        </table:table-row>
        <table:table-row>
          <table:table-cell table:style-name="Table16.A2" office:value-type="string">
            <text:p text:style-name="P129">%<text:span text:style-name="T113">R</text:span></text:p>
          </table:table-cell>
          <table:table-cell table:style-name="Table16.B2" office:value-type="string">
            <text:p text:style-name="P129">The time in 24 hour notation (%H:%M).</text:p>
          </table:table-cell>
        </table:table-row>
        <table:table-row>
          <table:table-cell table:style-name="Table16.A2" office:value-type="string">
            <text:p text:style-name="P129">%<text:span text:style-name="T113">S</text:span></text:p>
          </table:table-cell>
          <table:table-cell table:style-name="Table16.B2" office:value-type="string">
            <text:p text:style-name="P129">Second as a decimal number[00,61].</text:p>
          </table:table-cell>
        </table:table-row>
        <table:table-row>
          <table:table-cell table:style-name="Table16.A2" office:value-type="string">
            <text:p text:style-name="P129">%<text:span text:style-name="T113">t</text:span></text:p>
          </table:table-cell>
          <table:table-cell table:style-name="Table16.B2" office:value-type="string">
            <text:p text:style-name="P129">The Tab character.</text:p>
          </table:table-cell>
        </table:table-row>
        <table:table-row>
          <table:table-cell table:style-name="Table16.A2" office:value-type="string">
            <text:p text:style-name="P129">%<text:span text:style-name="T113">T</text:span></text:p>
          </table:table-cell>
          <table:table-cell table:style-name="Table16.B2" office:value-type="string">
            <text:p text:style-name="P129">The time in hours, minutes, and seconds (%H:%M:%S).</text:p>
          </table:table-cell>
        </table:table-row>
        <table:table-row>
          <table:table-cell table:style-name="Table16.A2" office:value-type="string">
            <text:p text:style-name="P129">%<text:span text:style-name="T113">u</text:span></text:p>
          </table:table-cell>
          <table:table-cell table:style-name="Table16.B2" office:value-type="string">
            <text:p text:style-name="P129">The weekday as a decimal number [1(Monday),7].</text:p>
          </table:table-cell>
        </table:table-row>
        <table:table-row>
          <table:table-cell table:style-name="Table16.A2" office:value-type="string">
            <text:p text:style-name="P129">%<text:span text:style-name="T113">U</text:span></text:p>
          </table:table-cell>
          <table:table-cell table:style-name="Table16.B2" office:value-type="string">
            <text:p text:style-name="P129">Week number of the year (Sunday as the first day of the week) as a decimal number [00,53]. All</text:p>
            <text:p text:style-name="P129">days in a new year preceding the first Sunday are considered to be in week 0.</text:p>
          </table:table-cell>
        </table:table-row>
        <table:table-row>
          <table:table-cell table:style-name="Table16.A2" office:value-type="string">
            <text:p text:style-name="P129">%<text:span text:style-name="T113">V</text:span></text:p>
          </table:table-cell>
          <table:table-cell table:style-name="Table16.B2" office:value-type="string">
            <text:p text:style-name="P129">The week number of the year (Monday as the first day of the week) as a decimal number [01,53].</text:p>
            <text:p text:style-name="P129">If the week containing January 1 st has four or more days in the new year, then it is considered</text:p>
            <text:p text:style-name="P129">week 1; otherwise, it is week 53 of the previous year, and the next week is week 1.</text:p>
          </table:table-cell>
        </table:table-row>
        <table:table-row>
          <table:table-cell table:style-name="Table16.A2" office:value-type="string">
            <text:p text:style-name="P129">%<text:span text:style-name="T113">w</text:span></text:p>
          </table:table-cell>
          <table:table-cell table:style-name="Table16.B2" office:value-type="string">
            <text:p text:style-name="P129">Weekday as a decimal number [0(Sunday),6].</text:p>
          </table:table-cell>
        </table:table-row>
        <text:soft-page-break/>
        <table:table-row>
          <table:table-cell table:style-name="Table16.A2" office:value-type="string">
            <text:p text:style-name="P129">%<text:span text:style-name="T113">W</text:span></text:p>
          </table:table-cell>
          <table:table-cell table:style-name="Table16.B2" office:value-type="string">
            <text:p text:style-name="P129">Week number of the year (Monday as the first day of the week) as a decimal number [00,53]. All</text:p>
            <text:p text:style-name="P129">days in a new year preceding the first Monday are considered to be in week 0.</text:p>
          </table:table-cell>
        </table:table-row>
        <table:table-row>
          <table:table-cell table:style-name="Table16.A2" office:value-type="string">
            <text:p text:style-name="P129">%<text:span text:style-name="T113">x</text:span></text:p>
          </table:table-cell>
          <table:table-cell table:style-name="Table16.B2" office:value-type="string">
            <text:p text:style-name="P129">Locale’s appropriate date representation.</text:p>
          </table:table-cell>
        </table:table-row>
        <table:table-row>
          <table:table-cell table:style-name="Table16.A2" office:value-type="string">
            <text:p text:style-name="P129">%<text:span text:style-name="T113">X</text:span></text:p>
          </table:table-cell>
          <table:table-cell table:style-name="Table16.B2" office:value-type="string">
            <text:p text:style-name="P129">Locale’s appropriate time representation.</text:p>
          </table:table-cell>
        </table:table-row>
        <table:table-row>
          <table:table-cell table:style-name="Table16.A2" office:value-type="string">
            <text:p text:style-name="P129">%<text:span text:style-name="T113">y</text:span></text:p>
          </table:table-cell>
          <table:table-cell table:style-name="Table16.B2" office:value-type="string">
            <text:p text:style-name="P129">Year without century as a decimal number [00,99].</text:p>
          </table:table-cell>
        </table:table-row>
        <table:table-row>
          <table:table-cell table:style-name="Table16.A2" office:value-type="string">
            <text:p text:style-name="P129">%<text:span text:style-name="T113">Y</text:span></text:p>
          </table:table-cell>
          <table:table-cell table:style-name="Table16.B2" office:value-type="string">
            <text:p text:style-name="P129">Year with century as a decimal number.</text:p>
          </table:table-cell>
        </table:table-row>
        <table:table-row>
          <table:table-cell table:style-name="Table16.A2" office:value-type="string">
            <text:p text:style-name="P129">%<text:span text:style-name="T113">Z</text:span></text:p>
          </table:table-cell>
          <table:table-cell table:style-name="Table16.B2" office:value-type="string">
            <text:p text:style-name="P129">Time zone name (or by no characters if no time zone exists).</text:p>
          </table:table-cell>
        </table:table-row>
      </table:table>
      <text:p text:style-name="Table">Table <text:sequence text:ref-name="refTable16" text:name="Table" text:formula="ooow:Table+1" style:num-format="1">18</text:sequence>: Valid entries for fmt</text:p>
      <text:p text:style-name="P302"/>
      <text:p text:style-name="P302">Valid values for <text:span text:style-name="T100">modes</text:span>:</text:p>
      <table:table table:name="Table17" table:style-name="Table17">
        <table:table-column table:style-name="Table17.A"/>
        <table:table-column table:style-name="Table17.B"/>
        <table:table-header-rows>
          <table:table-row>
            <table:table-cell table:style-name="Table17.A1" office:value-type="string">
              <text:p text:style-name="P344">Mode</text:p>
            </table:table-cell>
            <table:table-cell table:style-name="Table17.B1" office:value-type="string">
              <text:p text:style-name="P344">Description</text:p>
            </table:table-cell>
          </table:table-row>
        </table:table-header-rows>
        <table:table-row>
          <table:table-cell table:style-name="Table17.A2" office:value-type="string">
            <text:p text:style-name="P335">r</text:p>
          </table:table-cell>
          <table:table-cell table:style-name="Table17.B2" office:value-type="string">
            <text:p text:style-name="P129">open for reading</text:p>
          </table:table-cell>
        </table:table-row>
        <table:table-row>
          <table:table-cell table:style-name="Table17.A2" office:value-type="string">
            <text:p text:style-name="P335">w</text:p>
          </table:table-cell>
          <table:table-cell table:style-name="Table17.B2" office:value-type="string">
            <text:p text:style-name="P129">truncate to zero length or create for writing</text:p>
          </table:table-cell>
        </table:table-row>
        <table:table-row>
          <table:table-cell table:style-name="Table17.A2" office:value-type="string">
            <text:p text:style-name="P335">a</text:p>
          </table:table-cell>
          <table:table-cell table:style-name="Table17.B2" office:value-type="string">
            <text:p text:style-name="P129">append; open for writing at end of file, or create for writing</text:p>
          </table:table-cell>
        </table:table-row>
        <table:table-row>
          <table:table-cell table:style-name="Table17.A2" office:value-type="string">
            <text:p text:style-name="P335">rb</text:p>
          </table:table-cell>
          <table:table-cell table:style-name="Table17.B2" office:value-type="string">
            <text:p text:style-name="P129">open binary file for reading</text:p>
          </table:table-cell>
        </table:table-row>
        <table:table-row>
          <table:table-cell table:style-name="Table17.A2" office:value-type="string">
            <text:p text:style-name="P335">wb</text:p>
          </table:table-cell>
          <table:table-cell table:style-name="Table17.B2" office:value-type="string">
            <text:p text:style-name="P129">truncate to zero length or create binary file for writing</text:p>
          </table:table-cell>
        </table:table-row>
        <table:table-row>
          <table:table-cell table:style-name="Table17.A2" office:value-type="string">
            <text:p text:style-name="P335">ab</text:p>
          </table:table-cell>
          <table:table-cell table:style-name="Table17.B2" office:value-type="string">
            <text:p text:style-name="P129">append; open binary file for writing at end-of-file, or create binary file</text:p>
          </table:table-cell>
        </table:table-row>
        <table:table-row>
          <table:table-cell table:style-name="Table17.A2" office:value-type="string">
            <text:p text:style-name="P335">r+</text:p>
          </table:table-cell>
          <table:table-cell table:style-name="Table17.B2" office:value-type="string">
            <text:p text:style-name="P129">open for update (reading and writing)</text:p>
          </table:table-cell>
        </table:table-row>
        <table:table-row>
          <table:table-cell table:style-name="Table17.A2" office:value-type="string">
            <text:p text:style-name="P335">w+</text:p>
          </table:table-cell>
          <table:table-cell table:style-name="Table17.B2" office:value-type="string">
            <text:p text:style-name="P129">truncate to zero length or create for update</text:p>
          </table:table-cell>
        </table:table-row>
        <table:table-row>
          <table:table-cell table:style-name="Table17.A2" office:value-type="string">
            <text:p text:style-name="P335">a+</text:p>
          </table:table-cell>
          <table:table-cell table:style-name="Table17.B2" office:value-type="string">
            <text:p text:style-name="P129">append; open or create for update at end-of-file</text:p>
          </table:table-cell>
        </table:table-row>
        <table:table-row>
          <table:table-cell table:style-name="Table17.A2" office:value-type="string">
            <text:p text:style-name="P137">r+b <text:span text:style-name="T115">or</text:span> rb+</text:p>
          </table:table-cell>
          <table:table-cell table:style-name="Table17.B2" office:value-type="string">
            <text:p text:style-name="P129">open binary file for update (reading and writing)</text:p>
          </table:table-cell>
        </table:table-row>
        <table:table-row>
          <table:table-cell table:style-name="Table17.A2" office:value-type="string">
            <text:p text:style-name="P333">w+b <text:span text:style-name="T115">or</text:span> wb+</text:p>
          </table:table-cell>
          <table:table-cell table:style-name="Table17.B2" office:value-type="string">
            <text:p text:style-name="P129">runcate to zero length or create binary file for update</text:p>
          </table:table-cell>
        </table:table-row>
        <table:table-row>
          <table:table-cell table:style-name="Table17.A2" office:value-type="string">
            <text:p text:style-name="P333">a+b <text:span text:style-name="T115">or</text:span> ab+</text:p>
          </table:table-cell>
          <table:table-cell table:style-name="Table17.B2" office:value-type="string">
            <text:p text:style-name="P129">append; open or crate binary file for update at end- of-file</text:p>
          </table:table-cell>
        </table:table-row>
      </table:table>
      <text:p text:style-name="Table">Table <text:sequence text:ref-name="refTable17" text:name="Table" text:formula="ooow:Table+1" style:num-format="1">19</text:sequence>: Valid values for modes</text:p>
      <text:p text:style-name="P302"/>
      <text:p text:style-name="P230"><text:toc-mark-start text:id="IMark94370401793000" text:outline-level="1"/>Protocols<text:toc-mark-end text:id="IMark94370401793000"/></text:p>
      <text:p text:style-name="P263">This section will be addressed in another revision.</text:p>
      <text:p text:style-name="P216"><text:soft-page-break/><text:toc-mark-start text:id="IMark94370401760104" text:outline-level="2"/>Command Protocols<text:toc-mark-end text:id="IMark94370401760104"/></text:p>
      <text:p text:style-name="P263">The commands protocol is used to send sc commands to the sc. See the section on sc Commands for a complete list of commands supported by the sc.</text:p>
      <text:p text:style-name="P263">Typically the sc receives commands via a file socket connection. This connection can be defined in two ways: at sc startup time using the -s option, and with a program <text:span text:style-name="T100">open</text:span> command.</text:p>
      <text:p text:style-name="P263">To used the sc startup option, use the -s option to specify the file socket.</text:p>
      <text:p text:style-name="P303">sc -n main -d 0 -s sockets/s.main -c “read program” &gt;&gt; log 2&gt;$1 &amp;</text:p>
      <text:p text:style-name="P263">The file socket, sockets/s.main, is created and ready to receive sc commands. Use sc_talk to connect to this socket.</text:p>
      <text:p text:style-name="P303">sc_talk -s sockets/s.main</text:p>
      <text:p text:style-name="P311">You can also use the program to define a file socket to receive sc commands.</text:p>
      <text:p text:style-name="P303">open socket_server proto=commands...</text:p>
      <text:p text:style-name="P311">It is simpler to use the –s option instead of the open command.</text:p>
      <text:p text:style-name="P311">The options for the command protocol are as follows:</text:p>
      <table:table table:name="Table18" table:style-name="Table18">
        <table:table-column table:style-name="Table18.A" table:number-columns-repeated="2"/>
        <table:table-header-rows>
          <table:table-row>
            <table:table-cell table:style-name="Table18.A1" office:value-type="string">
              <text:p text:style-name="P345">Standard Options</text:p>
            </table:table-cell>
            <table:table-cell table:style-name="Table18.B1" office:value-type="string">
              <text:p text:style-name="P201"/>
            </table:table-cell>
          </table:table-row>
        </table:table-header-rows>
        <table:table-row>
          <table:table-cell table:style-name="Table18.A2" office:value-type="string">
            <text:p text:style-name="P336">crlf=yes | no</text:p>
          </table:table-cell>
          <table:table-cell table:style-name="Table18.B2" office:value-type="string">
            <text:p text:style-name="P129">Converts the newline char to a carriage return linefeed. This can be used when interfacing</text:p>
            <text:p text:style-name="P129">to sc via a socket connection using a telnet or hyperterm application.</text:p>
          </table:table-cell>
        </table:table-row>
      </table:table>
      <text:p text:style-name="Table">Table <text:sequence text:ref-name="refTable19" text:name="Table" text:formula="ooow:Table+1" style:num-format="1">20</text:sequence>: Command Protocol Options</text:p>
      <text:p text:style-name="P311"/>
      <text:p text:style-name="P216"><text:toc-mark-start text:id="IMark94370367040472" text:outline-level="2"/>Standard Protocols<text:toc-mark-end text:id="IMark94370367040472"/></text:p>
      <text:p text:style-name="P263">The standard protocol is used to send messages to other sc’s or other servers connected to a socket, file</text:p>
      <text:p text:style-name="P263">socket, or port connection.</text:p>
      <text:p text:style-name="P263">The sc can act as a client, or server in order to send and receive messages.</text:p>
      <text:p text:style-name="P263">As a client, the sc connects to an established connection, sends a message, and optionally waits for a reply.</text:p>
      <text:p text:style-name="P263">open socket_client name=recipe_server proto=standard ...</text:p>
      <text:p text:style-name="P263"># Connects as a client to a recipe_server</text:p>
      <text:p text:style-name="P263"><text:soft-page-break/>As a server, the sc establishes the connection and waits for a message from a connected client, and may or</text:p>
      <text:p text:style-name="P263">may not reply.</text:p>
      <text:p text:style-name="P263">open socket_server name=recipe_server proto=standard ...</text:p>
      <text:p text:style-name="P263"># Creates the recipe_server socket connection</text:p>
      <text:p text:style-name="P263">As a client, the name parameter is the destination for the message in the send command.</text:p>
      <text:p text:style-name="P263">open socket_client name=recipe_server proto=standard ...</text:p>
      <text:p text:style-name="P263">send name=recipe_server</text:p>
      <text:p text:style-name="P263">As a server, the name parameter is the label where the received message is handled</text:p>
      <text:p text:style-name="P263">open socket_server name=recipe_server proto=standard ...</text:p>
      <text:p text:style-name="P263">label recipe_server</text:p>
      <text:p text:style-name="P263"># Messages from the client come here</text:p>
      <text:p text:style-name="P263">send_reply name=recipe_server ...</text:p>
      <text:p text:style-name="P263">The connection (or type of open) can be a: pipe, socket, a file socket, or a port for both the client and</text:p>
      <text:p text:style-name="P263">server.</text:p>
      <text:p text:style-name="P263">For a socket connection, specify the host machine and service name for the socket.</text:p>
      <text:p text:style-name="P263">open ... name=recipe_server proto=standard host=digi service=2100 ...</text:p>
      <text:p text:style-name="P263">For a file socket connection, specify the local socket file name.</text:p>
      <text:p text:style-name="P263">open ... name=recipe_server proto=standard local_name=sockets/s.recipe_server …</text:p>
      <text:p text:style-name="P263">For a port device file, specify the device file.</text:p>
      <text:p text:style-name="P303">open port name=scanner proto=standard device=”/dev/tty0p0” ...</text:p>
      <text:p text:style-name="P263">For a Unix named pipe, specify the filename.</text:p>
      <text:p text:style-name="P303">open pipe name=scanner proto=standard device=”host” …</text:p>
      <table:table table:name="Table19" table:style-name="Table19">
        <table:table-column table:style-name="Table19.A"/>
        <table:table-column table:style-name="Table19.B"/>
        <table:table-row>
          <table:table-cell table:style-name="Table19.A1" office:value-type="string">
            <text:p text:style-name="P328">Standard Options</text:p>
          </table:table-cell>
          <table:table-cell table:style-name="Table19.B1" office:value-type="string">
            <text:p text:style-name="P129"/>
          </table:table-cell>
        </table:table-row>
        <table:table-row>
          <table:table-cell table:style-name="Table19.A2" office:value-type="string">
            <text:p text:style-name="P137">error=label</text:p>
          </table:table-cell>
          <table:table-cell table:style-name="Table19.B2" office:value-type="string">
            <text:p text:style-name="P129">Defines a label to jump to if there is a protocol error.</text:p>
          </table:table-cell>
        </table:table-row>
        <table:table-row>
          <table:table-cell table:style-name="Table19.A2" office:value-type="string">
            <text:p text:style-name="P137">flush=time</text:p>
          </table:table-cell>
          <table:table-cell table:style-name="Table19.B2" office:value-type="string">
            <text:p text:style-name="P129">Defines a time period, in seconds, to wait and discard all incoming data. This is used when</text:p>
            <text:p text:style-name="P129">servers initially connect to a device, such as a terminal server, and <text:soft-page-break/>want to ignore</text:p>
            <text:p text:style-name="P129">initialization messages or any other characters to be discarded.</text:p>
          </table:table-cell>
        </table:table-row>
        <table:table-row>
          <table:table-cell table:style-name="Table19.A2" office:value-type="string">
            <text:p text:style-name="P137">no_parse= str</text:p>
          </table:table-cell>
          <table:table-cell table:style-name="Table19.B2" office:value-type="string">
            <text:p text:style-name="P129">Defines a list of characters, str, that are used to override the parsing rules (see the section</text:p>
            <text:p text:style-name="P129">on parsing rules). When the parser detects one of these characters, it does not follow the</text:p>
            <text:p text:style-name="P129">rules for parsing, but simply includes that character in the token.</text:p>
            <text:p text:style-name="P129">Assume the reply contained “data=-100”, normally a temporary variable “data” is assigned</text:p>
            <text:p text:style-name="P129">the value “-“, and ARG0 would be assigned “100”. However, by specifying a str value of “-</text:p>
            <text:p text:style-name="P129">“, the temporary variable “data” would be assigned “-100”.</text:p>
          </table:table-cell>
        </table:table-row>
        <table:table-row>
          <table:table-cell table:style-name="Table19.A2" office:value-type="string">
            <text:p text:style-name="P137">rcv_eol=str</text:p>
          </table:table-cell>
          <table:table-cell table:style-name="Table19.B2" office:value-type="string">
            <text:p text:style-name="P129">Defines a string, str, used to detect the end of messages received. This is how the sc</text:p>
            <text:p text:style-name="P129">determines the end of a message.</text:p>
          </table:table-cell>
        </table:table-row>
        <table:table-row>
          <table:table-cell table:style-name="Table19.A2" office:value-type="string">
            <text:p text:style-name="P137"><text:span text:style-name="T116">r</text:span>aw=no|yes</text:p>
          </table:table-cell>
          <table:table-cell table:style-name="Table19.B2" office:value-type="string">
            <text:p text:style-name="P129">Does no interpretation of the bytes being sent or received. If no, default, non-printing bytes</text:p>
            <text:p text:style-name="P129">are converted to a 2 byte hex value.</text:p>
          </table:table-cell>
        </table:table-row>
        <table:table-row>
          <table:table-cell table:style-name="Table19.A2" office:value-type="string">
            <text:p text:style-name="P137">timeout_msg=str</text:p>
          </table:table-cell>
          <table:table-cell table:style-name="Table19.B2" office:value-type="string">
            <text:p text:style-name="P129">Defines a string, str that will be returned if a time-out is detected. In the event of a time-</text:p>
            <text:p text:style-name="P129">out, the sc returns the str as if it was the actual reply message. This allows the sc program</text:p>
            <text:p text:style-name="P129">to test for time-outs when sending messages and waiting for replies. Any partially returned</text:p>
            <text:p text:style-name="P129">message is included with the reply.</text:p>
            <text:p text:style-name="P129"/>
            <text:p text:style-name="P129">The same applies while receiving unsolicited messages. The str and the partially received</text:p>
            <text:p text:style-name="P129">message are sent to the message handler.</text:p>
          </table:table-cell>
        </table:table-row>
        <table:table-row>
          <table:table-cell table:style-name="Table19.A2" office:value-type="string">
            <text:p text:style-name="P137">timeout=time</text:p>
          </table:table-cell>
          <table:table-cell table:style-name="Table19.B2" office:value-type="string">
            <text:p text:style-name="P129">Defines a time-out period, time, in seconds to wait for a reply message. This is used with</text:p>
            <text:p text:style-name="P129">the send command. When a message is sent, the sc waits for a reply message. If the</text:p>
            <text:p text:style-name="P129">time-out period has elapsed, sc no longer waits for the reply. If not specified, a default</text:p>
            <text:p text:style-name="P129">value of 60 seconds is used.</text:p>
          </table:table-cell>
        </table:table-row>
        <table:table-row>
          <table:table-cell table:style-name="Table19.A2" office:value-type="string">
            <text:p text:style-name="P137">mp_var=tolower|toupper</text:p>
          </table:table-cell>
          <table:table-cell table:style-name="Table19.B2" office:value-type="string">
            <text:p text:style-name="P129">This option will convert the names of tmp variables to the case specified. This applies to both unsolicited messages and replies. Conversion only applies to tmp variables of the name=value format. It does not apply to names such as ARG0, ARG1, etc.</text:p>
          </table:table-cell>
        </table:table-row>
        <text:soft-page-break/>
        <table:table-row>
          <table:table-cell table:style-name="Table19.A2" office:value-type="string">
            <text:p text:style-name="P137">wait_for_ reply=no</text:p>
          </table:table-cell>
          <table:table-cell table:style-name="Table19.B2" office:value-type="string">
            <text:p text:style-name="P129">Instructs the send command to not wait for a reply message. If not specified, the default is</text:p>
            <text:p text:style-name="P129">to wait for a reply.</text:p>
          </table:table-cell>
        </table:table-row>
        <table:table-row>
          <table:table-cell table:style-name="Table19.A2" office:value-type="string">
            <text:p text:style-name="P137">xmt_eol=str</text:p>
          </table:table-cell>
          <table:table-cell table:style-name="Table19.B2" office:value-type="string">
            <text:p text:style-name="P129">Defines a string, str, to append to the message sent via the send command. The str will</text:p>
            <text:p text:style-name="P129">not be part of any name=value tmp variables, but it will be included in the ARGS tmp</text:p>
            <text:p text:style-name="P129">variable.</text:p>
          </table:table-cell>
        </table:table-row>
      </table:table>
      <text:p text:style-name="Table">Table <text:sequence text:ref-name="refTable20" text:name="Table" text:formula="ooow:Table+1" style:num-format="1">21</text:sequence>: Standard Protocol Options</text:p>
      <text:p text:style-name="P303"/>
      <text:p text:style-name="P303"/>
      <text:p text:style-name="P216"><text:toc-mark-start text:id="IMark94370387859624" text:outline-level="2"/>Example<text:toc-mark-end text:id="IMark94370387859624"/></text:p>
      <text:p text:style-name="P263">The following example is a driver program used to interface a serial barcode scanner to a host program. <text:s/>The scanner is connected to the host system via a serial cable. The scanner can operate in two modes:scan-on-command (scanner is sent a scan command and returns the barcode), or scan-on-detect (scanner automatically detects a barcode and sends the barcode to the driver).</text:p>
      <text:p text:style-name="P263">If the driver receives a "read" command from the host, it will read the barcode and return the value. If a barcode is placed in front of the reader, a read event, containing the barcode, is sent to the host.</text:p>
      <text:p text:style-name="P304"># Open a serial connection to the scanner</text:p>
      <text:p text:style-name="P304">open port name=scanner proto=standard device=”/dev/tty0p0” \</text:p>
      <text:p text:style-name="P304">options=”baud=9600 rcv_eol=\”\r\” xmt_eol=\”\r\” timeout=10 timeout_msg=\”TIMEOUT\””</text:p>
      <text:p text:style-name="P304"># Open a server connection to wait for commands from the host</text:p>
      <text:p text:style-name="P304">open socket_server name=driver proto=standard \</text:p>
      <text:p text:style-name="P304">local_name=”sockets/s.driver_command” options==”rcv_eol=\”\n\””</text:p>
      <text:p text:style-name="P304"># Open a client connection to the host to send event messages to the host</text:p>
      <text:p text:style-name="P304">open socket_client name=host proto=standard \</text:p>
      <text:p text:style-name="P304">local_name=”sockets/s.driver_event” options==”xmt_eol=\”\n\” wait_for_reply=no”</text:p>
      <text:p text:style-name="P304"># Wait for a command from the host. Upon a read command, send a scan command to the barcode scanner and wait for a reply.</text:p>
      <text:p text:style-name="P304">label driver</text:p>
      <text:p text:style-name="P304">let cmd = get_tmp_var (cmd) # Expecting a “cmd=read\n” message</text:p>
      <text:p text:style-name="P304">if ($cmd == “read”)</text:p>
      <text:p text:style-name="P304"><text:soft-page-break/># Send a “scan” command to the scanner. The scan command is “\r” terminated</text:p>
      <text:p text:style-name="P304">send name=scanner “scan”</text:p>
      <text:p text:style-name="P304"># Wait 10 seconds for the reply. The reply comes in the format “value/r”.</text:p>
      <text:p text:style-name="P304"># ARG0 is set to either “TIMEOUT” or the barcode scanned.</text:p>
      <text:p text:style-name="P304">let return = get_tmp_var (ARG0)</text:p>
      <text:p text:style-name="P304">if ($return eq “TIMEOUT”)</text:p>
      <text:p text:style-name="P304"># Time-out has been detected, so handle the time-out here.</text:p>
      <text:p text:style-name="P304"># Send an error to the host “error error_msg=”timeout detected”\n”.</text:p>
      <text:p text:style-name="P304"># The host creates two temporary variables ARG0 (set to error), and error_msg.</text:p>
      <text:p text:style-name="P304">send_reply name=driver “error error_msg=\”timeout detected\””</text:p>
      <text:p text:style-name="P304">else</text:p>
      <text:p text:style-name="P304"># Send the barcode to the host as “success barcode=value\n”.</text:p>
      <text:p text:style-name="P304"># The host creates two temporary variables ARG0 (set to success), and barcode.</text:p>
      <text:p text:style-name="P304">send_reply name=driver “success barcode=” . $return</text:p>
      <text:p text:style-name="P304">end_if</text:p>
      <text:p text:style-name="P304">end_if</text:p>
      <text:p text:style-name="P304">break</text:p>
      <text:p text:style-name="P263">Wait for an automatically detected barcode scan from the scanner</text:p>
      <text:p text:style-name="P304">label scanner</text:p>
      <text:p text:style-name="P304">let scan = get_tmp_var (ARG0) # Get the scanned value</text:p>
      <text:p text:style-name="P304"># Send the barcode to the host. No reply is expected.</text:p>
      <text:p text:style-name="P304"># The host creates two temporary variables, ARG0 (set to autoscan), and barcode.</text:p>
      <text:p text:style-name="P304">send name=host “autoscan barcode=” . $scan</text:p>
      <text:p text:style-name="P304">break</text:p>
      <text:p text:style-name="P263"/>
      <text:p text:style-name="P216"><text:toc-mark-start text:id="IMark94370394393304" text:outline-level="2"/>XML Protocol<text:toc-mark-end text:id="IMark94370394393304"/></text:p>
      <text:p text:style-name="P263">The xml protocol is used to send messages to other sc’s or other servers connected to a socket, file socket, or port connection.</text:p>
      <text:p text:style-name="P263">The sc can act as a client, or server in order to send and receive messages in xml format.</text:p>
      <text:p text:style-name="P263">As a client, the sc connects to an established connection, sends a message, and optionally waits for a reply.</text:p>
      <text:p text:style-name="P304"><text:soft-page-break/>open socket_client name=recipe_server proto=xml ...</text:p>
      <text:p text:style-name="P304"># Connects as a client to a recipe_server</text:p>
      <text:p text:style-name="P263">As a server, the sc establishes the connection and waits for a message from a connected client, and may or may not reply.</text:p>
      <text:p text:style-name="P304">open socket_server name=recipe_server proto=xml ...</text:p>
      <text:p text:style-name="P304"># Creates the recipe_server socket connection</text:p>
      <text:p text:style-name="P312">As a client, the name parameter is the destination for the message in the send command.</text:p>
      <text:p text:style-name="P304">open socket_client name=recipe_server proto=standard ...</text:p>
      <text:p text:style-name="P304">send name=recipe_server</text:p>
      <text:p text:style-name="P312">As a server, the name parameter is the label where the received message is handled</text:p>
      <text:p text:style-name="P304">open socket_server name=recipe_server proto=xml ...</text:p>
      <text:p text:style-name="P304">label recipe_server</text:p>
      <text:p text:style-name="P304"># Messages from the client come here</text:p>
      <text:p text:style-name="P304">send_reply name=recipe_server ...</text:p>
      <text:p text:style-name="P263">The connection (or type of open) can be a: pipe, socket, a file socket, or a port for both the client and</text:p>
      <text:p text:style-name="P263">server.</text:p>
      <text:p text:style-name="P263">For a <text:span text:style-name="T33">socket connection</text:span>, specify the host machine and service name for the socket.</text:p>
      <text:p text:style-name="P304">open ... name=recipe_server proto=xml host=digi service=2100 ...</text:p>
      <text:p text:style-name="P263">For a <text:span text:style-name="T33">file socket connection</text:span>, specify the local socket file name.</text:p>
      <text:p text:style-name="P304">open ... name=recipe_server proto=xml local_name=sockets/s.recipe_server ...</text:p>
      <text:p text:style-name="P263">For a <text:span text:style-name="T33">port device file</text:span>, specify the device file.</text:p>
      <text:p text:style-name="P304">open port name=scanner proto=xml device=”/dev/tty0p0” ...</text:p>
      <text:p text:style-name="P263">For a Unix named <text:span text:style-name="T33">pipe</text:span>, specify the filename.</text:p>
      <text:p text:style-name="P304">open pipe name=scanner proto=xml device=”host” …</text:p>
      <text:p text:style-name="P314">The options for the xml protocol are as follows (see also port options):</text:p>
      <table:table table:name="Table20" table:style-name="Table20">
        <table:table-column table:style-name="Table20.A"/>
        <table:table-column table:style-name="Table20.B"/>
        <table:table-header-rows>
          <table:table-row>
            <table:table-cell table:style-name="Table20.A1" office:value-type="string">
              <text:p text:style-name="P346">Standard Options</text:p>
            </table:table-cell>
            <table:table-cell table:style-name="Table20.B1" office:value-type="string">
              <text:p text:style-name="P201"/>
            </table:table-cell>
          </table:table-row>
        </table:table-header-rows>
        <table:table-row>
          <table:table-cell table:style-name="Table20.A2" office:value-type="string">
            <text:p text:style-name="P337">error=label</text:p>
          </table:table-cell>
          <table:table-cell table:style-name="Table20.B2" office:value-type="string">
            <text:p text:style-name="P129">Defines a label to jump to if there is a protocol error.</text:p>
          </table:table-cell>
        </table:table-row>
        <table:table-row>
          <table:table-cell table:style-name="Table20.A2" office:value-type="string">
            <text:p text:style-name="P337">flush=time</text:p>
          </table:table-cell>
          <table:table-cell table:style-name="Table20.B2" office:value-type="string">
            <text:p text:style-name="P129">Defines a time period, in seconds, to wait and discard all incoming data. This is used when</text:p>
            <text:p text:style-name="P129">servers initially connect to a device, such as a terminal server, and want to ignore</text:p>
            <text:p text:style-name="P129"><text:soft-page-break/>initialization messages or any other characters to be discarded.</text:p>
          </table:table-cell>
        </table:table-row>
        <table:table-row>
          <table:table-cell table:style-name="Table20.A2" office:value-type="string">
            <text:p text:style-name="P337">timeout_msg=str</text:p>
          </table:table-cell>
          <table:table-cell table:style-name="Table20.B2" office:value-type="string">
            <text:p text:style-name="P129">Defines a string, str that will be returned if a time-out is detected. In the event of a time-</text:p>
            <text:p text:style-name="P129">out, the sc returns the str as if it was the actual reply message. This allows the sc program</text:p>
            <text:p text:style-name="P129">to test for time-outs when sending messages and waiting for replies. Any partially returned message is included with the reply.</text:p>
            <text:p text:style-name="P129"/>
            <text:p text:style-name="P129">The same applies while receiving unsolicited messages. The str and the partially received message are sent to the message handler.</text:p>
          </table:table-cell>
        </table:table-row>
        <table:table-row>
          <table:table-cell table:style-name="Table20.A2" office:value-type="string">
            <text:p text:style-name="P337">timeout=time</text:p>
          </table:table-cell>
          <table:table-cell table:style-name="Table20.B2" office:value-type="string">
            <text:p text:style-name="P129">Defines a time-out period, time, in seconds to wait for a reply message. This is used with the send command. When a message is sent, the sc waits for a reply message. If the time-out period has elapsed, sc no longer waits for the reply. If not specified, a default value of 60 seconds is used.</text:p>
          </table:table-cell>
        </table:table-row>
        <table:table-row>
          <table:table-cell table:style-name="Table20.A2" office:value-type="string">
            <text:p text:style-name="P337">wait_for_ reply=no</text:p>
          </table:table-cell>
          <table:table-cell table:style-name="Table20.B2" office:value-type="string">
            <text:p text:style-name="P129">Instructs the send command to not wait for a reply message. If not specified, the default is to wait for a reply.</text:p>
          </table:table-cell>
        </table:table-row>
      </table:table>
      <text:p text:style-name="Table">Table <text:sequence text:ref-name="refTable21" text:name="Table" text:formula="ooow:Table+1" style:num-format="1">22</text:sequence>: XML Protocol Options</text:p>
      <text:p text:style-name="P314"/>
      <text:p text:style-name="P216"><text:toc-mark-start text:id="IMark94370386500424" text:outline-level="2"/><text:span text:style-name="T116">Serial </text:span>Port Options<text:toc-mark-end text:id="IMark94370386500424"/></text:p>
      <text:p text:style-name="P263">When using the open port device file, you can specify the following port options. By default, the port settings are 8N1 (8 bit, no parity and 1 stop bit). The baud has no default and needs to be defined. These port options are optionally used by the standard and xml protocols.</text:p>
      <table:table table:name="Table21" table:style-name="Table21">
        <table:table-column table:style-name="Table21.A"/>
        <table:table-column table:style-name="Table21.B"/>
        <table:table-header-rows>
          <table:table-row>
            <table:table-cell table:style-name="Table21.A1" office:value-type="string">
              <text:p text:style-name="P346">Standard Options</text:p>
            </table:table-cell>
            <table:table-cell table:style-name="Table21.B1" office:value-type="string">
              <text:p text:style-name="P201"/>
            </table:table-cell>
          </table:table-row>
        </table:table-header-rows>
        <table:table-row>
          <table:table-cell table:style-name="Table21.A2" office:value-type="string">
            <text:p text:style-name="P337">baud=value</text:p>
          </table:table-cell>
          <table:table-cell table:style-name="Table21.B2" office:value-type="string">
            <text:p text:style-name="P129">Defines the baud rate. Valid values are: 300, 600, 1200, 2400, 4800, 9600, 19.2k, 57.6k, 115.2k, 128k, 230.4k, and 256k. There is no default baud rate <text:span text:style-name="T116">value</text:span>.</text:p>
          </table:table-cell>
        </table:table-row>
        <table:table-row>
          <table:table-cell table:style-name="Table21.A2" office:value-type="string">
            <text:p text:style-name="P337">parity=value</text:p>
          </table:table-cell>
          <table:table-cell table:style-name="Table21.B2" office:value-type="string">
            <text:p text:style-name="P129">Defines the parity. Valid values are: even or odd. The default is no parity.</text:p>
          </table:table-cell>
        </table:table-row>
        <table:table-row>
          <table:table-cell table:style-name="Table21.A2" office:value-type="string">
            <text:p text:style-name="P337">bits=bits</text:p>
          </table:table-cell>
          <table:table-cell table:style-name="Table21.B2" office:value-type="string">
            <text:p text:style-name="P129">Defines the number of data bits, either 7 or 8 (bits=7 or bits=8). The default is 8 bits.</text:p>
          </table:table-cell>
        </table:table-row>
        <table:table-row>
          <table:table-cell table:style-name="Table21.A2" office:value-type="string">
            <text:p text:style-name="P337">sbits=sbits</text:p>
          </table:table-cell>
          <table:table-cell table:style-name="Table21.B2" office:value-type="string">
            <text:p text:style-name="P129">Defines the number of stop bits, either 1 or 2 (sbits=1 or sbits=2). The default is 1 stop bit.</text:p>
          </table:table-cell>
        </table:table-row>
      </table:table>
      <text:p text:style-name="Table">Table <text:sequence text:ref-name="refTable22" text:name="Table" text:formula="ooow:Table+1" style:num-format="1">23</text:sequence>: Serial Port Options</text:p>
      <text:p text:style-name="P263"/>
      <text:p text:style-name="P263"/>
      <text:p text:style-name="P216"><text:soft-page-break/><text:toc-mark-start text:id="IMark94370401760104" text:outline-level="2"/>Variables in XML Replies and Unsolicited Messages<text:toc-mark-end text:id="IMark94370401760104"/></text:p>
      <text:p text:style-name="P263">This section discusses how to handle the XML replies and events messages.</text:p>
      <text:p text:style-name="P263">Whenever the sc receives a XML reply message or an unsolicited message, the sc converts that message in temporary variables. These variables are accessed via the get_tmp_var () function. The following XML example is used in the following discussion:</text:p>
      <table:table table:name="Table22" table:style-name="Table22">
        <table:table-column table:style-name="Table22.A"/>
        <table:table-header-rows>
          <table:table-row>
            <table:table-cell table:style-name="Table22.A1" office:value-type="string">
              <text:p text:style-name="P329">XML Item</text:p>
            </table:table-cell>
          </table:table-row>
        </table:table-header-rows>
        <table:table-row>
          <table:table-cell table:style-name="Table22.A2" office:value-type="string">
            <text:p text:style-name="P137">&lt;movies&gt;</text:p>
            <text:p text:style-name="P137"><text:s text:c="2"/>&lt;movie&gt;</text:p>
            <text:p text:style-name="P137"><text:s text:c="4"/>&lt;title&gt;PHP: Behind the Parser&lt;/title&gt;</text:p>
            <text:p text:style-name="P137"><text:s text:c="4"/>&lt;characters&gt;</text:p>
            <text:p text:style-name="P137"><text:s text:c="6"/>&lt;character&gt;</text:p>
            <text:p text:style-name="P137"><text:s text:c="8"/>&lt;name&gt;Ms. Coder&lt;/name&gt;</text:p>
            <text:p text:style-name="P137"><text:s text:c="8"/>&lt;actor&gt;Onlivia Actora&lt;/actor&gt;</text:p>
            <text:p text:style-name="P137"><text:s text:c="6"/>&lt;/character&gt;</text:p>
            <text:p text:style-name="P137"><text:s text:c="6"/>&lt;character&gt;</text:p>
            <text:p text:style-name="P137"><text:s text:c="8"/>&lt;name&gt;Mr. Coder&lt;/name&gt;</text:p>
            <text:p text:style-name="P137"><text:s text:c="8"/>&lt;actor&gt;El Act&amp;#211;r&lt;/actor&gt;</text:p>
            <text:p text:style-name="P137"><text:s text:c="6"/>&lt;/character&gt;</text:p>
            <text:p text:style-name="P137"><text:s text:c="4"/>&lt;/characters&gt;</text:p>
            <text:p text:style-name="P137"><text:s text:c="4"/>&lt;plot&gt;</text:p>
            <text:p text:style-name="P334"><text:s text:c="6"/>So, this language. It's like, a programming language. </text:p>
            <text:p text:style-name="P334">Or is it a scripting language? All is revealed in this </text:p>
            <text:p text:style-name="P334">thrilling horror spoof of a documentary.</text:p>
            <text:p text:style-name="P137"><text:s text:c="4"/>&lt;/plot&gt;</text:p>
            <text:p text:style-name="P137"><text:s text:c="4"/>&lt;rating type="thumbs"&gt;7&lt;/rating&gt;</text:p>
            <text:p text:style-name="P137"><text:s text:c="4"/>&lt;rating type="stars"&gt;5&lt;/rating&gt;</text:p>
            <text:p text:style-name="P137"><text:s text:c="2"/>&lt;/movie&gt;</text:p>
            <text:p text:style-name="P137">&lt;/movies&gt;</text:p>
          </table:table-cell>
        </table:table-row>
      </table:table>
      <text:p text:style-name="Table">Table <text:sequence text:ref-name="refTable23" text:name="Table" text:formula="ooow:Table+1" style:num-format="1">24</text:sequence>: XML Item</text:p>
      <text:p text:style-name="P263">The entire XML message is converted into temporary variables. Each item in the XML message is named according to its position within the XML layout, (like xml.1.1 ). And are appended with either a tag name, attribute name, or value, depending upon the context of the tag.</text:p>
      <text:p text:style-name="P263">Tag items, like &lt;movies&gt; and &lt;movie&gt; are named as shown below (appended with a . tag ). Closing tags, like <text:span text:style-name="T117">&lt;/movie&gt; </text:span>and &lt;/movies&gt; are not converted to tempora<text:span text:style-name="T117">r</text:span>y variables.</text:p>
      <table:table table:name="Table23" table:style-name="Table23">
        <table:table-column table:style-name="Table23.A" table:number-columns-repeated="3"/>
        <table:table-header-rows>
          <text:soft-page-break/>
          <table:table-row>
            <table:table-cell table:style-name="Table23.A1" office:value-type="string">
              <text:p text:style-name="P347">XML Item</text:p>
            </table:table-cell>
            <table:table-cell table:style-name="Table23.A1" office:value-type="string">
              <text:p text:style-name="P347">Temporary Variable</text:p>
            </table:table-cell>
            <table:table-cell table:style-name="Table23.C1" office:value-type="string">
              <text:p text:style-name="P347">Value</text:p>
            </table:table-cell>
          </table:table-row>
        </table:table-header-rows>
        <table:table-row>
          <table:table-cell table:style-name="Table23.A2" office:value-type="string">
            <text:p text:style-name="P337">&lt;movies&gt;</text:p>
          </table:table-cell>
          <table:table-cell table:style-name="Table23.A2" office:value-type="string">
            <text:p text:style-name="P129">xml.1.tag</text:p>
          </table:table-cell>
          <table:table-cell table:style-name="Table23.C2" office:value-type="string">
            <text:p text:style-name="P129">movies</text:p>
          </table:table-cell>
        </table:table-row>
        <table:table-row>
          <table:table-cell table:style-name="Table23.A2" office:value-type="string">
            <text:p text:style-name="P337"><text:s text:c="2"/>&lt;movie&gt;</text:p>
          </table:table-cell>
          <table:table-cell table:style-name="Table23.A2" office:value-type="string">
            <text:p text:style-name="P129">xml.1.1.tag</text:p>
          </table:table-cell>
          <table:table-cell table:style-name="Table23.C2" office:value-type="string">
            <text:p text:style-name="P129">movie</text:p>
          </table:table-cell>
        </table:table-row>
        <table:table-row>
          <table:table-cell table:style-name="Table23.A2" office:value-type="string">
            <text:p text:style-name="P337"><text:s text:c="2"/>&lt;/movie&gt;</text:p>
          </table:table-cell>
          <table:table-cell table:style-name="Table23.A2" office:value-type="string">
            <text:p text:style-name="P129"/>
          </table:table-cell>
          <table:table-cell table:style-name="Table23.C2" office:value-type="string">
            <text:p text:style-name="P129"/>
          </table:table-cell>
        </table:table-row>
        <table:table-row>
          <table:table-cell table:style-name="Table23.A2" office:value-type="string">
            <text:p text:style-name="P337">&lt;/movies&gt;</text:p>
          </table:table-cell>
          <table:table-cell table:style-name="Table23.A2" office:value-type="string">
            <text:p text:style-name="P129"/>
          </table:table-cell>
          <table:table-cell table:style-name="Table23.C2" office:value-type="string">
            <text:p text:style-name="P129"/>
          </table:table-cell>
        </table:table-row>
      </table:table>
      <text:p text:style-name="P263"/>
      <text:p text:style-name="P263">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4" table:style-name="Table24">
        <table:table-column table:style-name="Table24.A" table:number-columns-repeated="3"/>
        <table:table-header-rows>
          <table:table-row>
            <table:table-cell table:style-name="Table24.A1" office:value-type="string">
              <text:p text:style-name="P348">XML Item</text:p>
            </table:table-cell>
            <table:table-cell table:style-name="Table24.A1" office:value-type="string">
              <text:p text:style-name="P347">Temporary Variable</text:p>
            </table:table-cell>
            <table:table-cell table:style-name="Table24.C1" office:value-type="string">
              <text:p text:style-name="P347">Value</text:p>
            </table:table-cell>
          </table:table-row>
        </table:table-header-rows>
        <table:table-row>
          <table:table-cell table:style-name="Table24.A2" office:value-type="string">
            <text:p text:style-name="P337">&lt;rating type="thumbs"&gt;</text:p>
          </table:table-cell>
          <table:table-cell table:style-name="Table24.A2" office:value-type="string">
            <text:p text:style-name="P129">xml.1.1.4.tag</text:p>
          </table:table-cell>
          <table:table-cell table:style-name="Table24.C2" office:value-type="string">
            <text:p text:style-name="P129">rating</text:p>
          </table:table-cell>
        </table:table-row>
        <table:table-row>
          <table:table-cell table:style-name="Table24.A2" office:value-type="string">
            <text:p text:style-name="P129"/>
          </table:table-cell>
          <table:table-cell table:style-name="Table24.A2" office:value-type="string">
            <text:p text:style-name="P129">xml.1.1.4.attr.type</text:p>
          </table:table-cell>
          <table:table-cell table:style-name="Table24.C2" office:value-type="string">
            <text:p text:style-name="P129">thumbs</text:p>
          </table:table-cell>
        </table:table-row>
      </table:table>
      <text:p text:style-name="P263"/>
      <text:p text:style-name="P263">Tags with attributes, like &lt;rating type=”thumbs”&gt;, are converted into temporary variables as shown below. Each attribute item is named according to its name, in the name=value pair ( attribute_name=value ). In the example below, two temporary variables are created: one for the tag, and one for the attribute.</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348">XML Item</text:p>
            </table:table-cell>
            <table:table-cell table:style-name="Table25.A1" office:value-type="string">
              <text:p text:style-name="P347">Temporary Variable</text:p>
            </table:table-cell>
            <table:table-cell table:style-name="Table25.C1" office:value-type="string">
              <text:p text:style-name="P348">Value</text:p>
            </table:table-cell>
          </table:table-row>
        </table:table-header-rows>
        <table:table-row>
          <table:table-cell table:style-name="Table25.A2" office:value-type="string">
            <text:p text:style-name="P337">&lt;plot&gt;So, this language. It's like, a programming language. Or is it a scripting language? All is revealed in this thrilling horror spoof of a documentary&lt;/plot&gt;</text:p>
          </table:table-cell>
          <table:table-cell table:style-name="Table25.A2" office:value-type="string">
            <text:p text:style-name="P129">xml.1.1.3.value</text:p>
          </table:table-cell>
          <table:table-cell table:style-name="Table25.C2" office:value-type="string">
            <text:p text:style-name="P129">So, this language. It's like, a programming language. Or is it a scripting language? All is revealed in this thrilling horror spoof of a documentary.</text:p>
          </table:table-cell>
        </table:table-row>
      </table:table>
      <text:p text:style-name="P263"/>
      <text:p text:style-name="P263">Below, is shown how the entire sample XML message is converted into temporary variables:</text:p>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348">XML Item</text:p>
            </table:table-cell>
            <table:table-cell table:style-name="Table26.A1" office:value-type="string">
              <text:p text:style-name="P347">Temporary Variable</text:p>
            </table:table-cell>
            <table:table-cell table:style-name="Table26.C1" office:value-type="string">
              <text:p text:style-name="P348">Value</text:p>
            </table:table-cell>
          </table:table-row>
        </table:table-header-rows>
        <table:table-row>
          <table:table-cell table:style-name="Table26.A2" office:value-type="string">
            <text:p text:style-name="P337">&lt;movies&gt;</text:p>
          </table:table-cell>
          <table:table-cell table:style-name="Table26.A2" office:value-type="string">
            <text:p text:style-name="P337">xml.1.tag</text:p>
          </table:table-cell>
          <table:table-cell table:style-name="Table26.C2" office:value-type="string">
            <text:p text:style-name="P337">movies</text:p>
          </table:table-cell>
        </table:table-row>
        <table:table-row>
          <table:table-cell table:style-name="Table26.A2" office:value-type="string">
            <text:p text:style-name="P337">&lt;movie&gt;</text:p>
          </table:table-cell>
          <table:table-cell table:style-name="Table26.A2" office:value-type="string">
            <text:p text:style-name="P337">xml.1.1.tag</text:p>
          </table:table-cell>
          <table:table-cell table:style-name="Table26.C2" office:value-type="string">
            <text:p text:style-name="P337">movie</text:p>
          </table:table-cell>
        </table:table-row>
        <table:table-row>
          <table:table-cell table:style-name="Table26.A2" office:value-type="string">
            <text:p text:style-name="P337">&lt;title&gt;PHP: Behind the Parser&lt;/title&gt;</text:p>
          </table:table-cell>
          <table:table-cell table:style-name="Table26.A2" office:value-type="string">
            <text:p text:style-name="P337">xml.1.1.1.tag</text:p>
            <text:p text:style-name="P337">xml.1.1.1.value</text:p>
          </table:table-cell>
          <table:table-cell table:style-name="Table26.C2" office:value-type="string">
            <text:p text:style-name="P337">title</text:p>
            <text:p text:style-name="P337">PHP: Behind the Parser</text:p>
          </table:table-cell>
        </table:table-row>
        <table:table-row>
          <table:table-cell table:style-name="Table26.A2" office:value-type="string">
            <text:p text:style-name="P337">&lt;characters&gt;</text:p>
          </table:table-cell>
          <table:table-cell table:style-name="Table26.A2" office:value-type="string">
            <text:p text:style-name="P337">xml.1.1.2.tag</text:p>
          </table:table-cell>
          <table:table-cell table:style-name="Table26.C2" office:value-type="string">
            <text:p text:style-name="P337">characters</text:p>
          </table:table-cell>
        </table:table-row>
        <table:table-row>
          <table:table-cell table:style-name="Table26.A2" office:value-type="string">
            <text:p text:style-name="P337">&lt;character&gt;</text:p>
          </table:table-cell>
          <table:table-cell table:style-name="Table26.A2" office:value-type="string">
            <text:p text:style-name="P337">xml.1.1.2.1.tag</text:p>
          </table:table-cell>
          <table:table-cell table:style-name="Table26.C2" office:value-type="string">
            <text:p text:style-name="P337">character</text:p>
          </table:table-cell>
        </table:table-row>
        <text:soft-page-break/>
        <table:table-row>
          <table:table-cell table:style-name="Table26.A2" office:value-type="string">
            <text:p text:style-name="P337">&lt;name&gt;Ms. Coder&lt;/name&gt;</text:p>
          </table:table-cell>
          <table:table-cell table:style-name="Table26.A2" office:value-type="string">
            <text:p text:style-name="P337">xml.1.1.2.1.1.tag</text:p>
            <text:p text:style-name="P337">xml.1.1.2.1.1.value</text:p>
          </table:table-cell>
          <table:table-cell table:style-name="Table26.C2" office:value-type="string">
            <text:p text:style-name="P337">name</text:p>
            <text:p text:style-name="P337">Ms. Coder</text:p>
          </table:table-cell>
        </table:table-row>
        <table:table-row>
          <table:table-cell table:style-name="Table26.A2" office:value-type="string">
            <text:p text:style-name="P337">&lt;actor&gt;Onlivia Actora&lt;/actor&gt;</text:p>
          </table:table-cell>
          <table:table-cell table:style-name="Table26.A2" office:value-type="string">
            <text:p text:style-name="P337">xml.1.1.2.1.2.tag</text:p>
            <text:p text:style-name="P337">xml.1.1.2.1.2.value</text:p>
          </table:table-cell>
          <table:table-cell table:style-name="Table26.C2" office:value-type="string">
            <text:p text:style-name="P337">actor</text:p>
            <text:p text:style-name="P337">Onlivia Actora</text:p>
          </table:table-cell>
        </table:table-row>
        <table:table-row>
          <table:table-cell table:style-name="Table26.A2" office:value-type="string">
            <text:p text:style-name="P337">&lt;/character&gt;</text:p>
          </table:table-cell>
          <table:table-cell table:style-name="Table26.A2" office:value-type="string">
            <text:p text:style-name="P337"/>
          </table:table-cell>
          <table:table-cell table:style-name="Table26.C2" office:value-type="string">
            <text:p text:style-name="P337"/>
          </table:table-cell>
        </table:table-row>
        <table:table-row>
          <table:table-cell table:style-name="Table26.A2" office:value-type="string">
            <text:p text:style-name="P337">&lt;character&gt;</text:p>
          </table:table-cell>
          <table:table-cell table:style-name="Table26.A2" office:value-type="string">
            <text:p text:style-name="P337">xml.1.1.2.2.tag</text:p>
          </table:table-cell>
          <table:table-cell table:style-name="Table26.C2" office:value-type="string">
            <text:p text:style-name="P337">character</text:p>
          </table:table-cell>
        </table:table-row>
        <table:table-row>
          <table:table-cell table:style-name="Table26.A2" office:value-type="string">
            <text:p text:style-name="P337">&lt;name&gt;Mr. Coder&lt;/name&gt;</text:p>
          </table:table-cell>
          <table:table-cell table:style-name="Table26.A2" office:value-type="string">
            <text:p text:style-name="P337">xml.1.1.2.2.1.tag</text:p>
            <text:p text:style-name="P337">xml.1.1.2.2.1.value</text:p>
          </table:table-cell>
          <table:table-cell table:style-name="Table26.C2" office:value-type="string">
            <text:p text:style-name="P337">name</text:p>
            <text:p text:style-name="P337">Mr. Coder</text:p>
          </table:table-cell>
        </table:table-row>
        <table:table-row>
          <table:table-cell table:style-name="Table26.A2" office:value-type="string">
            <text:p text:style-name="P337">&lt;actor&gt;El Act&amp;#211;r&lt;/actor&gt;</text:p>
          </table:table-cell>
          <table:table-cell table:style-name="Table26.A2" office:value-type="string">
            <text:p text:style-name="P337">xml.1.1.2.2.2.tag</text:p>
            <text:p text:style-name="P337">xml.1.1.2.2.2.value</text:p>
          </table:table-cell>
          <table:table-cell table:style-name="Table26.C2" office:value-type="string">
            <text:p text:style-name="P337">actor</text:p>
            <text:p text:style-name="P337">El Act&amp;#211;r</text:p>
          </table:table-cell>
        </table:table-row>
        <table:table-row>
          <table:table-cell table:style-name="Table26.A2" office:value-type="string">
            <text:p text:style-name="P337">&lt;/character&gt;</text:p>
          </table:table-cell>
          <table:table-cell table:style-name="Table26.A2" office:value-type="string">
            <text:p text:style-name="P337"/>
          </table:table-cell>
          <table:table-cell table:style-name="Table26.C2" office:value-type="string">
            <text:p text:style-name="P337"/>
          </table:table-cell>
        </table:table-row>
        <table:table-row>
          <table:table-cell table:style-name="Table26.A2" office:value-type="string">
            <text:p text:style-name="P337">&lt;/characters&gt;</text:p>
          </table:table-cell>
          <table:table-cell table:style-name="Table26.A2" office:value-type="string">
            <text:p text:style-name="P337"/>
          </table:table-cell>
          <table:table-cell table:style-name="Table26.C2" office:value-type="string">
            <text:p text:style-name="P337"/>
          </table:table-cell>
        </table:table-row>
        <table:table-row>
          <table:table-cell table:style-name="Table26.A2" office:value-type="string">
            <text:p text:style-name="P337">&lt;plot&gt;</text:p>
            <text:p text:style-name="P337">So, this language. It's like, a programming language. Or is it a scripting language? All is revealed in this thrilling horror spoof of a documentary.</text:p>
          </table:table-cell>
          <table:table-cell table:style-name="Table26.A2" office:value-type="string">
            <text:p text:style-name="P337">xml.1.1.3.tag</text:p>
            <text:p text:style-name="P337">xml.1.1.3.value</text:p>
          </table:table-cell>
          <table:table-cell table:style-name="Table26.C2" office:value-type="string">
            <text:p text:style-name="P337">plot</text:p>
            <text:p text:style-name="P337">So, this language. It's like, a programming language. Or is it a scripting language? All is revealed in this thrilling horror spoof of a documentary.</text:p>
          </table:table-cell>
        </table:table-row>
        <table:table-row>
          <table:table-cell table:style-name="Table26.A2" office:value-type="string">
            <text:p text:style-name="P338">&lt;/plot&gt;</text:p>
          </table:table-cell>
          <table:table-cell table:style-name="Table26.A2" office:value-type="string">
            <text:p text:style-name="P337"/>
          </table:table-cell>
          <table:table-cell table:style-name="Table26.C2" office:value-type="string">
            <text:p text:style-name="P337"/>
          </table:table-cell>
        </table:table-row>
        <table:table-row>
          <table:table-cell table:style-name="Table26.A2" office:value-type="string">
            <text:p text:style-name="P337">&lt;rating type="thumbs"&gt;7&lt;/rating&gt;</text:p>
          </table:table-cell>
          <table:table-cell table:style-name="Table26.A2" office:value-type="string">
            <text:p text:style-name="P337">xml.1.1.4.tag</text:p>
            <text:p text:style-name="P337">xml.1.1.4.attr.type</text:p>
          </table:table-cell>
          <table:table-cell table:style-name="Table26.C2" office:value-type="string">
            <text:p text:style-name="P337">rating</text:p>
            <text:p text:style-name="P337">thumbs</text:p>
          </table:table-cell>
        </table:table-row>
        <table:table-row>
          <table:table-cell table:style-name="Table26.A2" office:value-type="string">
            <text:p text:style-name="P337">&lt;rating type="stars"&gt;5&lt;/rating&gt;</text:p>
          </table:table-cell>
          <table:table-cell table:style-name="Table26.A2" office:value-type="string">
            <text:p text:style-name="P337">xml.1.1.5.tag</text:p>
            <text:p text:style-name="P337">xml.1.1.5.attr.type</text:p>
          </table:table-cell>
          <table:table-cell table:style-name="Table26.C2" office:value-type="string">
            <text:p text:style-name="P337">rating</text:p>
            <text:p text:style-name="P337">stars</text:p>
          </table:table-cell>
        </table:table-row>
        <table:table-row>
          <table:table-cell table:style-name="Table26.A2" office:value-type="string">
            <text:p text:style-name="P337">&lt;/movie&gt;</text:p>
          </table:table-cell>
          <table:table-cell table:style-name="Table26.A2" office:value-type="string">
            <text:p text:style-name="P337"/>
          </table:table-cell>
          <table:table-cell table:style-name="Table26.C2" office:value-type="string">
            <text:p text:style-name="P337"/>
          </table:table-cell>
        </table:table-row>
        <table:table-row>
          <table:table-cell table:style-name="Table26.A2" office:value-type="string">
            <text:p text:style-name="P337">&lt;/movies&gt;</text:p>
          </table:table-cell>
          <table:table-cell table:style-name="Table26.A2" office:value-type="string">
            <text:p text:style-name="P337"/>
          </table:table-cell>
          <table:table-cell table:style-name="Table26.C2" office:value-type="string">
            <text:p text:style-name="P337"/>
          </table:table-cell>
        </table:table-row>
      </table:table>
      <text:p text:style-name="P263"/>
      <text:p text:style-name="P263"/>
      <text:p text:style-name="P263"/>
      <text:p text:style-name="P216"><text:toc-mark-start text:id="IMark94370233375144" text:outline-level="2"/>SECS Protocol<text:toc-mark-end text:id="IMark94370233375144"/></text:p>
      <text:p text:style-name="P263">This section discusses how to send and receive SECS messages.</text:p>
      <text:p text:style-name="P263">The SECS protocol is used to send SECS messages to SECS compliant equipment.</text:p>
      <text:p text:style-name="P263">To send or receive a message, the sc can act as a client, a server, or as both.</text:p>
      <text:p text:style-name="P263">As a client, the SC connects to an established connection, sends a message, and optionally waits for a reply.</text:p>
      <text:p text:style-name="P304">open socket_client name=tool proto=secs ...</text:p>
      <text:p text:style-name="P263"><text:soft-page-break/>As a server, the SC establishes the connection and waits for a message and may or may not reply.</text:p>
      <text:p text:style-name="P304">open socket_server name=tool proto=secs ...</text:p>
      <text:p text:style-name="P263">For example:</text:p>
      <text:p text:style-name="P304">open socket_server name=tool proto=hsms logging=2 host=10.100.32.140 service=5001 options="t3=5 t6=10 t7=10 t8=10 timeout_msg=TIMEOUT"</text:p>
      <text:p text:style-name="P263">In this example <text:span text:style-name="T33">host</text:span> is the IP address of the machine that sc is running and service represents the port that it will listen for communications on.</text:p>
      <text:p text:style-name="P263">As a client, the <text:span text:style-name="T111">name</text:span> parameter is the destination for the message in the send command.</text:p>
      <text:p text:style-name="P304">send name=tool ...</text:p>
      <text:p text:style-name="P263">As a server, the <text:span text:style-name="T110">name</text:span> parameter is the label where the received message is handled.</text:p>
      <text:p text:style-name="P305">open socket_server name=tool proto=secs …</text:p>
      <text:p text:style-name="P305">label tool # Messages from the client come here</text:p>
      <text:p text:style-name="P304">send_reply name=tool ...</text:p>
      <text:p text:style-name="P315">In general, we always connect to SECS equipment as a client.</text:p>
      <text:p text:style-name="P263">The connection can be a socket, a file socket, or a port.</text:p>
      <text:p text:style-name="P315">The file socket would typically never be used, and the socket connection would typically be to a</text:p>
      <text:p text:style-name="P315">terminal server.</text:p>
      <text:p text:style-name="P263">For a <text:span text:style-name="T33">socket connection</text:span>, specify the host machine and service name for the socket. This would typically be the terminal server and port where the SECS equipment is connected.</text:p>
      <text:p text:style-name="P304">open ... name=tool proto=secs host=digi service=2100 ...</text:p>
      <text:p text:style-name="P263">For a <text:span text:style-name="T33">file socket connection</text:span>, specify the local socket file name. Again, this is not typical.</text:p>
      <text:p text:style-name="P304">open ... name=tool proto=secs local_name=sockets/s.recipe_server ...</text:p>
      <text:p text:style-name="P263">For a port device file, specify the device file. Here the SECS equipment would be connected directly to the host machine.</text:p>
      <text:p text:style-name="P304">open ... name=tool proto=secs device=”/dev/tty0p0” ...</text:p>
      <text:p text:style-name="P263"/>
      <text:p text:style-name="P263"/>
      <text:p text:style-name="P277"><text:toc-mark-start text:id="IMark94370379143736" text:outline-level="3"/>SECSI<text:toc-mark-end text:id="IMark94370379143736"/></text:p>
      <text:p text:style-name="P316"/>
      <text:p text:style-name="P316"><text:soft-page-break/>Interleaving Messages</text:p>
      <text:p text:style-name="P263">The SC does not support interleaving of messages. Interleaving is where you can send or receive more than one multi-block SECS message at a time. Interleaving means that the SECSI blocks of multiple messages can be mixed or interleaved with each other.</text:p>
      <text:p text:style-name="P263">This is not the same as opened transactions, where the sc may send a primary message, but receive a primary message instead of the reply. The initial primary message is considered opened until either the reply is received, or a time-out is detected. The sc does support opened transactions. This means that the tool does not need to reply to a message immediately, but may reply later.</text:p>
      <text:p text:style-name="P317">SECSI Options</text:p>
      <text:p text:style-name="P319">The options for the SECS protocol are as follows:</text:p>
      <table:table table:name="Table27" table:style-name="Table27">
        <table:table-column table:style-name="Table27.A"/>
        <table:table-column table:style-name="Table27.B"/>
        <table:table-header-rows>
          <table:table-row>
            <table:table-cell table:style-name="Table27.A1" office:value-type="string">
              <text:p text:style-name="P349">SECSI Options</text:p>
            </table:table-cell>
            <table:table-cell table:style-name="Table27.B1" office:value-type="string">
              <text:p text:style-name="P201"/>
            </table:table-cell>
          </table:table-row>
        </table:table-header-rows>
        <table:table-row>
          <table:table-cell table:style-name="Table27.A2" office:value-type="string">
            <text:p text:style-name="P129">baud=value</text:p>
          </table:table-cell>
          <table:table-cell table:style-name="Table27.B2" office:value-type="string">
            <text:p text:style-name="P129">Defines the baud rate. Only valid when using device files. Valid values are:</text:p>
            <text:p text:style-name="P129">300, 600, 1200, 2400, 4800, and 9600.</text:p>
          </table:table-cell>
        </table:table-row>
        <table:table-row>
          <table:table-cell table:style-name="Table27.A2" office:value-type="string">
            <text:p text:style-name="P129">error=label</text:p>
          </table:table-cell>
          <table:table-cell table:style-name="Table27.B2" office:value-type="string">
            <text:p text:style-name="P129">Defines a label to jump to if there is a protocol error.</text:p>
          </table:table-cell>
        </table:table-row>
        <table:table-row>
          <table:table-cell table:style-name="Table27.A2" office:value-type="string">
            <text:p text:style-name="P129">flush=time</text:p>
          </table:table-cell>
          <table:table-cell table:style-name="Table27.B2" office:value-type="string">
            <text:p text:style-name="P129">Defines a time period, in seconds, to wait and discard all incoming data.</text:p>
            <text:p text:style-name="P129">This is used when servers initially connect to a device, such as a terminal</text:p>
            <text:p text:style-name="P129">server, and want to ignore initialization messages or other data.</text:p>
          </table:table-cell>
        </table:table-row>
        <table:table-row>
          <table:table-cell table:style-name="Table27.A2" office:value-type="string">
            <text:p text:style-name="P129">arrays=yes|no</text:p>
          </table:table-cell>
          <table:table-cell table:style-name="Table27.B2" office:value-type="string">
            <text:p text:style-name="P129">Defines if tmp variables are created for each item in a secs array (arrays=yes), or one tmp variable is created for the array items (arrays=no).</text:p>
          </table:table-cell>
        </table:table-row>
        <table:table-row>
          <table:table-cell table:style-name="Table27.A2" office:value-type="string">
            <text:p text:style-name="P129">rbit=value</text:p>
          </table:table-cell>
          <table:table-cell table:style-name="Table27.B2" office:value-type="string">
            <text:p text:style-name="P129">The rbit (reverse bit) value is the direction bit. The value is either 0</text:p>
            <text:p text:style-name="P129">(messages are being sent to the equipment) or 1 (messages are being sent</text:p>
            <text:p text:style-name="P129">to the host). When developing a driver, the value is always 0.</text:p>
          </table:table-cell>
        </table:table-row>
        <table:table-row>
          <table:table-cell table:style-name="Table27.A2" office:value-type="string">
            <text:p text:style-name="P129">retry=value</text:p>
          </table:table-cell>
          <table:table-cell table:style-name="Table27.B2" office:value-type="string">
            <text:p text:style-name="P129">The retry value specifies the number of retires upon a SECSI t2 timeout.</text:p>
          </table:table-cell>
        </table:table-row>
        <table:table-row>
          <table:table-cell table:style-name="Table27.A2" office:value-type="string">
            <text:p text:style-name="P129">secsI_ logging=off</text:p>
          </table:table-cell>
          <table:table-cell table:style-name="Table27.B2" office:value-type="string">
            <text:p text:style-name="P129">This turns off the SECSI logging of the SECSI protocol and block messages.</text:p>
            <text:p text:style-name="P129">The default is secsI_logging=on.</text:p>
            <text:p text:style-name="P331">The feature is better controlled with the <text:span text:style-name="T112">logging</text:span> parameter used in the open statement. A value of 3 turns this on, a value of 2 or less, turns this off.</text:p>
          </table:table-cell>
        </table:table-row>
        <table:table-row>
          <table:table-cell table:style-name="Table27.A2" office:value-type="string">
            <text:p text:style-name="P129">t1=time</text:p>
          </table:table-cell>
          <table:table-cell table:style-name="Table27.B2" office:value-type="string">
            <text:p text:style-name="P129">Defines the t1 time in seconds. T1 is the time period between receiving</text:p>
            <text:p text:style-name="P129">SECSI characters.</text:p>
          </table:table-cell>
        </table:table-row>
        <table:table-row>
          <table:table-cell table:style-name="Table27.A2" office:value-type="string">
            <text:p text:style-name="P129">t2=time</text:p>
          </table:table-cell>
          <table:table-cell table:style-name="Table27.B2" office:value-type="string">
            <text:p text:style-name="P129">Defines the t2 time in seconds. T2 is the time period between receiving</text:p>
            <text:p text:style-name="P129">SECSI protocol characters.</text:p>
          </table:table-cell>
        </table:table-row>
        <table:table-row>
          <table:table-cell table:style-name="Table27.A2" office:value-type="string">
            <text:p text:style-name="P129">t3=time</text:p>
          </table:table-cell>
          <table:table-cell table:style-name="Table27.B2" office:value-type="string">
            <text:p text:style-name="P129">Defines the t3 time in seconds. T3 is the time period between primary and</text:p>
            <text:p text:style-name="P129">secondary SECS messages.</text:p>
          </table:table-cell>
        </table:table-row>
        <table:table-row>
          <table:table-cell table:style-name="Table27.A2" office:value-type="string">
            <text:p text:style-name="P129">t4=time</text:p>
          </table:table-cell>
          <table:table-cell table:style-name="Table27.B2" office:value-type="string">
            <text:p text:style-name="P129">Defines the t4 time in seconds. T4 is the time period between SECSI</text:p>
            <text:p text:style-name="P129"><text:soft-page-break/>message blocks.</text:p>
          </table:table-cell>
        </table:table-row>
        <table:table-row>
          <table:table-cell table:style-name="Table27.A2" office:value-type="string">
            <text:p text:style-name="P129">timeout_msg=str</text:p>
          </table:table-cell>
          <table:table-cell table:style-name="Table27.B2" office:value-type="string">
            <text:p text:style-name="P129">Defines a string, str, that will be returned if a time-out is detected. In the</text:p>
            <text:p text:style-name="P129">event of a time-out, the sc returns the str as if it was the actual reply</text:p>
            <text:p text:style-name="P129">message. This allows the sc program to test for time-outs when sending</text:p>
            <text:p text:style-name="P129">messages and waiting for replies.</text:p>
          </table:table-cell>
        </table:table-row>
      </table:table>
      <text:p text:style-name="Table">Table <text:sequence text:ref-name="refTable24" text:name="Table" text:formula="ooow:Table+1" style:num-format="1">25</text:sequence>: SECSI Options</text:p>
      <text:p text:style-name="P319"/>
      <text:p text:style-name="P318">SECSI Contention</text:p>
      <text:p text:style-name="P320">This section discusses how the sc detects and handles SECS contention.</text:p>
      <text:p text:style-name="P320">What is SECS contention? This is when both the sc and the equipment try to talk at the same time.</text:p>
      <text:p text:style-name="P320">Who is the slave, and who is the master? In most configurations, the equipment is master. The sc is always the slave. This sc cannot be configured to be the master.</text:p>
      <text:p text:style-name="P320">So the rule is: when contention is detected, the master proceeds, and the slave backs down.</text:p>
      <text:p text:style-name="P320">The sc handles contention by first processing the event, and then resuming where it left off. The following shows the order in which the statements are executed when contention is detected at step 2.</text:p>
      <text:p text:style-name="P309">statements… <text:s/># 1. Start here</text:p>
      <text:p text:style-name="P309">send name=tool 0 W S1F1 &lt;L&gt;. # 2. Contention <text:s/># 6. Execute again</text:p>
      <text:p text:style-name="P309">statements… <text:s text:c="2"/># 7. Execute these statements.</text:p>
      <text:p text:style-name="P321">Note, at this point, all the <text:span text:style-name="T112">tmp</text:span> variables from above were overwritten.</text:p>
      <text:p text:style-name="P309">label tool <text:s text:c="2"/># 3. Jump to here</text:p>
      <text:p text:style-name="P309">statements… <text:s/># 4. Execute these statements</text:p>
      <text:p text:style-name="P309"><text:s text:c="13"/># 5. Jump to 6</text:p>
      <text:p text:style-name="P309"/>
      <text:p text:style-name="P277"><text:toc-mark-start text:id="IMark94370389870184" text:outline-level="3"/>HSMS<text:toc-mark-end text:id="IMark94370389870184"/></text:p>
      <text:p text:style-name="P263">The options for the SECS protocol are as follows:</text:p>
      <table:table table:name="Table28" table:style-name="Table28">
        <table:table-column table:style-name="Table28.A"/>
        <table:table-column table:style-name="Table28.B"/>
        <table:table-header-rows>
          <table:table-row>
            <table:table-cell table:style-name="Table28.A1" office:value-type="string">
              <text:p text:style-name="P350">HSMS Options</text:p>
            </table:table-cell>
            <table:table-cell table:style-name="Table28.B1" office:value-type="string">
              <text:p text:style-name="P201"/>
            </table:table-cell>
          </table:table-row>
        </table:table-header-rows>
        <table:table-row>
          <table:table-cell table:style-name="Table28.A2" office:value-type="string">
            <text:p text:style-name="P129">error=label</text:p>
          </table:table-cell>
          <table:table-cell table:style-name="Table28.B2" office:value-type="string">
            <text:p text:style-name="P129">Defines a label to jump to if there is a protocol error. Used for example by a client to detect if server terminates. This is different than a disconnect (see below).</text:p>
          </table:table-cell>
        </table:table-row>
        <table:table-row>
          <table:table-cell table:style-name="Table28.A2" office:value-type="string">
            <text:p text:style-name="P129">flush=time</text:p>
          </table:table-cell>
          <table:table-cell table:style-name="Table28.B2" office:value-type="string">
            <text:p text:style-name="P129">Defines a time period, in seconds, to wait and discard all incoming data. This is <text:soft-page-break/>used</text:p>
            <text:p text:style-name="P129">when servers initially connect to a device, such as a terminal server, and want to ignore</text:p>
            <text:p text:style-name="P129">initialization messages.</text:p>
          </table:table-cell>
        </table:table-row>
        <table:table-row>
          <table:table-cell table:style-name="Table28.A2" office:value-type="string">
            <text:p text:style-name="P129">hsms_ logging=off</text:p>
          </table:table-cell>
          <table:table-cell table:style-name="Table28.B2" office:value-type="string">
            <text:p text:style-name="P129">This turns off the HSMS logging of the HSMS protocol. The default is hsms_logging=on.</text:p>
          </table:table-cell>
        </table:table-row>
        <table:table-row>
          <table:table-cell table:style-name="Table28.A2" office:value-type="string">
            <text:p text:style-name="P129">t3=time</text:p>
          </table:table-cell>
          <table:table-cell table:style-name="Table28.B2" office:value-type="string">
            <text:p text:style-name="P129">Defines the t3 time in seconds. T3 is the time period between a primary and secondary</text:p>
            <text:p text:style-name="P129">secs messages. A typical value is 30.</text:p>
          </table:table-cell>
        </table:table-row>
        <table:table-row>
          <table:table-cell table:style-name="Table28.A2" office:value-type="string">
            <text:p text:style-name="P129">t5 = time</text:p>
          </table:table-cell>
          <table:table-cell table:style-name="Table28.B2" office:value-type="string">
            <text:p text:style-name="P129">Defines the t5 time in seconds. T5 is the time period between a failed “linktestrequest”</text:p>
            <text:p text:style-name="P129">and a subsequent retry. A typical value is 10.</text:p>
          </table:table-cell>
        </table:table-row>
        <table:table-row>
          <table:table-cell table:style-name="Table28.A2" office:value-type="string">
            <text:p text:style-name="P129">t6=time</text:p>
          </table:table-cell>
          <table:table-cell table:style-name="Table28.B2" office:value-type="string">
            <text:p text:style-name="P129">Defines the t6 time in seconds. T6 is the time period between a "linktest request" and</text:p>
            <text:p text:style-name="P129">linktest response". A typical value is 10.</text:p>
          </table:table-cell>
        </table:table-row>
        <table:table-row>
          <table:table-cell table:style-name="Table28.A2" office:value-type="string">
            <text:p text:style-name="P129">t7=time</text:p>
          </table:table-cell>
          <table:table-cell table:style-name="Table28.B2" office:value-type="string">
            <text:p text:style-name="P129">Defines the t7 time in seconds. T7 is the time period between a TCP/IP accept and</text:p>
            <text:p text:style-name="P129">"select request". A typical value is 10.</text:p>
          </table:table-cell>
        </table:table-row>
        <table:table-row>
          <table:table-cell table:style-name="Table28.A2" office:value-type="string">
            <text:p text:style-name="P129">t8=time</text:p>
          </table:table-cell>
          <table:table-cell table:style-name="Table28.B2" office:value-type="string">
            <text:p text:style-name="P129">Define the t8 time in seconds. T8 is the time period between data bytes. A typical value</text:p>
            <text:p text:style-name="P129">is 10.</text:p>
          </table:table-cell>
        </table:table-row>
        <table:table-row>
          <table:table-cell table:style-name="Table28.A2" office:value-type="string">
            <text:p text:style-name="P129">timeout_msg=str</text:p>
          </table:table-cell>
          <table:table-cell table:style-name="Table28.B2" office:value-type="string">
            <text:p text:style-name="P129">Defines a string, str, that will be returned if a time-out is detected. In the event of a time-</text:p>
            <text:p text:style-name="P129">out, the sc returns the str as if it was the actual reply message. This allows the sc</text:p>
            <text:p text:style-name="P129">program to test for time-outs when sending messages and waiting for replies.</text:p>
          </table:table-cell>
        </table:table-row>
        <table:table-row>
          <table:table-cell table:style-name="Table28.A2" office:value-type="string">
            <text:p text:style-name="P129">disconnect=label</text:p>
          </table:table-cell>
          <table:table-cell table:style-name="Table28.B2" office:value-type="string">
            <text:p text:style-name="P129">Defines a label where sc will jump if a disconnect (closed connection) is detected. This applies to the client side of the connection only. A disconnect is detected when the server side of the connection closes the connection. However the server would still be running thus allowing for the client to re-connect. This does not apply if the server issues an hsms separate request.</text:p>
            <text:p text:style-name="P129"/>
            <text:p text:style-name="P129">When this condition is detected, sc will resume execution at the specified <text:span text:style-name="T110">label</text:span>.</text:p>
          </table:table-cell>
        </table:table-row>
      </table:table>
      <text:p text:style-name="Table">Table <text:sequence text:ref-name="refTable25" text:name="Table" text:formula="ooow:Table+1" style:num-format="1">26</text:sequence>: HSMS Options</text:p>
      <text:p text:style-name="P263"/>
      <text:p text:style-name="P263"/>
      <text:p text:style-name="P277"><text:soft-page-break/><text:toc-mark-start text:id="IMark94370369855288" text:outline-level="3"/>Annotated SECSII Messages<text:toc-mark-end text:id="IMark94370369855288"/></text:p>
      <text:p text:style-name="P322">This section discusses the format of the SECSII message.</text:p>
      <text:p text:style-name="P322">The annotated SECSII message has the following format:</text:p>
      <text:p text:style-name="P322"><text:span text:style-name="T1">S</text:span>stream<text:span text:style-name="T1">F</text:span>function device_id [W] body .</text:p>
      <text:p text:style-name="P322">The stream and function are the SECSII stream and function. The device_id is the SECSII device id. The ‘W’ is the optional wait-for-reply flag. The body is the SECSII message body that contains all the data types and their values. The message is terminated with a ‘.’ period.</text:p>
      <text:p text:style-name="P322">The body is defined in the format typically shown in most equipment’s SECS manual. It uses the following abbreviations to define the SECS data types:</text:p>
      <table:table table:name="Table29" table:style-name="Table29">
        <table:table-column table:style-name="Table29.A" table:number-columns-repeated="3"/>
        <table:table-header-rows>
          <table:table-row>
            <table:table-cell table:style-name="Table29.A1" office:value-type="string">
              <text:p text:style-name="P351">Data Type</text:p>
            </table:table-cell>
            <table:table-cell table:style-name="Table29.A1" office:value-type="string">
              <text:p text:style-name="P351">Description</text:p>
            </table:table-cell>
            <table:table-cell table:style-name="Table29.C1" office:value-type="string">
              <text:p text:style-name="P351">Comments</text:p>
            </table:table-cell>
          </table:table-row>
        </table:table-header-rows>
        <table:table-row>
          <table:table-cell table:style-name="Table29.A2" office:value-type="string">
            <text:p text:style-name="P330">L</text:p>
          </table:table-cell>
          <table:table-cell table:style-name="Table29.A2" office:value-type="string">
            <text:p text:style-name="P330">List</text:p>
          </table:table-cell>
          <table:table-cell table:style-name="Table29.C2" office:value-type="string">
            <text:p text:style-name="P129"/>
          </table:table-cell>
        </table:table-row>
        <table:table-row>
          <table:table-cell table:style-name="Table29.A2" office:value-type="string">
            <text:p text:style-name="P330">A</text:p>
          </table:table-cell>
          <table:table-cell table:style-name="Table29.A2" office:value-type="string">
            <text:p text:style-name="P330">ASCII</text:p>
          </table:table-cell>
          <table:table-cell table:style-name="Table29.C2" office:value-type="string">
            <text:p text:style-name="P129">enclosed in double<text:span text:style-name="T118">(“)</text:span> or</text:p>
            <text:p text:style-name="P129">single<text:span text:style-name="T118">(‘)</text:span> quotes</text:p>
          </table:table-cell>
        </table:table-row>
        <table:table-row>
          <table:table-cell table:style-name="Table29.A2" office:value-type="string">
            <text:p text:style-name="P330">B</text:p>
          </table:table-cell>
          <table:table-cell table:style-name="Table29.A2" office:value-type="string">
            <text:p text:style-name="P330">Binary</text:p>
          </table:table-cell>
          <table:table-cell table:style-name="Table29.C2" office:value-type="string">
            <text:p text:style-name="P129">00 to FF, entered in</text:p>
            <text:p text:style-name="P129">Hexadecimal</text:p>
          </table:table-cell>
        </table:table-row>
        <table:table-row>
          <table:table-cell table:style-name="Table29.A2" office:value-type="string">
            <text:p text:style-name="P330">BO</text:p>
          </table:table-cell>
          <table:table-cell table:style-name="Table29.A2" office:value-type="string">
            <text:p text:style-name="P330">Boolean</text:p>
          </table:table-cell>
          <table:table-cell table:style-name="Table29.C2" office:value-type="string">
            <text:p text:style-name="P330">T or F</text:p>
          </table:table-cell>
        </table:table-row>
        <table:table-row>
          <table:table-cell table:style-name="Table29.A2" office:value-type="string">
            <text:p text:style-name="P129">U1, U2, U4, U8</text:p>
          </table:table-cell>
          <table:table-cell table:style-name="Table29.A2" office:value-type="string">
            <text:p text:style-name="P129">Unsigned one, two, four, <text:span text:style-name="T118">or </text:span>eight byte <text:span text:style-name="T118">integer(s)</text:span></text:p>
          </table:table-cell>
          <table:table-cell table:style-name="Table29.C2" office:value-type="string">
            <text:p text:style-name="P129"/>
          </table:table-cell>
        </table:table-row>
        <table:table-row>
          <table:table-cell table:style-name="Table29.A2" office:value-type="string">
            <text:p text:style-name="P129">I1, I2, I4, I8</text:p>
          </table:table-cell>
          <table:table-cell table:style-name="Table29.A2" office:value-type="string">
            <text:p text:style-name="P327"><text:span text:style-name="T118">S</text:span>igned one, two, four, <text:span text:style-name="T118">or </text:span>eight byte <text:span text:style-name="T118">integer(s)</text:span></text:p>
          </table:table-cell>
          <table:table-cell table:style-name="Table29.C2" office:value-type="string">
            <text:p text:style-name="P129"/>
          </table:table-cell>
        </table:table-row>
        <table:table-row>
          <table:table-cell table:style-name="Table29.A2" office:value-type="string">
            <text:p text:style-name="P129">F4, F8</text:p>
          </table:table-cell>
          <table:table-cell table:style-name="Table29.A2" office:value-type="string">
            <text:p text:style-name="P330">Four or eight bytes floating point numbers</text:p>
          </table:table-cell>
          <table:table-cell table:style-name="Table29.C2" office:value-type="string">
            <text:p text:style-name="P129">Can be entered in hex</text:p>
            <text:p text:style-name="P129">format. Ex: ‘\xhhh..hh’</text:p>
            <text:p text:style-name="P129">(Use single quotes)</text:p>
          </table:table-cell>
        </table:table-row>
      </table:table>
      <text:p text:style-name="Table">Table <text:sequence text:ref-name="refTable26" text:name="Table" text:formula="ooow:Table+1" style:num-format="1">27</text:sequence>: SECS Data Types</text:p>
      <text:p text:style-name="P323">Angle brackets ,&lt;&gt;, are used to delimited the data types and their values, i.e. <text:span text:style-name="T110">&lt;data_type value&gt;</text:span>.</text:p>
      <text:p text:style-name="P323">A typical S2f41 SECS message follows:</text:p>
      <text:p text:style-name="P306">S2F41 0 W</text:p>
      <text:p text:style-name="P306">&lt;L</text:p>
      <text:p text:style-name="P306"><text:s text:c="2"/>&lt;A “START”&gt;</text:p>
      <text:p text:style-name="P306"><text:s text:c="2"/>&lt;L&gt;</text:p>
      <text:p text:style-name="P306">&gt;.</text:p>
      <text:p text:style-name="P313">Arrays can be specified by providing additional data values.</text:p>
      <text:p text:style-name="P310"><text:soft-page-break/>&lt;U2 100 200 300&gt;</text:p>
      <text:p text:style-name="P313">Arrays can also be entered using the value of a variable, where the variable contains the items.</text:p>
      <text:p text:style-name="P306">let data = “100 200 300”</text:p>
      <text:p text:style-name="P306">&lt;U2 $data&gt;</text:p>
      <text:p text:style-name="P313">Binary values can be entered with or without space delimiters. However, they must be entered as 2 hex characters for each binary value.</text:p>
      <text:p text:style-name="P306">&lt;B 010203FEFF&gt;</text:p>
      <text:p text:style-name="P306">&lt;B 01 02 03 FE FF&gt;</text:p>
      <text:p text:style-name="P313"/>
      <text:p text:style-name="P276"><text:toc-mark-start text:id="IMark94370398366824" text:outline-level="3"/>Variables in SECSII Replies and Unsolicited Messages<text:toc-mark-end text:id="IMark94370398366824"/></text:p>
      <text:p text:style-name="P263">This section discusses how to handle the SECSII replies and events messages.</text:p>
      <text:p text:style-name="P263">Whenever the sc receives a SECSII reply message or an unsolicited message, the sc converts that message in temporary variables. These variables are accessed via the get_tmp_var () function.</text:p>
      <text:p text:style-name="P263">Some common SECSII variables include:</text:p>
      <table:table table:name="Table30" table:style-name="Table30">
        <table:table-column table:style-name="Table30.A"/>
        <table:table-column table:style-name="Table30.B"/>
        <table:table-header-rows>
          <table:table-row>
            <table:table-cell table:style-name="Table30.A1" office:value-type="string">
              <text:p text:style-name="P352">Temporary Variable</text:p>
            </table:table-cell>
            <table:table-cell table:style-name="Table30.B1" office:value-type="string">
              <text:p text:style-name="P352">Description</text:p>
            </table:table-cell>
          </table:table-row>
        </table:table-header-rows>
        <table:table-row>
          <table:table-cell table:style-name="Table30.A2" office:value-type="string">
            <text:p text:style-name="P337">DEVICE_ID</text:p>
          </table:table-cell>
          <table:table-cell table:style-name="Table30.B2" office:value-type="string">
            <text:p text:style-name="P129">SECS message device id</text:p>
          </table:table-cell>
        </table:table-row>
        <table:table-row>
          <table:table-cell table:style-name="Table30.A2" office:value-type="string">
            <text:p text:style-name="P337">WAIT_BIT</text:p>
          </table:table-cell>
          <table:table-cell table:style-name="Table30.B2" office:value-type="string">
            <text:p text:style-name="P129">SECS message wait bit</text:p>
          </table:table-cell>
        </table:table-row>
        <table:table-row>
          <table:table-cell table:style-name="Table30.A2" office:value-type="string">
            <text:p text:style-name="P337">SXFY</text:p>
          </table:table-cell>
          <table:table-cell table:style-name="Table30.B2" office:value-type="string">
            <text:p text:style-name="P129">Stream and function of the received SECS message</text:p>
          </table:table-cell>
        </table:table-row>
        <table:table-row>
          <table:table-cell table:style-name="Table30.A2" office:value-type="string">
            <text:p text:style-name="P337">HEADER</text:p>
          </table:table-cell>
          <table:table-cell table:style-name="Table30.B2" office:value-type="string">
            <text:p text:style-name="P129">The secs message header (1)</text:p>
          </table:table-cell>
        </table:table-row>
        <table:table-row>
          <table:table-cell table:style-name="Table30.A2" office:value-type="string">
            <text:p text:style-name="P337">BODY</text:p>
          </table:table-cell>
          <table:table-cell table:style-name="Table30.B2" office:value-type="string">
            <text:p text:style-name="P129">The secs message body (1)</text:p>
          </table:table-cell>
        </table:table-row>
        <table:table-row>
          <table:table-cell table:style-name="Table30.A2" office:value-type="string">
            <text:p text:style-name="P337">SYSTEM_BYTES</text:p>
          </table:table-cell>
          <table:table-cell table:style-name="Table30.B2" office:value-type="string">
            <text:p text:style-name="P129">System bytes for the header (1)</text:p>
          </table:table-cell>
        </table:table-row>
      </table:table>
      <text:p text:style-name="Table">Table <text:sequence text:ref-name="refTable27" text:name="Table" text:formula="ooow:Table+1" style:num-format="1">28</text:sequence>: Common SECSII Variables</text:p>
      <text:p text:style-name="P263"/>
      <text:p text:style-name="P263">(1) Requires the <text:span text:style-name="T110">pragma MORE_SECS_TMP_VARIABLES</text:span> to be enabled.</text:p>
      <text:p text:style-name="P263">The remain<text:span text:style-name="T119">s </text:span>of the message is converted into temporary variables. Each data item is named according to its position within the list. List items are assigned to the number of elements in the list.</text:p>
      <table:table table:name="Table31" table:style-name="Table31">
        <table:table-column table:style-name="Table31.A" table:number-columns-repeated="3"/>
        <table:table-header-rows>
          <text:soft-page-break/>
          <table:table-row>
            <table:table-cell table:style-name="Table31.A1" office:value-type="string">
              <text:p text:style-name="P352">SECS Item</text:p>
            </table:table-cell>
            <table:table-cell table:style-name="Table31.A1" office:value-type="string">
              <text:p text:style-name="P352">Temporary Variable</text:p>
            </table:table-cell>
            <table:table-cell table:style-name="Table31.C1" office:value-type="string">
              <text:p text:style-name="P352">Value</text:p>
            </table:table-cell>
          </table:table-row>
        </table:table-header-rows>
        <table:table-row>
          <table:table-cell table:style-name="Table31.A2" office:value-type="string">
            <text:p text:style-name="P337">S6F11</text:p>
          </table:table-cell>
          <table:table-cell table:style-name="Table31.A2" office:value-type="string">
            <text:p text:style-name="P337"/>
          </table:table-cell>
          <table:table-cell table:style-name="Table31.C2" office:value-type="string">
            <text:p text:style-name="P337"/>
          </table:table-cell>
        </table:table-row>
        <table:table-row>
          <table:table-cell table:style-name="Table31.A2" office:value-type="string">
            <text:p text:style-name="P337">&lt;L</text:p>
          </table:table-cell>
          <table:table-cell table:style-name="Table31.A2" office:value-type="string">
            <text:p text:style-name="P337">S6F11.1</text:p>
          </table:table-cell>
          <table:table-cell table:style-name="Table31.C2" office:value-type="string">
            <text:p text:style-name="P337">3</text:p>
          </table:table-cell>
        </table:table-row>
        <table:table-row>
          <table:table-cell table:style-name="Table31.A2" office:value-type="string">
            <text:p text:style-name="P337"><text:s text:c="2"/>&lt;U4 100&gt;</text:p>
          </table:table-cell>
          <table:table-cell table:style-name="Table31.A2" office:value-type="string">
            <text:p text:style-name="P337">S6F11.1.1</text:p>
          </table:table-cell>
          <table:table-cell table:style-name="Table31.C2" office:value-type="string">
            <text:p text:style-name="P337">100</text:p>
          </table:table-cell>
        </table:table-row>
        <table:table-row>
          <table:table-cell table:style-name="Table31.A2" office:value-type="string">
            <text:p text:style-name="P337"><text:s text:c="2"/>&lt;U4 200&gt;</text:p>
          </table:table-cell>
          <table:table-cell table:style-name="Table31.A2" office:value-type="string">
            <text:p text:style-name="P337">S6F11.1.2</text:p>
          </table:table-cell>
          <table:table-cell table:style-name="Table31.C2" office:value-type="string">
            <text:p text:style-name="P337">200</text:p>
          </table:table-cell>
        </table:table-row>
        <table:table-row>
          <table:table-cell table:style-name="Table31.A2" office:value-type="string">
            <text:p text:style-name="P337"><text:s text:c="2"/>&lt;L</text:p>
          </table:table-cell>
          <table:table-cell table:style-name="Table31.A2" office:value-type="string">
            <text:p text:style-name="P337">S6F11.1.3</text:p>
          </table:table-cell>
          <table:table-cell table:style-name="Table31.C2" office:value-type="string">
            <text:p text:style-name="P337">2</text:p>
          </table:table-cell>
        </table:table-row>
        <table:table-row>
          <table:table-cell table:style-name="Table31.A2" office:value-type="string">
            <text:p text:style-name="P337"><text:s text:c="4"/>&lt;U4 200&gt;</text:p>
          </table:table-cell>
          <table:table-cell table:style-name="Table31.A2" office:value-type="string">
            <text:p text:style-name="P337">S6F11.1.3.1</text:p>
          </table:table-cell>
          <table:table-cell table:style-name="Table31.C2" office:value-type="string">
            <text:p text:style-name="P337">200</text:p>
          </table:table-cell>
        </table:table-row>
        <table:table-row>
          <table:table-cell table:style-name="Table31.A2" office:value-type="string">
            <text:p text:style-name="P337"><text:s text:c="4"/>&lt;L</text:p>
          </table:table-cell>
          <table:table-cell table:style-name="Table31.A2" office:value-type="string">
            <text:p text:style-name="P337">S6F11.1.3.2</text:p>
          </table:table-cell>
          <table:table-cell table:style-name="Table31.C2" office:value-type="string">
            <text:p text:style-name="P337">3</text:p>
          </table:table-cell>
        </table:table-row>
        <table:table-row>
          <table:table-cell table:style-name="Table31.A2" office:value-type="string">
            <text:p text:style-name="P337"><text:s text:c="6"/>&lt;U2 100&gt;</text:p>
          </table:table-cell>
          <table:table-cell table:style-name="Table31.A2" office:value-type="string">
            <text:p text:style-name="P337">S6F11.1.3.2.1</text:p>
          </table:table-cell>
          <table:table-cell table:style-name="Table31.C2" office:value-type="string">
            <text:p text:style-name="P337">100</text:p>
          </table:table-cell>
        </table:table-row>
        <table:table-row>
          <table:table-cell table:style-name="Table31.A2" office:value-type="string">
            <text:p text:style-name="P337"><text:s text:c="6"/>&lt;U2 200&gt;</text:p>
          </table:table-cell>
          <table:table-cell table:style-name="Table31.A2" office:value-type="string">
            <text:p text:style-name="P337">S6F11.1.3.2.2</text:p>
          </table:table-cell>
          <table:table-cell table:style-name="Table31.C2" office:value-type="string">
            <text:p text:style-name="P337">200</text:p>
          </table:table-cell>
        </table:table-row>
      </table:table>
      <text:p text:style-name="P263"/>
      <text:p text:style-name="P263">Arrays are handled in one of two ways. This is controlled via the “arrays=yes|no” options parameter, with the default being “arrays=yes”.</text:p>
      <text:p text:style-name="P263">For “<text:span text:style-name="T110">arrays=yes</text:span>”, the temporary variable for the item is assigned to a value “<text:span text:style-name="T110">ARRAY</text:span>”. Other temporary variables, index as [1], [2], [3], etc., are assigned to each array element. Index [0] is assigned to the number of array elements. Binary elements, in addition to indexes [1], [2],. [3], etc, contain an index, [], that contains the entire binary array.</text:p>
      <table:table table:name="Table32" table:style-name="Table32">
        <table:table-column table:style-name="Table32.A" table:number-columns-repeated="3"/>
        <table:table-header-rows>
          <table:table-row>
            <table:table-cell table:style-name="Table32.A1" office:value-type="string">
              <text:p text:style-name="P352">SECS Item</text:p>
            </table:table-cell>
            <table:table-cell table:style-name="Table32.A1" office:value-type="string">
              <text:p text:style-name="P352">Temporary Variable</text:p>
            </table:table-cell>
            <table:table-cell table:style-name="Table32.C1" office:value-type="string">
              <text:p text:style-name="P352">Value</text:p>
            </table:table-cell>
          </table:table-row>
        </table:table-header-rows>
        <table:table-row>
          <table:table-cell table:style-name="Table32.A2" office:value-type="string">
            <text:p text:style-name="P337">S6F11</text:p>
          </table:table-cell>
          <table:table-cell table:style-name="Table32.A2" office:value-type="string">
            <text:p text:style-name="P337"/>
          </table:table-cell>
          <table:table-cell table:style-name="Table32.C2" office:value-type="string">
            <text:p text:style-name="P337"/>
          </table:table-cell>
        </table:table-row>
        <table:table-row>
          <table:table-cell table:style-name="Table32.A2" office:value-type="string">
            <text:p text:style-name="P337">&lt;L</text:p>
          </table:table-cell>
          <table:table-cell table:style-name="Table32.A2" office:value-type="string">
            <text:p text:style-name="P337">S6F11.1</text:p>
          </table:table-cell>
          <table:table-cell table:style-name="Table32.C2" office:value-type="string">
            <text:p text:style-name="P337"/>
          </table:table-cell>
        </table:table-row>
        <table:table-row>
          <table:table-cell table:style-name="Table32.A2" office:value-type="string">
            <text:p text:style-name="P337"><text:s text:c="2"/>&lt;U4 11 12 13 14 15&gt;</text:p>
          </table:table-cell>
          <table:table-cell table:style-name="Table32.A2" office:value-type="string">
            <text:p text:style-name="P337">S6F11.1.1</text:p>
          </table:table-cell>
          <table:table-cell table:style-name="Table32.C2" office:value-type="string">
            <text:p text:style-name="P337"/>
          </table:table-cell>
        </table:table-row>
        <table:table-row>
          <table:table-cell table:style-name="Table32.A2" office:value-type="string">
            <text:p text:style-name="P337"/>
          </table:table-cell>
          <table:table-cell table:style-name="Table32.A2" office:value-type="string">
            <text:p text:style-name="P337">S6F11.1.1[0]</text:p>
          </table:table-cell>
          <table:table-cell table:style-name="Table32.C2" office:value-type="string">
            <text:p text:style-name="P339">5</text:p>
          </table:table-cell>
        </table:table-row>
        <table:table-row>
          <table:table-cell table:style-name="Table32.A2" office:value-type="string">
            <text:p text:style-name="P337"/>
          </table:table-cell>
          <table:table-cell table:style-name="Table32.A2" office:value-type="string">
            <text:p text:style-name="P337">S6F11.1.1[<text:span text:style-name="T120">1</text:span>]</text:p>
          </table:table-cell>
          <table:table-cell table:style-name="Table32.C2" office:value-type="string">
            <text:p text:style-name="P339">11</text:p>
          </table:table-cell>
        </table:table-row>
        <table:table-row>
          <table:table-cell table:style-name="Table32.A2" office:value-type="string">
            <text:p text:style-name="P337"/>
          </table:table-cell>
          <table:table-cell table:style-name="Table32.A2" office:value-type="string">
            <text:p text:style-name="P337">S6F11.1.1[<text:span text:style-name="T120">2</text:span>]</text:p>
          </table:table-cell>
          <table:table-cell table:style-name="Table32.C2" office:value-type="string">
            <text:p text:style-name="P339">12</text:p>
          </table:table-cell>
        </table:table-row>
        <table:table-row>
          <table:table-cell table:style-name="Table32.A2" office:value-type="string">
            <text:p text:style-name="P337"/>
          </table:table-cell>
          <table:table-cell table:style-name="Table32.A2" office:value-type="string">
            <text:p text:style-name="P337">S6F11.1.1[<text:span text:style-name="T120">3</text:span>]</text:p>
          </table:table-cell>
          <table:table-cell table:style-name="Table32.C2" office:value-type="string">
            <text:p text:style-name="P339">13</text:p>
          </table:table-cell>
        </table:table-row>
        <table:table-row>
          <table:table-cell table:style-name="Table32.A2" office:value-type="string">
            <text:p text:style-name="P337"/>
          </table:table-cell>
          <table:table-cell table:style-name="Table32.A2" office:value-type="string">
            <text:p text:style-name="P337">S6F11.1.1[<text:span text:style-name="T120">4</text:span>]</text:p>
          </table:table-cell>
          <table:table-cell table:style-name="Table32.C2" office:value-type="string">
            <text:p text:style-name="P339">14</text:p>
          </table:table-cell>
        </table:table-row>
        <table:table-row>
          <table:table-cell table:style-name="Table32.A2" office:value-type="string">
            <text:p text:style-name="P337"/>
          </table:table-cell>
          <table:table-cell table:style-name="Table32.A2" office:value-type="string">
            <text:p text:style-name="P337">S6F11.1.1[<text:span text:style-name="T120">5</text:span>]</text:p>
          </table:table-cell>
          <table:table-cell table:style-name="Table32.C2" office:value-type="string">
            <text:p text:style-name="P339">15</text:p>
          </table:table-cell>
        </table:table-row>
      </table:table>
      <text:p text:style-name="Table">Table <text:sequence text:ref-name="refTable28" text:name="Table" text:formula="ooow:Table+1" style:num-format="1">29</text:sequence>: <text:s/>arrays=yes Example</text:p>
      <text:p text:style-name="P263">For “<text:span text:style-name="T110">arrays=no</text:span>”, the single temporary variable contains all the array elements.</text:p>
      <table:table table:name="Table33" table:style-name="Table33">
        <table:table-column table:style-name="Table33.A" table:number-columns-repeated="3"/>
        <table:table-header-rows>
          <table:table-row>
            <table:table-cell table:style-name="Table33.A1" office:value-type="string">
              <text:p text:style-name="P352">SECS Item</text:p>
            </table:table-cell>
            <table:table-cell table:style-name="Table33.A1" office:value-type="string">
              <text:p text:style-name="P352">Temporary Variable</text:p>
            </table:table-cell>
            <table:table-cell table:style-name="Table33.C1" office:value-type="string">
              <text:p text:style-name="P352">Value</text:p>
            </table:table-cell>
          </table:table-row>
        </table:table-header-rows>
        <table:table-row>
          <table:table-cell table:style-name="Table33.A2" office:value-type="string">
            <text:p text:style-name="P337">S6F11</text:p>
          </table:table-cell>
          <table:table-cell table:style-name="Table33.A2" office:value-type="string">
            <text:p text:style-name="P337"/>
          </table:table-cell>
          <table:table-cell table:style-name="Table33.C2" office:value-type="string">
            <text:p text:style-name="P337"/>
          </table:table-cell>
        </table:table-row>
        <table:table-row>
          <table:table-cell table:style-name="Table33.A2" office:value-type="string">
            <text:p text:style-name="P337">&lt;L</text:p>
          </table:table-cell>
          <table:table-cell table:style-name="Table33.A2" office:value-type="string">
            <text:p text:style-name="P337">S6F11.1</text:p>
          </table:table-cell>
          <table:table-cell table:style-name="Table33.C2" office:value-type="string">
            <text:p text:style-name="P337">1</text:p>
          </table:table-cell>
        </table:table-row>
        <table:table-row>
          <table:table-cell table:style-name="Table33.A2" office:value-type="string">
            <text:p text:style-name="P337"><text:s text:c="2"/>&lt;U4 11 12 13 14 15<text:span text:style-name="T120">&gt;</text:span></text:p>
          </table:table-cell>
          <table:table-cell table:style-name="Table33.A2" office:value-type="string">
            <text:p text:style-name="P337">S6F11.1.1</text:p>
          </table:table-cell>
          <table:table-cell table:style-name="Table33.C2" office:value-type="string">
            <text:p text:style-name="P337">11 12 13 14 15</text:p>
          </table:table-cell>
        </table:table-row>
      </table:table>
      <text:p text:style-name="Table">Table <text:sequence text:ref-name="refTable29" text:name="Table" text:formula="ooow:Table+1" style:num-format="1">30</text:sequence>: arrays=no Example</text:p>
      <text:p text:style-name="P263"><text:soft-page-break/></text:p>
      <text:p text:style-name="P263">For SECS reply messages, these calls to <text:span text:style-name="T110">get_tmp_var ()</text:span> belong immediately following the send statement.</text:p>
      <text:p text:style-name="P304">send name=name S2F41 0 W</text:p>
      <text:p text:style-name="P304">&lt;L</text:p>
      <text:p text:style-name="P304"><text:s text:c="2"/>&lt;A “START”&gt;</text:p>
      <text:p text:style-name="P304"><text:s text:c="2"/>&lt;L&gt;</text:p>
      <text:p text:style-name="P304">&gt;.</text:p>
      <text:p text:style-name="P304"># Handle S2F42 reply here</text:p>
      <text:p text:style-name="P263">For unsolicited SECS messages, these calls belong following the label statement for the opened connection. <text:s/>All unsolicited messages from that connection are handled at that label.</text:p>
      <text:p text:style-name="P304">open name=tool ...</text:p>
      <text:p text:style-name="P304"># All unsolicited messages from tool come here</text:p>
      <text:p text:style-name="P304">label tool</text:p>
      <text:p text:style-name="P304"># Process the SECS message</text:p>
      <text:p text:style-name="P304">send_reply name=tool ...</text:p>
      <text:p text:style-name="P304">break</text:p>
      <text:p text:style-name="P315">It is best to have the <text:span text:style-name="T110">send_reply</text:span> as the last command. This is because the reply may encounter contention causing the sc to handle the contentious message first. When the sc returns, the temporary variables would have been over written.</text:p>
      <text:p text:style-name="P222"><text:toc-mark-start text:id="IMark94370388364952" text:outline-level="2"/>For/Next Loops<text:toc-mark-end text:id="IMark94370388364952"/></text:p>
      <text:p text:style-name="P263">When creating SECS messages, there are times when the number of elements may vary. To handle this, the annotated SECSII message allows the use of for/next constructs. This is best shown by an example:</text:p>
      <text:p text:style-name="P263">In the following S2F41, the number of optional CPNAME/VALUE pairs is constructed by the for/next loop.</text:p>
      <text:p text:style-name="P304">S2F41 0 W</text:p>
      <text:p text:style-name="P304">&lt;L</text:p>
      <text:p text:style-name="P304"><text:s text:c="2"/>&lt;A PP_SELECT&gt;</text:p>
      <text:p text:style-name="P304"><text:s text:c="2"/>&lt;L</text:p>
      <text:p text:style-name="P304"><text:s text:c="4"/>&lt;L</text:p>
      <text:p text:style-name="P304"><text:s text:c="6"/>&lt;A NUM_WAFERS&gt;</text:p>
      <text:p text:style-name="P304"><text:soft-page-break/><text:s text:c="6"/>&lt;U2 $num_wafers&gt;</text:p>
      <text:p text:style-name="P304"><text:s text:c="4"/>&gt;</text:p>
      <text:p text:style-name="P304"><text:s text:c="4"/>for i=1 to $num</text:p>
      <text:p text:style-name="P304"><text:s text:c="4"/>&lt;L</text:p>
      <text:p text:style-name="P304"><text:s text:c="6"/>&lt;A $cpname[$i]</text:p>
      <text:p text:style-name="P304"><text:s text:c="6"/>&lt;A $cpvalue[$i]</text:p>
      <text:p text:style-name="P304"><text:s text:c="4"/>&gt;</text:p>
      <text:p text:style-name="P304"><text:s text:c="4"/>next i</text:p>
      <text:p text:style-name="P304"><text:s text:c="2"/>&gt;</text:p>
      <text:p text:style-name="P304">&gt;.</text:p>
      <text:p text:style-name="P263">The number of CPNAME/VALUE pairs is determined by $num. The $num, $cpname[], and $pcvalue[]</text:p>
      <text:p text:style-name="P263">variables would have been previously assigned.</text:p>
      <text:p text:style-name="P263">In this example, we send the <text:span text:style-name="T110">S2F37</text:span> enable events message. The list of ceids are defined in a ceid [] array, and num_ceid is the max number of ceids.</text:p>
      <text:p text:style-name="P304">S2F37 0 W</text:p>
      <text:p text:style-name="P304">&lt;L</text:p>
      <text:p text:style-name="P304"><text:s text:c="2"/>&lt;BO TRUE&gt;</text:p>
      <text:p text:style-name="P304"><text:s text:c="2"/>&lt;L for i=1 to $num_ceid</text:p>
      <text:p text:style-name="P304"><text:s text:c="4"/>&lt;U4 $ceid[$i]&gt;</text:p>
      <text:p text:style-name="P304"><text:s text:c="2"/>next i</text:p>
      <text:p text:style-name="P304"><text:s text:c="2"/>&gt;</text:p>
      <text:p text:style-name="P304">&gt;.</text:p>
      <text:p text:style-name="P222"><text:toc-mark-start text:id="IMark94370368659448" text:outline-level="2"/>Handling SECS Events<text:toc-mark-end text:id="IMark94370368659448"/></text:p>
      <text:p text:style-name="P263">This section discusses how to handle the SECS event messages from the program file.</text:p>
      <text:p text:style-name="P263">From before, the sc jumps to the label statement associated with the opened connection. However, statements must be added at that label to properly handle the event.</text:p>
      <text:p text:style-name="P263">First, test to determine if a SECS reply is required. This is done by testing the wait bit if the incoming SECS message. Use the <text:span text:style-name="T110">get_tmp_var ()</text:span> function. If the wait bit is set, a reply is expected.</text:p>
      <text:p text:style-name="P304">if (get_tmp_var (WAIT_BIT) == 1)<text:line-break/> <text:s/># A reply is expected<text:line-break/>else<text:line-break/><text:soft-page-break/> <text:s/># No reply expected<text:line-break/>end_if</text:p>
      <text:p text:style-name="P315">It is suggested not to have this code in the actual driver, but simply reply or not by convention.</text:p>
      <text:p text:style-name="P263">Second, determine what the reply should be. Use the <text:span text:style-name="T110">get_tmp_var ()</text:span> function to get the stream and function of the SECS message.</text:p>
      <text:p text:style-name="P304">if (get_tmp_var (SXFY) eq “S1F1”)<text:line-break/> <text:s/># Reply with a s1f2<text:line-break/>else_if (get_tmp_var (SXFY) eq “S6F11”)<text:line-break/> <text:s/># Reply with a s6f12<text:line-break/>else_if (get_tmp_var (SXFY) eq “S5F1”)<text:line-break/> <text:s/># Reply with a s5f2<text:line-break/>end_if</text:p>
      <text:p text:style-name="P263">If you don’t know the SECS device id of the incoming message, use the <text:span text:style-name="T110">get_tmp_var ()</text:span> function to get it. <text:s/>Then the device id can be used in the subsequent send_reply statement.</text:p>
      <text:p text:style-name="P304">let device_id = get_tmp_var (DEVICE_ID)<text:line-break/>send_reply $device_id ......</text:p>
      <text:p text:style-name="P263">Obviously, other handling is required once an event is received, such as handling the different types of equipment S6F11 SECS events.</text:p>
      <text:p text:style-name="P263"/>
      <text:p text:style-name="P222"><text:toc-mark-start text:id="IMark94370398366824" text:outline-level="2"/>Dynamic SECS Body<text:toc-mark-end text:id="IMark94370398366824"/></text:p>
      <text:p text:style-name="P263">In the previous sections, the SECS body is constructed in the secs message. However, is it possible to</text:p>
      <text:p text:style-name="P263">create a variable with the appropriate SECS message and then send it in the secs message body. You cannot mix the data variable with other SECS elements in the message body. The entire SECS message needs to be included in the variable, except the ending “.”. Include the “.” with the send statement.</text:p>
      <text:p text:style-name="P304">send name=tool S1F1 0 $data .</text:p>
      <text:p text:style-name="P263">The following two S1F2 reply messages are equivalent:</text:p>
      <table:table table:name="Table34" table:style-name="Table34">
        <table:table-column table:style-name="Table34.A" table:number-columns-repeated="2"/>
        <table:table-header-rows>
          <table:table-row>
            <table:table-cell table:style-name="Table34.A1" office:value-type="string">
              <text:p text:style-name="P353">Example 1</text:p>
            </table:table-cell>
            <table:table-cell table:style-name="Table34.B1" office:value-type="string">
              <text:p text:style-name="P353">Example 2</text:p>
            </table:table-cell>
          </table:table-row>
        </table:table-header-rows>
        <table:table-row>
          <table:table-cell table:style-name="Table34.A2" office:value-type="string">
            <text:p text:style-name="P337">label S1F2</text:p>
          </table:table-cell>
          <table:table-cell table:style-name="Table34.B2" office:value-type="string">
            <text:p text:style-name="P337">label S1F2</text:p>
          </table:table-cell>
        </table:table-row>
        <table:table-row>
          <table:table-cell table:style-name="Table34.A2" office:value-type="string">
            <text:p text:style-name="P337">send_reply name=tool S1F2 0</text:p>
          </table:table-cell>
          <table:table-cell table:style-name="Table34.B2" office:value-type="string">
            <text:p text:style-name="P337"><text:span text:style-name="T121">l</text:span>et data = '&lt;L &lt;A "demo"&gt; &lt;A "demo"&gt; &gt;'</text:p>
          </table:table-cell>
        </table:table-row>
        <table:table-row>
          <table:table-cell table:style-name="Table34.A2" office:value-type="string">
            <text:p text:style-name="P337">&lt;L</text:p>
          </table:table-cell>
          <table:table-cell table:style-name="Table34.B2" office:value-type="string">
            <text:p text:style-name="P337">send_reply name=tool S1F2 0 $data .</text:p>
          </table:table-cell>
        </table:table-row>
        <table:table-row>
          <table:table-cell table:style-name="Table34.A2" office:value-type="string">
            <text:p text:style-name="P337"><text:s text:c="2"/>&lt;A "demo"&gt;</text:p>
          </table:table-cell>
          <table:table-cell table:style-name="Table34.B2" office:value-type="string">
            <text:p text:style-name="P337"/>
          </table:table-cell>
        </table:table-row>
        <table:table-row>
          <table:table-cell table:style-name="Table34.A2" office:value-type="string">
            <text:p text:style-name="P337"><text:s text:c="2"/>&lt;A "demo"&gt;</text:p>
          </table:table-cell>
          <table:table-cell table:style-name="Table34.B2" office:value-type="string">
            <text:p text:style-name="P337"/>
          </table:table-cell>
        </table:table-row>
        <table:table-row>
          <table:table-cell table:style-name="Table34.A2" office:value-type="string">
            <text:p text:style-name="P337">&gt;.</text:p>
          </table:table-cell>
          <table:table-cell table:style-name="Table34.B2" office:value-type="string">
            <text:p text:style-name="P337"/>
          </table:table-cell>
        </table:table-row>
      </table:table>
      <text:p text:style-name="P263"/>
      <text:p text:style-name="P222"><text:soft-page-break/><text:toc-mark-start text:id="IMark94370401102024" text:outline-level="2"/>SECS Pass-Through<text:toc-mark-end text:id="IMark94370401102024"/></text:p>
      <text:p text:style-name="P263">There is another format of send command which allows the received secs message to be passed-through with or without any interpretation. When the MORE_SECS_TMP_VARIABLES pragma is enabled, the .HEADER and .BODY tmp variables contain the received secs message. These can be used to build a new send message to be sent to a host or client.</text:p>
      <text:p text:style-name="P304">label S1F1<text:line-break/>let header = get_tmp_var(S1F1.HEADER)<text:line-break/>let body = get_tmp_var(S1F1.BODY)<text:line-break/>send name=&lt;name&gt; $header $body # or send name=&lt;name&gt; client=&lt;client&gt; $header $body</text:p>
      <text:p text:style-name="P263">You can use just the header portion and add you own body.</text:p>
      <text:p text:style-name="P304">send name=&lt;name&gt; $header<text:line-break/>&lt;L<text:line-break/> <text:s/>&lt;A “xxxx”&gt;<text:line-break/> <text:s/>&lt;A “yyyy”&gt;<text:line-break/>&gt;.</text:p>
      <text:p text:style-name="P263">The follow is an example of a program that would reside between an host and the equipment. Each message is simply received from one connection and passed to the other.</text:p>
      <text:p text:style-name="P307">pragma MORE_SECS_TMP_VARIABLES<text:line-break/># Assumes all the messages have the Wait Bit set<text:line-break/># Connecton for the host (host will connect to here)<text:line-break/>open socket_server name=pass_through proto=hsms logging=2 host=127.0.0.1<text:line-break/>service=5000 options="t3=120 t6=10 t7=10 t8=10 timeout_msg=TIMEOUT"<text:line-break/></text:p>
      <text:p text:style-name="P307"># Connection to the tool<text:line-break/>open socket_client name=tool proto=hsms logging=2 host=127.0.0.1 service=5001 options="t3=120 t6=10 t7=10 t8=10 timeout_msg=TIMEOUT"<text:line-break/></text:p>
      <text:p text:style-name="P308"># ------------------------------------------------------------------------</text:p>
      <text:p text:style-name="P308"><text:line-break/>label pass_through # Messages from the host<text:line-break/> <text:s text:c="3"/>let client = get_client(pass_through)</text:p>
      <text:p text:style-name="P307"><text:line-break/> <text:s text:c="3"/>let sxfy = get_tmp_var(SXFY)<text:line-break/> <text:s text:c="3"/>let header = get_tmp_var($sxfy . ".HEADER")<text:line-break/> <text:s text:c="3"/>let body = get_tmp_var($sxfy . ".BODY")</text:p>
      <text:p text:style-name="P307"><text:line-break/> <text:s text:c="3"/># Send the message to the tool<text:line-break/> <text:s text:c="3"/>send name=tool $header $body .</text:p>
      <text:p text:style-name="P308"><text:line-break/> <text:s text:c="3"/>let sxfy = get_tmp_var(SXFY)<text:line-break/> <text:s text:c="3"/>let header = get_tmp_var($sxfy . ".HEADER")<text:line-break/><text:soft-page-break/> <text:s text:c="3"/>let body = get_tmp_var($sxfy . ".BODY")<text:line-break/></text:p>
      <text:p text:style-name="P308"><text:s text:c="4"/># Send the reply back to the host<text:line-break/> <text:s text:c="3"/>send_reply name=pass_through $header $body .<text:line-break/></text:p>
      <text:p text:style-name="P308"># ------------------------------------------------------------------------</text:p>
      <text:p text:style-name="P308"><text:line-break/>label tool # Messages from the tool<text:line-break/> <text:s text:c="3"/>let sxfy = get_tmp_var(SXFY)<text:line-break/> <text:s text:c="3"/>let header = get_tmp_var($sxfy . ".HEADER")<text:line-break/> <text:s text:c="3"/>let body = get_tmp_var($sxfy . ".BODY")<text:line-break/></text:p>
      <text:p text:style-name="P308"><text:s text:c="4"/># Sent the message to the host<text:line-break/> <text:s text:c="3"/>send name=pass_through client=$client $header $body .<text:line-break/></text:p>
      <text:p text:style-name="P308"><text:s text:c="4"/>let sxfy = get_tmp_var(SXFY)<text:line-break/> <text:s text:c="3"/>let header = get_tmp_var($sxfy . ".HEADER")<text:line-break/> <text:s text:c="3"/>let body = get_tmp_var($sxfy . ".BODY")<text:line-break/></text:p>
      <text:p text:style-name="P308"><text:s text:c="4"/># Send the reply back to the tool<text:line-break/> <text:s text:c="3"/>send_reply name=pass_through $header $body .</text:p>
      <text:p text:style-name="P231"><text:toc-mark-start text:id="IMark94370386468232" text:outline-level="1"/>Hints<text:toc-mark-end text:id="IMark94370386468232"/></text:p>
      <text:p text:style-name="P255">You can check the version of sc using the Unix “what” or “strings” commands.</text:p>
      <text:p text:style-name="P183">what sc</text:p>
      <text:p text:style-name="P183">strings sc | grep ‘@(#)’</text:p>
      <text:p text:style-name="P231"><text:toc-mark-start text:id="IMark94370402242728" text:outline-level="1"/>Examples<text:toc-mark-end text:id="IMark94370402242728"/></text:p>
      <text:p text:style-name="P263"/>
      <text:p text:style-name="P217"><text:toc-mark-start text:id="IMark94370235255624" text:outline-level="2"/>Using sc as a semiconductor equipment simulator<text:toc-mark-end text:id="IMark94370235255624"/></text:p>
      <text:p text:style-name="P255">The following bit of sc code represent a very simplistic equipment simulation. Please refer to the callouts for a more detailed explanation of what is going on.</text:p>
      <text:list xml:id="list4098531790" text:style-name="L17">
        <text:list-item>
          <text:p text:style-name="P283">“<text:span text:style-name="T20">host_connection</text:span>” is the name of this connection. <text:s/>In environments where multiple connections are required it is used to distinguish between them. The value of name ( in this case “<text:span text:style-name="T20">host_connection</text:span>” ) is also the value of a <text:span text:style-name="T4">label</text:span> in the program file. <text:s/>Whenever there is input on this channel sc will start processing at the statement immediately following this <text:span text:style-name="T4">label</text:span>.</text:p>
        </text:list-item>
        <text:list-item>
          <text:p text:style-name="P283"><text:soft-page-break/>The value of <text:span text:style-name="T4">host</text:span> can be either an IP address or it can be a host name that can be resolved via the host file or DNS. Since this script example is that of a server ( think equipment simulator ) the IP address would be the same as the machine that sc is running on. <text:span text:style-name="T4">localhost</text:span> (127.0.0.1) can be used instead.</text:p>
        </text:list-item>
        <text:list-item>
          <text:p text:style-name="P283">The value of <text:span text:style-name="T4">service</text:span> represents the port that the connection will use. The value of 5000 is fairly typical.</text:p>
        </text:list-item>
        <text:list-item>
          <text:p text:style-name="P283">Whenever a message is received on the “<text:span text:style-name="T4">host_connection</text:span>” channel/connection sc packages the contents of the message into temporary variables. <text:s/>When using the SECS (<text:span text:style-name="T26">secs</text:span> or <text:span text:style-name="T26">hsms</text:span>) protocols there are several temp<text:span text:style-name="T88">orary</text:span> variable<text:span text:style-name="T88">s</text:span> you can expect to have good data in them. <text:s/>In this case the <text:span text:style-name="T4">SXFY</text:span> variable will contain the stream and function of the message just received. <text:s/>For example, if the incoming message was a stream 1 function 13 message the value of the temp<text:span text:style-name="T88">orary</text:span> variable <text:span text:style-name="T4">SXFY</text:span> would be S1F13.</text:p>
        </text:list-item>
        <text:list-item>
          <text:p text:style-name="P283">Most semiconductor equipment simulators will be set up in this manner. <text:s/>In simple terms, whenever a message is received the stream and function of the message are retrieved and this dynamic <text:span text:style-name="T4">goto</text:span> is executed to direct the simulation to the appropriate message handler. <text:s/>In the situation mentioned above, this line would resolve to a <text:span text:style-name="T4">goto S1F13</text:span> which would cause the <text:span text:style-name="T88">program</text:span> to start executing at the line immediately following <text:span text:style-name="T4">label S1F13</text:span>.</text:p>
        </text:list-item>
        <text:list-item>
          <text:p text:style-name="P283">This is a very simple handler to deal with an incoming S1F13 message. <text:s/>It generates the appropriate S1F14 message header and then includes the information specified and sends the reply back on the “<text:span text:style-name="T4">host_connection</text:span>” connection. <text:s/>In this example the values of the variables <text:span text:style-name="T4">E5Model</text:span> and <text:span text:style-name="T4">E5SoftwareVersion</text:span> are retrieved and sent back as part of the response.</text:p>
        </text:list-item>
        <text:list-item>
          <text:p text:style-name="P283">In this example, this block of code is executed in response to an interactive command line input from the user. <text:s/>This code simulates the start and ending of a job that lasts 10 seconds. <text:s/>In order to execute this code block the user would type <text:span text:style-name="T4">event run_job</text:span> or <text:span text:style-name="T4">e run_job</text:span> from the command line and press enter. <text:s/>As a result the two S6F11 messages would be sent with a 10 second pause between them. <text:s/>One thing to note in this example is that sc will be asleep for 10 seconds and will not be able to process other messages, an incoming S1F13 for instance, until it wakes up from its sleep and starts processing again. <text:s/>There are methods to deal with this situation in the event this is not acceptable. They are explained elsewhere.</text:p>
        </text:list-item>
      </text:list>
      <text:p text:style-name="P255"/>
      <text:p text:style-name="P255"/>
      <text:p text:style-name="P255"/>
      <text:p text:style-name="P145">let client = -1</text:p>
      <text:p text:style-name="P145">let E5Model = “EqModel”</text:p>
      <text:p text:style-name="P145">let E5SoftwareVersion = “1.2.14”</text:p>
      <text:p text:style-name="P145"><text:soft-page-break/>let sc_version = get_version()</text:p>
      <text:p text:style-name="P145">print "SC Version is &lt;" . $sc_version . "&gt;"</text:p>
      <text:p text:style-name="P145">open socket_server name=host_connection <text:span text:style-name="T69">1</text:span> proto=hsms logging=2 host=10.100.32.140 <text:span text:style-name="T69">2</text:span> service=5000 <text:span text:style-name="T69">3</text:span> options="t3=5 t6=10 t7=10 t8=10 timeout_msg=TIMEOUT"</text:p>
      <text:p text:style-name="P156"/>
      <text:p text:style-name="P145"># All communications from the host start here</text:p>
      <text:p text:style-name="P145">label host_connection <text:span text:style-name="T69">1</text:span></text:p>
      <text:p text:style-name="P146"><text:s text:c="4"/>let client = get_client(host_connection)</text:p>
      <text:p text:style-name="P145"><text:s text:c="4"/>let sxfy= get_tmp_var(SXFY) <text:span text:style-name="T70">4</text:span></text:p>
      <text:p text:style-name="P145"><text:s text:c="4"/>goto $sxfy <text:span text:style-name="T70">5</text:span></text:p>
      <text:p text:style-name="P145"/>
      <text:p text:style-name="P145"># S1F1 - Hello from the host</text:p>
      <text:p text:style-name="P145">label S1F1</text:p>
      <text:p text:style-name="P145"><text:s text:c="4"/>send_reply name=host_connection S1F2 0</text:p>
      <text:p text:style-name="P145"><text:s text:c="4"/>&lt;L</text:p>
      <text:p text:style-name="P145"><text:s text:c="8"/>&lt;A $E5Model&gt;</text:p>
      <text:p text:style-name="P145"><text:s text:c="8"/>&lt;A $E5SoftwareVersion&gt;</text:p>
      <text:p text:style-name="P145"><text:s text:c="4"/>&gt;.</text:p>
      <text:p text:style-name="P145"/>
      <text:p text:style-name="P145"># S1F13 - Establish Communications, CommunicationState is COMMUNICATING</text:p>
      <text:p text:style-name="P145">label S1F13 <text:span text:style-name="T73">6</text:span></text:p>
      <text:p text:style-name="P145"><text:s text:c="4"/>send_reply name=host_connection S1F14 0</text:p>
      <text:p text:style-name="P145"><text:s text:c="4"/>&lt;L</text:p>
      <text:p text:style-name="P145"><text:s text:c="8"/>&lt;B 00&gt;</text:p>
      <text:p text:style-name="P145"><text:s text:c="8"/>&lt;L</text:p>
      <text:p text:style-name="P145"><text:s text:c="12"/>&lt;A $E5Model&gt;</text:p>
      <text:p text:style-name="P145"><text:s text:c="12"/>&lt;A $E5SoftwareVersion&gt;</text:p>
      <text:p text:style-name="P145"><text:s text:c="8"/>&gt;</text:p>
      <text:p text:style-name="P145"><text:s text:c="4"/>&gt;.</text:p>
      <text:p text:style-name="P145"/>
      <text:p text:style-name="P145"># S7F19 - Request PPID List</text:p>
      <text:p text:style-name="P145">label S7F19</text:p>
      <text:p text:style-name="P145"><text:s text:c="4"/>send_reply name=host_connection S7F20 0</text:p>
      <text:p text:style-name="P145"><text:s text:c="4"/>&lt;L</text:p>
      <text:p text:style-name="P145"><text:s text:c="8"/>&lt;A '/Test/Recipe001'&gt;</text:p>
      <text:p text:style-name="P145"><text:soft-page-break/><text:s text:c="8"/>&lt;A '/Test2/Recipe002'&gt;</text:p>
      <text:p text:style-name="P145"><text:s text:c="8"/>&lt;A 'SZ41T_8a76A'&gt;</text:p>
      <text:p text:style-name="P145"><text:s text:c="8"/>&lt;A 'EMPTY RECIPE'&gt;</text:p>
      <text:p text:style-name="P145"><text:s text:c="4"/>&gt;.</text:p>
      <text:p text:style-name="P145"/>
      <text:p text:style-name="P145">label run_job <text:span text:style-name="T69">7</text:span></text:p>
      <text:p text:style-name="P145"><text:s text:c="4"/># send job started event</text:p>
      <text:p text:style-name="P145"><text:s text:c="4"/>send name=host_connection client=$client S6F11 0 W</text:p>
      <text:p text:style-name="P145"><text:s text:c="4"/>&lt;L</text:p>
      <text:p text:style-name="P145"><text:s text:c="8"/>&lt;U4 23&gt;</text:p>
      <text:p text:style-name="P145"><text:s text:c="8"/>&lt;U4 5458&gt;</text:p>
      <text:p text:style-name="P145"><text:s text:c="8"/>&lt;L</text:p>
      <text:p text:style-name="P145"><text:s text:c="12"/>&lt;L</text:p>
      <text:p text:style-name="P145"><text:s text:c="16"/>&lt;U4 106&gt;</text:p>
      <text:p text:style-name="P145"><text:s text:c="16"/>&lt;L</text:p>
      <text:p text:style-name="P145"><text:s text:c="20"/>&lt;A 'CJ001'&gt;</text:p>
      <text:p text:style-name="P145"><text:s text:c="16"/>&gt;</text:p>
      <text:p text:style-name="P145"><text:s text:c="12"/>&gt;</text:p>
      <text:p text:style-name="P145"><text:s text:c="8"/>&gt;</text:p>
      <text:p text:style-name="P145"><text:s text:c="4"/>&gt;.</text:p>
      <text:p text:style-name="P145"/>
      <text:p text:style-name="P145"><text:s text:c="4"/>sleep 10</text:p>
      <text:p text:style-name="P145"><text:s text:c="4"/># send job completed event</text:p>
      <text:p text:style-name="P145"><text:s text:c="4"/>send name=host_connection client=$client S6F11 0 W</text:p>
      <text:p text:style-name="P145"><text:s text:c="4"/>&lt;L</text:p>
      <text:p text:style-name="P145"><text:s text:c="8"/>&lt;U4 24&gt;</text:p>
      <text:p text:style-name="P145"><text:s text:c="8"/>&lt;U4 5459&gt;</text:p>
      <text:p text:style-name="P145"><text:s text:c="8"/>&lt;L</text:p>
      <text:p text:style-name="P145"><text:s text:c="12"/>&lt;L</text:p>
      <text:p text:style-name="P145"><text:s text:c="16"/>&lt;U4 106&gt;</text:p>
      <text:p text:style-name="P145"><text:s text:c="16"/>&lt;L</text:p>
      <text:p text:style-name="P145"><text:s text:c="20"/>&lt;A 'CJ001'&gt;</text:p>
      <text:p text:style-name="P145"><text:s text:c="16"/>&gt;</text:p>
      <text:p text:style-name="P145"><text:s text:c="12"/>&gt;</text:p>
      <text:p text:style-name="P145"><text:s text:c="8"/>&gt;</text:p>
      <text:p text:style-name="P145"><text:s text:c="4"/>&gt;.</text:p>
      <text:p text:style-name="P217"><text:toc-mark-start text:id="IMark94370367040472" text:outline-level="2"/>Using sc as a semiconductor host or Equipment Interface simulator<text:toc-mark-end text:id="IMark94370367040472"/></text:p>
      <text:p text:style-name="P256">The following bit of sc code represent a very simplistic equipment simulation. Please refer to the callouts for a more detailed explanation of what is going on.</text:p>
      <text:list xml:id="list3101124958" text:style-name="L18">
        <text:list-item>
          <text:p text:style-name="P284"><text:soft-page-break/>“<text:span text:style-name="T4">tool_connection</text:span>” is the name of this connection. <text:s/>In environments where multiple connections are required it is used to distinguish between them. <text:s/>The value of name ( in this case “<text:span text:style-name="T4">tool_connection</text:span>” ) is also the value of a label in the script file. <text:s/>Whenever there is input on this channel sc will start the program running at the statement immediately following this label.</text:p>
        </text:list-item>
        <text:list-item>
          <text:p text:style-name="P284">The value of <text:span text:style-name="T4">host</text:span> can be either an IP address or it can be a host name that can be resolved via the host file or DNS. Since this script example is that of a client ( think Equipment Interface or host controller simulator ) the IP address would be that of the equipment (or emulator/simulator) that you want to communicate with.</text:p>
        </text:list-item>
        <text:list-item>
          <text:p text:style-name="P284">The value of <text:span text:style-name="T4">service</text:span> represents the port that the connection will use. The value of 5000 is fairly typical.</text:p>
        </text:list-item>
        <text:list-item>
          <text:p text:style-name="P284">Whenever a message is received on the “<text:span text:style-name="T4">tool_connection</text:span>” channel/connection sc packages the contents of the message into temp variables. <text:s/>When using the SECS (secs or <text:span text:style-name="T4">hsms</text:span>) protocols there are several temporary variable syou can expect to have good data in them. <text:s/>In this case the <text:span text:style-name="T4">SXFY</text:span> variable will contain the stream and function of the message just received. <text:s/>For example, if the incoming message was a stream 1 function 13 message the value of the temp variable <text:span text:style-name="T4">SXFY</text:span> would be <text:span text:style-name="T4">S1F13</text:span>.</text:p>
        </text:list-item>
        <text:list-item>
          <text:p text:style-name="P284">Most semiconductor host controllers or Equipment Interface simulators will be set up in this manner. <text:s/>In simple terms, whenever a message is received the stream and function of the message are retrieved and this dynamic <text:span text:style-name="T4">goto</text:span> is executed to direct the simulation to the appropriate message handler. <text:s/>In the situation mentioned above, this line would resolve to a <text:span text:style-name="T4">goto S1F13</text:span> which would cause the script to start executing at the line immediately following <text:span text:style-name="T4">label S1F13</text:span>.</text:p>
        </text:list-item>
        <text:list-item>
          <text:p text:style-name="P284">This is a very simple handler to deal with an incoming S1F13 message. <text:s/>It generates the appropriate S1F14 message header and then sends the reply back on the “<text:span text:style-name="T4">tool_connection</text:span>” connection.</text:p>
        </text:list-item>
        <text:list-item>
          <text:p text:style-name="P284">These are example of some of the commands you might find in a file that was simulating and Equipment Interface or host.</text:p>
        </text:list-item>
      </text:list>
      <text:p text:style-name="P256"/>
      <text:p text:style-name="P256"/>
      <text:p text:style-name="P147">open socket_client name=tool_connection <text:span text:style-name="T71">1</text:span> proto=hsms logging=2 host=10.100.32.140 <text:span text:style-name="T71">2</text:span> service=5000 3 options="t3=5 t6=10 t7=10 t8=10 timeout_msg=TIMEOUT"</text:p>
      <text:p text:style-name="P147"/>
      <text:p text:style-name="P147"><text:soft-page-break/>label tool_connection <text:span text:style-name="T71">1</text:span></text:p>
      <text:p text:style-name="P147"><text:s text:c="4"/>let sxfy = get_tmp_var(SXFY) <text:span text:style-name="T72">4</text:span></text:p>
      <text:p text:style-name="P147"><text:s text:c="4"/>goto $sxfy <text:span text:style-name="T72">5</text:span></text:p>
      <text:p text:style-name="P147"/>
      <text:p text:style-name="P147">/*</text:p>
      <text:p text:style-name="P147">S1F13 - Establish Communications, CommunicationState is COMMUNICATING</text:p>
      <text:p text:style-name="P147">This is what the response to an S1F13 is when returned from a “HOST”</text:p>
      <text:p text:style-name="P147">*/</text:p>
      <text:p text:style-name="P147"/>
      <text:p text:style-name="P147">label S1F13 <text:span text:style-name="T72">6</text:span></text:p>
      <text:p text:style-name="P147"><text:s text:c="4"/>send_reply name=tool_connection S1F14 0</text:p>
      <text:p text:style-name="P147"><text:s text:c="4"/>&lt;L</text:p>
      <text:p text:style-name="P147"><text:s text:c="8"/>&lt;B 00&gt;</text:p>
      <text:p text:style-name="P147"><text:s text:c="8"/>&lt;L</text:p>
      <text:p text:style-name="P147"><text:s text:c="8"/>&gt;</text:p>
      <text:p text:style-name="P147"><text:s text:c="4"/>&gt;.</text:p>
      <text:p text:style-name="P147"/>
      <text:p text:style-name="P147">label est_com <text:span text:style-name="T72">7</text:span></text:p>
      <text:p text:style-name="P147"><text:s text:c="4"/>send name=tool_connection S1F13 0 W</text:p>
      <text:p text:style-name="P147"><text:s text:c="4"/>&lt;L&gt;.</text:p>
      <text:p text:style-name="P147"/>
      <text:p text:style-name="P147">label hello <text:span text:style-name="T72">7</text:span></text:p>
      <text:p text:style-name="P147"><text:s text:c="4"/>send name=tool_connection S1F1 0 W</text:p>
      <text:p text:style-name="P147"><text:s text:c="4"/>&lt;L&gt;.</text:p>
      <text:p text:style-name="P147"/>
      <text:p text:style-name="P147">label query <text:span text:style-name="T72">7</text:span></text:p>
      <text:p text:style-name="P147"><text:s text:c="4"/>send name=tool_connection S1F3 0 W</text:p>
      <text:p text:style-name="P147"><text:s text:c="4"/>&lt;L</text:p>
      <text:p text:style-name="P148">FIXME</text:p>
      <text:p text:style-name="P147"><text:s text:c="4"/><text:span text:style-name="T89">&gt;.</text:span></text:p>
      <text:p text:style-name="P147">label offline <text:span text:style-name="T72">7</text:span></text:p>
      <text:p text:style-name="P147"><text:s text:c="4"/>send name=tool_connection S1F15 0 W .</text:p>
      <text:p text:style-name="P147"/>
      <text:p text:style-name="P147"><text:soft-page-break/>label online <text:span text:style-name="T72">7</text:span></text:p>
      <text:p text:style-name="P147"><text:s text:c="4"/>send name=tool_connection S1F17 0 W .</text:p>
      <text:p text:style-name="P147"/>
      <text:p text:style-name="P217"><text:toc-mark-start text:id="IMark94370393555608" text:outline-level="2"/>Using sc to upload a binary recipe and compare it to a recipe in a file<text:toc-mark-end text:id="IMark94370393555608"/></text:p>
      <text:p text:style-name="P257">This example shows how to upload a binary recipe from the tool and then compare it to a recipe file.</text:p>
      <text:p text:style-name="P257"/>
      <text:p text:style-name="P272"># Connect to the tool</text:p>
      <text:p text:style-name="P272">open socket_client name=tool proto=secs local_name="./sockets/tool" logging=2 options="baud=9600 t1=2 t2=2 t3=45 rbit=0 retry=3 timeout_msg=T3_TIMEOUT_DETECTED"</text:p>
      <text:p text:style-name="P272"># Upload the recipe from the tool</text:p>
      <text:p text:style-name="P272">send name=tool S7F5 0 W</text:p>
      <text:p text:style-name="P272">&lt;L</text:p>
      <text:p text:style-name="P272"><text:s text:c="4"/>&lt;A "my_recipe"&gt;</text:p>
      <text:p text:style-name="P272">&gt;.</text:p>
      <text:p text:style-name="P272"/>
      <text:p text:style-name="P272"># Add all the uploaded bytes together to create one variable with the data</text:p>
      <text:p text:style-name="P272">let size = get_tmp_var("S7F6.1.2[0]")</text:p>
      <text:p text:style-name="P272">print "size &lt;" . $size . "&gt;"</text:p>
      <text:p text:style-name="P272">let recipe = "" # Initialize to blank</text:p>
      <text:p text:style-name="P272">for i=1 to $size</text:p>
      <text:p text:style-name="P272"><text:s text:c="4"/>let b = get_tmp_var(S7F6.1.2[$i])</text:p>
      <text:p text:style-name="P272"><text:s text:c="4"/>let bb = itoh($b, "2.2") # Convert the decimal value to hexadecimal</text:p>
      <text:p text:style-name="P272"><text:s text:c="4"/>print "b &lt;" . $b . "&gt; bb &lt;" . $bb . "&gt;"</text:p>
      <text:p text:style-name="P272"><text:s text:c="4"/>let recipe = $recipe . $bb</text:p>
      <text:p text:style-name="P272">next I</text:p>
      <text:p text:style-name="P272"/>
      <text:p text:style-name="P272"># Read in the <text:span text:style-name="T90">master </text:span>recipe file <text:span text:style-name="T90">(from disk)</text:span> </text:p>
      <text:p text:style-name="P272">import("t.binary_recipe_small", "rb", recipe.old)</text:p>
      <text:p text:style-name="P272"/>
      <text:p text:style-name="P272"># Compare the recipe file with the uploaded recipe</text:p>
      <text:p text:style-name="P272">if ($recipe.old eq $recipe)</text:p>
      <text:p text:style-name="P272"><text:s text:c="4"/>print "YES match"</text:p>
      <text:p text:style-name="P272">else</text:p>
      <text:p text:style-name="P272"><text:s text:c="4"/>print "NO match"</text:p>
      <text:p text:style-name="P272">end_if</text:p>
      <text:p text:style-name="P263"/>
      <text:p text:style-name="P217"><text:soft-page-break/><text:toc-mark-start text:id="IMark94370385855016" text:outline-level="2"/>More sophisticated variable usage<text:toc-mark-end text:id="IMark94370385855016"/></text:p>
      <text:p text:style-name="P258">This section will be addressed in a later revision.</text:p>
      <text:p text:style-name="P231"><text:toc-mark-start text:id="IMark94370235255624" text:outline-level="1"/>Maintenance<text:toc-mark-end text:id="IMark94370235255624"/></text:p>
      <text:p text:style-name="P259">This section discusses how to maintain the sc source code.</text:p>
      <text:p text:style-name="P217"><text:toc-mark-start text:id="IMark94370233375144" text:outline-level="2"/>Debugging sc<text:toc-mark-end text:id="IMark94370233375144"/></text:p>
      <text:p text:style-name="P263"/>
      <text:p text:style-name="P259">All the source code contains DEBUG statements. <text:s/>Debug statements can be added anywhere in the source code. The format of a debug statement is as follows:</text:p>
      <text:p text:style-name="P249">DEBUG (&lt;level&gt;, DEBUG_HDR, &lt;format&gt;, &lt;args&gt;);</text:p>
      <text:p text:style-name="P157">&lt;level&gt; - Can be any number, and is controlled by the –d &lt;level&gt; option on the command line.</text:p>
      <text:p text:style-name="P157">&lt;format&gt; - Defines the constant portion.</text:p>
      <text:p text:style-name="P157">&lt;args&gt; - Defines the arguments.</text:p>
      <text:p text:style-name="P259"/>
      <text:p text:style-name="P259">Each module should also contain:</text:p>
      <text:p text:style-name="P273">#undef NAME</text:p>
      <text:p text:style-name="P273">#define NAME “&lt;function_name)()”</text:p>
      <text:p text:style-name="P273"/>
      <text:p text:style-name="P259">Example:</text:p>
      <text:p text:style-name="P274">static void look(struct buffer *token, struct buffer *name, int *idx1, int *idx2)</text:p>
      <text:p text:style-name="P274">{</text:p>
      <text:p text:style-name="P274"><text:s text:c="4"/>char *data = (char *)NULL;</text:p>
      <text:p text:style-name="P274"><text:s text:c="4"/>int i = 0;</text:p>
      <text:p text:style-name="P274"><text:s text:c="4"/>int var = 0;</text:p>
      <text:p text:style-name="P274"><text:s text:c="4"/>int nest = 0;</text:p>
      <text:p text:style-name="P274"><text:s text:c="4"/>int nest_var = 0;</text:p>
      <text:p text:style-name="P274"/>
      <text:p text:style-name="P275">#undef NAME</text:p>
      <text:p text:style-name="P275">#define NAME "look()"</text:p>
      <text:p text:style-name="P275"/>
      <text:p text:style-name="P275"><text:s text:c="4"/>DEBUG (3, DEBUG_HDR, "Look called, token &lt;%s&gt;\n", bufdata(token));</text:p>
      <text:p text:style-name="P274"><text:s text:c="4"/>var = nest = nest_var = 0;</text:p>
      <text:p text:style-name="P274"><text:s text:c="4"/>data = bufdata(token);</text:p>
      <text:p text:style-name="P274"><text:s text:c="4"/>bufcpy(name, "");</text:p>
      <text:p text:style-name="P274"><text:s text:c="4"/>*idx1 = *idx2 = 0;</text:p>
      <text:p text:style-name="P274"/>
      <text:p text:style-name="P274"><text:soft-page-break/>............... deleted code ...............</text:p>
      <text:p text:style-name="P274"/>
      <text:p text:style-name="P275"><text:s text:c="4"/>DEBUG (3, DEBUG_HDR, "Returning name &lt;%s&gt;, idx1 &lt;%d&gt;, idx2 &lt;%d&gt;\n",</text:p>
      <text:p text:style-name="P275"><text:s text:c="4"/>bufdata(name), *idx1, *idx2);</text:p>
      <text:p text:style-name="P275"/>
      <text:p text:style-name="P274"><text:s text:c="4"/>return;</text:p>
      <text:p text:style-name="P274">}</text:p>
      <text:p text:style-name="P259"/>
      <text:p text:style-name="P259">Debugging can also be controlled by an sc.debug file. <text:s/>This file contains enteries containing filenames and modules. <text:s/>If the entry is present, debug statements will be printed. If an entry is ommitted, commented-out ( “#”), debug statements will not be printed.</text:p>
      <text:p text:style-name="P274">break.c::cmd_break_loop()</text:p>
      <text:p text:style-name="P274">buffer.c::buffree()</text:p>
      <text:p text:style-name="P274">buffer.c::bufprefix()</text:p>
      <text:p text:style-name="P274">buffer.c::bufncat()</text:p>
      <text:p text:style-name="P274">buffer.c::bufcat()</text:p>
      <text:p text:style-name="P274">buffer.c::bufcpy()</text:p>
      <text:p text:style-name="P274">buffer.c::bufncpy()</text:p>
      <text:p text:style-name="P274">buffer.c::bufnlcpy()</text:p>
      <text:p text:style-name="P274">buffer.c::buffilecpyread()</text:p>
      <text:p text:style-name="P259">.........</text:p>
      <text:p text:style-name="P259">The sc.debug file can easily be created using the following script:</text:p>
      <text:p text:style-name="P249">strings sc.exe | grep “.c::” &gt; sc.debug</text:p>
      <text:p text:style-name="P259">The sc.debug file and the –d &lt;level&gt; command line option work together. <text:s/>The level is used to further</text:p>
      <text:p text:style-name="P259">specify which debug statements are printed.</text:p>
      <text:p text:style-name="P259"/>
      <text:p text:style-name="P259">The sc.debug file is optional and my be omitted, thus only the –d &lt;level&gt; will be used to control the</text:p>
      <text:p text:style-name="P259">printing of debug statements.</text:p>
      <text:p text:style-name="P259"/>
      <text:p text:style-name="P232"><text:toc-mark-start text:id="IMark94370398366824" text:outline-level="1"/>Important Concepts You Need to Understand<text:toc-mark-end text:id="IMark94370398366824"/></text:p>
      <text:p text:style-name="P260"/>
      <text:p text:style-name="P218"><text:soft-page-break/><text:toc-mark-start text:id="IMark94370402241768" text:outline-level="2"/>Arrays<text:toc-mark-end text:id="IMark94370402241768"/></text:p>
      <text:p text:style-name="P260">There are no arrays in sc. <text:s/><text:span text:style-name="T91">There is only an emulation of arrays. <text:s/>Consider the following program snippet:</text:span></text:p>
      <text:p text:style-name="P149">let day[1] = “Monday”</text:p>
      <text:p text:style-name="P149">let day[2] = “Tuesday”</text:p>
      <text:p text:style-name="P149">let day[3] = “Wednesday”</text:p>
      <text:p text:style-name="P261"/>
      <text:p text:style-name="P261">The result of executing the above 3 statements is that 3 variables have been created and have been assigned values. <text:s/>(If they already existed, the values of them would be assigned as indicated above.) <text:s/>The variables created would have the names <text:span text:style-name="T4">day[1]</text:span>, <text:span text:style-name="T4">day[2]</text:span>, <text:span text:style-name="T4">day[3]</text:span>. <text:s/>Yes, that is correct, the names of the variables actually have the left square bracket “<text:span text:style-name="T4">[</text:span>“, the number <text:span text:style-name="T92">(</text:span>“<text:span text:style-name="T4">1</text:span>” for example<text:span text:style-name="T92">)</text:span>, and the right square bracket ”<text:span text:style-name="T4">]</text:span>” <text:span text:style-name="T92">as part of their names. <text:s/>Let’s say we want to print out the values of the variables. <text:s/>You might do it like this:</text:span></text:p>
      <text:p text:style-name="P150">for i = 1 to 3</text:p>
      <text:p text:style-name="P150"><text:s text:c="4"/>print $day[$i]</text:p>
      <text:p text:style-name="P150">next i</text:p>
      <text:p text:style-name="P158"/>
      <text:p text:style-name="P159">This would result in <text:span text:style-name="T4">Monday</text:span>, <text:span text:style-name="T4">Tuesday</text:span>, and <text:span text:style-name="T4">Wednesday</text:span> being printed out each on their own line. <text:s/>Basically what is happening is that the <text:span text:style-name="T4">$i</text:span> is being converted to its value, let’s say <text:span text:style-name="T4">1</text:span> in this case. <text:s/>Now the <text:span text:style-name="T4">print</text:span> statement looks like <text:span text:style-name="T4">print $day[1]</text:span>. <text:s/><text:span text:style-name="T93">This now translates into print the value of the variable with the name of </text:span><text:span text:style-name="T27">day[1]</text:span><text:span text:style-name="T93">. <text:s/>The </text:span><text:span text:style-name="T27">$</text:span><text:span text:style-name="T93"> (dollar) sign tells sc to substitute the variable’s value.</text:span></text:p>
      <text:p text:style-name="P159"/>
      <text:p text:style-name="P160">Oh, this is so hokey and silly. <text:s/>Not so fast. <text:s/>How about a contrived, but, not too far fetched example. <text:s/>Let’s say we are communicating with a machine and it sends an unsigned 16-bit value that conveys important information that the program needs to act on. <text:s/>The machine can send one of 65536 values (0 – 65535). <text:s/><text:span text:style-name="T94">However, through analysis we know that there are only a few values that it will actually send. <text:s/>Here is an example of a way to implement the program.</text:span></text:p>
      <text:p text:style-name="P160"/>
      <text:p text:style-name="P151">let jump_table[0] = “Turn_on_Green_Light”</text:p>
      <text:p text:style-name="P151">let jump_table[32767] = “Turn_on_Blue_Light”</text:p>
      <text:p text:style-name="P151">let jump_table[32768] = “Turn_on_Yellow_Light”</text:p>
      <text:p text:style-name="P151">let jump_table[6553<text:span text:style-name="T95">3</text:span>] = “Turn_on_Red_Light”</text:p>
      <text:p text:style-name="P151">let jump_table[6553<text:span text:style-name="T95">4</text:span>] = “<text:span text:style-name="T95">Help_Me_Mommy</text:span>”</text:p>
      <text:p text:style-name="P151">let jump_table[65535] = “Kill the Witnesses”</text:p>
      <text:p text:style-name="P151"/>
      <text:p text:style-name="P161"><text:span text:style-name="T96">code to r</text:span>eceive message from machine</text:p>
      <text:p text:style-name="P151"/>
      <text:p text:style-name="P152">goto $jump_table[$value_from_machine]</text:p>
      <text:p text:style-name="P151"><text:soft-page-break/></text:p>
      <text:p text:style-name="P152">label <text:s/><text:span text:style-name="T94">Turn_on_Green_Light</text:span></text:p>
      <text:p text:style-name="P152"><text:s text:c="4"/><text:span text:style-name="T58">code to turn on the green li</text:span><text:span text:style-name="T59">ght</text:span></text:p>
      <text:p text:style-name="P152"/>
      <text:p text:style-name="P152">label <text:s/><text:span text:style-name="T94">Turn_on_Blue_Light</text:span></text:p>
      <text:p text:style-name="P152"><text:s text:c="4"/><text:span text:style-name="T58">code to turn on the </text:span><text:span text:style-name="T59">blue light</text:span></text:p>
      <text:p text:style-name="P152"/>
      <text:p text:style-name="P152">label <text:s/><text:span text:style-name="T94">Turn_on_Yellow_Light</text:span></text:p>
      <text:p text:style-name="P152"><text:s text:c="4"/><text:span text:style-name="T58">code to turn on the </text:span><text:span text:style-name="T59">yellow light</text:span></text:p>
      <text:p text:style-name="P152"/>
      <text:p text:style-name="P152">label <text:s/><text:span text:style-name="T94">Turn_on_Red_Light</text:span></text:p>
      <text:p text:style-name="P152"><text:s text:c="4"/><text:span text:style-name="T58">code to turn on the </text:span><text:span text:style-name="T59">red light</text:span></text:p>
      <text:p text:style-name="P152"/>
      <text:p text:style-name="P152">label <text:s/><text:span text:style-name="T95">Help_Me_Mommy</text:span></text:p>
      <text:p text:style-name="P152"><text:s text:c="4"/><text:span text:style-name="T58">code to … </text:span><text:span text:style-name="T59">its getting bad</text:span></text:p>
      <text:p text:style-name="P152"/>
      <text:p text:style-name="P152">label <text:span text:style-name="T94">“Kill the Witnesses”</text:span></text:p>
      <text:p text:style-name="P153"><text:s text:c="4"/><text:span text:style-name="T60">use your imagination here</text:span></text:p>
      <text:p text:style-name="P158"/>
      <text:p text:style-name="P165">As described above, in the <text:span text:style-name="T4">goto</text:span> statement this is what happens. <text:s/>The <text:s/>value of the variable <text:span text:style-name="T4">value_from_machine</text:span> (let’s say it is 32767) is retrieved thus changing the <text:span text:style-name="T4">goto</text:span> statement into: </text:p>
      <text:p text:style-name="P152">goto $jump_table[32767]</text:p>
      <text:p text:style-name="P165"/>
      <text:p text:style-name="P165">Next the value of <text:span text:style-name="T97">the variable </text:span><text:span text:style-name="T4">jump_table[32767]</text:span> is retrieved changing the <text:span text:style-name="T4">goto</text:span> statement into:</text:p>
      <text:p text:style-name="P152">goto <text:s/><text:span text:style-name="T94">Turn_on_Blue_Light</text:span></text:p>
      <text:p text:style-name="P151"/>
      <text:p text:style-name="P162">At this point the program flow jumps to the label <text:span text:style-name="T28">Turn_on_Blue_Light</text:span> and begins executing the statement after the <text:span text:style-name="T4">label</text:span>. <text:s/>(As explained in the Labels section below the program will stop executing instructions when it encounter the next label statement, in this case <text:span text:style-name="T29">label <text:s/></text:span><text:span text:style-name="T28">Turn_on_Yellow_Light</text:span>. <text:s/>The will (normally) go back up and await the next message from the machine.)</text:p>
      <text:p text:style-name="P162">So, what did we do? <text:s/>By using an “array” we were able to create a vector table that was able to use the datum from the machine in order to directly access the appropriate response. <text:s/>We did not have to create a “normal” array that would have needed the space for 65536 entries. <text:s/>We only needed <text:span text:style-name="T95">6</text:span> “entries.” <text:s/></text:p>
      <text:p text:style-name="P162"/>
      <text:p text:style-name="P163">Since the array concept is only emulated in sc the following is totally okay and does not produce some kind of array boundary issues:</text:p>
      <text:p text:style-name="P163"/>
      <text:p text:style-name="P154">let array[1234567890987654321] = 1</text:p>
      <text:p text:style-name="P164"/>
      <text:p text:style-name="P164"><text:soft-page-break/></text:p>
      <text:p text:style-name="P164">Consider also that the array “index” does not have to be a number. <text:s/>This is possibly too:</text:p>
      <text:p text:style-name="P155">let tasks[Monday] = “Water Plants”</text:p>
      <text:p text:style-name="P155">let tasks[Tuesday] = “Wash Clothes”</text:p>
      <text:p text:style-name="P155">let day = “Monday”</text:p>
      <text:p text:style-name="P155"/>
      <text:p text:style-name="P155">print “Today’s task is “ . <text:s/>$tasks[$day]</text:p>
      <text:p text:style-name="P164"/>
      <text:p text:style-name="P164">This would print out “<text:span text:style-name="T4">Today’s task is Water Plants</text:span>”.</text:p>
      <text:p text:style-name="P164"/>
      <text:p text:style-name="P164">One last item of note is yes, a quoted label may contain spaces as in the label statement:</text:p>
      <text:p text:style-name="P164"><text:s/><text:span text:style-name="T29">label </text:span><text:span text:style-name="T28">“Kill the Witnesses”</text:span></text:p>
      <text:p text:style-name="P164"/>
      <text:p text:style-name="P164"/>
      <text:p text:style-name="P218"><text:toc-mark-start text:id="IMark94370368659448" text:outline-level="2"/>Labels<text:toc-mark-end text:id="IMark94370368659448"/></text:p>
      <text:p text:style-name="P262">Labels are named locations in a program that may be reached via some statement that can redirect control flow, a <text:span text:style-name="T4">goto</text:span> statement for instance. <text:s/>Labels in an sc program are probably different than you may be used to. <text:s/>In an sc program a label that is reached <text:span text:style-name="T98">without an explicit directive to go to it will cause the execution of the sc program to stop. <text:s/>In the normal case, the program does not “die” it just returns to waiting for incoming messages, expired timers, etc. <text:s/>Below is an example, the text in </text:span><text:span text:style-name="T2">bold</text:span><text:span text:style-name="T98"> identifies the program statements that are actually executed:</text:span></text:p>
      <text:p text:style-name="P184">let a = 1</text:p>
      <text:p text:style-name="P184">goto add_2_to_a</text:p>
      <text:p text:style-name="P185"/>
      <text:p text:style-name="P185">let b = 2</text:p>
      <text:p text:style-name="P185"/>
      <text:p text:style-name="P184">label add_2_to_a</text:p>
      <text:p text:style-name="P184"><text:s text:c="4"/>a = $a + 2</text:p>
      <text:p text:style-name="P185"/>
      <text:p text:style-name="P185">label add_2_to_b</text:p>
      <text:p text:style-name="P185"><text:s text:c="4"/>b = $b + 2</text:p>
      <text:p text:style-name="P262"/>
      <text:p text:style-name="P219">Multi-threading</text:p>
      <text:p text:style-name="P263"/>
      <text:p text:style-name="P220"><text:soft-page-break/>Sleep(ing)</text:p>
      <text:p text:style-name="P263"/>
      <text:p text:style-name="P263"/>
      <text:p text:style-name="P263"/>
      <text:p text:style-name="P221"><text:toc-mark-start text:id="IMark94370403379112" text:outline-level="2"/>Timers<text:toc-mark-end text:id="IMark94370403379112"/></text:p>
      <text:p text:style-name="P237">sc has 6 timers. <text:s/>The ID for the timers are the numbers 0, 1, 2, 3, 4, 5. <text:s/>A timer expiration will not interrupt the current processing. <text:s/>This means if sc is caught in a “compute bound” loop it might be a while before expired timer handlers are activated. <text:s/>When sc reaches a “quiet” state (usually awaiting a response “message” or an unsolicited “message”) it will process any timers that have expired. <text:s/><text:span text:style-name="T3">The “compute bound” condition is pretty rare do to sc being pretty fast, but, it is something to keep in mind if delayed timeout handling is causing issues in your application. <text:s/>As mentioned above, if the </text:span><text:span text:style-name="T5">NO_BLOCK_ON_SLEEP pragma</text:span><text:span text:style-name="T3"> is not used a </text:span><text:span text:style-name="T5">sleep</text:span><text:span text:style-name="T3"> statement will cause sc to not handle any timeout until sc “awakens” from the sleep statement.</text:span></text:p>
      <text:p text:style-name="P237"/>
      <text:p text:style-name="Text_20_body"/>
      <text:p text:style-name="P235"><text:toc-mark-start text:id="IMark94370387859624" text:outline-level="1"/>License<text:toc-mark-end text:id="IMark94370387859624"/></text:p>
      <text:p text:style-name="P264">GNU GENERAL PUBLIC LICENSE</text:p>
      <text:p text:style-name="P264">Version 2, June 1991</text:p>
      <text:p text:style-name="P264"/>
      <text:p text:style-name="P264"><text:s/>Copyright (C) 1989, 1991 Free Software Foundation, Inc.</text:p>
      <text:p text:style-name="P264"><text:s/>59 Temple Place, Suite 330, Boston, MA <text:s/>02111-1307 <text:s/>USA</text:p>
      <text:p text:style-name="P265">Everyone is permitted to copy and distribute verbatim copies of this license document, but changing it is not allowed.</text:p>
      <text:p text:style-name="P264"/>
      <text:p text:style-name="P264">Preamble</text:p>
      <text:p text:style-name="P264"/>
      <text:p text:style-name="P265"><text:s text:c="2"/>The licenses for most software are designed to take away your</text:p>
      <text:p text:style-name="P265">freedom to share and change it. <text:s/>By contrast, the GNU General Public</text:p>
      <text:p text:style-name="P265">License is intended to guarantee your freedom to share and change free</text:p>
      <text:p text:style-name="P265">software--to make sure the software is free for all its users. <text:s/>This</text:p>
      <text:p text:style-name="P265">General Public License applies to most of the Free Software</text:p>
      <text:p text:style-name="P265">Foundation's software and to any other program whose authors commit to</text:p>
      <text:p text:style-name="P265">using it. <text:s/>(Some other Free Software Foundation software is covered by</text:p>
      <text:p text:style-name="P265">the GNU Library General Public License instead.) <text:s/>You can apply it to</text:p>
      <text:p text:style-name="P265">your programs, too.</text:p>
      <text:p text:style-name="P266"/>
      <text:p text:style-name="P266"><text:s text:c="2"/>When we speak of free software, we are referring to freedom, not</text:p>
      <text:p text:style-name="P266">price. <text:s/>Our General Public Licenses are designed to make sure that you</text:p>
      <text:p text:style-name="P266">have the freedom to distribute copies of free software (and charge for</text:p>
      <text:p text:style-name="P266">this service if you wish), that you receive source code or can get it</text:p>
      <text:p text:style-name="P266">if you want it, that you can change the software or use pieces of it</text:p>
      <text:p text:style-name="P266">in new free programs; and that you know you can do these things.</text:p>
      <text:p text:style-name="P266"/>
      <text:p text:style-name="P266"><text:s text:c="2"/>To protect your rights, we need to make restrictions that forbid</text:p>
      <text:p text:style-name="P266">anyone to deny you these rights or to ask you to surrender the rights.</text:p>
      <text:p text:style-name="P266"><text:soft-page-break/>These restrictions translate to certain responsibilities for you if you</text:p>
      <text:p text:style-name="P266">distribute copies of the software, or if you modify it.</text:p>
      <text:p text:style-name="P266"/>
      <text:p text:style-name="P266"><text:s text:c="2"/>For example, if you distribute copies of such a program, whether</text:p>
      <text:p text:style-name="P266">gratis or for a fee, you must give the recipients all the rights that</text:p>
      <text:p text:style-name="P266">you have. <text:s/>You must make sure that they, too, receive or can get the</text:p>
      <text:p text:style-name="P266">source code. <text:s/>And you must show them these terms so they know their</text:p>
      <text:p text:style-name="P266">rights.</text:p>
      <text:p text:style-name="P266"/>
      <text:p text:style-name="P266"><text:s text:c="2"/>We protect your rights with two steps: (1) copyright the software, and</text:p>
      <text:p text:style-name="P266">(2) offer you this license which gives you legal permission to copy,</text:p>
      <text:p text:style-name="P266">distribute and/or modify the software.</text:p>
      <text:p text:style-name="P266"/>
      <text:p text:style-name="P266"><text:s text:c="2"/>Also, for each author's protection and ours, we want to make certain</text:p>
      <text:p text:style-name="P266">that everyone understands that there is no warranty for this free</text:p>
      <text:p text:style-name="P266">software. <text:s/>If the software is modified by someone else and passed on, we</text:p>
      <text:p text:style-name="P266">want its recipients to know that what they have is not the original, so</text:p>
      <text:p text:style-name="P266">that any problems introduced by others will not reflect on the original</text:p>
      <text:p text:style-name="P266">authors' reputations.</text:p>
      <text:p text:style-name="P266"/>
      <text:p text:style-name="P266"><text:s text:c="2"/>Finally, any free program is threatened constantly by software</text:p>
      <text:p text:style-name="P266">patents. <text:s/>We wish to avoid the danger that redistributors of a free</text:p>
      <text:p text:style-name="P266">program will individually obtain patent licenses, in effect making the</text:p>
      <text:p text:style-name="P266">program proprietary. <text:s/>To prevent this, we have made it clear that any</text:p>
      <text:p text:style-name="P266">patent must be licensed for everyone's free use or not licensed at all.</text:p>
      <text:p text:style-name="P266"/>
      <text:p text:style-name="P266"><text:s text:c="2"/>The precise terms and conditions for copying, distribution and</text:p>
      <text:p text:style-name="P266">modification follow.</text:p>
      <text:p text:style-name="P266"/>
      <text:p text:style-name="P266"/>
      <text:p text:style-name="P264">GNU GENERAL PUBLIC LICENSE</text:p>
      <text:p text:style-name="P264"><text:soft-page-break/>TERMS AND CONDITIONS FOR COPYING, DISTRIBUTION AND MODIFICATION</text:p>
      <text:p text:style-name="P264"/>
      <text:p text:style-name="P266"><text:s text:c="2"/>0. This License applies to any program or other work which contains</text:p>
      <text:p text:style-name="P266">a notice placed by the copyright holder saying it may be distributed</text:p>
      <text:p text:style-name="P266">under the terms of this General Public License. <text:s/>The "Program", below,</text:p>
      <text:p text:style-name="P266">refers to any such program or work, and a "work based on the Program"</text:p>
      <text:p text:style-name="P266">means either the Program or any derivative work under copyright law:</text:p>
      <text:p text:style-name="P266">that is to say, a work containing the Program or a portion of it,</text:p>
      <text:p text:style-name="P266">either verbatim or with modifications and/or translated into another</text:p>
      <text:p text:style-name="P266">language. <text:s/>(Hereinafter, translation is included without limitation in</text:p>
      <text:p text:style-name="P266">the term "modification".) <text:s/>Each licensee is addressed as "you".</text:p>
      <text:p text:style-name="P266"/>
      <text:p text:style-name="P266">Activities other than copying, distribution and modification are not</text:p>
      <text:p text:style-name="P266">covered by this License; they are outside its scope. <text:s/>The act of</text:p>
      <text:p text:style-name="P266">running the Program is not restricted, and the output from the Program</text:p>
      <text:p text:style-name="P266">is covered only if its contents constitute a work based on the</text:p>
      <text:p text:style-name="P266">Program (independent of having been made by running the Program).</text:p>
      <text:p text:style-name="P266">Whether that is true depends on what the Program does.</text:p>
      <text:p text:style-name="P266"/>
      <text:p text:style-name="P266"><text:s text:c="2"/>1. You may copy and distribute verbatim copies of the Program's</text:p>
      <text:p text:style-name="P266">source code as you receive it, in any medium, provided that you</text:p>
      <text:p text:style-name="P266">conspicuously and appropriately publish on each copy an appropriate</text:p>
      <text:p text:style-name="P266">copyright notice and disclaimer of warranty; keep intact all the</text:p>
      <text:p text:style-name="P266">notices that refer to this License and to the absence of any warranty;</text:p>
      <text:p text:style-name="P266">and give any other recipients of the Program a copy of this License</text:p>
      <text:p text:style-name="P266">along with the Program.</text:p>
      <text:p text:style-name="P266"/>
      <text:p text:style-name="P266">You may charge a fee for the physical act of transferring a copy, and</text:p>
      <text:p text:style-name="P266">you may at your option offer warranty protection in exchange for a fee.</text:p>
      <text:p text:style-name="P266"/>
      <text:p text:style-name="P266"><text:s text:c="2"/>2. You may modify your copy or copies of the Program or any portion</text:p>
      <text:p text:style-name="P266"><text:soft-page-break/>of it, thus forming a work based on the Program, and copy and</text:p>
      <text:p text:style-name="P266">distribute such modifications or work under the terms of Section 1</text:p>
      <text:p text:style-name="P266">above, provided that you also meet all of these conditions:</text:p>
      <text:p text:style-name="P266"/>
      <text:p text:style-name="P266"><text:s text:c="4"/>a) You must cause the modified files to carry prominent notices</text:p>
      <text:p text:style-name="P266"><text:s text:c="4"/>stating that you changed the files and the date of any change.</text:p>
      <text:p text:style-name="P266"/>
      <text:p text:style-name="P266"><text:s text:c="4"/>b) You must cause any work that you distribute or publish, that in</text:p>
      <text:p text:style-name="P266"><text:s text:c="4"/>whole or in part contains or is derived from the Program or any</text:p>
      <text:p text:style-name="P266"><text:s text:c="4"/>part thereof, to be licensed as a whole at no charge to all third</text:p>
      <text:p text:style-name="P266"><text:s text:c="4"/>parties under the terms of this License.</text:p>
      <text:p text:style-name="P266"/>
      <text:p text:style-name="P266"><text:s text:c="4"/>c) If the modified program normally reads commands interactively</text:p>
      <text:p text:style-name="P266"><text:s text:c="4"/>when run, you must cause it, when started running for such</text:p>
      <text:p text:style-name="P266"><text:s text:c="4"/>interactive use in the most ordinary way, to print or display an</text:p>
      <text:p text:style-name="P266"><text:s text:c="4"/>announcement including an appropriate copyright notice and a</text:p>
      <text:p text:style-name="P266"><text:s text:c="4"/>notice that there is no warranty (or else, saying that you provide</text:p>
      <text:p text:style-name="P266"><text:s text:c="4"/>a warranty) and that users may redistribute the program under</text:p>
      <text:p text:style-name="P266"><text:s text:c="4"/>these conditions, and telling the user how to view a copy of this</text:p>
      <text:p text:style-name="P266"><text:s text:c="4"/>License. <text:s/>(Exception: if the Program itself is interactive but</text:p>
      <text:p text:style-name="P266"><text:s text:c="4"/>does not normally print such an announcement, your work based on</text:p>
      <text:p text:style-name="P266"><text:s text:c="4"/>the Program is not required to print an announcement.)</text:p>
      <text:p text:style-name="P266"/>
      <text:p text:style-name="P266"/>
      <text:p text:style-name="P266">These requirements apply to the modified work as a whole. <text:s/>If</text:p>
      <text:p text:style-name="P266">identifiable sections of that work are not derived from the Program,</text:p>
      <text:p text:style-name="P266">and can be reasonably considered independent and separate works in</text:p>
      <text:p text:style-name="P266">themselves, then this License, and its terms, do not apply to those</text:p>
      <text:p text:style-name="P266">sections when you distribute them as separate works. <text:s/>But when you</text:p>
      <text:p text:style-name="P266">distribute the same sections as part of a whole which is a work based</text:p>
      <text:p text:style-name="P266">on the Program, the distribution of the whole must be on the terms of</text:p>
      <text:p text:style-name="P266"><text:soft-page-break/>this License, whose permissions for other licensees extend to the</text:p>
      <text:p text:style-name="P266">entire whole, and thus to each and every part regardless of who wrote it.</text:p>
      <text:p text:style-name="P266"/>
      <text:p text:style-name="P266">Thus, it is not the intent of this section to claim rights or contest</text:p>
      <text:p text:style-name="P266">your rights to work written entirely by you; rather, the intent is to</text:p>
      <text:p text:style-name="P266">exercise the right to control the distribution of derivative or</text:p>
      <text:p text:style-name="P266">collective works based on the Program.</text:p>
      <text:p text:style-name="P266"/>
      <text:p text:style-name="P266">In addition, mere aggregation of another work not based on the Program</text:p>
      <text:p text:style-name="P266">with the Program (or with a work based on the Program) on a volume of</text:p>
      <text:p text:style-name="P266">a storage or distribution medium does not bring the other work under</text:p>
      <text:p text:style-name="P266">the scope of this License.</text:p>
      <text:p text:style-name="P266"/>
      <text:p text:style-name="P266"><text:s text:c="2"/>3. You may copy and distribute the Program (or a work based on it,</text:p>
      <text:p text:style-name="P266">under Section 2) in object code or executable form under the terms of</text:p>
      <text:p text:style-name="P266">Sections 1 and 2 above provided that you also do one of the following:</text:p>
      <text:p text:style-name="P266"/>
      <text:p text:style-name="P266"><text:s text:c="4"/>a) Accompany it with the complete corresponding machine-readable</text:p>
      <text:p text:style-name="P266"><text:s text:c="4"/>source code, which must be distributed under the terms of Sections</text:p>
      <text:p text:style-name="P266"><text:s text:c="4"/>1 and 2 above on a medium customarily used for software interchange; or,</text:p>
      <text:p text:style-name="P266"/>
      <text:p text:style-name="P266"><text:s text:c="4"/>b) Accompany it with a written offer, valid for at least three</text:p>
      <text:p text:style-name="P266"><text:s text:c="4"/>years, to give any third party, for a charge no more than your</text:p>
      <text:p text:style-name="P266"><text:s text:c="4"/>cost of physically performing source distribution, a complete</text:p>
      <text:p text:style-name="P266"><text:s text:c="4"/>machine-readable copy of the corresponding source code, to be</text:p>
      <text:p text:style-name="P266"><text:s text:c="4"/>distributed under the terms of Sections 1 and 2 above on a medium</text:p>
      <text:p text:style-name="P266"><text:s text:c="4"/>customarily used for software interchange; or,</text:p>
      <text:p text:style-name="P266"/>
      <text:p text:style-name="P266"><text:s text:c="4"/>c) Accompany it with the information you received as to the offer</text:p>
      <text:p text:style-name="P266"><text:s text:c="4"/>to distribute corresponding source code. <text:s/>(This alternative is</text:p>
      <text:p text:style-name="P266"><text:soft-page-break/><text:s text:c="4"/>allowed only for noncommercial distribution and only if you</text:p>
      <text:p text:style-name="P266"><text:s text:c="4"/>received the program in object code or executable form with such</text:p>
      <text:p text:style-name="P266"><text:s text:c="4"/>an offer, in accord with Subsection b above.)</text:p>
      <text:p text:style-name="P266"/>
      <text:p text:style-name="P266">The source code for a work means the preferred form of the work for</text:p>
      <text:p text:style-name="P266">making modifications to it. <text:s/>For an executable work, complete source</text:p>
      <text:p text:style-name="P266">code means all the source code for all modules it contains, plus any</text:p>
      <text:p text:style-name="P266">associated interface definition files, plus the scripts used to</text:p>
      <text:p text:style-name="P266">control compilation and installation of the executable. <text:s/>However, as a</text:p>
      <text:p text:style-name="P266">special exception, the source code distributed need not include</text:p>
      <text:p text:style-name="P266">anything that is normally distributed (in either source or binary</text:p>
      <text:p text:style-name="P266">form) with the major components (compiler, kernel, and so on) of the</text:p>
      <text:p text:style-name="P266">operating system on which the executable runs, unless that component</text:p>
      <text:p text:style-name="P266">itself accompanies the executable.</text:p>
      <text:p text:style-name="P266"/>
      <text:p text:style-name="P266">If distribution of executable or object code is made by offering</text:p>
      <text:p text:style-name="P266">access to copy from a designated place, then offering equivalent</text:p>
      <text:p text:style-name="P266">access to copy the source code from the same place counts as</text:p>
      <text:p text:style-name="P266">distribution of the source code, even though third parties are not</text:p>
      <text:p text:style-name="P266">compelled to copy the source along with the object code.</text:p>
      <text:p text:style-name="P266"/>
      <text:p text:style-name="P266"/>
      <text:p text:style-name="P266"><text:s text:c="2"/>4. You may not copy, modify, sublicense, or distribute the Program</text:p>
      <text:p text:style-name="P266">except as expressly provided under this License. <text:s/>Any attempt</text:p>
      <text:p text:style-name="P266">otherwise to copy, modify, sublicense or distribute the Program is</text:p>
      <text:p text:style-name="P266">void, and will automatically terminate your rights under this License.</text:p>
      <text:p text:style-name="P266">However, parties who have received copies, or rights, from you under</text:p>
      <text:p text:style-name="P266">this License will not have their licenses terminated so long as such</text:p>
      <text:p text:style-name="P266">parties remain in full compliance.</text:p>
      <text:p text:style-name="P266"/>
      <text:p text:style-name="P266"><text:s text:c="2"/>5. You are not required to accept this License, since you have not</text:p>
      <text:p text:style-name="P266"><text:soft-page-break/>signed it. <text:s/>However, nothing else grants you permission to modify or</text:p>
      <text:p text:style-name="P266">distribute the Program or its derivative works. <text:s/>These actions are</text:p>
      <text:p text:style-name="P266">prohibited by law if you do not accept this License. <text:s/>Therefore, by</text:p>
      <text:p text:style-name="P266">modifying or distributing the Program (or any work based on the</text:p>
      <text:p text:style-name="P266">Program), you indicate your acceptance of this License to do so, and</text:p>
      <text:p text:style-name="P266">all its terms and conditions for copying, distributing or modifying</text:p>
      <text:p text:style-name="P266">the Program or works based on it.</text:p>
      <text:p text:style-name="P266"/>
      <text:p text:style-name="P266"><text:s text:c="2"/>6. Each time you redistribute the Program (or any work based on the</text:p>
      <text:p text:style-name="P266">Program), the recipient automatically receives a license from the</text:p>
      <text:p text:style-name="P266">original licensor to copy, distribute or modify the Program subject to</text:p>
      <text:p text:style-name="P266">these terms and conditions. <text:s/>You may not impose any further</text:p>
      <text:p text:style-name="P266">restrictions on the recipients' exercise of the rights granted herein.</text:p>
      <text:p text:style-name="P266">You are not responsible for enforcing compliance by third parties to</text:p>
      <text:p text:style-name="P266">this License.</text:p>
      <text:p text:style-name="P266"/>
      <text:p text:style-name="P266"><text:s text:c="2"/>7. If, as a consequence of a court judgment or allegation of patent</text:p>
      <text:p text:style-name="P266">infringement or for any other reason (not limited to patent issues),</text:p>
      <text:p text:style-name="P266">conditions are imposed on you (whether by court order, agreement or</text:p>
      <text:p text:style-name="P266">otherwise) that contradict the conditions of this License, they do not</text:p>
      <text:p text:style-name="P266">excuse you from the conditions of this License. <text:s/>If you cannot</text:p>
      <text:p text:style-name="P266">distribute so as to satisfy simultaneously your obligations under this</text:p>
      <text:p text:style-name="P266">License and any other pertinent obligations, then as a consequence you</text:p>
      <text:p text:style-name="P266">may not distribute the Program at all. <text:s/>For example, if a patent</text:p>
      <text:p text:style-name="P266">license would not permit royalty-free redistribution of the Program by</text:p>
      <text:p text:style-name="P266">all those who receive copies directly or indirectly through you, then</text:p>
      <text:p text:style-name="P266">the only way you could satisfy both it and this License would be to</text:p>
      <text:p text:style-name="P266">refrain entirely from distribution of the Program.</text:p>
      <text:p text:style-name="P266"/>
      <text:p text:style-name="P266">If any portion of this section is held invalid or unenforceable under</text:p>
      <text:p text:style-name="P266">any particular circumstance, the balance of the section is intended to</text:p>
      <text:p text:style-name="P266"><text:soft-page-break/>apply and the section as a whole is intended to apply in other</text:p>
      <text:p text:style-name="P266">circumstances.</text:p>
      <text:p text:style-name="P266"/>
      <text:p text:style-name="P266">It is not the purpose of this section to induce you to infringe any</text:p>
      <text:p text:style-name="P266">patents or other property right claims or to contest validity of any</text:p>
      <text:p text:style-name="P266">such claims; this section has the sole purpose of protecting the</text:p>
      <text:p text:style-name="P266">integrity of the free software distribution system, which is</text:p>
      <text:p text:style-name="P266">implemented by public license practices. <text:s/>Many people have made</text:p>
      <text:p text:style-name="P266">generous contributions to the wide range of software distributed</text:p>
      <text:p text:style-name="P266">through that system in reliance on consistent application of that</text:p>
      <text:p text:style-name="P266">system; it is up to the author/donor to decide if he or she is willing</text:p>
      <text:p text:style-name="P266">to distribute software through any other system and a licensee cannot</text:p>
      <text:p text:style-name="P266">impose that choice.</text:p>
      <text:p text:style-name="P266"/>
      <text:p text:style-name="P266">This section is intended to make thoroughly clear what is believed to</text:p>
      <text:p text:style-name="P266">be a consequence of the rest of this License.</text:p>
      <text:p text:style-name="P266"/>
      <text:p text:style-name="P266"/>
      <text:p text:style-name="P266"><text:s text:c="2"/>8. If the distribution and/or use of the Program is restricted in</text:p>
      <text:p text:style-name="P266">certain countries either by patents or by copyrighted interfaces, the</text:p>
      <text:p text:style-name="P266">original copyright holder who places the Program under this License</text:p>
      <text:p text:style-name="P266">may add an explicit geographical distribution limitation excluding</text:p>
      <text:p text:style-name="P266">those countries, so that distribution is permitted only in or among</text:p>
      <text:p text:style-name="P266">countries not thus excluded. <text:s/>In such case, this License incorporates</text:p>
      <text:p text:style-name="P266">the limitation as if written in the body of this License.</text:p>
      <text:p text:style-name="P266"/>
      <text:p text:style-name="P266"><text:s text:c="2"/>9. The Free Software Foundation may publish revised and/or new versions</text:p>
      <text:p text:style-name="P266">of the General Public License from time to time. <text:s/>Such new versions will</text:p>
      <text:p text:style-name="P266">be similar in spirit to the present version, but may differ in detail to</text:p>
      <text:p text:style-name="P266">address new problems or concerns.</text:p>
      <text:p text:style-name="P266"/>
      <text:p text:style-name="P266"><text:soft-page-break/>Each version is given a distinguishing version number. <text:s/>If the Program</text:p>
      <text:p text:style-name="P266">specifies a version number of this License which applies to it and "any</text:p>
      <text:p text:style-name="P266">later version", you have the option of following the terms and conditions</text:p>
      <text:p text:style-name="P266">either of that version or of any later version published by the Free</text:p>
      <text:p text:style-name="P266">Software Foundation. <text:s/>If the Program does not specify a version number of</text:p>
      <text:p text:style-name="P266">this License, you may choose any version ever published by the Free Software</text:p>
      <text:p text:style-name="P266">Foundation.</text:p>
      <text:p text:style-name="P266"/>
      <text:p text:style-name="P266"><text:s text:c="2"/>10. If you wish to incorporate parts of the Program into other free</text:p>
      <text:p text:style-name="P266">programs whose distribution conditions are different, write to the author</text:p>
      <text:p text:style-name="P266">to ask for permission. <text:s/>For software which is copyrighted by the Free</text:p>
      <text:p text:style-name="P266">Software Foundation, write to the Free Software Foundation; we sometimes</text:p>
      <text:p text:style-name="P266">make exceptions for this. <text:s/>Our decision will be guided by the two goals</text:p>
      <text:p text:style-name="P266">of preserving the free status of all derivatives of our free software and</text:p>
      <text:p text:style-name="P266">of promoting the sharing and reuse of software generally.</text:p>
      <text:p text:style-name="P266"/>
      <text:p text:style-name="P264">NO WARRANTY</text:p>
      <text:p text:style-name="P264"/>
      <text:p text:style-name="P266"><text:s text:c="2"/>11. BECAUSE THE PROGRAM IS LICENSED FREE OF CHARGE, THERE IS NO WARRANTY</text:p>
      <text:p text:style-name="P266">FOR THE PROGRAM, TO THE EXTENT PERMITTED BY APPLICABLE LAW. <text:s/>EXCEPT WHEN</text:p>
      <text:p text:style-name="P266">OTHERWISE STATED IN WRITING THE COPYRIGHT HOLDERS AND/OR OTHER PARTIES</text:p>
      <text:p text:style-name="P266">PROVIDE THE PROGRAM "AS IS" WITHOUT WARRANTY OF ANY KIND, EITHER EXPRESSED</text:p>
      <text:p text:style-name="P266">OR IMPLIED, INCLUDING, BUT NOT LIMITED TO, THE IMPLIED WARRANTIES OF</text:p>
      <text:p text:style-name="P266">MERCHANTABILITY AND FITNESS FOR A PARTICULAR PURPOSE. <text:s/>THE ENTIRE RISK AS</text:p>
      <text:p text:style-name="P266">TO THE QUALITY AND PERFORMANCE OF THE PROGRAM IS WITH YOU. <text:s/>SHOULD THE</text:p>
      <text:p text:style-name="P266">PROGRAM PROVE DEFECTIVE, YOU ASSUME THE COST OF ALL NECESSARY SERVICING,</text:p>
      <text:p text:style-name="P266">REPAIR OR CORRECTION.</text:p>
      <text:p text:style-name="P266"/>
      <text:p text:style-name="P266"><text:s text:c="2"/>12. IN NO EVENT UNLESS REQUIRED BY APPLICABLE LAW OR AGREED TO IN WRITING</text:p>
      <text:p text:style-name="P266">WILL ANY COPYRIGHT HOLDER, OR ANY OTHER PARTY WHO MAY MODIFY AND/OR</text:p>
      <text:p text:style-name="P266"><text:soft-page-break/>REDISTRIBUTE THE PROGRAM AS PERMITTED ABOVE, BE LIABLE TO YOU FOR DAMAGES,</text:p>
      <text:p text:style-name="P266">INCLUDING ANY GENERAL, SPECIAL, INCIDENTAL OR CONSEQUENTIAL DAMAGES ARISING</text:p>
      <text:p text:style-name="P266">OUT OF THE USE OR INABILITY TO USE THE PROGRAM (INCLUDING BUT NOT LIMITED</text:p>
      <text:p text:style-name="P266">TO LOSS OF DATA OR DATA BEING RENDERED INACCURATE OR LOSSES SUSTAINED BY</text:p>
      <text:p text:style-name="P266">YOU OR THIRD PARTIES OR A FAILURE OF THE PROGRAM TO OPERATE WITH ANY OTHER</text:p>
      <text:p text:style-name="P266">PROGRAMS), EVEN IF SUCH HOLDER OR OTHER PARTY HAS BEEN ADVISED OF THE</text:p>
      <text:p text:style-name="P266">POSSIBILITY OF SUCH DAMAGES.</text:p>
      <text:p text:style-name="P266"/>
      <text:p text:style-name="P264">END OF TERMS AND CONDITIONS</text:p>
      <text:p text:style-name="P264"/>
      <text:p text:style-name="P264"/>
      <text:p text:style-name="P264">How to Apply These Terms to Your New Programs</text:p>
      <text:p text:style-name="P264"/>
      <text:p text:style-name="P266"><text:s text:c="2"/>If you develop a new program, and you want it to be of the greatest</text:p>
      <text:p text:style-name="P266">possible use to the public, the best way to achieve this is to make it</text:p>
      <text:p text:style-name="P266">free software which everyone can redistribute and change under these terms.</text:p>
      <text:p text:style-name="P266"/>
      <text:p text:style-name="P266"><text:s text:c="2"/>To do so, attach the following notices to the program. <text:s/>It is safest</text:p>
      <text:p text:style-name="P266">to attach them to the start of each source file to most effectively</text:p>
      <text:p text:style-name="P266">convey the exclusion of warranty; and each file should have at least</text:p>
      <text:p text:style-name="P266">the "copyright" line and a pointer to where the full notice is found.</text:p>
      <text:p text:style-name="P266"/>
      <text:p text:style-name="P266"><text:s text:c="4"/>&lt;one line to give the program's name and a brief idea of what it does.&gt;</text:p>
      <text:p text:style-name="P266"><text:s text:c="4"/>Copyright (C) &lt;year&gt; <text:s/>&lt;name of author&gt;</text:p>
      <text:p text:style-name="P266"/>
      <text:p text:style-name="P266"><text:s text:c="4"/>This program is free software; you can redistribute it and/or modify</text:p>
      <text:p text:style-name="P266"><text:s text:c="4"/>it under the terms of the GNU General Public License as published by</text:p>
      <text:p text:style-name="P266"><text:s text:c="4"/>the Free Software Foundation; either version 2 of the License, or</text:p>
      <text:p text:style-name="P266"><text:s text:c="4"/>(at your option) any later version.</text:p>
      <text:p text:style-name="P266"/>
      <text:p text:style-name="P266"><text:s text:c="4"/>This program is distributed in the hope that it will be useful,</text:p>
      <text:p text:style-name="P266"><text:soft-page-break/><text:s text:c="4"/>but WITHOUT ANY WARRANTY; without even the implied warranty of</text:p>
      <text:p text:style-name="P266"><text:s text:c="4"/>MERCHANTABILITY or FITNESS FOR A PARTICULAR PURPOSE. <text:s/>See the</text:p>
      <text:p text:style-name="P266"><text:s text:c="4"/>GNU General Public License for more details.</text:p>
      <text:p text:style-name="P266"/>
      <text:p text:style-name="P266"><text:s text:c="4"/>You should have received a copy of the GNU General Public License</text:p>
      <text:p text:style-name="P266"><text:s text:c="4"/>along with this program; if not, write to the Free Software</text:p>
      <text:p text:style-name="P267"><text:s text:c="4"/>Foundation, Inc., 59 Temple Place, Suite 330, Boston, MA 02111-1307</text:p>
      <text:p text:style-name="P267"><text:s text:c="4"/>USA</text:p>
      <text:p text:style-name="P266"/>
      <text:p text:style-name="P266"/>
      <text:p text:style-name="P266">Also add information on how to contact you by electronic and paper mail.</text:p>
      <text:p text:style-name="P266"/>
      <text:p text:style-name="P266">If the program is interactive, make it output a short notice like this</text:p>
      <text:p text:style-name="P266">when it starts in an interactive mode:</text:p>
      <text:p text:style-name="P266"/>
      <text:p text:style-name="P266"><text:s text:c="4"/>Gnomovision version 69, Copyright (C) year name of author</text:p>
      <text:p text:style-name="P266"><text:s text:c="4"/>Gnomovision comes with ABSOLUTELY NO WARRANTY; for details type `show w'.</text:p>
      <text:p text:style-name="P266"><text:s text:c="4"/>This is free software, and you are welcome to redistribute it</text:p>
      <text:p text:style-name="P266"><text:s text:c="4"/>under certain conditions; type `show c' for details.</text:p>
      <text:p text:style-name="P266"/>
      <text:p text:style-name="P266">The hypothetical commands `show w' and `show c' should show the appropriate</text:p>
      <text:p text:style-name="P266">parts of the General Public License. <text:s/>Of course, the commands you use may</text:p>
      <text:p text:style-name="P266">be called something other than `show w' and `show c'; they could even be</text:p>
      <text:p text:style-name="P266">mouse-clicks or menu items--whatever suits your program.</text:p>
      <text:p text:style-name="P266"/>
      <text:p text:style-name="P266">You should also get your employer (if you work as a programmer) or your</text:p>
      <text:p text:style-name="P266">school, if any, to sign a "copyright disclaimer" for the program, if</text:p>
      <text:p text:style-name="P266">necessary. <text:s/>Here is a sample; alter the names:</text:p>
      <text:p text:style-name="P266"/>
      <text:p text:style-name="P266"><text:s text:c="3"/>Yoyodyne, Inc., hereby disclaims all copyright interest in the program</text:p>
      <text:p text:style-name="P266"><text:soft-page-break/><text:s text:c="2"/>`Gnomovision' (which makes passes at compilers) written by James Hacker.</text:p>
      <text:p text:style-name="P266"/>
      <text:p text:style-name="P266"><text:s text:c="2"/>&lt;signature of Ty Coon&gt;, 1 April 1989</text:p>
      <text:p text:style-name="P266"><text:s text:c="2"/>Ty Coon, President of Vice</text:p>
      <text:p text:style-name="P266"/>
      <text:p text:style-name="P266">This General Public License does not permit incorporating your program into</text:p>
      <text:p text:style-name="P266">proprietary programs. <text:s/>If your program is a subroutine library, you may</text:p>
      <text:p text:style-name="P266">consider it more useful to permit linking proprietary applications with the</text:p>
      <text:p text:style-name="P266">library. <text:s/>If this is what you want to do, use the GNU Library General</text:p>
      <text:p text:style-name="P269"><text:span text:style-name="T101">Public License instead of this License.</text:span><text:alphabetical-index-mark text:string-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2" svg:font-family="'Liberation Serif'" style:font-family-generic="roman"/>
    <style:font-face style:name="FreeMono" svg:font-family="FreeMono" style:font-pitch="fixed"/>
    <style:font-face style:name="FreeMono1" svg:font-family="FreeMono" style:font-family-generic="modern" style:font-pitch="fixed"/>
    <style:font-face style:name="FreeSans" svg:font-family="FreeSans" style:font-pitch="variable"/>
    <style:font-face style:name="Liberation Serif1" svg:font-family="'Liberation Serif'" style:font-pitch="variable"/>
    <style:font-face style:name="Liberation Serif" svg:font-family="'Liberation Serif'" style:font-family-generic="roman" style:font-pitch="variable"/>
    <style:font-face style:name="Times" svg:font-family="Times" style:font-family-generic="roman" style:font-pitch="variable"/>
    <style:font-face style:name="Unknown" svg:font-family="Unknow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 style:display-name="Heading 1" style:family="paragraph" style:parent-style-name="Heading" style:class="text"/>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style:writing-mode="page"/>
    </style:style>
    <style:style style:name="Table" style:family="paragraph" style:parent-style-name="Caption" style:class="extra"/>
    <style:style style:name="Heading_20_3" style:display-name="Heading 3" style:family="paragraph" style:parent-style-name="Heading" style:class="tex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ff" style:font-name="FreeSans" fo:font-family="FreeSans" style:font-pitch="variable" fo:font-size="24pt" style:font-size-asian="21pt"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4pt" officeooo:rsid="00437728" officeooo:paragraph-rsid="000d00e5" style:font-size-asian="14pt" style:font-size-complex="14pt"/>
    </style:style>
    <style:style style:name="MP2" style:family="paragraph" style:parent-style-name="Footer">
      <style:paragraph-properties fo:text-align="center" style:justify-single-word="false"/>
      <style:text-properties officeooo:rsid="000d00e5" officeooo:paragraph-rsid="004028d8"/>
    </style:style>
    <style:style style:name="MT1" style:family="text">
      <style:text-properties fo:font-weight="bold" style:font-weight-asian="bold" style:font-weight-complex="bold"/>
    </style:style>
    <style:style style:name="MT2" style:family="text">
      <style:text-properties officeooo:rsid="004028d8"/>
    </style:style>
    <style:style style:name="MT3" style:family="text">
      <style:text-properties style:font-name="Liberation Serif2" officeooo:rsid="004028d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Edge Integration</text:span> Station Controller User’s Guide</text:p>
      </style:header>
      <loext:header-first>
        <text:p text:style-name="MP1"><text:span text:style-name="MT1">Edge Integration</text:span> Station Controller User’s Guide</text:p>
      </loext:header-first>
      <style:footer>
        <text:p text:style-name="MP2"><text:span text:style-name="MT2">Copyright </text:span><text:span text:style-name="MT3">© Edge Integration 2009 <text:s text:c="10"/></text:span>Page <text:page-number text:select-page="current">106</text:page-number><text:s/>of <text:page-count>106</text:page-count><text:s text:c="11"/><text:span text:style-name="MT2">Copyright </text:span><text:span text:style-name="MT3">© Douglas Kaip 2017 - 2019</text:span></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16:52:12.500639004</meta:creation-date>
    <meta:generator>LibreOffice/6.1.5.2$Linux_X86_64 LibreOffice_project/10$Build-2</meta:generator>
    <dc:date>2019-05-02T18:33:09.914321395</dc:date>
    <meta:editing-duration>PT3H14M5S</meta:editing-duration>
    <meta:editing-cycles>43</meta:editing-cycles>
    <meta:document-statistic meta:table-count="36" meta:image-count="0" meta:object-count="0" meta:page-count="106" meta:paragraph-count="2691" meta:word-count="22087" meta:character-count="132340" meta:non-whitespace-character-count="110748"/>
  </office:meta>
</office:document-meta>
</file>